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628cm"/>
      <style:paragraph-properties style:writing-mode="lr-tb"/>
    </style:style>
    <style:style style:name="gr3" style:family="graphic" style:parent-style-name="standard">
      <style:graphic-properties draw:stroke="none" draw:fill="none" draw:fill-color="#ffffff" draw:auto-grow-width="true" fo:min-height="0.475cm" fo:min-width="18.5cm"/>
      <style:paragraph-properties style:writing-mode="lr-tb"/>
    </style:style>
    <style:style style:name="gr4" style:family="graphic" style:parent-style-name="standard">
      <style:graphic-properties draw:stroke="none" svg:stroke-color="#000000" draw:fill="none" draw:fill-color="#ffffff" fo:min-height="15.806cm"/>
      <style:paragraph-properties style:writing-mode="lr-tb"/>
    </style:style>
    <style:style style:name="gr5" style:family="graphic" style:parent-style-name="objectwithoutfill">
      <style:graphic-properties draw:stroke="dash" draw:stroke-dash="Long_20_Dash" svg:stroke-width="0.03cm" svg:stroke-color="#000000" draw:marker-start="Arrow" draw:marker-start-width="0.2cm" draw:marker-end="" draw:marker-end-width="0.2cm" draw:fill="none" draw:textarea-vertical-align="middle" fo:padding-top="0.14cm" fo:padding-bottom="0.14cm" fo:padding-left="0.265cm" fo:padding-right="0.265cm"/>
    </style:style>
    <style:style style:name="gr6" style:family="graphic" style:parent-style-name="standard">
      <style:graphic-properties draw:stroke="none" svg:stroke-color="#000000" draw:fill="none" draw:fill-color="#ffffff" fo:min-height="0.319cm" fo:padding-top="0cm" fo:padding-bottom="0cm" fo:padding-left="0cm" fo:padding-right="0cm"/>
      <style:paragraph-properties style:writing-mode="lr-tb"/>
    </style:style>
    <style:style style:name="gr7" style:family="graphic" style:parent-style-name="objectwithoutfill">
      <style:graphic-properties draw:stroke="dash" draw:stroke-dash="Long_20_Dash" svg:stroke-width="0.03cm" svg:stroke-color="#000000" draw:marker-start="" draw:marker-start-width="0.2cm" draw:marker-end="" draw:marker-end-width="0.2cm" draw:fill="none" draw:textarea-vertical-align="middle" fo:padding-top="0.14cm" fo:padding-bottom="0.14cm" fo:padding-left="0.265cm" fo:padding-right="0.265cm"/>
    </style:style>
    <style:style style:name="gr8" style:family="graphic" style:parent-style-name="objectwithoutfill">
      <style:graphic-properties draw:stroke="dash" draw:stroke-dash="Long_20_Dash" svg:stroke-width="0.03cm" svg:stroke-color="#000000" draw:marker-start="" draw:marker-start-width="0.2cm" draw:marker-end="Arrow" draw:marker-end-width="0.2cm" draw:fill="none" draw:textarea-vertical-align="middle" fo:padding-top="0.14cm" fo:padding-bottom="0.14cm" fo:padding-left="0.265cm" fo:padding-right="0.265cm"/>
    </style:style>
    <style:style style:name="gr9" style:family="graphic" style:parent-style-name="standard">
      <style:graphic-properties svg:stroke-width="0.05cm" svg:stroke-color="#000000" draw:marker-start-width="0.28cm" draw:marker-end-width="0.28cm" draw:fill="solid" draw:fill-color="#ffffff" draw:textarea-horizontal-align="justify" draw:textarea-vertical-align="middle" draw:auto-grow-height="false" fo:min-height="0.7cm" fo:min-width="0.45cm" fo:padding-top="0.15cm" fo:padding-bottom="0.15cm" fo:padding-left="0.275cm" fo:padding-right="0.275cm"/>
    </style:style>
    <style:style style:name="gr10" style:family="graphic" style:parent-style-name="standard">
      <style:graphic-properties svg:stroke-width="0.05cm" svg:stroke-color="#000000" draw:marker-start-width="0.28cm" draw:marker-end-width="0.28cm" draw:fill="none" draw:textarea-horizontal-align="justify" draw:textarea-vertical-align="middle" draw:auto-grow-height="false" fo:min-height="0.408cm" fo:min-width="0.158cm" fo:padding-top="0.15cm" fo:padding-bottom="0.15cm" fo:padding-left="0.275cm" fo:padding-right="0.275cm"/>
    </style:style>
    <style:style style:name="gr11" style:family="graphic" style:parent-style-name="standard">
      <style:graphic-properties draw:stroke="none" svg:stroke-color="#000000" draw:fill="none" draw:fill-color="#ffffff" fo:min-height="0.366cm" fo:padding-top="0cm" fo:padding-bottom="0cm" fo:padding-left="0cm" fo:padding-right="0cm"/>
      <style:paragraph-properties style:writing-mode="lr-tb"/>
    </style:style>
    <style:style style:name="gr12"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fo:min-height="1.844cm" fo:padding-top="0cm" fo:padding-bottom="0cm" fo:padding-left="0cm" fo:padding-right="0cm"/>
      <style:paragraph-properties style:writing-mode="lr-tb"/>
    </style:style>
    <style:style style:name="gr14" style:family="graphic" style:parent-style-name="standard">
      <style:graphic-properties svg:stroke-width="0.05cm" svg:stroke-color="#000000" draw:marker-start-width="0.28cm" draw:marker-end-width="0.28cm" draw:fill="none" draw:textarea-horizontal-align="justify" draw:textarea-vertical-align="middle" draw:auto-grow-height="false" fo:min-height="25.45cm" fo:min-width="17.95cm" fo:padding-top="0.15cm" fo:padding-bottom="0.15cm" fo:padding-left="0.275cm" fo:padding-right="0.275cm"/>
    </style:style>
    <style:style style:name="gr15" style:family="graphic" style:parent-style-name="standard">
      <style:graphic-properties svg:stroke-width="0.03cm" svg:stroke-color="#000000" draw:marker-start-width="0.25cm" draw:marker-end-width="0.25cm" draw:fill="none" draw:textarea-horizontal-align="justify" draw:textarea-vertical-align="middle" draw:auto-grow-height="false" fo:min-height="3.32cm" fo:min-width="2.22cm" fo:padding-top="0.14cm" fo:padding-bottom="0.14cm" fo:padding-left="0.265cm" fo:padding-right="0.265cm"/>
    </style:style>
    <style:style style:name="gr1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 style:family="graphic" style:parent-style-name="standard">
      <style:graphic-properties svg:stroke-width="0.05cm" svg:stroke-color="#000000" draw:marker-start-width="0.28cm" draw:marker-end-width="0.28cm" draw:fill="solid" draw:fill-color="#ffffff" draw:textarea-horizontal-align="justify" draw:textarea-vertical-align="middle" draw:auto-grow-height="false" fo:min-height="0.408cm" fo:min-width="0.158cm" fo:padding-top="0.15cm" fo:padding-bottom="0.15cm" fo:padding-left="0.275cm" fo:padding-right="0.275cm"/>
    </style:style>
    <style:style style:name="gr20" style:family="graphic" style:parent-style-name="objectwithoutfill">
      <style:graphic-properties svg:stroke-width="0.05cm" svg:stroke-color="#000000" draw:marker-start="" draw:marker-start-width="0.2cm" draw:marker-end="" draw:marker-end-width="0.2cm" draw:fill="none" draw:textarea-vertical-align="middle" fo:padding-top="0.15cm" fo:padding-bottom="0.15cm" fo:padding-left="0.275cm" fo:padding-right="0.275cm"/>
    </style:style>
    <style:style style:name="gr21" style:family="graphic" style:parent-style-name="standard">
      <style:graphic-properties svg:stroke-color="#000000" draw:fill="none" draw:textarea-horizontal-align="justify" draw:textarea-vertical-align="middle" draw:auto-grow-height="false" fo:min-height="0.751cm" fo:min-width="3.448cm"/>
    </style:style>
    <style:style style:name="gr22" style:family="graphic" style:parent-style-name="objectwithoutfill">
      <style:graphic-properties svg:stroke-width="0cm" svg:stroke-color="#000000" draw:marker-start="" draw:marker-start-width="0.13cm" draw:marker-end="" draw:marker-end-width="0.13cm" draw:fill="none" draw:textarea-vertical-align="middle" fo:padding-top="0.125cm" fo:padding-bottom="0.125cm" fo:padding-left="0.25cm" fo:padding-right="0.25cm"/>
    </style:style>
    <style:style style:name="gr23" style:family="graphic" style:parent-style-name="standard">
      <style:graphic-properties draw:stroke="none" svg:stroke-color="#000000" draw:fill="none" draw:fill-color="#ffffff" fo:min-height="0.637cm" fo:padding-top="0cm" fo:padding-bottom="0cm" fo:padding-left="0cm" fo:padding-right="0cm"/>
      <style:paragraph-properties style:writing-mode="lr-tb"/>
    </style:style>
    <style:style style:name="gr24" style:family="graphic" style:parent-style-name="standard">
      <style:graphic-properties svg:stroke-color="#000000" draw:fill="none" draw:textarea-horizontal-align="justify" draw:textarea-vertical-align="middle" draw:auto-grow-height="false" fo:min-height="0.751cm" fo:min-width="3.441cm"/>
    </style:style>
    <style:style style:name="gr2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 style:family="graphic" style:parent-style-name="standard">
      <style:graphic-properties svg:stroke-width="0.05cm" svg:stroke-color="#000000" draw:marker-start-width="0.28cm" draw:marker-end-width="0.28cm" draw:fill="none" draw:textarea-horizontal-align="justify" draw:textarea-vertical-align="middle" draw:auto-grow-height="false" fo:min-height="0cm" fo:min-width="0cm" fo:padding-top="0.15cm" fo:padding-bottom="0.15cm" fo:padding-left="0.275cm" fo:padding-right="0.275cm"/>
    </style:style>
    <style:style style:name="gr30" style:family="graphic" style:parent-style-name="objectwithoutfill">
      <style:graphic-properties svg:stroke-width="0.05cm" svg:stroke-color="#000000" draw:marker-start="Arrow" draw:marker-start-width="0.2cm" draw:marker-end="Arrow" draw:marker-end-width="0.2cm" draw:fill="none" draw:textarea-vertical-align="middle" fo:padding-top="0.15cm" fo:padding-bottom="0.15cm" fo:padding-left="0.275cm" fo:padding-right="0.275cm"/>
    </style:style>
    <style:style style:name="gr31" style:family="graphic" style:parent-style-name="standard">
      <style:graphic-properties svg:stroke-width="0.05cm" svg:stroke-color="#000000" draw:marker-start-width="0.28cm" draw:marker-end-width="0.28cm" draw:fill="none" draw:textarea-vertical-align="middle" fo:padding-top="0.15cm" fo:padding-bottom="0.15cm" fo:padding-left="0.275cm" fo:padding-right="0.275cm"/>
    </style:style>
    <style:style style:name="gr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 style:family="graphic" style:parent-style-name="objectwithoutfill">
      <style:graphic-properties draw:stroke="dash" draw:stroke-dash="Long_20_Dash" svg:stroke-width="0cm" svg:stroke-color="#000000" draw:marker-start="Arrow" draw:marker-start-width="0.2cm" draw:marker-end="" draw:marker-end-width="0.2cm" draw:fill="none" draw:textarea-vertical-align="middle" fo:padding-top="0.125cm" fo:padding-bottom="0.125cm" fo:padding-left="0.25cm" fo:padding-right="0.25cm"/>
    </style:style>
    <style:style style:name="gr84" style:family="graphic" style:parent-style-name="standard">
      <style:graphic-properties svg:stroke-width="0.05cm" svg:stroke-color="#000000" draw:marker-start-width="0.28cm" draw:marker-end-width="0.28cm" draw:fill="none" draw:textarea-horizontal-align="justify" draw:textarea-vertical-align="middle" draw:auto-grow-height="false" fo:min-height="0.054cm" fo:min-width="0cm" fo:padding-top="0.15cm" fo:padding-bottom="0.15cm" fo:padding-left="0.275cm" fo:padding-right="0.275cm"/>
    </style:style>
    <style:style style:name="gr85" style:family="graphic" style:parent-style-name="objectwithoutfill">
      <style:graphic-properties svg:stroke-width="0.03cm" svg:stroke-color="#000000" draw:marker-start="" draw:marker-start-width="0.17cm" draw:marker-end="" draw:marker-end-width="0.17cm" draw:fill="none" draw:textarea-vertical-align="middle" fo:padding-top="0.14cm" fo:padding-bottom="0.14cm" fo:padding-left="0.265cm" fo:padding-right="0.265cm"/>
    </style:style>
    <style:style style:name="gr86" style:family="graphic" style:parent-style-name="standard">
      <style:graphic-properties svg:stroke-width="0.03cm" svg:stroke-color="#000000" draw:marker-start-width="0.295cm" draw:marker-end="Arrow" draw:marker-end-width="0.2cm" draw:textarea-vertical-align="middle" fo:padding-top="0.14cm" fo:padding-bottom="0.14cm" fo:padding-left="0.265cm" fo:padding-right="0.265cm"/>
    </style:style>
    <style:style style:name="gr87" style:family="graphic" style:parent-style-name="standard">
      <style:graphic-properties draw:stroke="none" svg:stroke-color="#000000" draw:fill="none" draw:fill-color="#ffffff" fo:min-height="0.435cm" fo:padding-top="0cm" fo:padding-bottom="0cm" fo:padding-left="0cm" fo:padding-right="0cm"/>
      <style:paragraph-properties style:writing-mode="lr-tb"/>
    </style:style>
    <style:style style:name="gr88" style:family="graphic" style:parent-style-name="standard">
      <style:graphic-properties svg:stroke-width="0.03cm" svg:stroke-color="#000000" draw:marker-start-width="0.25cm" draw:marker-end="Arrow" draw:marker-end-width="0.2cm" draw:textarea-vertical-align="middle" fo:padding-top="0.14cm" fo:padding-bottom="0.14cm" fo:padding-left="0.265cm" fo:padding-right="0.265cm"/>
    </style:style>
    <style:style style:name="gr89" style:family="graphic" style:parent-style-name="objectwithoutfill">
      <style:graphic-properties svg:stroke-width="0.03cm" svg:stroke-color="#000000" draw:marker-start-width="0.25cm" draw:marker-end="Arrow" draw:marker-end-width="0.2cm" draw:fill="none" draw:textarea-vertical-align="middle" fo:padding-top="0.14cm" fo:padding-bottom="0.14cm" fo:padding-left="0.265cm" fo:padding-right="0.265cm"/>
    </style:style>
    <style:style style:name="gr90" style:family="graphic" style:parent-style-name="standard">
      <style:graphic-properties svg:stroke-width="0.05cm" svg:stroke-color="#000000" draw:marker-start-width="0.28cm" draw:marker-end-width="0.28cm" draw:fill="none" draw:textarea-horizontal-align="justify" draw:textarea-vertical-align="middle" draw:auto-grow-height="false" fo:min-height="0.678cm" fo:min-width="4.45cm" fo:padding-top="0.15cm" fo:padding-bottom="0.15cm" fo:padding-left="0.275cm" fo:padding-right="0.275cm"/>
    </style:style>
    <style:style style:name="gr91" style:family="graphic" style:parent-style-name="objectwithoutfill">
      <style:graphic-properties draw:stroke="dash" draw:stroke-dash="Long_20_Dash" svg:stroke-width="0.03cm" svg:stroke-color="#000000" draw:marker-start="Arrow" draw:marker-start-width="0.2cm" draw:marker-end="" draw:marker-end-width="0.17cm" draw:fill="none" draw:textarea-vertical-align="middle" fo:padding-top="0.14cm" fo:padding-bottom="0.14cm" fo:padding-left="0.265cm" fo:padding-right="0.265cm"/>
    </style:style>
    <style:style style:name="gr92" style:family="graphic" style:parent-style-name="objectwithoutfill">
      <style:graphic-properties draw:stroke="solid" draw:stroke-dash="Long_20_Dash" svg:stroke-width="0cm" svg:stroke-color="#000000" draw:marker-start="Circle" draw:marker-start-width="0.2cm" draw:marker-end="" draw:marker-end-width="0.16cm" draw:fill="none" draw:textarea-vertical-align="middle" fo:padding-top="0.125cm" fo:padding-bottom="0.125cm" fo:padding-left="0.25cm" fo:padding-right="0.25cm"/>
    </style:style>
    <style:style style:name="gr9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94" style:family="graphic" style:parent-style-name="objectwithoutfill">
      <style:graphic-properties draw:stroke="solid" draw:stroke-dash="Long_20_Dash" svg:stroke-width="0cm" svg:stroke-color="#000000" draw:marker-start="" draw:marker-start-width="0.2cm" draw:marker-end="" draw:marker-end-width="0.16cm" draw:fill="none" draw:textarea-vertical-align="middle" fo:padding-top="0.125cm" fo:padding-bottom="0.125cm" fo:padding-left="0.25cm" fo:padding-right="0.25cm"/>
    </style:style>
    <style:style style:name="gr9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5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6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7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5" style:family="graphic" style:parent-style-name="standard">
      <style:graphic-properties draw:textarea-horizontal-align="justify" draw:textarea-vertical-align="middle" draw:auto-grow-height="false" fo:min-height="0.458cm" fo:min-width="0.208cm"/>
      <style:paragraph-properties style:writing-mode="lr-tb"/>
    </style:style>
    <style:style style:name="gr186" style:family="graphic" style:parent-style-name="standard">
      <style:graphic-properties draw:stroke="none" svg:stroke-color="#000000" draw:fill="none" draw:fill-color="#ffffff" fo:min-height="25.616cm"/>
      <style:paragraph-properties style:writing-mode="lr-tb"/>
    </style:style>
    <style:style style:name="gr187" style:family="graphic" style:parent-style-name="standard">
      <style:graphic-properties svg:stroke-width="0.05cm" svg:stroke-color="#000000" draw:marker-start-width="0.28cm" draw:marker-end-width="0.28cm" draw:fill="none" draw:textarea-horizontal-align="justify" draw:textarea-vertical-align="middle" draw:auto-grow-height="false" fo:min-height="13.063cm" fo:min-width="17.95cm" fo:padding-top="0.15cm" fo:padding-bottom="0.15cm" fo:padding-left="0.275cm" fo:padding-right="0.275cm"/>
    </style:style>
    <style:style style:name="gr18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0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1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2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6" style:family="graphic" style:parent-style-name="objectwithoutfill">
      <style:graphic-properties draw:stroke="dash" draw:stroke-dash="Long_20_Dash" svg:stroke-width="0cm" svg:stroke-color="#000000" draw:marker-start="" draw:marker-start-width="0.2cm" draw:marker-end="" draw:marker-end-width="0.2cm" draw:fill="none" draw:textarea-vertical-align="middle" fo:padding-top="0.125cm" fo:padding-bottom="0.125cm" fo:padding-left="0.25cm" fo:padding-right="0.25cm"/>
    </style:style>
    <style:style style:name="gr247" style:family="graphic" style:parent-style-name="objectwithoutfill">
      <style:graphic-properties draw:stroke="dash" draw:stroke-dash="Long_20_Dash" svg:stroke-width="0.03cm" svg:stroke-color="#000000" draw:marker-start="" draw:marker-start-width="0.17cm" draw:marker-end="" draw:marker-end-width="0.17cm" draw:fill="none" draw:textarea-vertical-align="middle" fo:padding-top="0.14cm" fo:padding-bottom="0.14cm" fo:padding-left="0.265cm" fo:padding-right="0.265cm"/>
    </style:style>
    <style:style style:name="gr248" style:family="graphic" style:parent-style-name="standard" style:list-style-name="L5">
      <style:graphic-properties draw:stroke="none" svg:stroke-color="#000000" draw:fill="none" draw:fill-color="#ffffff" fo:min-height="8.915cm"/>
      <style:paragraph-properties style:writing-mode="lr-tb"/>
    </style:style>
    <style:style style:name="gr249" style:family="graphic" style:parent-style-name="standard" style:list-style-name="L5">
      <style:graphic-properties draw:stroke="none" svg:stroke-color="#000000" draw:fill="none" draw:fill-color="#ffffff" fo:min-height="1.348cm"/>
      <style:paragraph-properties style:writing-mode="lr-tb"/>
    </style:style>
    <style:style style:name="gr250" style:family="graphic" style:parent-style-name="standard" style:list-style-name="L5">
      <style:graphic-properties draw:stroke="none" svg:stroke-color="#000000" draw:fill="none" draw:fill-color="#ffffff" fo:min-height="0.546cm"/>
      <style:paragraph-properties style:writing-mode="lr-tb"/>
    </style:style>
    <style:style style:name="gr251" style:family="graphic" style:parent-style-name="standard" style:list-style-name="L5">
      <style:graphic-properties draw:stroke="none" svg:stroke-color="#000000" draw:fill="none" draw:fill-color="#ffffff" fo:min-height="0.546cm"/>
      <style:paragraph-properties style:writing-mode="lr-tb"/>
    </style:style>
    <style:style style:name="gr252" style:family="graphic" style:parent-style-name="standard" style:list-style-name="L5">
      <style:graphic-properties draw:stroke="none" svg:stroke-color="#000000" draw:fill="none" draw:fill-color="#ffffff" fo:min-height="4.031cm"/>
      <style:paragraph-properties style:writing-mode="lr-tb"/>
    </style:style>
    <style:style style:name="gr253" style:family="graphic" style:parent-style-name="standard">
      <style:graphic-properties svg:stroke-width="0.03cm" svg:stroke-color="#000000" draw:marker-start-width="0.25cm" draw:marker-end-width="0.25cm" draw:fill="none" draw:textarea-horizontal-align="justify" draw:textarea-vertical-align="middle" draw:auto-grow-height="false" fo:min-height="1.72cm" fo:min-width="2.22cm" fo:padding-top="0.14cm" fo:padding-bottom="0.14cm" fo:padding-left="0.265cm" fo:padding-right="0.265cm"/>
    </style:style>
    <style:style style:name="gr25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5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5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57" style:family="graphic" style:parent-style-name="objectwithoutfill">
      <style:graphic-properties svg:stroke-width="0.05cm" svg:stroke-color="#000000" draw:marker-start="Arrow" draw:marker-start-width="0.2cm" draw:marker-end="" draw:marker-end-width="0.2cm" draw:fill="none" draw:textarea-vertical-align="middle" fo:padding-top="0.15cm" fo:padding-bottom="0.15cm" fo:padding-left="0.275cm" fo:padding-right="0.275cm"/>
    </style:style>
    <style:style style:name="gr258" style:family="graphic" style:parent-style-name="objectwithoutfill">
      <style:graphic-properties svg:stroke-color="#000000" draw:marker-end="Arrow" draw:fill="none" draw:textarea-vertical-align="middle"/>
    </style:style>
    <style:style style:name="gr259" style:family="graphic" style:parent-style-name="standard">
      <style:graphic-properties svg:stroke-color="#000000" draw:fill="none" draw:textarea-horizontal-align="justify" draw:textarea-vertical-align="middle" draw:auto-grow-height="false" fo:min-height="0.751cm" fo:min-width="3.251cm"/>
    </style:style>
    <style:style style:name="gr260" style:family="graphic" style:parent-style-name="standard" style:list-style-name="L5">
      <style:graphic-properties draw:stroke="none" svg:stroke-color="#000000" draw:fill="none" draw:fill-color="#ffffff" fo:min-height="0.643cm"/>
      <style:paragraph-properties style:writing-mode="lr-tb"/>
    </style:style>
    <style:style style:name="gr261" style:family="graphic" style:parent-style-name="standard" style:list-style-name="L5">
      <style:graphic-properties draw:stroke="none" svg:stroke-color="#000000" draw:fill="none" draw:fill-color="#ffffff" fo:min-height="1.285cm"/>
      <style:paragraph-properties style:writing-mode="lr-tb"/>
    </style:style>
    <style:style style:name="gr262" style:family="graphic" style:parent-style-name="standard" style:list-style-name="L5">
      <style:graphic-properties draw:stroke="none" svg:stroke-color="#000000" draw:fill="none" draw:fill-color="#ffffff" fo:min-height="0.546cm"/>
      <style:paragraph-properties style:writing-mode="lr-tb"/>
    </style:style>
    <style:style style:name="gr263" style:family="graphic" style:parent-style-name="standard" style:list-style-name="L5">
      <style:graphic-properties draw:stroke="none" svg:stroke-color="#000000" draw:fill="none" draw:fill-color="#ffffff" fo:min-height="4.906cm"/>
      <style:paragraph-properties style:writing-mode="lr-tb"/>
    </style:style>
    <style:style style:name="gr264" style:family="graphic" style:parent-style-name="standard" style:list-style-name="L5">
      <style:graphic-properties draw:stroke="none" svg:stroke-color="#000000" draw:fill="none" draw:fill-color="#ffffff" fo:min-height="3.271cm"/>
      <style:paragraph-properties style:writing-mode="lr-tb"/>
    </style:style>
    <style:style style:name="gr265" style:family="graphic" style:parent-style-name="standard">
      <style:graphic-properties draw:fill="none" draw:textarea-horizontal-align="justify" draw:textarea-vertical-align="top" draw:auto-grow-height="false" fo:min-height="0.75cm" fo:min-width="2.3cm"/>
      <style:paragraph-properties style:writing-mode="lr-tb"/>
    </style:style>
    <style:style style:name="gr266" style:family="graphic" style:parent-style-name="standard">
      <style:graphic-properties draw:fill="none" draw:textarea-horizontal-align="justify" draw:textarea-vertical-align="top" draw:auto-grow-height="false" fo:min-height="0.75cm" fo:min-width="2.4cm"/>
      <style:paragraph-properties style:writing-mode="lr-tb"/>
    </style:style>
    <style:style style:name="gr267" style:family="graphic" style:parent-style-name="standard">
      <style:graphic-properties draw:fill="none" draw:textarea-horizontal-align="justify" draw:textarea-vertical-align="top" draw:auto-grow-height="false" fo:min-height="0.75cm" fo:min-width="3.7cm"/>
      <style:paragraph-properties style:writing-mode="lr-tb"/>
    </style:style>
    <style:style style:name="gr268" style:family="graphic" style:parent-style-name="standard">
      <style:graphic-properties draw:fill="none" draw:textarea-horizontal-align="justify" draw:textarea-vertical-align="top" draw:auto-grow-height="false" fo:min-height="0.75cm" fo:min-width="1.85cm"/>
      <style:paragraph-properties style:writing-mode="lr-tb"/>
    </style:style>
    <style:style style:name="gr269" style:family="graphic" style:parent-style-name="standard">
      <style:graphic-properties draw:textarea-horizontal-align="justify" draw:textarea-vertical-align="middle" draw:auto-grow-height="false" fo:min-height="0.104cm" fo:min-width="0cm"/>
    </style:style>
    <style:style style:name="gr270" style:family="graphic" style:parent-style-name="standard">
      <style:graphic-properties draw:stroke="none" svg:stroke-color="#000000" draw:fill="none" draw:fill-color="#ffffff" fo:min-height="0.395cm" fo:padding-top="0cm" fo:padding-bottom="0cm" fo:padding-left="0cm" fo:padding-right="0cm"/>
      <style:paragraph-properties style:writing-mode="lr-tb"/>
    </style:style>
    <style:style style:name="gr271" style:family="graphic" style:parent-style-name="objectwithoutfill">
      <style:graphic-properties draw:marker-end="Arrow" draw:marker-end-width="0.3cm" draw:fill="none" draw:textarea-vertical-align="middle"/>
    </style:style>
    <style:style style:name="gr272" style:family="graphic" style:parent-style-name="standard" style:list-style-name="L5">
      <style:graphic-properties draw:stroke="none" svg:stroke-color="#000000" draw:fill="none" draw:fill-color="#ffffff" fo:min-height="17.441cm"/>
      <style:paragraph-properties style:writing-mode="lr-tb"/>
    </style:style>
    <style:style style:name="gr273" style:family="graphic" style:parent-style-name="standard" style:list-style-name="L5">
      <style:graphic-properties draw:stroke="none" svg:stroke-color="#000000" draw:fill="none" draw:fill-color="#ffffff" fo:min-height="1.636cm"/>
      <style:paragraph-properties style:writing-mode="lr-tb"/>
    </style:style>
    <style:style style:name="gr274" style:family="graphic" style:parent-style-name="standard" style:list-style-name="L5">
      <style:graphic-properties draw:stroke="none" svg:stroke-color="#000000" draw:fill="none" draw:fill-color="#ffffff" fo:min-height="3.988cm"/>
      <style:paragraph-properties style:writing-mode="lr-tb"/>
    </style:style>
    <style:style style:name="gr27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7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7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7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7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8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9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0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1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2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3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3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33" style:family="graphic" style:parent-style-name="standard">
      <style:graphic-properties svg:stroke-width="0.05cm" svg:stroke-color="#000000" draw:marker-start-width="0.28cm" draw:marker-end-width="0.28cm" draw:fill="none" draw:textarea-horizontal-align="justify" draw:textarea-vertical-align="middle" draw:auto-grow-height="false" fo:min-height="0.7cm" fo:min-width="0.45cm" fo:padding-top="0.15cm" fo:padding-bottom="0.15cm" fo:padding-left="0.275cm" fo:padding-right="0.275cm"/>
    </style:style>
    <style:style style:name="gr334" style:family="graphic" style:parent-style-name="standard">
      <style:graphic-properties draw:stroke="none" svg:stroke-color="#000000" draw:fill="none" draw:fill-color="#ffffff" fo:min-height="1.273cm" fo:padding-top="0cm" fo:padding-bottom="0cm" fo:padding-left="0cm" fo:padding-right="0cm"/>
      <style:paragraph-properties style:writing-mode="lr-tb"/>
    </style:style>
    <style:style style:name="gr335" style:family="graphic" style:parent-style-name="standard">
      <style:graphic-properties draw:stroke="dash" draw:stroke-dash="Long_20_Dash" svg:stroke-width="0cm" svg:stroke-color="#000000" draw:marker-start-width="0.21cm" draw:marker-end-width="0.21cm" draw:textarea-vertical-align="middle" fo:padding-top="0.125cm" fo:padding-bottom="0.125cm" fo:padding-left="0.25cm" fo:padding-right="0.25cm"/>
    </style:style>
    <style:style style:name="gr336" style:family="graphic" style:parent-style-name="standard">
      <style:graphic-properties draw:stroke="dash" draw:stroke-dash="Long_20_Dash" svg:stroke-color="#000000" draw:textarea-vertical-align="middle"/>
    </style:style>
    <style:style style:name="gr337" style:family="graphic" style:parent-style-name="objectwithoutfill">
      <style:graphic-properties draw:stroke="dash" draw:stroke-dash="Long_20_Dash" svg:stroke-color="#000000" draw:marker-end="Arrow" draw:marker-end-width="0.2cm" draw:fill="none" draw:textarea-vertical-align="middle"/>
    </style:style>
    <style:style style:name="gr338" style:family="graphic" style:parent-style-name="objectwithoutfill">
      <style:graphic-properties svg:stroke-color="#000000" draw:marker-start="" draw:marker-end="Triangle" draw:fill="none" draw:textarea-vertical-align="middle"/>
    </style:style>
    <style:style style:name="gr339" style:family="graphic" style:parent-style-name="objectwithoutfill">
      <style:graphic-properties draw:stroke="dash" draw:stroke-dash="Long_20_Dash" svg:stroke-color="#000000" draw:fill="none" draw:textarea-vertical-align="middle"/>
    </style:style>
    <style:style style:name="gr340" style:family="graphic" style:parent-style-name="objectwithoutfill">
      <style:graphic-properties draw:stroke="dash" draw:stroke-dash="Double_20_Dash" svg:stroke-color="#000000" draw:fill="none" draw:textarea-vertical-align="middle"/>
    </style:style>
    <style:style style:name="gr341" style:family="graphic" style:parent-style-name="objectwithoutfill">
      <style:graphic-properties draw:stroke="dash" draw:stroke-dash="Long_20_Dash" svg:stroke-width="0cm" svg:stroke-color="#000000" draw:marker-start="" draw:marker-start-width="0.13cm" draw:marker-end="" draw:marker-end-width="0.13cm" draw:fill="none" draw:textarea-vertical-align="middle" fo:padding-top="0.125cm" fo:padding-bottom="0.125cm" fo:padding-left="0.25cm" fo:padding-right="0.25cm"/>
    </style:style>
    <style:style style:name="gr342" style:family="graphic" style:parent-style-name="objectwithoutfill">
      <style:graphic-properties svg:stroke-width="0.03cm" svg:stroke-color="#111111" draw:marker-start-width="0.25cm" draw:marker-end="Arrow" draw:marker-end-width="0.2cm" draw:fill="none" draw:textarea-vertical-align="middle" fo:padding-top="0.14cm" fo:padding-bottom="0.14cm" fo:padding-left="0.265cm" fo:padding-right="0.265cm"/>
    </style:style>
    <style:style style:name="gr343" style:family="graphic" style:parent-style-name="standard" style:list-style-name="L5">
      <style:graphic-properties draw:stroke="none" svg:stroke-color="#000000" draw:fill="none" draw:fill-color="#ffffff" fo:min-height="0.643cm"/>
      <style:paragraph-properties style:writing-mode="lr-tb"/>
    </style:style>
    <style:style style:name="gr344" style:family="graphic" style:parent-style-name="standard" style:list-style-name="L5">
      <style:graphic-properties draw:stroke="none" svg:stroke-color="#000000" draw:fill="none" draw:fill-color="#ffffff" fo:min-height="1.285cm"/>
      <style:paragraph-properties style:writing-mode="lr-tb"/>
    </style:style>
    <style:style style:name="gr345" style:family="graphic" style:parent-style-name="standard">
      <style:graphic-properties svg:stroke-width="0.05cm" svg:stroke-color="#000000" draw:marker-start-width="0.28cm" draw:marker-end-width="0.28cm" draw:fill="none" draw:textarea-horizontal-align="justify" draw:textarea-vertical-align="middle" draw:auto-grow-height="false" fo:min-height="0.674cm" fo:min-width="0.424cm" fo:padding-top="0.15cm" fo:padding-bottom="0.15cm" fo:padding-left="0.275cm" fo:padding-right="0.275cm"/>
    </style:style>
    <style:style style:name="gr346" style:family="graphic" style:parent-style-name="standard">
      <style:graphic-properties draw:stroke="none" svg:stroke-color="#000000" draw:fill="none" draw:fill-color="#ffffff" fo:min-height="1.325cm" fo:padding-top="0cm" fo:padding-bottom="0cm" fo:padding-left="0cm" fo:padding-right="0cm"/>
      <style:paragraph-properties style:writing-mode="lr-tb"/>
    </style:style>
    <style:style style:name="gr347" style:family="graphic" style:parent-style-name="objectwithoutfill">
      <style:graphic-properties svg:stroke-width="0.05cm" svg:stroke-color="#000000" draw:marker-start="" draw:marker-start-width="0.2cm" draw:marker-end="Triangle" draw:marker-end-width="0.2cm" draw:fill="none" draw:textarea-vertical-align="middle" fo:padding-top="0.15cm" fo:padding-bottom="0.15cm" fo:padding-left="0.275cm" fo:padding-right="0.275cm"/>
    </style:style>
    <style:style style:name="gr348" style:family="graphic" style:parent-style-name="standard">
      <style:graphic-properties svg:stroke-width="0.05cm" svg:stroke-color="#000000" draw:marker-start-width="0.28cm" draw:marker-end-width="0.28cm" draw:fill="none" draw:fill-color="#000000" draw:textarea-horizontal-align="justify" draw:textarea-vertical-align="middle" draw:auto-grow-height="false" fo:min-height="0cm" fo:min-width="0cm" fo:padding-top="0.15cm" fo:padding-bottom="0.15cm" fo:padding-left="0.275cm" fo:padding-right="0.275cm"/>
    </style:style>
    <style:style style:name="gr349" style:family="graphic" style:parent-style-name="standard">
      <style:graphic-properties svg:stroke-width="0.05cm" svg:stroke-color="#000000" draw:marker-start-width="0.28cm" draw:marker-end-width="0.28cm" draw:fill="none" draw:textarea-horizontal-align="justify" draw:textarea-vertical-align="middle" draw:auto-grow-height="false" fo:min-height="0.2cm" fo:min-width="0cm" fo:padding-top="0.15cm" fo:padding-bottom="0.15cm" fo:padding-left="0.275cm" fo:padding-right="0.275cm"/>
    </style:style>
    <style:style style:name="gr350" style:family="graphic" style:parent-style-name="standard" style:list-style-name="L5">
      <style:graphic-properties draw:stroke="none" svg:stroke-color="#000000" draw:fill="none" draw:fill-color="#ffffff" fo:min-height="0.643cm"/>
      <style:paragraph-properties style:writing-mode="lr-tb"/>
    </style:style>
    <style:style style:name="gr351" style:family="graphic" style:parent-style-name="standard" style:list-style-name="L5">
      <style:graphic-properties draw:stroke="none" svg:stroke-color="#000000" draw:fill="none" draw:fill-color="#ffffff" fo:min-height="0.546cm"/>
      <style:paragraph-properties style:writing-mode="lr-tb"/>
    </style:style>
    <style:style style:name="gr352" style:family="graphic" style:parent-style-name="standard" style:list-style-name="L5">
      <style:graphic-properties draw:stroke="none" svg:stroke-color="#000000" draw:fill="none" draw:fill-color="#ffffff" fo:min-height="0.546cm"/>
      <style:paragraph-properties style:writing-mode="lr-tb"/>
    </style:style>
    <style:style style:name="gr353" style:family="graphic" style:parent-style-name="standard" style:list-style-name="L5">
      <style:graphic-properties draw:stroke="none" svg:stroke-color="#000000" draw:fill="none" draw:fill-color="#ffffff" fo:min-height="2.769cm"/>
      <style:paragraph-properties style:writing-mode="lr-tb"/>
    </style:style>
    <style:style style:name="gr35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5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5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5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5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5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6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7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8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39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09" style:family="graphic" style:parent-style-name="standard" style:list-style-name="L5">
      <style:graphic-properties draw:stroke="none" svg:stroke-color="#000000" draw:fill="none" draw:fill-color="#ffffff" fo:min-height="0.643cm"/>
      <style:paragraph-properties style:writing-mode="lr-tb"/>
    </style:style>
    <style:style style:name="gr410" style:family="graphic" style:parent-style-name="standard" style:list-style-name="L5">
      <style:graphic-properties draw:stroke="none" svg:stroke-color="#000000" draw:fill="none" draw:fill-color="#ffffff" fo:min-height="0.546cm"/>
      <style:paragraph-properties style:writing-mode="lr-tb"/>
    </style:style>
    <style:style style:name="gr411" style:family="graphic" style:parent-style-name="standard" style:list-style-name="L5">
      <style:graphic-properties draw:stroke="none" svg:stroke-color="#000000" draw:fill="none" draw:fill-color="#ffffff" fo:min-height="1.679cm"/>
      <style:paragraph-properties style:writing-mode="lr-tb"/>
    </style:style>
    <style:style style:name="gr412" style:family="graphic" style:parent-style-name="standard">
      <style:graphic-properties draw:stroke="none" svg:stroke-color="#000000" draw:fill="none" draw:fill-color="#ffffff" fo:min-height="0.546cm"/>
      <style:paragraph-properties style:writing-mode="lr-tb"/>
    </style:style>
    <style:style style:name="gr413" style:family="graphic" style:parent-style-name="objectwithoutfill">
      <style:graphic-properties svg:stroke-color="#808080" draw:fill="none" draw:textarea-vertical-align="middle"/>
    </style:style>
    <style:style style:name="gr414" style:family="graphic" style:parent-style-name="objectwithoutfill">
      <style:graphic-properties draw:stroke="solid" draw:stroke-dash="Long_20_Dash" svg:stroke-width="0cm" svg:stroke-color="#000000" draw:marker-start="" draw:marker-start-width="0.2cm" draw:marker-end="" draw:marker-end-width="0.2cm" draw:fill="none" draw:textarea-vertical-align="middle" fo:padding-top="0.125cm" fo:padding-bottom="0.125cm" fo:padding-left="0.25cm" fo:padding-right="0.25cm"/>
    </style:style>
    <style:style style:name="gr41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1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1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1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1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4" style:family="graphic" style:parent-style-name="standard">
      <style:graphic-properties draw:stroke="none" svg:stroke-color="#000000" draw:fill="none" draw:fill-color="#ffffff" fo:min-height="4.361cm"/>
      <style:paragraph-properties style:writing-mode="lr-tb"/>
    </style:style>
    <style:style style:name="gr475" style:family="graphic" style:parent-style-name="standard">
      <style:graphic-properties svg:stroke-color="#000000" draw:fill="none" draw:textarea-horizontal-align="justify" draw:textarea-vertical-align="middle" draw:auto-grow-height="false" fo:min-height="0.751cm" fo:min-width="2.501cm"/>
    </style:style>
    <style:style style:name="gr476" style:family="graphic" style:parent-style-name="objectwithoutfill">
      <style:graphic-properties draw:stroke="solid" draw:stroke-dash="Long_20_Dash" svg:stroke-width="0cm" svg:stroke-color="#000000" draw:marker-start="Arrow" draw:marker-start-width="0.2cm" draw:marker-end="" draw:marker-end-width="0.2cm" draw:fill="none" draw:textarea-vertical-align="middle" fo:padding-top="0.125cm" fo:padding-bottom="0.125cm" fo:padding-left="0.25cm" fo:padding-right="0.25cm"/>
    </style:style>
    <style:style style:name="gr477" style:family="graphic" style:parent-style-name="objectwithoutfill">
      <style:graphic-properties draw:fill="none" draw:textarea-vertical-align="middle"/>
    </style:style>
    <style:style style:name="gr478" style:family="graphic" style:parent-style-name="objectwithoutfill">
      <style:graphic-properties draw:marker-start="Arrow" draw:marker-end="Arrow" draw:fill="none" draw:textarea-vertical-align="middle"/>
    </style:style>
    <style:style style:name="gr479" style:family="graphic" style:parent-style-name="standard">
      <style:graphic-properties draw:stroke="none" svg:stroke-color="#000000" draw:fill="none" draw:fill-color="#ffffff" fo:min-height="3.816cm"/>
      <style:paragraph-properties style:writing-mode="lr-tb"/>
    </style:style>
    <style:style style:name="gr480" style:family="graphic" style:parent-style-name="standard">
      <style:graphic-properties draw:stroke="none" svg:stroke-color="#000000" draw:fill="none" draw:fill-color="#ffffff" fo:min-height="11.446cm"/>
      <style:paragraph-properties style:writing-mode="lr-tb"/>
    </style:style>
    <style:style style:name="gr481" style:family="graphic" style:parent-style-name="objectwithoutfill">
      <style:graphic-properties draw:stroke="dash" draw:stroke-dash="Dash" svg:stroke-width="0.05cm" svg:stroke-color="#000000" draw:marker-start-width="0.28cm" draw:marker-end-width="0.28cm" draw:fill="none" draw:textarea-vertical-align="middle" fo:padding-top="0.15cm" fo:padding-bottom="0.15cm" fo:padding-left="0.275cm" fo:padding-right="0.275cm"/>
    </style:style>
    <style:style style:name="gr482" style:family="graphic" style:parent-style-name="objectwithoutfill">
      <style:graphic-properties draw:stroke="solid" draw:stroke-dash="Dash" svg:stroke-width="0.05cm" svg:stroke-color="#000000" draw:marker-start-width="0.28cm" draw:marker-end-width="0.28cm" draw:fill="none" draw:textarea-vertical-align="middle" fo:padding-top="0.15cm" fo:padding-bottom="0.15cm" fo:padding-left="0.275cm" fo:padding-right="0.275cm"/>
    </style:style>
    <style:style style:name="gr483" style:family="graphic" style:parent-style-name="standard">
      <style:graphic-properties draw:stroke="none" svg:stroke-color="#000000" draw:fill="none" draw:fill-color="#ffffff" fo:min-height="5.996cm"/>
      <style:paragraph-properties style:writing-mode="lr-tb"/>
    </style:style>
    <style:style style:name="gr484" style:family="graphic" style:parent-style-name="objectwithoutfill">
      <style:graphic-properties svg:stroke-color="#000000" draw:marker-start="Triangle" draw:marker-end="" draw:fill="none" draw:textarea-vertical-align="middle"/>
    </style:style>
    <style:style style:name="gr485" style:family="graphic" style:parent-style-name="objectwithoutfill">
      <style:graphic-properties draw:stroke="dash" draw:stroke-dash="Dash" svg:stroke-color="#000000" draw:fill="none" draw:textarea-vertical-align="middle"/>
    </style:style>
    <style:style style:name="gr486" style:family="graphic" style:parent-style-name="standard">
      <style:graphic-properties draw:stroke="none" svg:stroke-color="#000000" draw:fill="none" draw:fill-color="#ffffff" fo:min-height="19.621cm"/>
      <style:paragraph-properties style:writing-mode="lr-tb"/>
    </style:style>
    <style:style style:name="gr487" style:family="graphic" style:parent-style-name="objectwithoutfill">
      <style:graphic-properties svg:stroke-width="0.05cm" svg:stroke-color="#000000" draw:marker-start="Triangle" draw:marker-start-width="0.2cm" draw:marker-end-width="0.28cm" draw:fill="none" draw:textarea-vertical-align="middle" fo:padding-top="0.15cm" fo:padding-bottom="0.15cm" fo:padding-left="0.275cm" fo:padding-right="0.275cm"/>
    </style:style>
    <style:style style:name="gr488" style:family="graphic" style:parent-style-name="objectwithoutfill">
      <style:graphic-properties svg:stroke-width="0.05cm" svg:stroke-color="#000000" draw:marker-start="Triangle" draw:marker-start-width="0.2cm" draw:marker-end="Triangle" draw:marker-end-width="0.2cm" draw:fill="none" draw:textarea-vertical-align="middle" fo:padding-top="0.15cm" fo:padding-bottom="0.15cm" fo:padding-left="0.275cm" fo:padding-right="0.275cm"/>
    </style:style>
    <style:style style:name="gr489" style:family="graphic" style:parent-style-name="standard">
      <style:graphic-properties draw:stroke="none" svg:stroke-color="#000000" draw:fill="none" draw:fill-color="#ffffff" fo:min-height="14.716cm"/>
      <style:paragraph-properties style:writing-mode="lr-tb"/>
    </style:style>
    <style:style style:name="gr490" style:family="graphic" style:parent-style-name="standard">
      <style:graphic-properties draw:stroke="none" svg:stroke-color="#000000" draw:fill="none" draw:fill-color="#ffffff" fo:min-height="8.721cm"/>
      <style:paragraph-properties style:writing-mode="lr-tb"/>
    </style:style>
    <style:style style:name="gr491" style:family="graphic" style:parent-style-name="standard">
      <style:graphic-properties svg:stroke-width="0.05cm" svg:stroke-color="#000000" draw:marker-start-width="0.28cm" draw:marker-end-width="0.28cm" draw:fill="solid" draw:fill-color="#000000" draw:textarea-horizontal-align="justify" draw:textarea-vertical-align="middle" draw:auto-grow-height="false" fo:min-height="0cm" fo:min-width="0cm" fo:padding-top="0.15cm" fo:padding-bottom="0.15cm" fo:padding-left="0.275cm" fo:padding-right="0.275cm"/>
    </style:style>
    <style:style style:name="gr492" style:family="graphic" style:parent-style-name="standard">
      <style:graphic-properties draw:stroke="none" svg:stroke-color="#000000" draw:fill="none" draw:fill-color="#ffffff" fo:min-height="1.636cm"/>
      <style:paragraph-properties style:writing-mode="lr-tb"/>
    </style:style>
    <style:style style:name="gr49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1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2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4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5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2" style:family="graphic" style:parent-style-name="standard">
      <style:graphic-properties svg:stroke-width="0.05cm" svg:stroke-color="#000000" draw:marker-start-width="0.28cm" draw:marker-end-width="0.28cm" draw:fill="none" draw:textarea-horizontal-align="justify" draw:textarea-vertical-align="middle" draw:auto-grow-height="false" fo:min-height="0.2cm" fo:min-width="0.7cm" fo:padding-top="0.15cm" fo:padding-bottom="0.15cm" fo:padding-left="0.275cm" fo:padding-right="0.275cm"/>
    </style:style>
    <style:style style:name="gr5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6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7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72" style:family="graphic" style:parent-style-name="standard">
      <style:graphic-properties svg:stroke-width="0.05cm" svg:stroke-color="#000000" draw:marker-start-width="0.28cm" draw:marker-end-width="0.28cm" draw:fill="none" draw:textarea-horizontal-align="justify" draw:textarea-vertical-align="middle" draw:auto-grow-height="false" fo:min-height="0.2cm" fo:min-width="0.45cm" fo:padding-top="0.15cm" fo:padding-bottom="0.15cm" fo:padding-left="0.275cm" fo:padding-right="0.275cm"/>
    </style:style>
    <style:style style:name="gr573" style:family="graphic" style:parent-style-name="standard">
      <style:graphic-properties svg:stroke-width="0.05cm" svg:stroke-color="#000000" draw:marker-start-width="0.28cm" draw:marker-end-width="0.28cm" draw:fill="hatch" draw:fill-hatch-name="Red_20_90_20_Degrees_20_Crossed_20_3" draw:fill-hatch-solid="false" draw:textarea-horizontal-align="justify" draw:textarea-vertical-align="middle" draw:auto-grow-height="false" fo:min-height="0cm" fo:min-width="0.25cm" fo:padding-top="0.15cm" fo:padding-bottom="0.15cm" fo:padding-left="0.275cm" fo:padding-right="0.275cm"/>
    </style:style>
    <style:style style:name="gr574" style:family="graphic" style:parent-style-name="objectwithoutfill">
      <style:graphic-properties svg:stroke-width="0cm" svg:stroke-color="#000000" draw:marker-start-width="0.21cm" draw:marker-end-width="0.21cm" draw:fill="none" draw:textarea-vertical-align="middle" fo:padding-top="0.125cm" fo:padding-bottom="0.125cm" fo:padding-left="0.25cm" fo:padding-right="0.25cm"/>
    </style:style>
    <style:style style:name="gr57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7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7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7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7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6" style:family="graphic" style:parent-style-name="standard">
      <style:graphic-properties draw:stroke="none" svg:stroke-color="#000000" draw:fill="none" draw:fill-color="#ffffff" fo:min-height="6.541cm"/>
      <style:paragraph-properties style:writing-mode="lr-tb"/>
    </style:style>
    <style:style style:name="gr58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8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05cm" fo:min-width="0cm" fo:padding-top="0.125cm" fo:padding-bottom="0.125cm" fo:padding-left="0.25cm" fo:padding-right="0.25cm" fo:wrap-option="wrap" draw:shadow="hidden" draw:shadow-offset-x="0.2cm" draw:shadow-offset-y="0.2cm" draw:shadow-color="#808080"/>
    </style:style>
    <style:style style:name="gr59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9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05cm" fo:min-width="0cm" fo:padding-top="0.125cm" fo:padding-bottom="0.125cm" fo:padding-left="0.25cm" fo:padding-right="0.25cm" fo:wrap-option="wrap" draw:shadow="hidden" draw:shadow-offset-x="0.2cm" draw:shadow-offset-y="0.2cm" draw:shadow-color="#808080"/>
    </style:style>
    <style:style style:name="gr60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0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2cm" fo:min-width="0cm" fo:padding-top="0.125cm" fo:padding-bottom="0.125cm" fo:padding-left="0.25cm" fo:padding-right="0.25cm" fo:wrap-option="wrap" draw:shadow="hidden" draw:shadow-offset-x="0.2cm" draw:shadow-offset-y="0.2cm" draw:shadow-color="#808080"/>
    </style:style>
    <style:style style:name="gr61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458cm" fo:min-width="0.208cm" fo:padding-top="0.125cm" fo:padding-bottom="0.125cm" fo:padding-left="0.25cm" fo:padding-right="0.25cm" fo:wrap-option="wrap" draw:shadow="hidden" draw:shadow-offset-x="0.2cm" draw:shadow-offset-y="0.2cm" draw:shadow-color="#808080"/>
    </style:style>
    <style:style style:name="gr61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1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458cm" fo:min-width="0.208cm" fo:padding-top="0.125cm" fo:padding-bottom="0.125cm" fo:padding-left="0.25cm" fo:padding-right="0.25cm" fo:wrap-option="wrap" draw:shadow="hidden" draw:shadow-offset-x="0.2cm" draw:shadow-offset-y="0.2cm" draw:shadow-color="#808080"/>
    </style:style>
    <style:style style:name="gr62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2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2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2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2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2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458cm" fo:min-width="0.208cm" fo:padding-top="0.125cm" fo:padding-bottom="0.125cm" fo:padding-left="0.25cm" fo:padding-right="0.25cm" fo:wrap-option="wrap" draw:shadow="hidden" draw:shadow-offset-x="0.2cm" draw:shadow-offset-y="0.2cm" draw:shadow-color="#808080"/>
    </style:style>
    <style:style style:name="gr626" style:family="graphic" style:parent-style-name="standard" style:list-style-name="L1">
      <style:graphic-properties draw:stroke="solid" draw:stroke-dash="Dashed_20__28_var_29__20_4" svg:stroke-width="0.03cm" svg:stroke-color="#000000" draw:marker-start="" draw:marker-start-width="0.25cm" draw:marker-start-center="false" draw:marker-end="Arrow" draw:marker-end-width="0.2cm" draw:marker-end-center="false" draw:fill="solid"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2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225cm" fo:min-width="0.45cm" fo:padding-top="0.125cm" fo:padding-bottom="0.125cm" fo:padding-left="0.25cm" fo:padding-right="0.25cm" fo:wrap-option="wrap" draw:shadow="hidden" draw:shadow-offset-x="0.2cm" draw:shadow-offset-y="0.2cm" draw:shadow-color="#808080"/>
    </style:style>
    <style:style style:name="gr62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2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458cm" fo:min-width="0.208cm" fo:padding-top="0.125cm" fo:padding-bottom="0.125cm" fo:padding-left="0.25cm" fo:padding-right="0.25cm" fo:wrap-option="wrap" draw:shadow="hidden" draw:shadow-offset-x="0.2cm" draw:shadow-offset-y="0.2cm" draw:shadow-color="#808080"/>
    </style:style>
    <style:style style:name="gr637" style:family="graphic" style:parent-style-name="standard" style:list-style-name="L1">
      <style:graphic-properties draw:stroke="solid" draw:stroke-dash="Dashed_20__28_var_29__20_4" svg:stroke-width="0.03cm" svg:stroke-color="#000000" draw:marker-start="Arrow" draw:marker-start-width="0.2cm" draw:marker-start-center="false" draw:marker-end="" draw:marker-end-width="0.2cm" draw:marker-end-center="false" draw:fill="solid"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3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25cm" fo:min-width="1.5cm" fo:padding-top="0.125cm" fo:padding-bottom="0.125cm" fo:padding-left="0.25cm" fo:padding-right="0.25cm" fo:wrap-option="wrap" draw:shadow="hidden" draw:shadow-offset-x="0.2cm" draw:shadow-offset-y="0.2cm" draw:shadow-color="#808080"/>
    </style:style>
    <style:style style:name="gr63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4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4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4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4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64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645" style:family="graphic" style:parent-style-name="standard">
      <style:graphic-properties draw:stroke="none" svg:stroke-color="#000000" draw:fill="none" draw:fill-color="#ffffff" fo:min-height="13.081cm"/>
      <style:paragraph-properties style:writing-mode="lr-tb"/>
    </style:style>
    <style:style style:name="gr64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4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4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4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5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85cm" fo:min-width="0.9cm" fo:padding-top="0.125cm" fo:padding-bottom="0.125cm" fo:padding-left="0.25cm" fo:padding-right="0.25cm" fo:wrap-option="wrap" draw:shadow="hidden" draw:shadow-offset-x="0.2cm" draw:shadow-offset-y="0.2cm" draw:shadow-color="#808080"/>
    </style:style>
    <style:style style:name="gr65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85cm" fo:min-width="0.9cm" fo:padding-top="0.125cm" fo:padding-bottom="0.125cm" fo:padding-left="0.25cm" fo:padding-right="0.25cm" fo:wrap-option="wrap" draw:shadow="hidden" draw:shadow-offset-x="0.2cm" draw:shadow-offset-y="0.2cm" draw:shadow-color="#808080"/>
    </style:style>
    <style:style style:name="gr65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5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5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5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5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85cm" fo:min-width="0.9cm" fo:padding-top="0.125cm" fo:padding-bottom="0.125cm" fo:padding-left="0.25cm" fo:padding-right="0.25cm" fo:wrap-option="wrap" draw:shadow="hidden" draw:shadow-offset-x="0.2cm" draw:shadow-offset-y="0.2cm" draw:shadow-color="#808080"/>
    </style:style>
    <style:style style:name="gr65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5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5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6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6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6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6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65cm" fo:min-width="2.2cm" fo:padding-top="0.125cm" fo:padding-bottom="0.125cm" fo:padding-left="0.25cm" fo:padding-right="0.25cm" fo:wrap-option="wrap" draw:shadow="hidden" draw:shadow-offset-x="0.2cm" draw:shadow-offset-y="0.2cm" draw:shadow-color="#808080"/>
    </style:style>
    <style:style style:name="gr66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6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458cm" fo:min-width="0cm" fo:padding-top="0.125cm" fo:padding-bottom="0.125cm" fo:padding-left="0.25cm" fo:padding-right="0.25cm" fo:wrap-option="wrap" draw:shadow="hidden" draw:shadow-offset-x="0.2cm" draw:shadow-offset-y="0.2cm" draw:shadow-color="#808080"/>
    </style:style>
    <style:style style:name="gr66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75cm" fo:min-width="1.82cm" fo:padding-top="0.125cm" fo:padding-bottom="0.125cm" fo:padding-left="0.25cm" fo:padding-right="0.25cm" fo:wrap-option="wrap" draw:shadow="hidden" draw:shadow-offset-x="0.2cm" draw:shadow-offset-y="0.2cm" draw:shadow-color="#808080"/>
    </style:style>
    <style:style style:name="gr66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174cm" fo:min-width="0cm" fo:padding-top="0.125cm" fo:padding-bottom="0.125cm" fo:padding-left="0.25cm" fo:padding-right="0.25cm" fo:wrap-option="wrap" draw:shadow="hidden" draw:shadow-offset-x="0.2cm" draw:shadow-offset-y="0.2cm" draw:shadow-color="#808080"/>
    </style:style>
    <style:style style:name="gr66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6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45cm" fo:min-width="1.5cm" fo:padding-top="0.125cm" fo:padding-bottom="0.125cm" fo:padding-left="0.25cm" fo:padding-right="0.25cm" fo:wrap-option="wrap" draw:shadow="hidden" draw:shadow-offset-x="0.2cm" draw:shadow-offset-y="0.2cm" draw:shadow-color="#808080"/>
    </style:style>
    <style:style style:name="gr67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7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7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7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7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75" style:family="graphic" style:parent-style-name="standard">
      <style:graphic-properties draw:stroke="none" svg:stroke-color="#000000" draw:fill="none" draw:fill-color="#ffffff" fo:min-height="11.991cm"/>
      <style:paragraph-properties style:writing-mode="lr-tb"/>
    </style:style>
    <style:style style:name="gr67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25cm" fo:min-width="0cm" fo:padding-top="0.125cm" fo:padding-bottom="0.125cm" fo:padding-left="0.25cm" fo:padding-right="0.25cm" fo:wrap-option="wrap" draw:shadow="hidden" draw:shadow-offset-x="0.2cm" draw:shadow-offset-y="0.2cm" draw:shadow-color="#808080"/>
    </style:style>
    <style:style style:name="gr67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75cm" fo:min-width="0.7cm" fo:padding-top="0.125cm" fo:padding-bottom="0.125cm" fo:padding-left="0.25cm" fo:padding-right="0.25cm" fo:wrap-option="wrap" draw:shadow="hidden" draw:shadow-offset-x="0.2cm" draw:shadow-offset-y="0.2cm" draw:shadow-color="#808080"/>
    </style:style>
    <style:style style:name="gr678"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79"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0"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1"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5"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6"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8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147cm" fo:min-width="0.897cm" fo:padding-top="0.125cm" fo:padding-bottom="0.125cm" fo:padding-left="0.25cm" fo:padding-right="0.25cm" fo:wrap-option="wrap" draw:shadow="hidden" draw:shadow-offset-x="0.2cm" draw:shadow-offset-y="0.2cm" draw:shadow-color="#808080"/>
    </style:style>
    <style:style style:name="gr69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75cm" fo:min-width="0.7cm" fo:padding-top="0.125cm" fo:padding-bottom="0.125cm" fo:padding-left="0.25cm" fo:padding-right="0.25cm" fo:wrap-option="wrap" draw:shadow="hidden" draw:shadow-offset-x="0.2cm" draw:shadow-offset-y="0.2cm" draw:shadow-color="#808080"/>
    </style:style>
    <style:style style:name="gr69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5"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6"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7"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8"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699"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0"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75cm" fo:min-width="0.7cm" fo:padding-top="0.125cm" fo:padding-bottom="0.125cm" fo:padding-left="0.25cm" fo:padding-right="0.25cm" fo:wrap-option="wrap" draw:shadow="hidden" draw:shadow-offset-x="0.2cm" draw:shadow-offset-y="0.2cm" draw:shadow-color="#808080"/>
    </style:style>
    <style:style style:name="gr705"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0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1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75cm" fo:min-width="0.7cm" fo:padding-top="0.125cm" fo:padding-bottom="0.125cm" fo:padding-left="0.25cm" fo:padding-right="0.25cm" fo:wrap-option="wrap" draw:shadow="hidden" draw:shadow-offset-x="0.2cm" draw:shadow-offset-y="0.2cm" draw:shadow-color="#808080"/>
    </style:style>
    <style:style style:name="gr72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2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3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75cm" fo:min-width="0cm" fo:padding-top="0.125cm" fo:padding-bottom="0.125cm" fo:padding-left="0.25cm" fo:padding-right="0.25cm" fo:wrap-option="wrap" draw:shadow="hidden" draw:shadow-offset-x="0.2cm" draw:shadow-offset-y="0.2cm" draw:shadow-color="#808080"/>
    </style:style>
    <style:style style:name="gr73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73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73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75cm" fo:min-width="0cm" fo:padding-top="0.125cm" fo:padding-bottom="0.125cm" fo:padding-left="0.25cm" fo:padding-right="0.25cm" fo:wrap-option="wrap" draw:shadow="hidden" draw:shadow-offset-x="0.2cm" draw:shadow-offset-y="0.2cm" draw:shadow-color="#808080"/>
    </style:style>
    <style:style style:name="gr73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104cm" fo:min-width="0cm" fo:padding-top="0.125cm" fo:padding-bottom="0.125cm" fo:padding-left="0.25cm" fo:padding-right="0.25cm" fo:wrap-option="wrap" draw:shadow="hidden" draw:shadow-offset-x="0.2cm" draw:shadow-offset-y="0.2cm" draw:shadow-color="#808080"/>
    </style:style>
    <style:style style:name="gr73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3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3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104cm" fo:min-width="0cm" fo:padding-top="0.125cm" fo:padding-bottom="0.125cm" fo:padding-left="0.25cm" fo:padding-right="0.25cm" fo:wrap-option="wrap" draw:shadow="hidden" draw:shadow-offset-x="0.2cm" draw:shadow-offset-y="0.2cm" draw:shadow-color="#808080"/>
    </style:style>
    <style:style style:name="gr738" style:family="graphic" style:parent-style-name="standard">
      <style:graphic-properties svg:stroke-width="0cm" svg:stroke-color="#000000" draw:marker-start-width="0.21cm" draw:marker-end-width="0.21cm" draw:fill="none" draw:textarea-horizontal-align="justify" draw:textarea-vertical-align="middle" draw:auto-grow-height="false" fo:min-height="0.25cm" fo:min-width="2.484cm" fo:padding-top="0.125cm" fo:padding-bottom="0.125cm" fo:padding-left="0.25cm" fo:padding-right="0.25cm"/>
    </style:style>
    <style:style style:name="gr739" style:family="graphic" style:parent-style-name="objectwithoutfill">
      <style:graphic-properties svg:stroke-color="#000000" draw:fill="none" draw:textarea-vertical-align="middle"/>
    </style:style>
    <style:style style:name="gr74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74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4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74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44" style:family="graphic" style:parent-style-name="standard">
      <style:graphic-properties svg:stroke-width="0.03cm" svg:stroke-color="#000000" draw:marker-start-width="0.25cm" draw:marker-end-width="0.25cm" draw:fill="none" draw:textarea-horizontal-align="justify" draw:textarea-vertical-align="middle" draw:auto-grow-height="false" fo:min-height="1.399cm" fo:min-width="1.201cm" fo:padding-top="0.14cm" fo:padding-bottom="0.14cm" fo:padding-left="0.265cm" fo:padding-right="0.265cm"/>
    </style:style>
    <style:style style:name="gr745" style:family="graphic" style:parent-style-name="standard">
      <style:graphic-properties svg:stroke-width="0.03cm" svg:stroke-color="#000000" draw:marker-start-width="0.25cm" draw:marker-end-width="0.25cm" draw:fill="none" draw:textarea-horizontal-align="justify" draw:textarea-vertical-align="middle" draw:auto-grow-height="false" fo:min-height="0.282cm" fo:min-width="0.032cm" fo:padding-top="0.14cm" fo:padding-bottom="0.14cm" fo:padding-left="0.265cm" fo:padding-right="0.265cm"/>
    </style:style>
    <style:style style:name="gr746" style:family="graphic" style:parent-style-name="standard">
      <style:graphic-properties svg:stroke-width="0.03cm" svg:stroke-color="#000000" draw:marker-start-width="0.25cm" draw:marker-end-width="0.25cm" draw:fill="none" draw:textarea-horizontal-align="justify" draw:textarea-vertical-align="middle" draw:auto-grow-height="false" fo:min-height="0.232cm" fo:min-width="0cm" fo:padding-top="0.14cm" fo:padding-bottom="0.14cm" fo:padding-left="0.265cm" fo:padding-right="0.265cm"/>
    </style:style>
    <style:style style:name="gr74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4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4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7" style:family="graphic" style:parent-style-name="standard" style:list-style-name="L1">
      <style:graphic-properties draw:stroke="dash" draw:stroke-dash="Long_20_Dash" svg:stroke-width="0.03cm" svg:stroke-color="#000000" draw:marker-start="" draw:marker-start-width="0.2cm" draw:marker-start-center="false" draw:marker-end="" draw:marker-end-width="0.2cm" draw:marker-end-center="false" svg:stroke-linecap="butt"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8" style:family="graphic" style:parent-style-name="standard" style:list-style-name="L1">
      <style:graphic-properties draw:stroke="dash" draw:stroke-dash="Long_20_Dash" svg:stroke-width="0.03cm" svg:stroke-color="#000000" draw:marker-start="" draw:marker-start-width="0.2cm" draw:marker-start-center="false" draw:marker-end="" draw:marker-end-width="0.2cm" draw:marker-end-center="false" svg:stroke-linecap="butt"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59" style:family="graphic" style:parent-style-name="standard">
      <style:graphic-properties svg:stroke-width="0.03cm" svg:stroke-color="#000000" draw:marker-start-width="0.25cm" draw:marker-end-width="0.25cm" draw:fill="none" draw:textarea-horizontal-align="justify" draw:textarea-vertical-align="middle" draw:auto-grow-height="false" fo:min-height="0.198cm" fo:min-width="0cm" fo:padding-top="0.14cm" fo:padding-bottom="0.14cm" fo:padding-left="0.265cm" fo:padding-right="0.265cm"/>
    </style:style>
    <style:style style:name="gr760" style:family="graphic" style:parent-style-name="standard">
      <style:graphic-properties svg:stroke-width="0.03cm" svg:stroke-color="#000000" draw:marker-start-width="0.25cm" draw:marker-end-width="0.25cm" draw:fill="none" draw:textarea-horizontal-align="justify" draw:textarea-vertical-align="middle" draw:auto-grow-height="false" fo:min-height="0.132cm" fo:min-width="0cm" fo:padding-top="0.14cm" fo:padding-bottom="0.14cm" fo:padding-left="0.265cm" fo:padding-right="0.265cm"/>
    </style:style>
    <style:style style:name="gr761" style:family="graphic" style:parent-style-name="standard">
      <style:graphic-properties svg:stroke-width="0.03cm" svg:stroke-color="#000000" draw:marker-start-width="0.26cm" draw:marker-end-width="0.26cm" draw:fill="solid" draw:fill-color="#ffffff" draw:textarea-horizontal-align="justify" draw:textarea-vertical-align="middle" draw:auto-grow-height="false" fo:min-height="0.244cm" fo:min-width="0.07cm" fo:padding-top="0.14cm" fo:padding-bottom="0.14cm" fo:padding-left="0.265cm" fo:padding-right="0.265cm"/>
    </style:style>
    <style:style style:name="gr762" style:family="graphic" style:parent-style-name="standard">
      <style:graphic-properties draw:stroke="none" svg:stroke-color="#000000" draw:fill="none" draw:fill-color="#ffffff" fo:min-height="21.801cm"/>
      <style:paragraph-properties style:writing-mode="lr-tb"/>
    </style:style>
    <style:style style:name="gr76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6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6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6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6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6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65cm" fo:min-width="0cm" fo:padding-top="0.125cm" fo:padding-bottom="0.125cm" fo:padding-left="0.25cm" fo:padding-right="0.25cm" fo:wrap-option="wrap" draw:shadow="hidden" draw:shadow-offset-x="0.2cm" draw:shadow-offset-y="0.2cm" draw:shadow-color="#808080"/>
    </style:style>
    <style:style style:name="gr76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65cm" fo:min-width="0cm" fo:padding-top="0.125cm" fo:padding-bottom="0.125cm" fo:padding-left="0.25cm" fo:padding-right="0.25cm" fo:wrap-option="wrap" draw:shadow="hidden" draw:shadow-offset-x="0.2cm" draw:shadow-offset-y="0.2cm" draw:shadow-color="#808080"/>
    </style:style>
    <style:style style:name="gr77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74cm" fo:min-width="0.49cm" fo:padding-top="0.125cm" fo:padding-bottom="0.125cm" fo:padding-left="0.25cm" fo:padding-right="0.25cm" fo:wrap-option="wrap" draw:shadow="hidden" draw:shadow-offset-x="0.2cm" draw:shadow-offset-y="0.2cm" draw:shadow-color="#808080"/>
    </style:style>
    <style:style style:name="gr77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2.209cm" fo:min-width="1cm" fo:padding-top="0.125cm" fo:padding-bottom="0.125cm" fo:padding-left="0.25cm" fo:padding-right="0.25cm" fo:wrap-option="wrap" draw:shadow="hidden" draw:shadow-offset-x="0.2cm" draw:shadow-offset-y="0.2cm" draw:shadow-color="#808080"/>
    </style:style>
    <style:style style:name="gr77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366cm" fo:min-width="0.5cm" fo:padding-top="0.125cm" fo:padding-bottom="0.125cm" fo:padding-left="0.25cm" fo:padding-right="0.25cm" fo:wrap-option="wrap" draw:shadow="hidden" draw:shadow-offset-x="0.2cm" draw:shadow-offset-y="0.2cm" draw:shadow-color="#808080"/>
    </style:style>
    <style:style style:name="gr77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2.209cm" fo:min-width="1cm" fo:padding-top="0.125cm" fo:padding-bottom="0.125cm" fo:padding-left="0.25cm" fo:padding-right="0.25cm" fo:wrap-option="wrap" draw:shadow="hidden" draw:shadow-offset-x="0.2cm" draw:shadow-offset-y="0.2cm" draw:shadow-color="#808080"/>
    </style:style>
    <style:style style:name="gr77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366cm" fo:min-width="0.5cm" fo:padding-top="0.125cm" fo:padding-bottom="0.125cm" fo:padding-left="0.25cm" fo:padding-right="0.25cm" fo:wrap-option="wrap" draw:shadow="hidden" draw:shadow-offset-x="0.2cm" draw:shadow-offset-y="0.2cm" draw:shadow-color="#808080"/>
    </style:style>
    <style:style style:name="gr77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7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7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7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7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8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797" style:family="graphic" style:parent-style-name="standard">
      <style:graphic-properties draw:stroke="none" svg:stroke-color="#000000" draw:fill="none" draw:fill-color="#ffffff" fo:min-height="2.726cm"/>
      <style:paragraph-properties style:writing-mode="lr-tb"/>
    </style:style>
    <style:style style:name="gr798" style:family="graphic" style:parent-style-name="standard">
      <style:graphic-properties svg:stroke-width="0.03cm" svg:stroke-color="#000000" draw:marker-start-width="0.25cm" draw:marker-end-width="0.25cm" draw:fill="none" draw:textarea-horizontal-align="justify" draw:textarea-vertical-align="middle" draw:auto-grow-height="false" fo:min-height="0.338cm" fo:min-width="0.458cm" fo:padding-top="0.14cm" fo:padding-bottom="0.14cm" fo:padding-left="0.265cm" fo:padding-right="0.265cm"/>
    </style:style>
    <style:style style:name="gr799" style:family="graphic" style:parent-style-name="standard">
      <style:graphic-properties svg:stroke-width="0.03cm" svg:stroke-color="#000000" draw:marker-start-width="0.25cm" draw:marker-end-width="0.25cm" draw:fill="none" draw:textarea-horizontal-align="justify" draw:textarea-vertical-align="middle" draw:auto-grow-height="false" fo:min-height="0cm" fo:min-width="0cm" fo:padding-top="0.14cm" fo:padding-bottom="0.14cm" fo:padding-left="0.265cm" fo:padding-right="0.265cm"/>
    </style:style>
    <style:style style:name="gr800" style:family="graphic" style:parent-style-name="standard">
      <style:graphic-properties draw:stroke="none" svg:stroke-color="#000000" draw:fill="none" draw:fill-color="#ffffff" fo:min-height="4.906cm"/>
      <style:paragraph-properties style:writing-mode="lr-tb"/>
    </style:style>
    <style:style style:name="gr80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1.366cm" fo:min-width="0.5cm" fo:padding-top="0.125cm" fo:padding-bottom="0.125cm" fo:padding-left="0.25cm" fo:padding-right="0.25cm" fo:wrap-option="wrap" draw:shadow="hidden" draw:shadow-offset-x="0.2cm" draw:shadow-offset-y="0.2cm" draw:shadow-color="#808080"/>
    </style:style>
    <style:style style:name="gr80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979cm" fo:padding-top="0.125cm" fo:padding-bottom="0.125cm" fo:padding-left="0.25cm" fo:padding-right="0.25cm" fo:wrap-option="wrap" draw:shadow="hidden" draw:shadow-offset-x="0.2cm" draw:shadow-offset-y="0.2cm" draw:shadow-color="#808080"/>
    </style:style>
    <style:style style:name="gr803"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04"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05"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06"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07"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08"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09"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0"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1"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2"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979cm" fo:padding-top="0.125cm" fo:padding-bottom="0.125cm" fo:padding-left="0.25cm" fo:padding-right="0.25cm" fo:wrap-option="wrap" draw:shadow="hidden" draw:shadow-offset-x="0.2cm" draw:shadow-offset-y="0.2cm" draw:shadow-color="#808080"/>
    </style:style>
    <style:style style:name="gr814"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5"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6"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7"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8"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19"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0"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1"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2"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3"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cm" fo:min-width="0.979cm" fo:padding-top="0.125cm" fo:padding-bottom="0.125cm" fo:padding-left="0.25cm" fo:padding-right="0.25cm" fo:wrap-option="wrap" draw:shadow="hidden" draw:shadow-offset-x="0.2cm" draw:shadow-offset-y="0.2cm" draw:shadow-color="#808080"/>
    </style:style>
    <style:style style:name="gr825"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6"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7"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8"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29"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0"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1"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2"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3"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4"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104cm" fo:min-width="1.2cm" fo:padding-top="0.125cm" fo:padding-bottom="0.125cm" fo:padding-left="0.25cm" fo:padding-right="0.25cm" fo:wrap-option="wrap" draw:shadow="hidden" draw:shadow-offset-x="0.2cm" draw:shadow-offset-y="0.2cm" draw:shadow-color="#808080"/>
    </style:style>
    <style:style style:name="gr83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4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4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4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4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44" style:family="graphic" style:parent-style-name="standard">
      <style:graphic-properties svg:stroke-width="0.03cm" svg:stroke-color="#000000" draw:marker-start-width="0.25cm" draw:marker-end-width="0.25cm" draw:fill="none" draw:textarea-horizontal-align="justify" draw:textarea-vertical-align="middle" draw:auto-grow-height="false" fo:min-height="0.92cm" fo:min-width="2.22cm" fo:padding-top="0.14cm" fo:padding-bottom="0.14cm" fo:padding-left="0.265cm" fo:padding-right="0.265cm"/>
    </style:style>
    <style:style style:name="gr845" style:family="graphic" style:parent-style-name="standard">
      <style:graphic-properties svg:stroke-width="0.03cm" svg:stroke-color="#000000" draw:marker-start-width="0.25cm" draw:marker-end-width="0.25cm" draw:fill="solid" draw:fill-color="#ffffff" draw:textarea-horizontal-align="justify" draw:textarea-vertical-align="middle" draw:auto-grow-height="false" fo:min-height="1.22cm" fo:min-width="0cm" fo:padding-top="0.14cm" fo:padding-bottom="0.14cm" fo:padding-left="0.265cm" fo:padding-right="0.265cm"/>
    </style:style>
    <style:style style:name="gr846" style:family="graphic" style:parent-style-name="standard">
      <style:graphic-properties svg:stroke-width="0.03cm" svg:stroke-color="#000000" draw:marker-start-width="0.25cm" draw:marker-end-width="0.25cm" draw:fill="hatch" draw:fill-color="#ffffff" draw:fill-hatch-name="Red_20_90_20_Degrees_20_Crossed_20_5" draw:fill-hatch-solid="false" draw:textarea-horizontal-align="justify" draw:textarea-vertical-align="middle" draw:auto-grow-height="false" fo:min-height="1.22cm" fo:min-width="0cm" fo:padding-top="0.14cm" fo:padding-bottom="0.14cm" fo:padding-left="0.265cm" fo:padding-right="0.265cm"/>
    </style:style>
    <style:style style:name="gr847" style:family="graphic" style:parent-style-name="standard">
      <style:graphic-properties svg:stroke-width="0.03cm" svg:stroke-color="#000000" draw:marker-start-width="0.25cm" draw:marker-end-width="0.25cm" draw:fill="none" draw:textarea-horizontal-align="justify" draw:textarea-vertical-align="middle" draw:auto-grow-height="false" fo:min-height="0.16cm" fo:min-width="0cm" fo:padding-top="0.14cm" fo:padding-bottom="0.14cm" fo:padding-left="0.265cm" fo:padding-right="0.265cm"/>
    </style:style>
    <style:style style:name="gr84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draw:auto-grow-height="false" fo:min-height="0.604cm" fo:min-width="0.155cm" fo:padding-top="0.125cm" fo:padding-bottom="0.125cm" fo:padding-left="0.25cm" fo:padding-right="0.25cm" fo:wrap-option="wrap" draw:shadow="hidden" draw:shadow-offset-x="0.2cm" draw:shadow-offset-y="0.2cm" draw:shadow-color="#808080"/>
    </style:style>
    <style:style style:name="gr849" style:family="graphic" style:parent-style-name="standard">
      <style:graphic-properties svg:stroke-width="0.03cm" svg:stroke-color="#000000" draw:marker-start-width="0.25cm" draw:marker-end-width="0.25cm" draw:fill="none" draw:textarea-horizontal-align="justify" draw:textarea-vertical-align="middle" draw:auto-grow-height="false" fo:min-height="0.025cm" fo:min-width="0cm" fo:padding-top="0.14cm" fo:padding-bottom="0.14cm" fo:padding-left="0.265cm" fo:padding-right="0.265cm"/>
    </style:style>
    <style:style style:name="co1" style:family="table-column">
      <style:table-column-properties style:column-width="17.919cm" style:use-optimal-column-width="false"/>
    </style:style>
    <style:style style:name="co2" style:family="table-column">
      <style:table-column-properties style:column-width="6.318cm" style:use-optimal-column-width="false"/>
    </style:style>
    <style:style style:name="co3" style:family="table-column">
      <style:table-column-properties style:column-width="12.224cm" style:use-optimal-column-width="false"/>
    </style:style>
    <style:style style:name="co4" style:family="table-column">
      <style:table-column-properties style:column-width="0.848cm" style:use-optimal-column-width="false"/>
    </style:style>
    <style:style style:name="co5" style:family="table-column">
      <style:table-column-properties style:column-width="1.534cm" style:use-optimal-column-width="false"/>
    </style:style>
    <style:style style:name="co6" style:family="table-column">
      <style:table-column-properties style:column-width="1.13cm" style:use-optimal-column-width="false"/>
    </style:style>
    <style:style style:name="co7" style:family="table-column">
      <style:table-column-properties style:column-width="1.251cm" style:use-optimal-column-width="false"/>
    </style:style>
    <style:style style:name="co8" style:family="table-column">
      <style:table-column-properties style:column-width="13.15cm" style:use-optimal-column-width="false"/>
    </style:style>
    <style:style style:name="co9" style:family="table-column">
      <style:table-column-properties style:column-width="5.298cm" style:use-optimal-column-width="false"/>
    </style:style>
    <style:style style:name="co10" style:family="table-column">
      <style:table-column-properties style:column-width="1.255cm" style:use-optimal-column-width="false"/>
    </style:style>
    <style:style style:name="co11" style:family="table-column">
      <style:table-column-properties style:column-width="1.25cm" style:use-optimal-column-width="false"/>
    </style:style>
    <style:style style:name="co12" style:family="table-column">
      <style:table-column-properties style:column-width="2.001cm" style:use-optimal-column-width="false"/>
    </style:style>
    <style:style style:name="co13" style:family="table-column">
      <style:table-column-properties style:column-width="16.541cm" style:use-optimal-column-width="false"/>
    </style:style>
    <style:style style:name="co14" style:family="table-column">
      <style:table-column-properties style:column-width="0.86cm" style:use-optimal-column-width="false"/>
    </style:style>
    <style:style style:name="co15" style:family="table-column">
      <style:table-column-properties style:column-width="4.604cm" style:use-optimal-column-width="false"/>
    </style:style>
    <style:style style:name="co16" style:family="table-column">
      <style:table-column-properties style:column-width="2.805cm" style:use-optimal-column-width="false"/>
    </style:style>
    <style:style style:name="co17" style:family="table-column">
      <style:table-column-properties style:column-width="3.519cm" style:use-optimal-column-width="false"/>
    </style:style>
    <style:style style:name="co18" style:family="table-column">
      <style:table-column-properties style:column-width="4.048cm" style:use-optimal-column-width="false"/>
    </style:style>
    <style:style style:name="co19" style:family="table-column">
      <style:table-column-properties style:column-width="2.646cm" style:use-optimal-column-width="false"/>
    </style:style>
    <style:style style:name="co20" style:family="table-column">
      <style:table-column-properties style:column-width="2.024cm" style:use-optimal-column-width="false"/>
    </style:style>
    <style:style style:name="co21" style:family="table-column">
      <style:table-column-properties style:column-width="16.518cm" style:use-optimal-column-width="false"/>
    </style:style>
    <style:style style:name="co22" style:family="table-column">
      <style:table-column-properties style:column-width="2.821cm" style:use-optimal-column-width="false"/>
    </style:style>
    <style:style style:name="co23" style:family="table-column">
      <style:table-column-properties style:column-width="15.721cm" style:use-optimal-column-width="false"/>
    </style:style>
    <style:style style:name="ro1" style:family="table-row">
      <style:table-row-properties style:row-height="0.716cm" style:use-optimal-row-height="false"/>
    </style:style>
    <style:style style:name="ro2" style:family="table-row">
      <style:table-row-properties style:row-height="0.735cm" style:use-optimal-row-height="false"/>
    </style:style>
    <style:style style:name="ro3" style:family="table-row">
      <style:table-row-properties style:row-height="0.763cm" style:use-optimal-row-height="false"/>
    </style:style>
    <style:style style:name="ro4" style:family="table-row">
      <style:table-row-properties style:row-height="1.209cm" style:use-optimal-row-height="false"/>
    </style:style>
    <style:style style:name="ro5" style:family="table-row">
      <style:table-row-properties style:row-height="1.162cm" style:use-optimal-row-height="false"/>
    </style:style>
    <style:style style:name="ro6" style:family="table-row">
      <style:table-row-properties style:row-height="1.851cm" style:use-optimal-row-height="false"/>
    </style:style>
    <style:style style:name="ro7" style:family="table-row">
      <style:table-row-properties style:row-height="0.6cm" style:use-optimal-row-height="false"/>
    </style:style>
    <style:style style:name="ro8" style:family="table-row">
      <style:table-row-properties style:row-height="1.533cm" style:use-optimal-row-height="false"/>
    </style:style>
    <style:style style:name="ro9" style:family="table-row">
      <style:table-row-properties style:row-height="0.647cm" style:use-optimal-row-height="false"/>
    </style:style>
    <style:style style:name="ro10" style:family="table-row">
      <style:table-row-properties style:row-height="0.94cm" style:use-optimal-row-height="false"/>
    </style:style>
    <style:style style:name="ro11" style:family="table-row">
      <style:table-row-properties style:row-height="0.853cm" style:use-optimal-row-height="false"/>
    </style:style>
    <style:style style:name="ro12" style:family="table-row">
      <style:table-row-properties style:row-height="2.631cm" style:use-optimal-row-height="false"/>
    </style:style>
    <style:style style:name="ro13" style:family="table-row">
      <style:table-row-properties style:row-height="0.655cm" style:use-optimal-row-height="false"/>
    </style:style>
    <style:style style:name="ro14" style:family="table-row">
      <style:table-row-properties style:row-height="0cm" style:use-optimal-row-height="true"/>
    </style:style>
    <style:style style:name="ro15" style:family="table-row">
      <style:table-row-properties style:row-height="0.791cm" style:use-optimal-row-height="false"/>
    </style:style>
    <style:style style:name="ro16" style:family="table-row">
      <style:table-row-properties style:row-height="0.76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3" style:family="table-cell">
      <loext:graphic-properties draw:fill="none" draw:textarea-vertical-align="top"/>
      <style:paragraph-properties fo:text-align="start" fo:border="0.43pt solid #000000"/>
      <style:text-properties style:font-name="Liberation Sans1" fo:font-size="12pt" style:font-size-asian="12pt" style:font-size-complex="12pt" fo:hyphenate="false" loext:hyphenation-no-caps="false"/>
    </style:style>
    <style:style style:name="ce4" style:family="table-cell">
      <loext:graphic-properties draw:fill="none" draw:textarea-vertical-align="top"/>
      <style:paragraph-properties fo:text-align="start" fo:border="0.43pt solid #000000"/>
      <style:text-properties style:font-name="Liberation Sans1" fo:font-size="12pt" style:font-size-asian="12pt" style:font-size-complex="12pt"/>
    </style:style>
    <style:style style:name="ce5" style:family="table-cell">
      <loext:graphic-properties draw:fill="none" draw:textarea-vertical-align="top"/>
      <style:paragraph-properties fo:text-align="start" fo:border="0.43pt solid #000000"/>
      <style:text-properties style:font-name="Liberation Sans1" fo:font-size="8pt" fo:font-weight="normal" style:font-size-asian="8pt" style:font-weight-asian="normal" style:font-size-complex="8pt" style:font-weight-complex="normal" fo:hyphenate="false" loext:hyphenation-no-caps="false"/>
    </style:style>
    <style:style style:name="ce6" style:family="table-cell">
      <loext:graphic-properties draw:fill="none" draw:textarea-vertical-align="top"/>
      <style:paragraph-properties fo:text-align="end" fo:border="0.43pt solid #000000"/>
      <style:text-properties style:font-name="Liberation Sans1" fo:font-size="8pt" style:font-size-asian="8pt" style:font-size-complex="8pt" fo:hyphenate="false" loext:hyphenation-no-caps="false"/>
    </style:style>
    <style:style style:name="ce7" style:family="table-cell">
      <loext:graphic-properties draw:fill="none" draw:textarea-vertical-align="top"/>
      <style:paragraph-properties fo:text-align="start" fo:border="0.43pt solid #000000"/>
      <style:text-properties style:font-name="Liberation Sans1" fo:font-size="8pt" style:font-size-asian="8pt" style:font-size-complex="8pt" fo:hyphenate="false" loext:hyphenation-no-caps="false"/>
    </style:style>
    <style:style style:name="ce8" style:family="table-cell">
      <loext:graphic-properties draw:fill="none" draw:textarea-vertical-align="top"/>
      <style:paragraph-properties fo:text-align="center" fo:border="0.43pt solid #000000"/>
      <style:text-properties style:font-name="Liberation Sans1" fo:font-size="8pt" style:font-size-asian="8pt" style:font-size-complex="8pt" fo:hyphenate="false" loext:hyphenation-no-caps="false"/>
    </style:style>
    <style:style style:name="ce9" style:family="table-cell">
      <loext:graphic-properties draw:fill="none" draw:textarea-vertical-align="middle"/>
      <style:paragraph-properties fo:text-align="center" fo:border="0.43pt solid #000000"/>
      <style:text-properties style:font-name="Liberation Sans1" fo:font-size="8pt" style:font-size-asian="8pt" style:font-size-complex="8pt" fo:hyphenate="false" loext:hyphenation-no-caps="false"/>
    </style:style>
    <style:style style:name="ce10" style:family="table-cell">
      <loext:graphic-properties draw:fill="none" draw:textarea-vertical-align="top"/>
      <style:paragraph-properties fo:text-align="start"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11" style:family="table-cell">
      <loext:graphic-properties draw:fill="none" draw:textarea-vertical-align="top"/>
      <style:paragraph-properties fo:text-align="start" fo:border="0.43pt solid #000000"/>
      <style:text-properties style:font-name="Liberation Sans1" fo:font-size="12pt" fo:font-style="normal" style:font-size-asian="12pt" style:font-style-asian="normal" style:font-size-complex="12pt" style:font-style-complex="normal"/>
    </style:style>
    <style:style style:name="ce12" style:family="table-cell">
      <loext:graphic-properties draw:fill="none" draw:textarea-vertical-align="top"/>
      <style:paragraph-properties fo:text-align="center"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3" style:family="table-cell">
      <loext:graphic-properties draw:fill="none" draw:textarea-vertical-align="top"/>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14" style:family="table-cell">
      <loext:graphic-properties draw:fill="none" draw:textarea-vertical-align="top"/>
      <style:paragraph-properties fo:text-align="center"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15" style:family="table-cell">
      <loext:graphic-properties draw:fill="none" draw:textarea-vertical-align="top"/>
      <style:paragraph-properties fo:text-align="start" fo:border="0.43pt solid #000000"/>
      <style:text-properties style:font-name="Liberation Sans1" fo:font-size="10pt" style:font-size-asian="10pt" style:font-size-complex="10pt" fo:hyphenate="false" loext:hyphenation-no-caps="false"/>
    </style:style>
    <style:style style:name="ce16" style:family="table-cell">
      <loext:graphic-properties draw:fill="none" draw:textarea-vertical-align="top"/>
      <style:paragraph-properties fo:text-align="start" fo:border="0.43pt solid #000000"/>
      <style:text-properties style:font-name="Liberation Sans1" fo:font-size="10pt" fo:font-style="italic" style:font-size-asian="10pt" style:font-style-asian="italic" style:font-size-complex="10pt" style:font-style-complex="italic" fo:hyphenate="false" loext:hyphenation-no-caps="false"/>
    </style:style>
    <style:style style:name="ce17" style:family="table-cell">
      <loext:graphic-properties draw:fill="none" draw:textarea-vertical-align="top"/>
      <style:paragraph-properties fo:margin-left="0cm" fo:margin-right="0cm" fo:margin-top="0cm" fo:margin-bottom="0cm" fo:line-height="100%" fo:text-align="center" fo:text-indent="0cm"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18" style:family="table-cell">
      <loext:graphic-properties draw:fill="none" draw:textarea-vertical-align="top"/>
      <style:paragraph-properties fo:text-align="start" fo:border="0.43pt solid #000000"/>
      <style:text-properties style:font-name="Liberation Sans1" fo:font-size="12pt" fo:font-style="normal" style:font-size-asian="12pt" style:font-style-asian="normal" style:font-size-complex="12pt" style:font-style-complex="normal" fo:hyphenate="false" loext:hyphenation-no-caps="false"/>
    </style:style>
    <style:style style:name="P1" style:family="paragraph">
      <style:paragraph-properties fo:margin-left="0cm" fo:margin-right="0cm" fo:text-align="center" fo:text-indent="0.5cm"/>
    </style:style>
    <style:style style:name="P2" style:family="paragraph">
      <loext:graphic-properties draw:fill="none" draw:fill-color="#ffffff"/>
      <style:paragraph-properties fo:margin-left="0cm" fo:margin-right="0cm" fo:text-align="center" fo:text-indent="0.5cm" style:writing-mode="lr-tb"/>
      <style:text-properties fo:font-size="18pt" fo:font-weight="bold" style:font-size-asian="18pt" style:font-size-complex="18pt"/>
    </style:style>
    <style:style style:name="P3" style:family="paragraph">
      <loext:graphic-properties draw:fill="none" draw:fill-color="#ffffff"/>
      <style:paragraph-properties fo:margin-left="0cm" fo:margin-right="0cm" fo:text-align="center" fo:text-indent="0.5cm" style:writing-mode="lr-tb"/>
      <style:text-properties fo:font-size="18pt" fo:font-weight="normal" style:font-size-asian="18pt" style:font-weight-asian="normal" style:font-size-complex="18pt" style:font-weight-complex="normal"/>
    </style:style>
    <style:style style:name="P4" style:family="paragraph">
      <loext:graphic-properties draw:fill="none" draw:fill-color="#ffffff"/>
      <style:paragraph-properties fo:margin-left="0cm" fo:margin-right="0cm" fo:text-align="center" fo:text-indent="0.5cm" style:writing-mode="lr-tb"/>
      <style:text-properties fo:font-size="12pt" fo:font-weight="normal" style:font-size-asian="12pt" style:font-weight-asian="normal" style:font-size-complex="12pt" style:font-weight-complex="normal"/>
    </style:style>
    <style:style style:name="P5" style:family="paragraph">
      <style:paragraph-properties fo:margin-left="0cm" fo:margin-right="0cm" fo:text-align="start" fo:text-indent="0.5cm"/>
    </style:style>
    <style:style style:name="P6" style:family="paragraph">
      <loext:graphic-properties draw:fill="none" draw:fill-color="#ffffff"/>
      <style:paragraph-properties fo:margin-left="0cm" fo:margin-right="0cm" fo:text-align="start" fo:text-indent="0.5cm" style:writing-mode="lr-tb"/>
      <style:text-properties fo:font-size="16pt" fo:font-weight="bold" style:font-size-asian="16pt" style:font-size-complex="16pt"/>
    </style:style>
    <style:style style:name="P7" style:family="paragraph">
      <style:paragraph-properties fo:text-align="start"/>
    </style:style>
    <style:style style:name="P8" style:family="paragraph">
      <style:paragraph-properties fo:text-align="justify"/>
      <style:text-properties style:font-name="Liberation Sans1" fo:font-size="12pt" style:font-size-asian="12pt" style:font-size-complex="12pt"/>
    </style:style>
    <style:style style:name="P9" style:family="paragraph">
      <style:paragraph-properties fo:text-align="start"/>
      <style:text-properties style:font-name="Liberation Sans1" fo:font-size="12pt" style:font-size-asian="12pt" style:font-size-complex="12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2pt" style:font-size-asian="12pt" style:font-size-complex="12pt"/>
    </style:style>
    <style:style style:name="P12" style:family="paragraph">
      <loext:graphic-properties draw:fill="none" draw:fill-color="#ffffff"/>
      <style:paragraph-properties fo:margin-left="0cm" fo:margin-right="0cm" fo:text-align="start" fo:text-indent="0.5cm" style:writing-mode="lr-tb"/>
      <style:text-properties fo:text-transform="uppercase" fo:font-size="16pt" fo:font-weight="bold" style:font-size-asian="16pt" style:font-size-complex="16pt"/>
    </style:style>
    <style:style style:name="P13" style:family="paragraph">
      <style:paragraph-properties fo:text-align="start"/>
      <style:text-properties fo:hyphenate="false" loext:hyphenation-no-caps="false"/>
    </style:style>
    <style:style style:name="P14" style:family="paragraph">
      <style:paragraph-properties fo:text-align="start"/>
      <style:text-properties style:font-name="Liberation Sans1" fo:font-size="12pt" style:font-size-asian="12pt" style:font-size-complex="12pt" fo:hyphenate="false" loext:hyphenation-no-caps="false"/>
    </style:style>
    <style:style style:name="P15"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16" style:family="paragraph">
      <style:paragraph-properties fo:margin-left="0cm" fo:margin-right="0cm" fo:line-height="115%" fo:text-align="justify" fo:text-indent="0.5cm"/>
    </style:style>
    <style:style style:name="P17" style:family="paragraph">
      <style:paragraph-properties fo:margin-left="0cm" fo:margin-right="0cm" fo:margin-top="0cm" fo:margin-bottom="0cm" fo:line-height="115%" fo:text-align="justify" fo:text-indent="0.5cm"/>
    </style:style>
    <style:style style:name="P18"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19" style:family="paragraph">
      <style:paragraph-properties fo:margin-left="0cm" fo:margin-right="0cm" fo:margin-top="0cm" fo:margin-bottom="0cm" fo:line-height="100%" fo:text-align="start" fo:text-indent="0cm"/>
      <style:text-properties style:font-name="Liberation Sans1" fo:font-size="8pt" fo:font-weight="normal" style:font-size-asian="8pt" style:font-weight-asian="normal" style:font-size-complex="8pt" style:font-weight-complex="normal" fo:hyphenate="false" loext:hyphenation-no-caps="false"/>
    </style:style>
    <style:style style:name="P20" style:family="paragraph">
      <style:paragraph-properties fo:text-align="end"/>
      <style:text-properties style:font-name="Liberation Sans1" fo:font-size="8pt" style:font-size-asian="8pt" style:font-size-complex="8pt" fo:hyphenate="false" loext:hyphenation-no-caps="false"/>
    </style:style>
    <style:style style:name="P21" style:family="paragraph">
      <style:paragraph-properties fo:text-align="start"/>
      <style:text-properties style:font-name="Liberation Sans1" fo:font-size="8pt" fo:font-weight="normal" style:font-size-asian="8pt" style:font-weight-asian="normal" style:font-size-complex="8pt" style:font-weight-complex="normal" fo:hyphenate="false" loext:hyphenation-no-caps="false"/>
    </style:style>
    <style:style style:name="P22" style:family="paragraph">
      <style:paragraph-properties fo:text-align="center"/>
      <style:text-properties style:font-name="Liberation Sans1" fo:font-size="8pt" style:font-size-asian="8pt" style:font-size-complex="8pt" fo:hyphenate="false" loext:hyphenation-no-caps="false"/>
    </style:style>
    <style:style style:name="P23" style:family="paragraph">
      <loext:graphic-properties draw:fill="none"/>
      <style:paragraph-properties fo:text-align="center"/>
    </style:style>
    <style:style style:name="P24" style:family="paragraph">
      <style:paragraph-properties fo:margin-left="0cm" fo:margin-right="0cm" fo:line-height="100%" fo:text-align="center" fo:text-indent="0cm">
        <style:tab-stops/>
      </style:paragraph-properties>
    </style:style>
    <style:style style:name="P25" style:family="paragraph">
      <loext:graphic-properties draw:fill="none" draw:fill-color="#ffffff"/>
      <style:paragraph-properties fo:margin-left="0cm" fo:margin-right="0cm" fo:line-height="100%" fo:text-align="center" fo:text-indent="0cm" style:writing-mode="lr-tb">
        <style:tab-stops/>
      </style:paragraph-properties>
      <style:text-properties fo:font-size="8pt" fo:font-weight="normal" style:font-size-asian="8pt" style:font-weight-asian="normal" style:font-size-complex="8pt" style:font-weight-complex="normal"/>
    </style:style>
    <style:style style:name="P26" style:family="paragraph">
      <loext:graphic-properties draw:fill="solid" draw:fill-color="#ffffff"/>
      <style:paragraph-properties fo:text-align="center"/>
    </style:style>
    <style:style style:name="P27" style:family="paragraph">
      <style:paragraph-properties fo:margin-left="0cm" fo:margin-right="0cm" fo:line-height="100%" fo:text-align="start" fo:text-indent="0cm">
        <style:tab-stops/>
      </style:paragraph-properties>
    </style:style>
    <style:style style:name="P28" style:family="paragraph">
      <loext:graphic-properties draw:fill="none" draw:fill-color="#ffffff"/>
      <style:paragraph-properties fo:margin-left="0cm" fo:margin-right="0cm" fo:line-height="100%" fo:text-align="start" fo:text-indent="0cm" style:writing-mode="lr-tb">
        <style:tab-stops/>
      </style:paragraph-properties>
      <style:text-properties fo:font-size="8pt" fo:font-weight="normal" style:font-size-asian="8pt" style:font-weight-asian="normal" style:font-size-complex="8pt" style:font-weight-complex="normal"/>
    </style:style>
    <style:style style:name="P2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0000"/>
      <style:paragraph-properties fo:text-align="center"/>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 style:family="paragraph">
      <style:paragraph-properties fo:text-align="center" style:writing-mode="lr-tb"/>
      <style:text-properties fo:font-size="12pt" style:font-size-asian="12pt" style:font-size-complex="12pt"/>
    </style:style>
    <style:style style:name="P34" style:family="paragraph">
      <style:paragraph-properties fo:margin-left="0cm" fo:margin-right="0cm" fo:margin-top="0cm" fo:margin-bottom="0cm" fo:line-height="115%" fo:text-align="justify" fo:text-indent="0.5cm"/>
      <style:text-properties fo:hyphenate="false" loext:hyphenation-no-caps="false"/>
    </style:style>
    <style:style style:name="P35" style:family="paragraph">
      <loext:graphic-properties draw:fill="none" draw:fill-color="#ffffff"/>
      <style:paragraph-properties fo:margin-left="0cm" fo:margin-right="0cm" fo:line-height="115%" fo:text-align="justify" fo:text-indent="0.5cm" style:writing-mode="lr-tb"/>
      <style:text-properties fo:font-size="12pt" fo:font-weight="normal" style:font-size-asian="12pt" style:font-weight-asian="normal" style:font-size-complex="12pt" style:font-weight-complex="normal"/>
    </style:style>
    <style:style style:name="P36" style:family="paragraph">
      <style:paragraph-properties fo:text-align="end"/>
      <style:text-properties fo:hyphenate="false" loext:hyphenation-no-caps="false"/>
    </style:style>
    <style:style style:name="P37" style:family="paragraph">
      <style:paragraph-properties fo:margin-left="0cm" fo:margin-right="0cm" fo:line-height="115%" fo:text-align="justify" fo:text-indent="0.5cm"/>
      <style:text-properties fo:hyphenate="false" loext:hyphenation-no-caps="false"/>
    </style:style>
    <style:style style:name="P38" style:family="paragraph">
      <loext:graphic-properties draw:fill="none" draw:fill-color="#ffffff"/>
      <style:paragraph-properties fo:margin-left="0cm" fo:margin-right="0cm" fo:line-height="115%" fo:text-align="justify" fo:text-indent="0.5cm" style:writing-mode="lr-tb"/>
      <style:text-properties fo:font-size="12pt" fo:font-weight="bold" style:font-size-asian="12pt" style:font-weight-asian="bold" style:font-size-complex="12pt" style:font-weight-complex="bold" fo:hyphenate="false" loext:hyphenation-no-caps="false"/>
    </style:style>
    <style:style style:name="P39" style:family="paragraph">
      <style:paragraph-properties fo:text-align="start"/>
      <style:text-properties style:font-name="Liberation Sans1" fo:font-size="12pt" fo:font-weight="bold" style:font-size-asian="12pt" style:font-weight-asian="bold" style:font-size-complex="12pt" style:font-weight-complex="bold" fo:hyphenate="false" loext:hyphenation-no-caps="false"/>
    </style:style>
    <style:style style:name="P40" style:family="paragraph">
      <style:paragraph-properties fo:text-align="start"/>
      <style:text-properties style:font-name="Liberation Sans1" fo:font-size="12pt" fo:font-style="normal" style:font-size-asian="12pt" style:font-style-asian="normal" style:font-size-complex="12pt" style:font-style-complex="normal"/>
    </style:style>
    <style:style style:name="P41" style:family="paragraph">
      <style:paragraph-properties fo:margin-left="0cm" fo:margin-right="0cm" fo:margin-top="0cm" fo:margin-bottom="0cm" fo:line-height="100%" fo:text-align="start" fo:text-indent="0.5cm"/>
    </style:style>
    <style:style style:name="P42" style:family="paragraph">
      <loext:graphic-properties draw:fill="none" draw:fill-color="#ffffff"/>
      <style:paragraph-properties fo:margin-left="0cm" fo:margin-right="0cm" fo:line-height="115%" fo:text-align="justify" fo:text-indent="0.5cm" style:writing-mode="lr-tb"/>
      <style:text-properties fo:font-size="12pt" style:text-underline-style="none" fo:font-weight="bold" style:font-size-asian="12pt" style:font-weight-asian="bold" style:font-size-complex="12pt" style:font-weight-complex="bold" fo:hyphenate="false" loext:hyphenation-no-caps="false"/>
    </style:style>
    <style:style style:name="P43" style:family="paragraph">
      <style:paragraph-properties fo:text-align="start"/>
      <style:text-properties style:font-name="Liberation Sans1" fo:font-size="10pt" fo:font-weight="bold" style:font-size-asian="10pt" style:font-weight-asian="bold" style:font-size-complex="10pt" style:font-weight-complex="bold" fo:hyphenate="false" loext:hyphenation-no-caps="false"/>
    </style:style>
    <style:style style:name="P44" style:family="paragraph">
      <style:paragraph-properties fo:text-align="center"/>
      <style:text-properties style:font-name="Liberation Sans1" fo:font-size="12pt" fo:font-weight="bold" style:font-size-asian="12pt" style:font-weight-asian="bold" style:font-size-complex="12pt" style:font-weight-complex="bold" fo:hyphenate="false" loext:hyphenation-no-caps="false"/>
    </style:style>
    <style:style style:name="P45" style:family="paragraph">
      <style:paragraph-properties fo:text-align="start"/>
      <style:text-properties style:font-name="Liberation Sans1" fo:font-size="10pt" style:font-size-asian="10pt" style:font-size-complex="10pt" fo:hyphenate="false" loext:hyphenation-no-caps="false"/>
    </style:style>
    <style:style style:name="P46" style:family="paragraph">
      <style:paragraph-properties fo:text-align="start"/>
      <style:text-properties style:font-name="Liberation Sans1" fo:font-size="10pt" fo:font-style="italic" style:font-size-asian="10pt" style:font-style-asian="italic" style:font-size-complex="10pt" style:font-style-complex="italic" fo:hyphenate="false" loext:hyphenation-no-caps="false"/>
    </style:style>
    <style:style style:name="P47" style:family="paragraph">
      <style:paragraph-properties fo:text-align="center" style:writing-mode="lr-tb"/>
      <style:text-properties fo:font-size="10pt" fo:font-weight="bold" style:font-size-asian="10pt" style:font-weight-asian="bold" style:font-size-complex="10pt" style:font-weight-complex="bold"/>
    </style:style>
    <style:style style:name="P48" style:family="paragraph">
      <loext:graphic-properties draw:fill="none"/>
      <style:paragraph-properties fo:text-align="center" style:writing-mode="lr-tb"/>
      <style:text-properties fo:font-size="10pt" fo:font-weight="bold" style:font-size-asian="10pt" style:font-weight-asian="bold" style:font-size-complex="10pt" style:font-weight-complex="bold"/>
    </style:style>
    <style:style style:name="P49" style:family="paragraph">
      <loext:graphic-properties draw:fill="none" draw:fill-color="#ffffff"/>
      <style:paragraph-properties fo:margin-left="0cm" fo:margin-right="0cm" fo:line-height="100%" fo:text-align="start" fo:text-indent="0cm" style:writing-mode="lr-tb">
        <style:tab-stops/>
      </style:paragraph-properties>
      <style:text-properties fo:font-size="10pt" fo:font-weight="normal" style:font-size-asian="10pt" style:font-weight-asian="normal" style:font-size-complex="10pt" style:font-weight-complex="normal"/>
    </style:style>
    <style:style style:name="P50" style:family="paragraph">
      <style:paragraph-properties fo:text-align="center"/>
      <style:text-properties fo:hyphenate="false" loext:hyphenation-no-caps="false"/>
    </style:style>
    <style:style style:name="P51" style:family="paragraph">
      <style:paragraph-properties fo:margin-left="0cm" fo:margin-right="0cm" fo:margin-top="0cm" fo:margin-bottom="0cm" fo:line-height="100%" fo:text-align="center" fo:text-indent="0cm"/>
      <style:text-properties style:font-name="Liberation Sans1" fo:font-size="12pt" fo:font-weight="bold" style:font-size-asian="12pt" style:font-weight-asian="bold" style:font-size-complex="12pt" style:font-weight-complex="bold" fo:hyphenate="false" loext:hyphenation-no-caps="false"/>
    </style:style>
    <style:style style:name="P52" style:family="paragraph">
      <loext:graphic-properties draw:fill="none" draw:fill-color="#000000"/>
      <style:paragraph-properties fo:text-align="center"/>
    </style:style>
    <style:style style:name="P53" style:family="paragraph">
      <style:paragraph-properties fo:margin-left="0cm" fo:margin-right="0cm" fo:margin-top="0cm" fo:margin-bottom="0cm" fo:line-height="100%" fo:text-align="start" fo:text-indent="0cm"/>
      <style:text-properties style:font-name="Liberation Sans1" fo:font-size="12pt" style:font-size-asian="12pt" style:font-size-complex="12pt" fo:hyphenate="false" loext:hyphenation-no-caps="false"/>
    </style:style>
    <style:style style:name="P54" style:family="paragraph">
      <style:paragraph-properties fo:text-align="start"/>
      <style:text-properties style:font-name="Liberation Sans1" fo:font-size="12pt" fo:font-style="normal" style:font-size-asian="12pt" style:font-style-asian="normal" style:font-size-complex="12pt" style:font-style-complex="normal" fo:hyphenate="false" loext:hyphenation-no-caps="false"/>
    </style:style>
    <style:style style:name="P55" style:family="paragraph">
      <loext:graphic-properties draw:fill="hatch" draw:fill-hatch-name="Red_20_90_20_Degrees_20_Crossed_20_3" draw:fill-hatch-solid="false"/>
      <style:paragraph-properties fo:text-align="center"/>
    </style:style>
    <style:style style:name="P5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8" style:family="paragraph">
      <loext:graphic-properties draw:fill="hatch" draw:fill-color="#ffffff" draw:fill-hatch-name="Red_20_90_20_Degrees_20_Crossed_20_5" draw:fill-hatch-solid="false"/>
      <style:paragraph-properties fo:text-align="center"/>
    </style:style>
    <style:style style:name="T1" style:family="text">
      <style:text-properties fo:font-size="18pt" fo:font-weight="bold" style:font-size-asian="18pt" style:font-size-complex="18pt"/>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6pt" fo:font-weight="bold" style:font-size-asian="16pt" style:font-size-complex="16pt"/>
    </style:style>
    <style:style style:name="T5" style:family="text">
      <style:text-properties style:font-name="Liberation Sans1" fo:font-size="12pt" style:font-size-asian="12pt" style:font-size-complex="12pt"/>
    </style:style>
    <style:style style:name="T6" style:family="text">
      <style:text-properties fo:font-size="12pt" style:font-size-asian="12pt" style:font-size-complex="12pt"/>
    </style:style>
    <style:style style:name="T7" style:family="text">
      <style:text-properties fo:text-transform="uppercase" fo:font-size="16pt" fo:font-weight="bold" style:font-size-asian="16pt" style:font-size-complex="16pt"/>
    </style:style>
    <style:style style:name="T8" style:family="text">
      <style:text-properties style:font-name="Liberation Sans1" fo:font-size="12pt" style:text-underline-style="none" fo:font-weight="normal"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style:font-name="Liberation Sans1" fo:font-size="8pt" style:text-underline-style="none" fo:font-weight="normal" style:font-size-asian="8pt" style:font-weight-asian="normal" style:font-size-complex="8pt" style:font-weight-complex="normal"/>
    </style:style>
    <style:style style:name="T11" style:family="text">
      <style:text-properties style:font-name="Liberation Sans1"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size="6pt" fo:font-weight="normal" style:font-size-asian="6pt" style:font-weight-asian="normal" style:font-size-complex="6pt"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16" style:family="text">
      <style:text-properties style:font-name="Liberation Mono1" fo:font-size="14pt" fo:font-weight="bold" style:font-size-asian="14pt" style:font-weight-asian="bold" style:font-size-complex="14pt" style:font-weight-complex="bold"/>
    </style:style>
    <style:style style:name="T1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style:font-name="Liberation Mono1" fo:font-size="14pt" fo:font-weight="normal" style:font-size-asian="14pt" style:font-weight-asian="normal" style:font-size-complex="14pt" style:font-weight-complex="normal"/>
    </style:style>
    <style:style style:name="T19" style:family="text">
      <style:text-properties style:font-name="Liberation Sans1" fo:font-size="12pt" fo:font-style="italic" style:text-underline-style="none" fo:font-weight="normal" style:font-size-asian="12pt" style:font-style-asian="italic" style:font-weight-asian="normal" style:font-size-complex="12pt" style:font-style-complex="italic" style:font-weight-complex="normal"/>
    </style:style>
    <style:style style:name="T20" style:family="text">
      <style:text-properties style:font-name="Liberation Sans1" fo:font-size="12pt" fo:font-style="italic" style:font-size-asian="12pt" style:font-style-asian="italic" style:font-size-complex="12pt" style:font-style-complex="italic"/>
    </style:style>
    <style:style style:name="T21" style:family="text">
      <style:text-properties style:font-name="Liberation Sans1"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font-name="Liberation Sans1" fo:font-size="12pt" style:text-underline-style="none" fo:font-weight="bold" style:font-size-asian="12pt" style:font-weight-asian="bold" style:font-size-complex="12pt" style:font-weight-complex="bold"/>
    </style:style>
    <style:style style:name="T23" style:family="text">
      <style:text-properties style:font-name="Liberation Sans1" fo:font-size="12pt" fo:font-style="normal" style:font-size-asian="12pt" style:font-style-asian="normal" style:font-size-complex="12pt" style:font-style-complex="normal"/>
    </style:style>
    <style:style style:name="T24" style:family="text">
      <style:text-properties style:font-name="Liberation Sans1" fo:font-size="10pt" style:text-underline-style="none" fo:font-weight="normal" style:font-size-asian="10pt" style:font-weight-asian="normal" style:font-size-complex="10pt" style:font-weight-complex="normal"/>
    </style:style>
    <style:style style:name="T25" style:family="text">
      <style:text-properties fo:text-transform="uppercase" fo:font-size="16pt" fo:font-weight="bold" style:font-size-asian="16pt" style:font-weight-asian="bold" style:font-size-complex="16pt" style:font-weight-complex="bold"/>
    </style:style>
    <style:style style:name="T26" style:family="text">
      <style:text-properties fo:font-size="12pt" style:text-underline-style="none" fo:font-weight="bold" style:font-size-asian="12pt" style:font-weight-asian="bold" style:font-size-complex="12pt" style:font-weight-complex="bold"/>
    </style:style>
    <style:style style:name="T27" style:family="text">
      <style:text-properties style:font-name="Liberation Mono1" fo:font-size="12pt" fo:font-weight="bold" style:font-size-asian="12pt" style:font-weight-asian="bold" style:font-size-complex="12pt" style:font-weight-complex="bold"/>
    </style:style>
    <style:style style:name="T28" style:family="text">
      <style:text-properties style:font-name="Liberation Sans1" fo:font-size="12pt" fo:font-weight="normal" style:font-size-asian="12pt" style:font-weight-asian="normal" style:font-size-complex="12pt" style:font-weight-complex="normal"/>
    </style:style>
    <style:style style:name="T29" style:family="text">
      <style:text-properties style:font-name="Liberation Mono1" fo:font-size="12pt" fo:font-weight="normal" style:font-size-asian="12pt" style:font-weight-asian="normal" style:font-size-complex="12pt" style:font-weight-complex="normal"/>
    </style:style>
    <style:style style:name="T30" style:family="text">
      <style:text-properties style:font-name="Liberation Sans1" fo:font-size="10pt" style:text-underline-style="none" fo:font-weight="bold" style:font-size-asian="10pt" style:font-weight-asian="bold" style:font-size-complex="10pt" style:font-weight-complex="bold"/>
    </style:style>
    <style:style style:name="T31" style:family="text">
      <style:text-properties style:font-name="Liberation Sans1" fo:font-size="10pt" style:font-size-asian="10pt" style:font-size-complex="10pt"/>
    </style:style>
    <style:style style:name="T32" style:family="text">
      <style:text-properties style:font-name="Liberation Sans1" fo:font-size="10pt" fo:font-style="italic" style:font-size-asian="10pt" style:font-style-asian="italic" style:font-size-complex="10pt" style:font-style-complex="italic"/>
    </style:style>
    <style:style style:name="T33" style:family="text">
      <style:text-properties style:font-name="Liberation Sans1" fo:font-size="10pt" fo:font-style="italic" style:text-underline-style="none" fo:font-weight="normal" style:font-size-asian="10pt" style:font-style-asian="italic" style:font-weight-asian="normal" style:font-size-complex="10pt" style:font-style-complex="italic" style:font-weight-complex="normal"/>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font-size="12pt" fo:font-style="italic" fo:font-weight="bold" style:font-size-asian="12pt" style:font-style-asian="italic" style:font-weight-asian="bold" style:font-size-complex="12pt" style:font-style-complex="italic" style:font-weight-complex="bold"/>
    </style:style>
    <style:style style:name="T37" style:family="text">
      <style:text-properties style:font-name="Liberation Serif1" fo:font-size="12pt" style:text-underline-style="none" fo:font-weight="bold" style:font-name-asian="Liberation Serif1" style:font-size-asian="12pt" style:font-weight-asian="bold" style:font-name-complex="Liberation Serif1" style:font-size-complex="12pt" style:font-weight-complex="bold"/>
    </style:style>
    <style:style style:name="T38" style:family="text">
      <style:text-properties style:font-name="Liberation Sans3" fo:font-size="12pt" style:text-underline-style="none" fo:font-weight="bold" style:font-name-asian="Liberation Sans3" style:font-size-asian="12pt" style:font-weight-asian="bold" style:font-name-complex="Liberation Sans3" style:font-size-complex="12pt" style:font-weight-complex="bold"/>
    </style:style>
    <style:style style:name="T39" style:family="text">
      <style:text-properties style:text-position="33% 58%" style:font-name="Liberation Serif1" fo:font-size="12pt" style:text-underline-style="none" fo:font-weight="bold" style:font-name-asian="Liberation Serif1" style:font-size-asian="12pt" style:font-weight-asian="bold" style:font-name-complex="Liberation Serif1" style:font-size-complex="12pt" style:font-weight-complex="bold"/>
    </style:style>
    <style:style style:name="T40" style:family="text">
      <style:text-properties style:use-window-font-color="true" loext:opacity="0%" style:font-name="Liberation Sans1" fo:font-size="12pt" style:text-underline-style="none" fo:font-weight="normal" style:letter-kerning="true" style:font-name-asian="Microsoft YaHei" style:font-size-asian="12pt" style:font-weight-asian="normal" style:font-name-complex="Lucida Sans" style:font-size-complex="12pt" style:font-weight-complex="normal"/>
    </style:style>
    <style:style style:name="T41" style:family="text">
      <style:text-properties style:use-window-font-color="true" loext:opacity="0%" style:font-name="Liberation Sans1" fo:font-size="12pt" fo:font-style="normal"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style>
    <style:style style:name="T42" style:family="text">
      <style:text-properties fo:font-size="12pt" fo:font-style="italic" fo:font-weight="normal" style:font-size-asian="12pt" style:font-style-asian="italic" style:font-weight-asian="normal"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100%"/>
      </text:list-level-style-bullet>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ТИТУЛЬНЫЙ" draw:style-name="dp1" draw:master-page-name="Обычный">
        <draw:frame draw:style-name="gr1" draw:text-style-name="P2" draw:layer="layout" svg:width="19cm" svg:height="0.962cm" svg:x="1cm" svg:y="9.4cm">
          <draw:text-box>
            <text:p text:style-name="P1"><text:span text:style-name="T1">АСУ ТП</text:span></text:p>
          </draw:text-box>
        </draw:frame>
        <draw:frame draw:style-name="gr1" draw:text-style-name="P3" draw:layer="layout" svg:width="19cm" svg:height="0.962cm" svg:x="1cm" svg:y="10.6cm">
          <draw:text-box>
            <text:p text:style-name="P1"><text:span text:style-name="T2">разработка</text:span></text:p>
          </draw:text-box>
        </draw:frame>
        <draw:frame draw:style-name="gr1" draw:text-style-name="P4" draw:layer="layout" svg:width="19cm" svg:height="0.962cm" svg:x="1cm" svg:y="27.6cm">
          <draw:text-box>
            <text:p text:style-name="P1"><text:span text:style-name="T3">2023</text:span></text:p>
          </draw:text-box>
        </draw:frame>
        <draw:frame draw:style-name="gr1" draw:text-style-name="P3" draw:layer="layout" svg:width="19cm" svg:height="0.962cm" svg:x="1cm" svg:y="11.7cm">
          <draw:text-box>
            <text:p text:style-name="P1"><text:span text:style-name="T2">схема автоматизации</text:span></text:p>
          </draw:text-box>
        </draw:frame>
      </draw:page>
      <draw:page draw:name="СОДЕРЖАНИЕ" draw:style-name="dp1" draw:master-page-name="Обычный">
        <draw:frame draw:style-name="gr2" draw:text-style-name="P6" draw:layer="layout" svg:width="19cm" svg:height="0.878cm" svg:x="1cm" svg:y="1cm">
          <draw:text-box>
            <text:p text:style-name="P5"><text:span text:style-name="T4">СОДЕРЖАНИЕ</text:span></text:p>
          </draw:text-box>
        </draw:frame>
        <draw:frame draw:style-name="standard" draw:layer="layout" svg:width="17.918cm" svg:height="8.847cm" svg:x="1.578cm" svg:y="2.172cm">
          <table:table table:template-name="default" table:use-first-row-styles="true" table:use-banding-rows-styles="true">
            <table:table-column table:style-name="co1"/>
            <table:table-row table:style-name="ro1">
              <table:table-cell table:style-name="ce1">
                <text:p text:style-name="P7"><text:span text:style-name="T5"><text:a xlink:href="#СТАНДАРТЫ" xlink:type="simple">СТАНДАРТЫ</text:a></text:span></text:p>
              </table:table-cell>
            </table:table-row>
            <table:table-row table:style-name="ro2">
              <table:table-cell table:style-name="ce1">
                <text:p text:style-name="P8"><text:span text:style-name="T5"><text:a xlink:href="#ВВЕДЕНИЕ" xlink:type="simple">ВВЕДЕНИЕ</text:a></text:span></text:p>
              </table:table-cell>
            </table:table-row>
            <table:table-row table:style-name="ro2">
              <table:table-cell table:style-name="ce1">
                <text:p text:style-name="P9"><text:span text:style-name="T5"><text:a xlink:href="#РАЗВЕРНУТАЯ СХЕМА" xlink:type="simple">РАЗВЕРНУТАЯ СХЕМА</text:a></text:span></text:p>
              </table:table-cell>
            </table:table-row>
            <table:table-row table:style-name="ro3">
              <table:table-cell table:style-name="ce1">
                <text:p text:style-name="P9"><text:span text:style-name="T5"><text:a xlink:href="#УПРОЩЕННАЯ СХЕМА" xlink:type="simple">УПРОЩЕННАЯ СХЕМА</text:a></text:span></text:p>
              </table:table-cell>
            </table:table-row>
            <table:table-row table:style-name="ro2">
              <table:table-cell table:style-name="ce1">
                <text:p text:style-name="P9"><text:span text:style-name="T5"><text:a xlink:href="#ШИФР ДОКУМЕНТА" xlink:type="simple">ШИФР ДОКУМЕНТА</text:a></text:span></text:p>
              </table:table-cell>
            </table:table-row>
            <table:table-row table:style-name="ro2">
              <table:table-cell table:style-name="ce1">
                <text:p text:style-name="P9"><text:span text:style-name="T5"><text:a xlink:href="#НУМЕРАЦИЯ ТЕХНОЛОГИЧЕСКОГО ОБОРУДОВАНИЯ" xlink:type="simple">НУМЕРАЦИЯ ТЕХНОЛОГИЧЕСКОГО ОБОРУДОВАНИЯ</text:a></text:span></text:p>
              </table:table-cell>
            </table:table-row>
            <table:table-row table:style-name="ro2">
              <table:table-cell table:style-name="ce1">
                <text:p text:style-name="P7"><text:span text:style-name="T5"><text:a xlink:href="#НУМЕРАЦИЯ ПРИБОРОВ" xlink:type="simple">НУМЕРАЦИЯ ПРИБОРОВ</text:a></text:span></text:p>
              </table:table-cell>
            </table:table-row>
            <table:table-row table:style-name="ro2">
              <table:table-cell table:style-name="ce1">
                <text:p text:style-name="P7"><text:span text:style-name="T5"><text:a xlink:href="#НУМЕРАЦИЯ СИГНАЛОВ ПРИЧИННО-СЛЕДСТВЕННЫХ СВЯЗЕЙ" xlink:type="simple">НУМЕРАЦИЯ СИГНАЛОВ ПРИЧИННО-СЛЕДСТВЕННЫХ СВЯЗЕЙ</text:a></text:span></text:p>
              </table:table-cell>
            </table:table-row>
            <table:table-row table:style-name="ro2">
              <table:table-cell table:style-name="ce1">
                <text:p text:style-name="P7"><text:span text:style-name="T5"><text:a xlink:href="#НУМЕРАЦИЯ ТЕГОВ В/В" xlink:type="simple">НУМЕРАЦИЯ ТЕГОВ В/В</text:a></text:span></text:p>
              </table:table-cell>
            </table:table-row>
            <table:table-row table:style-name="ro2">
              <table:table-cell table:style-name="ce1">
                <text:p text:style-name="P7"><text:span text:style-name="T5"><text:a xlink:href="#НУМЕРАЦИЯ ШКАФОВ И ПРОЧЕГО ЭЛЕКТРООБОРУДОВАНИЯ" xlink:type="simple">НУМЕРАЦИЯ ШКАФОВ И ПРОЧЕГО ЭЛЕКТРООБОРУДОВАНИЯ</text:a></text:span></text:p>
              </table:table-cell>
            </table:table-row>
            <table:table-row table:style-name="ro2">
              <table:table-cell table:style-name="ce1">
                <text:p text:style-name="P7"><text:span text:style-name="T5"><text:a xlink:href="#УСЛОВНО-ГРАФИЧЕСКИЕ ОБОЗНАЧЕНИЯ" xlink:type="simple">УСЛОВНО-ГРАФИЧЕСКИЕ ОБОЗНАЧЕНИЯ</text:a></text:span></text:p>
              </table:table-cell>
            </table:table-row>
            <table:table-row table:style-name="ro2">
              <table:table-cell table:style-name="ce1"/>
            </table:table-row>
          </table:table>
          <draw:image xlink:href="Pictures/TablePreview1.svm" xlink:type="simple" xlink:show="embed" xlink:actuate="onLoad"/>
        </draw:frame>
      </draw:page>
      <draw:page draw:name="СТАНДАРТЫ"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СТАНДАРТЫ</text:a></text:span></text:p>
          </draw:text-box>
        </draw:frame>
        <draw:frame draw:style-name="standard" draw:layer="layout" svg:width="18.541cm" svg:height="10.951cm" svg:x="1.226cm" svg:y="2.369cm">
          <table:table table:template-name="default" table:use-first-row-styles="true" table:use-banding-rows-styles="true">
            <table:table-column table:style-name="co2"/>
            <table:table-column table:style-name="co3"/>
            <table:table-row table:style-name="ro4">
              <table:table-cell table:style-name="ce2">
                <text:p text:style-name="P13"><text:span text:style-name="T8">ГОСТ 21.408-2013</text:span></text:p>
              </table:table-cell>
              <table:table-cell table:style-name="ce3">
                <text:p text:style-name="P14"><text:span text:style-name="T8">Создание Автоматизированных систем</text:span></text:p>
                <text:p text:style-name="P14"><text:span text:style-name="T8">Правила выполнения документации</text:span></text:p>
              </table:table-cell>
            </table:table-row>
            <table:table-row table:style-name="ro4">
              <table:table-cell table:style-name="ce2">
                <text:p text:style-name="P15"><text:span text:style-name="T8">ГОСТ 02.780</text:span></text:p>
                <text:p text:style-name="P15"><text:span text:style-name="T8">ГОСТ 02.782</text:span></text:p>
                <text:p text:style-name="P15"><text:span text:style-name="T8">ГОСТ 02.788</text:span></text:p>
                <text:p text:style-name="P15"><text:span text:style-name="T8">ГОСТ 02.789</text:span></text:p>
                <text:p text:style-name="P15"><text:span text:style-name="T8">ГОСТ 02.790</text:span></text:p>
                <text:p text:style-name="P15"><text:span text:style-name="T8">ГОСТ 02.791</text:span></text:p>
                <text:p text:style-name="P15"><text:span text:style-name="T8">ГОСТ 02.792</text:span></text:p>
                <text:p text:style-name="P15"><text:span text:style-name="T8">ГОСТ 02.793</text:span></text:p>
                <text:p text:style-name="P15"><text:span text:style-name="T8">ГОСТ 02.794</text:span></text:p>
                <text:p text:style-name="P15"><text:span text:style-name="T8">ГОСТ 02.795</text:span></text:p>
              </table:table-cell>
              <table:table-cell table:style-name="ce4">
                <text:p text:style-name="P9"><text:span text:style-name="T5">Требования к изображению</text:span><text:span text:style-name="T5"><text:line-break/></text:span><text:span text:style-name="T5">технологического обоурудования</text:span></text:p>
              </table:table-cell>
            </table:table-row>
            <table:table-row table:style-name="ro4">
              <table:table-cell table:style-name="ce2">
                <text:p text:style-name="P15"><text:span text:style-name="T8">ГОСТ 02.785</text:span></text:p>
              </table:table-cell>
              <table:table-cell table:style-name="ce4">
                <text:p text:style-name="P14"><text:span text:style-name="T8">Требования к изображению</text:span><text:span text:style-name="T8"><text:line-break/></text:span><text:span text:style-name="T8">трубопроводной арматуры</text:span></text:p>
              </table:table-cell>
            </table:table-row>
            <table:table-row table:style-name="ro5">
              <table:table-cell table:style-name="ce2">
                <text:p text:style-name="P15"><text:span text:style-name="T8">ГОСТ 21.208-2013</text:span></text:p>
              </table:table-cell>
              <table:table-cell table:style-name="ce3">
                <text:p text:style-name="P14"><text:span text:style-name="T8">Обозначения приборов и средств автоматизации в схемах</text:span></text:p>
              </table:table-cell>
            </table:table-row>
            <table:table-row table:style-name="ro5">
              <table:table-cell table:style-name="ce2">
                <text:p text:style-name="P15"><text:span text:style-name="T8">ГОСТ 02.303</text:span></text:p>
              </table:table-cell>
              <table:table-cell table:style-name="ce3">
                <text:p text:style-name="P14"><text:span text:style-name="T8">Линии</text:span></text:p>
              </table:table-cell>
            </table:table-row>
            <table:table-row table:style-name="ro5">
              <table:table-cell table:style-name="ce2">
                <text:p text:style-name="P15"><text:span text:style-name="T8">ГОСТ 02.721</text:span></text:p>
              </table:table-cell>
              <table:table-cell table:style-name="ce3">
                <text:p text:style-name="P14"><text:span text:style-name="T8">Обозначения условно-графические в схемах.</text:span></text:p>
                <text:p text:style-name="P14"><text:span text:style-name="T8">Обозначения общего применения.</text:span></text:p>
              </table:table-cell>
            </table:table-row>
          </table:table>
          <draw:image xlink:href="Pictures/TablePreview2.svm" xlink:type="simple" xlink:show="embed" xlink:actuate="onLoad"/>
        </draw:frame>
      </draw:page>
      <draw:page draw:name="ВВЕДЕНИЕ" draw:style-name="dp1" draw:master-page-name="Обычный">
        <draw:frame draw:style-name="gr4" draw:text-style-name="P18" draw:layer="layout" svg:width="19cm" svg:height="16.056cm" svg:x="1cm" svg:y="2.051cm">
          <draw:text-box>
            <text:p text:style-name="P16"><text:span text:style-name="T9">Схема автоматизации</text:span></text:p>
            <text:list text:style-name="L1">
              <text:list-item>
                <text:p text:style-name="P16"><text:span text:style-name="T6">Разрабатывается в целом на технологическую (инженерную) систему или ее часть - на технологическую линию, блок оборудования, установку или агрегат.</text:span></text:p>
              </text:list-item>
              <text:list-item>
                <text:p text:style-name="P16"><text:span text:style-name="T6">Предназначена для отображения основных решений, принимаемых при проектировании АСУ ТП.</text:span></text:p>
              </text:list-item>
              <text:list-item>
                <text:p text:style-name="P16"><text:span text:style-name="T6">Является основных техническим документом, определяющим структуру и характер систем автоматизации, а также оснащение приборами и средствами.</text:span></text:p>
              </text:list-item>
            </text:list>
            <text:p text:style-name="P16"><text:span text:style-name="T6"/></text:p>
            <text:p text:style-name="P16"><text:span text:style-name="T9">На схеме изображают</text:span></text:p>
            <text:list text:continue-numbering="true" text:style-name="L1">
              <text:list-item>
                <text:p text:style-name="P16"><text:span text:style-name="T6">Технологическое и инженерное оборудование</text:span></text:p>
              </text:list-item>
              <text:list-item>
                <text:p text:style-name="P16"><text:span text:style-name="T6">Трубопроводы, газоходы, воздуховоды</text:span></text:p>
              </text:list-item>
              <text:list-item>
                <text:p text:style-name="P17"><text:span text:style-name="T6">Линии связи (в том числе беспроводная связь)</text:span></text:p>
              </text:list-item>
              <text:list-item>
                <text:p text:style-name="P16"><text:span text:style-name="T6">Приборы автоматизации, контура контроля, регулирования и/или управления</text:span></text:p>
                <text:p text:style-name="P16"><text:span text:style-name="T6">- контрольно-измерительные устройства (КИП)</text:span></text:p>
                <text:p text:style-name="P16"><text:span text:style-name="T6">- исполнительные устройства</text:span></text:p>
                <text:p text:style-name="P17"><text:span text:style-name="T6">- регуляторы, контроллеры</text:span></text:p>
                <text:p text:style-name="P17"><text:span text:style-name="T6">- человеко-машинный интерфейс (HMI), средства диспетчеризации и пр.</text:span></text:p>
              </text:list-item>
            </text:list>
            <text:p text:style-name="P16"><text:span text:style-name="T6"/></text:p>
            <text:p text:style-name="P16"><text:span text:style-name="T6">Контур контроля, регулирования и управления — совокупность отдельных функционально связанных приборов, выполняющих определенную задачу по контролю, регулированию, сигнализации, управлению и т.п.</text:span></text:p>
            <text:p text:style-name="P16"><text:span text:style-name="T6"/></text:p>
            <text:p text:style-name="P16"><text:span text:style-name="T9">Виды схем автоматизации</text:span></text:p>
            <text:list text:continue-numbering="true" text:style-name="L1">
              <text:list-item>
                <text:p text:style-name="P16"><text:span text:style-name="T6">Развернутая</text:span></text:p>
              </text:list-item>
              <text:list-item>
                <text:p text:style-name="P16"><text:span text:style-name="T6">Упрощенная</text:span></text:p>
              </text:list-item>
            </text:list>
            <text:p text:style-name="P16"><text:span text:style-name="T6"/></text:p>
            <text:p text:style-name="P17"><text:span text:style-name="T6">Схема автоматизации выполняется с использованием условно-графических и буквенных обозначений согласно стандартам.</text:span></text:p>
            <text:p text:style-name="P16"><text:span text:style-name="T6"/></text:p>
          </draw:text-box>
        </draw:frame>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ВВЕДЕНИЕ</text:a></text:span></text:p>
          </draw:text-box>
        </draw:frame>
      </draw:page>
      <draw:page draw:name="РАЗВЕРНУТАЯ СХЕМА" draw:style-name="dp1" draw:master-page-name="Обычный">
        <draw:frame draw:style-name="standard" draw:layer="layout" svg:width="17.912cm" svg:height="14.281cm" svg:x="1.587cm" svg:y="12.582cm">
          <table:table table:template-name="default" table:use-first-row-styles="true" table:use-banding-rows-styles="true">
            <table:table-column table:style-name="co4"/>
            <table:table-column table:style-name="co5"/>
            <table:table-column table:style-name="co6"/>
            <table:table-column table:style-name="co7"/>
            <table:table-column table:style-name="co8"/>
            <table:table-row table:style-name="ro6" table:default-cell-style-name="ce6">
              <table:table-cell table:style-name="ce5" table:number-rows-spanned="4">
                <text:p text:style-name="P13"><text:span text:style-name="T10"><text:s/></text:span></text:p>
                <text:p text:style-name="P19"><text:span text:style-name="T10">JB</text:span></text:p>
              </table:table-cell>
              <table:table-cell table:number-columns-spanned="3">
                <text:p text:style-name="P20"><text:span text:style-name="T10">по месту</text:span></text:p>
                <text:p text:style-name="P20"><text:span text:style-name="T10"/></text:p>
                <text:p text:style-name="P20"><text:span text:style-name="T10"/></text:p>
                <text:p text:style-name="P20"><text:span text:style-name="T10"/></text:p>
                <text:p text:style-name="P20"><text:span text:style-name="T10"/></text:p>
              </table:table-cell>
              <table:covered-table-cell/>
              <table:covered-table-cell/>
              <table:table-cell table:style-name="ce7" table:number-rows-spanned="18"/>
            </table:table-row>
            <table:table-row table:style-name="ro7" table:default-cell-style-name="ce6">
              <table:covered-table-cell table:style-name="ce5">
                <text:p text:style-name="P19"><text:span text:style-name="T10">JB</text:span></text:p>
              </table:covered-table-cell>
              <table:table-cell table:number-columns-spanned="3">
                <text:p text:style-name="P20"><text:span text:style-name="T11">JB-001</text:span></text:p>
              </table:table-cell>
              <table:covered-table-cell/>
              <table:covered-table-cell/>
              <table:covered-table-cell table:style-name="ce7"/>
            </table:table-row>
            <table:table-row table:style-name="ro7" table:default-cell-style-name="ce6">
              <table:covered-table-cell table:style-name="ce5"/>
              <table:table-cell table:number-columns-spanned="3">
                <text:p text:style-name="P20"><text:span text:style-name="T11">JB-002</text:span></text:p>
              </table:table-cell>
              <table:covered-table-cell/>
              <table:covered-table-cell/>
              <table:covered-table-cell table:style-name="ce7"/>
            </table:table-row>
            <table:table-row table:style-name="ro8" table:default-cell-style-name="ce6">
              <table:covered-table-cell table:style-name="ce5"/>
              <table:table-cell table:number-columns-spanned="3">
                <text:p text:style-name="P20"><text:span text:style-name="T11">JB-003</text:span></text:p>
              </table:table-cell>
              <table:covered-table-cell/>
              <table:covered-table-cell/>
              <table:covered-table-cell table:style-name="ce7"/>
            </table:table-row>
            <table:table-row table:style-name="ro7" table:default-cell-style-name="ce6">
              <table:table-cell table:style-name="ce5" table:number-rows-spanned="14">
                <text:p text:style-name="P21"><text:s/></text:p>
                <text:p text:style-name="P21"><text:span text:style-name="T10">MB</text:span></text:p>
                <text:p text:style-name="P21"><text:span text:style-name="T10">SB</text:span></text:p>
              </table:table-cell>
              <table:table-cell table:style-name="ce8" table:number-rows-spanned="6">
                <text:p text:style-name="P22"><text:span text:style-name="T11">MB-001</text:span></text:p>
              </table:table-cell>
              <table:table-cell table:number-columns-spanned="2">
                <text:p text:style-name="P20"><text:span text:style-name="T11">TB-001</text:span></text:p>
              </table:table-cell>
              <table:covered-table-cell/>
              <table:covered-table-cell table:style-name="ce7"/>
            </table:table-row>
            <table:table-row table:style-name="ro7" table:default-cell-style-name="ce6">
              <table:covered-table-cell table:style-name="ce5"/>
              <table:covered-table-cell table:style-name="ce8"/>
              <table:table-cell table:number-columns-spanned="2">
                <text:p text:style-name="P20"><text:span text:style-name="T11">TS-001</text:span></text:p>
              </table:table-cell>
              <table:covered-table-cell/>
              <table:covered-table-cell table:style-name="ce7"/>
            </table:table-row>
            <table:table-row table:style-name="ro7" table:default-cell-style-name="ce6">
              <table:covered-table-cell table:style-name="ce5"/>
              <table:covered-table-cell table:style-name="ce8"/>
              <table:table-cell table:number-columns-spanned="2">
                <text:p text:style-name="P20"><text:span text:style-name="T11">TAI-001</text:span></text:p>
              </table:table-cell>
              <table:covered-table-cell/>
              <table:covered-table-cell table:style-name="ce7"/>
            </table:table-row>
            <table:table-row table:style-name="ro7" table:default-cell-style-name="ce6">
              <table:covered-table-cell table:style-name="ce5"/>
              <table:covered-table-cell table:style-name="ce8"/>
              <table:table-cell table:number-columns-spanned="2">
                <text:p text:style-name="P20"><text:span text:style-name="T11">TAO-001</text:span></text:p>
              </table:table-cell>
              <table:covered-table-cell/>
              <table:covered-table-cell table:style-name="ce7"/>
            </table:table-row>
            <table:table-row table:style-name="ro7" table:default-cell-style-name="ce6">
              <table:covered-table-cell table:style-name="ce5"/>
              <table:covered-table-cell table:style-name="ce8"/>
              <table:table-cell table:number-columns-spanned="2">
                <text:p text:style-name="P20"><text:span text:style-name="T11">TDI-001</text:span></text:p>
              </table:table-cell>
              <table:covered-table-cell/>
              <table:covered-table-cell table:style-name="ce7"/>
            </table:table-row>
            <table:table-row table:style-name="ro7" table:default-cell-style-name="ce6">
              <table:covered-table-cell table:style-name="ce5"/>
              <table:covered-table-cell table:style-name="ce8"/>
              <table:table-cell table:number-columns-spanned="2">
                <text:p text:style-name="P20"><text:span text:style-name="T11">TDO-001</text:span></text:p>
              </table:table-cell>
              <table:covered-table-cell/>
              <table:covered-table-cell table:style-name="ce7"/>
            </table:table-row>
            <table:table-row table:style-name="ro7" table:default-cell-style-name="ce6">
              <table:covered-table-cell table:style-name="ce5">
                <text:p text:style-name="P21"><text:span text:style-name="T10">MB</text:span></text:p>
              </table:covered-table-cell>
              <table:table-cell table:style-name="ce8" table:number-rows-spanned="5">
                <text:p text:style-name="P22"><text:span text:style-name="T11">SB-001</text:span></text:p>
              </table:table-cell>
              <table:table-cell table:number-rows-spanned="5">
                <text:p text:style-name="P20"><text:span text:style-name="T11">PLC-001</text:span></text:p>
              </table:table-cell>
              <table:table-cell>
                <text:p text:style-name="P20"><text:span text:style-name="T11">DI</text:span></text:p>
              </table:table-cell>
              <table:covered-table-cell table:style-name="ce7"/>
            </table:table-row>
            <table:table-row table:style-name="ro7" table:default-cell-style-name="ce6">
              <table:covered-table-cell table:style-name="ce5"/>
              <table:covered-table-cell table:style-name="ce8"/>
              <table:covered-table-cell/>
              <table:table-cell>
                <text:p text:style-name="P20"><text:span text:style-name="T11">DO</text:span></text:p>
              </table:table-cell>
              <table:covered-table-cell table:style-name="ce7"/>
            </table:table-row>
            <table:table-row table:style-name="ro7" table:default-cell-style-name="ce6">
              <table:covered-table-cell table:style-name="ce5"/>
              <table:covered-table-cell table:style-name="ce8"/>
              <table:covered-table-cell/>
              <table:table-cell>
                <text:p text:style-name="P20"><text:span text:style-name="T11">AI</text:span></text:p>
              </table:table-cell>
              <table:covered-table-cell table:style-name="ce7"/>
            </table:table-row>
            <table:table-row table:style-name="ro7" table:default-cell-style-name="ce6">
              <table:covered-table-cell table:style-name="ce5"/>
              <table:covered-table-cell table:style-name="ce8"/>
              <table:covered-table-cell/>
              <table:table-cell>
                <text:p text:style-name="P20"><text:span text:style-name="T11">AO</text:span></text:p>
              </table:table-cell>
              <table:covered-table-cell table:style-name="ce7"/>
            </table:table-row>
            <table:table-row table:style-name="ro6" table:default-cell-style-name="ce6">
              <table:covered-table-cell table:style-name="ce5"/>
              <table:covered-table-cell table:style-name="ce8"/>
              <table:covered-table-cell/>
              <table:table-cell>
                <text:p text:style-name="P20"><text:span text:style-name="T11">CPU</text:span></text:p>
                <text:p text:style-name="P20"><text:span text:style-name="T11"/></text:p>
                <text:p text:style-name="P20"><text:span text:style-name="T11"/></text:p>
                <text:p text:style-name="P20"><text:span text:style-name="T11"/></text:p>
                <text:p text:style-name="P20"><text:span text:style-name="T11"/></text:p>
              </table:table-cell>
              <table:covered-table-cell table:style-name="ce7"/>
            </table:table-row>
            <table:table-row table:style-name="ro9" table:default-cell-style-name="ce6">
              <table:covered-table-cell table:style-name="ce5">
                <text:p text:style-name="P21"><text:span text:style-name="T10">SB</text:span></text:p>
              </table:covered-table-cell>
              <table:table-cell table:style-name="ce8" table:number-rows-spanned="3">
                <text:p text:style-name="P22"><text:span text:style-name="T11">SCADA</text:span></text:p>
              </table:table-cell>
              <table:table-cell table:number-columns-spanned="2">
                <text:p text:style-name="P20"><text:span text:style-name="T11">индикация</text:span></text:p>
              </table:table-cell>
              <table:covered-table-cell/>
              <table:covered-table-cell table:style-name="ce7"/>
            </table:table-row>
            <table:table-row table:style-name="ro7" table:default-cell-style-name="ce6">
              <table:covered-table-cell table:style-name="ce5"/>
              <table:covered-table-cell table:style-name="ce8"/>
              <table:table-cell table:number-columns-spanned="2">
                <text:p text:style-name="P20"><text:span text:style-name="T11">управление</text:span></text:p>
              </table:table-cell>
              <table:covered-table-cell/>
              <table:covered-table-cell table:style-name="ce7"/>
            </table:table-row>
            <table:table-row table:style-name="ro7" table:default-cell-style-name="ce6">
              <table:covered-table-cell table:style-name="ce5"/>
              <table:covered-table-cell table:style-name="ce8"/>
              <table:table-cell table:number-columns-spanned="2">
                <text:p text:style-name="P20"><text:span text:style-name="T11">регистрация</text:span></text:p>
              </table:table-cell>
              <table:covered-table-cell/>
              <table:covered-table-cell table:style-name="ce7"/>
            </table:table-row>
          </table:table>
          <draw:image xlink:href="Pictures/TablePreview3.svm" xlink:type="simple" xlink:show="embed" xlink:actuate="onLoad"/>
        </draw:frame>
        <draw:line draw:style-name="gr5" draw:text-style-name="P23" draw:layer="layout" svg:x1="6.972cm" svg:y1="12.523cm" svg:x2="6.972cm" svg:y2="11.971cm">
          <text:p/>
        </draw:line>
        <draw:frame draw:style-name="gr6" draw:text-style-name="P25" draw:layer="layout" svg:width="0.75cm" svg:height="0.319cm" svg:x="6.58cm" svg:y="11.559cm">
          <draw:text-box>
            <text:p text:style-name="P24"><text:span text:style-name="T12">1</text:span></text:p>
          </draw:text-box>
        </draw:frame>
        <draw:line draw:style-name="gr7" draw:text-style-name="P23" draw:layer="layout" svg:x1="6.972cm" svg:y1="12.583cm" svg:x2="6.972cm" svg:y2="22cm">
          <text:p/>
        </draw:line>
        <draw:line draw:style-name="gr8" draw:text-style-name="P23" draw:layer="layout" svg:x1="7.52cm" svg:y1="12.531cm" svg:x2="7.52cm" svg:y2="11.979cm">
          <text:p/>
        </draw:line>
        <draw:frame draw:style-name="gr6" draw:text-style-name="P25" draw:layer="layout" svg:width="0.75cm" svg:height="0.319cm" svg:x="7.178cm" svg:y="11.567cm">
          <draw:text-box>
            <text:p text:style-name="P24"><text:span text:style-name="T12">2</text:span></text:p>
          </draw:text-box>
        </draw:frame>
        <draw:line draw:style-name="gr7" draw:text-style-name="P23" draw:layer="layout" svg:x1="7.52cm" svg:y1="12.581cm" svg:x2="7.52cm" svg:y2="22cm">
          <text:p/>
        </draw:line>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РАЗВЕРНУТАЯ СХЕМА</text:a></text:span></text:p>
          </draw:text-box>
        </draw:frame>
        <draw:custom-shape draw:style-name="gr9" draw:text-style-name="P26" draw:layer="layout" svg:width="1cm" svg:height="1cm" svg:x="9.188cm" svg:y="22.699cm">
          <text:p/>
          <draw:enhanced-geometry svg:viewBox="0 0 21600 21600" draw:type="rectangle" draw:enhanced-path="M 0 0 L 21600 0 21600 21600 0 21600 0 0 Z N"/>
        </draw:custom-shape>
        <draw:custom-shape draw:style-name="gr10" draw:text-style-name="P23" draw:layer="layout" svg:width="1cm" svg:height="1cm" svg:x="9.198cm" svg:y="2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9.224cm" svg:y="22.845cm">
          <draw:text-box>
            <text:p text:style-name="P24"><text:span text:style-name="T12">2-TIC</text:span></text:p>
          </draw:text-box>
        </draw:frame>
        <draw:frame draw:style-name="gr11" draw:text-style-name="P25" draw:layer="layout" svg:width="1cm" svg:height="0.366cm" svg:x="9.189cm" svg:y="23.281cm">
          <draw:text-box>
            <text:p text:style-name="P24"><text:span text:style-name="T12">0105</text:span></text:p>
          </draw:text-box>
        </draw:frame>
        <draw:line draw:style-name="gr12" draw:text-style-name="P23" draw:layer="layout" svg:x1="9.198cm" svg:y1="23.205cm" svg:x2="10.198cm" svg:y2="23.205cm">
          <text:p/>
        </draw:line>
        <draw:frame draw:style-name="gr13" draw:text-style-name="P28" draw:layer="layout" svg:width="0.66cm" svg:height="1.844cm" svg:x="10.314cm" svg:y="22.104cm">
          <draw:text-box>
            <text:p text:style-name="P27"><text:span text:style-name="T12">A</text:span></text:p>
            <text:p text:style-name="P27"><text:span text:style-name="T12">HH</text:span></text:p>
            <text:p text:style-name="P27"><text:span text:style-name="T12">H</text:span></text:p>
            <text:p text:style-name="P27"><text:span text:style-name="T13"/></text:p>
            <text:p text:style-name="P27"><text:span text:style-name="T12">PID</text:span></text:p>
          </draw:text-box>
        </draw:frame>
        <draw:custom-shape draw:style-name="gr10" draw:text-style-name="P23" draw:layer="layout" svg:width="1cm" svg:height="1cm" svg:x="13.75cm" svg:y="4.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3.776cm" svg:y="4.892cm">
          <draw:text-box>
            <text:p text:style-name="P24"><text:span text:style-name="T12">2-HS</text:span></text:p>
          </draw:text-box>
        </draw:frame>
        <draw:frame draw:style-name="gr11" draw:text-style-name="P25" draw:layer="layout" svg:width="1cm" svg:height="0.366cm" svg:x="13.767cm" svg:y="5.328cm">
          <draw:text-box>
            <text:p text:style-name="P24"><text:span text:style-name="T12">002</text:span></text:p>
          </draw:text-box>
        </draw:frame>
        <draw:custom-shape draw:style-name="gr14" draw:text-style-name="P23" draw:layer="layout" svg:width="18.5cm" svg:height="25.75cm" svg:x="1.25cm" svg:y="2.5cm">
          <text:p/>
          <draw:enhanced-geometry svg:viewBox="0 0 21600 21600" draw:type="rectangle" draw:enhanced-path="M 0 0 L 21600 0 21600 21600 0 21600 0 0 Z N"/>
        </draw:custom-shape>
        <draw:custom-shape draw:style-name="gr15" draw:text-style-name="P23" draw:layer="layout" svg:width="2.75cm" svg:height="3.6cm" svg:x="9.953cm" svg:y="5.302cm">
          <text:p/>
          <draw:enhanced-geometry svg:viewBox="0 0 21600 21600" draw:type="rectangle" draw:enhanced-path="M 0 0 L 21600 0 21600 21600 0 21600 0 0 Z N"/>
        </draw:custom-shape>
        <draw:frame draw:style-name="gr11" draw:text-style-name="P25" draw:layer="layout" svg:width="2.75cm" svg:height="0.366cm" svg:x="9.953cm" svg:y="9.136cm">
          <draw:text-box>
            <text:p text:style-name="P24"><text:span text:style-name="T12">2-T-002</text:span></text:p>
          </draw:text-box>
        </draw:frame>
        <draw:g xml:id="id8" draw:id="id8">
          <draw:circle draw:style-name="gr16" draw:text-style-name="P29" draw:layer="layout" svg:width="1cm" svg:height="1cm" svg:x="13.725cm" svg:y="8.058cm">
            <text:p/>
          </draw:circle>
          <draw:line draw:style-name="gr17" draw:text-style-name="P29" draw:layer="layout" svg:x1="14.225cm" svg:y1="8.058cm" svg:x2="14.725cm" svg:y2="8.558cm">
            <text:p/>
          </draw:line>
          <draw:line draw:style-name="gr18" draw:text-style-name="P29" draw:layer="layout" svg:x1="14.225cm" svg:y1="9.058cm" svg:x2="14.725cm" svg:y2="8.558cm">
            <text:p/>
          </draw:line>
        </draw:g>
        <draw:frame draw:style-name="gr11" draw:text-style-name="P25" draw:layer="layout" svg:width="2.75cm" svg:height="0.366cm" svg:x="12.877cm" svg:y="9.24cm">
          <draw:text-box>
            <text:p text:style-name="P24"><text:span text:style-name="T12">2-P-002</text:span></text:p>
          </draw:text-box>
        </draw:frame>
        <draw:custom-shape draw:style-name="gr19" draw:text-style-name="P26" draw:layer="layout" svg:width="1cm" svg:height="1cm" svg:x="13.727cm" svg:y="6.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733cm" svg:height="0.366cm" svg:x="13.862cm" svg:y="6.61cm">
          <draw:text-box>
            <text:p text:style-name="P24"><text:span text:style-name="T12">M</text:span></text:p>
          </draw:text-box>
        </draw:frame>
        <draw:line draw:style-name="gr20" draw:text-style-name="P23" draw:layer="layout" svg:x1="14.239cm" svg:y1="7.25cm" svg:x2="14.239cm" svg:y2="8.058cm">
          <text:p/>
        </draw:line>
        <draw:custom-shape draw:style-name="gr21" draw:text-style-name="P23" xml:id="id1" draw:id="id1" draw:layer="layout" svg:width="3.947cm" svg:height="1cm" svg:x="1.653cm" svg:y="2.902cm">
          <text:p/>
          <draw:enhanced-geometry svg:viewBox="0 0 21600 21600" draw:mirror-horizontal="false" draw:mirror-vertical="false" draw:text-areas="0 0 21600 21600" draw:type="pentagon-right" draw:modifiers="19433.4346504559"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751cm" svg:y="3.237cm">
          <draw:text-box>
            <text:p text:style-name="P24"><text:span text:style-name="T12">25</text:span></text:p>
          </draw:text-box>
        </draw:frame>
        <draw:line draw:style-name="gr22" draw:text-style-name="P23" draw:layer="layout" svg:x1="2.453cm" svg:y1="2.904cm" svg:x2="2.453cm" svg:y2="3.902cm">
          <text:p/>
        </draw:line>
        <draw:frame draw:style-name="gr23" draw:text-style-name="P25" draw:layer="layout" svg:width="2.75cm" svg:height="0.637cm" svg:x="2.511cm" svg:y="3.111cm">
          <draw:text-box>
            <text:p text:style-name="P24"><text:span text:style-name="T12">ПАР НИЗКОГО ДАВЛЕНИЯ</text:span></text:p>
          </draw:text-box>
        </draw:frame>
        <draw:custom-shape draw:style-name="gr24" draw:text-style-name="P23" xml:id="id9" draw:id="id9" draw:layer="layout" svg:width="3.94cm" svg:height="1cm" svg:x="15.41cm" svg:y="8.055cm">
          <text:p/>
          <draw:enhanced-geometry svg:viewBox="0 0 21600 21600" draw:text-areas="0 0 21600 21600" draw:type="pentagon-right" draw:modifiers="19424.1055569652"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5.508cm" svg:y="8.39cm">
          <draw:text-box>
            <text:p text:style-name="P24"><text:span text:style-name="T12">05</text:span></text:p>
          </draw:text-box>
        </draw:frame>
        <draw:line draw:style-name="gr22" draw:text-style-name="P23" draw:layer="layout" svg:x1="16.21cm" svg:y1="8.057cm" svg:x2="16.21cm" svg:y2="9.055cm">
          <text:p/>
        </draw:line>
        <draw:frame draw:style-name="gr23" draw:text-style-name="P25" draw:layer="layout" svg:width="2.75cm" svg:height="0.637cm" svg:x="16.26cm" svg:y="8.268cm">
          <draw:text-box>
            <text:p text:style-name="P24"><text:span text:style-name="T12">ЖИДКАЯ ДОБАВКА</text:span><text:span text:style-name="T12"><text:line-break/></text:span><text:span text:style-name="T12">В 2-Z-029</text:span></text:p>
          </draw:text-box>
        </draw:frame>
        <draw:g>
          <draw:line draw:style-name="gr25" draw:text-style-name="P29" draw:layer="layout" svg:x1="10.358cm" svg:y1="8.156cm" svg:x2="10.958cm" svg:y2="8.556cm">
            <text:p/>
          </draw:line>
          <draw:line draw:style-name="gr26" draw:text-style-name="P29" draw:layer="layout" svg:x1="9.758cm" svg:y1="8.556cm" svg:x2="10.958cm" svg:y2="8.556cm">
            <text:p/>
          </draw:line>
          <draw:line draw:style-name="gr27" draw:text-style-name="P29" draw:layer="layout" svg:x1="9.758cm" svg:y1="7.756cm" svg:x2="10.958cm" svg:y2="7.756cm">
            <text:p/>
          </draw:line>
          <draw:line draw:style-name="gr28" draw:text-style-name="P29" draw:layer="layout" svg:x1="10.358cm" svg:y1="8.156cm" svg:x2="10.958cm" svg:y2="7.756cm">
            <text:p/>
          </draw:line>
        </draw:g>
        <draw:line draw:style-name="gr20" draw:text-style-name="P23" draw:layer="layout" svg:x1="9.554cm" svg:y1="7.506cm" svg:x2="9.554cm" svg:y2="8.006cm">
          <text:p/>
        </draw:line>
        <draw:line draw:style-name="gr20" draw:text-style-name="P23" draw:layer="layout" svg:x1="9.754cm" svg:y1="7.506cm" svg:x2="9.754cm" svg:y2="8.006cm">
          <text:p/>
        </draw:line>
        <draw:line draw:style-name="gr20" draw:text-style-name="P23" draw:layer="layout" svg:x1="9.554cm" svg:y1="8.29cm" svg:x2="9.554cm" svg:y2="8.79cm">
          <text:p/>
        </draw:line>
        <draw:line draw:style-name="gr20" draw:text-style-name="P23" draw:layer="layout" svg:x1="9.754cm" svg:y1="8.29cm" svg:x2="9.754cm" svg:y2="8.79cm">
          <text:p/>
        </draw:line>
        <draw:custom-shape draw:style-name="gr29" draw:text-style-name="P23" draw:layer="layout" svg:width="0.5cm" svg:height="0.5cm" draw:transform="rotate (-1.5707963267949) translate (7.237cm 5.7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7.238cm 6.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23" draw:layer="layout" svg:x1="7.239cm" svg:y1="4.902cm" svg:x2="7.239cm" svg:y2="5.995cm">
          <text:p/>
        </draw:line>
        <draw:ellipse draw:style-name="gr31" draw:text-style-name="P23" draw:layer="layout" svg:width="0.877cm" svg:height="0.5cm" draw:transform="rotate (-3.14159265358979) translate (7.673cm 4.652cm)" draw:kind="cut" draw:start-angle="180" draw:end-angle="0">
          <text:p/>
        </draw:ellipse>
        <draw:g>
          <draw:line draw:style-name="gr32" draw:text-style-name="P30" draw:layer="layout" svg:x1="7.505cm" svg:y1="4.598cm" svg:x2="7.705cm" svg:y2="4.598cm">
            <text:p/>
          </draw:line>
          <draw:line draw:style-name="gr33" draw:text-style-name="P30" draw:layer="layout" svg:x1="7.555cm" svg:y1="4.648cm" svg:x2="7.605cm" svg:y2="4.548cm">
            <text:p/>
          </draw:line>
          <draw:line draw:style-name="gr34" draw:text-style-name="P30" draw:layer="layout" svg:x1="7.605cm" svg:y1="4.648cm" svg:x2="7.655cm" svg:y2="4.548cm">
            <text:p/>
          </draw:line>
        </draw:g>
        <draw:g>
          <draw:line draw:style-name="gr35" draw:text-style-name="P30" draw:layer="layout" svg:x1="7.689cm" svg:y1="4.598cm" svg:x2="7.889cm" svg:y2="4.598cm">
            <text:p/>
          </draw:line>
          <draw:line draw:style-name="gr36" draw:text-style-name="P30" draw:layer="layout" svg:x1="7.739cm" svg:y1="4.648cm" svg:x2="7.789cm" svg:y2="4.548cm">
            <text:p/>
          </draw:line>
          <draw:line draw:style-name="gr37" draw:text-style-name="P30" draw:layer="layout" svg:x1="7.789cm" svg:y1="4.648cm" svg:x2="7.839cm" svg:y2="4.548cm">
            <text:p/>
          </draw:line>
        </draw:g>
        <draw:frame draw:style-name="gr11" draw:text-style-name="P25" draw:layer="layout" svg:width="0.5cm" svg:height="0.366cm" svg:x="7.005cm" svg:y="4.533cm">
          <draw:text-box>
            <text:p text:style-name="P24"><text:span text:style-name="T12">P</text:span></text:p>
          </draw:text-box>
        </draw:frame>
        <draw:g>
          <draw:line draw:style-name="gr38" draw:text-style-name="P30" draw:layer="layout" svg:x1="7.461cm" svg:y1="3.802cm" svg:x2="7.661cm" svg:y2="3.802cm">
            <text:p/>
          </draw:line>
          <draw:line draw:style-name="gr39" draw:text-style-name="P30" draw:layer="layout" svg:x1="7.511cm" svg:y1="3.852cm" svg:x2="7.561cm" svg:y2="3.752cm">
            <text:p/>
          </draw:line>
          <draw:line draw:style-name="gr40" draw:text-style-name="P30" draw:layer="layout" svg:x1="7.561cm" svg:y1="3.852cm" svg:x2="7.611cm" svg:y2="3.752cm">
            <text:p/>
          </draw:line>
        </draw:g>
        <draw:g>
          <draw:line draw:style-name="gr41" draw:text-style-name="P30" draw:layer="layout" svg:x1="7.645cm" svg:y1="3.802cm" svg:x2="7.845cm" svg:y2="3.802cm">
            <text:p/>
          </draw:line>
          <draw:line draw:style-name="gr42" draw:text-style-name="P30" draw:layer="layout" svg:x1="7.695cm" svg:y1="3.852cm" svg:x2="7.745cm" svg:y2="3.752cm">
            <text:p/>
          </draw:line>
          <draw:line draw:style-name="gr43" draw:text-style-name="P30" draw:layer="layout" svg:x1="7.745cm" svg:y1="3.852cm" svg:x2="7.795cm" svg:y2="3.752cm">
            <text:p/>
          </draw:line>
        </draw:g>
        <draw:g>
          <draw:line draw:style-name="gr44" draw:text-style-name="P30" draw:layer="layout" svg:x1="7.845cm" svg:y1="3.802cm" svg:x2="8.045cm" svg:y2="3.802cm">
            <text:p/>
          </draw:line>
          <draw:line draw:style-name="gr45" draw:text-style-name="P30" draw:layer="layout" svg:x1="7.895cm" svg:y1="3.852cm" svg:x2="7.945cm" svg:y2="3.752cm">
            <text:p/>
          </draw:line>
          <draw:line draw:style-name="gr46" draw:text-style-name="P30" draw:layer="layout" svg:x1="7.945cm" svg:y1="3.852cm" svg:x2="7.995cm" svg:y2="3.752cm">
            <text:p/>
          </draw:line>
        </draw:g>
        <draw:g>
          <draw:line draw:style-name="gr47" draw:text-style-name="P30" draw:layer="layout" svg:x1="7.261cm" svg:y1="3.802cm" svg:x2="7.461cm" svg:y2="3.802cm">
            <text:p/>
          </draw:line>
          <draw:line draw:style-name="gr48" draw:text-style-name="P30" draw:layer="layout" svg:x1="7.311cm" svg:y1="3.852cm" svg:x2="7.361cm" svg:y2="3.752cm">
            <text:p/>
          </draw:line>
          <draw:line draw:style-name="gr49" draw:text-style-name="P30" draw:layer="layout" svg:x1="7.361cm" svg:y1="3.852cm" svg:x2="7.411cm" svg:y2="3.752cm">
            <text:p/>
          </draw:line>
        </draw:g>
        <draw:g>
          <draw:line draw:style-name="gr50" draw:text-style-name="P30" draw:layer="layout" svg:x1="7.249cm" svg:y1="4.146cm" svg:x2="7.249cm" svg:y2="3.946cm">
            <text:p/>
          </draw:line>
          <draw:line draw:style-name="gr51" draw:text-style-name="P30" draw:layer="layout" svg:x1="7.299cm" svg:y1="4.096cm" svg:x2="7.199cm" svg:y2="4.046cm">
            <text:p/>
          </draw:line>
          <draw:line draw:style-name="gr52" draw:text-style-name="P30" draw:layer="layout" svg:x1="7.299cm" svg:y1="4.046cm" svg:x2="7.199cm" svg:y2="3.996cm">
            <text:p/>
          </draw:line>
        </draw:g>
        <draw:g>
          <draw:line draw:style-name="gr53" draw:text-style-name="P30" draw:layer="layout" svg:x1="7.249cm" svg:y1="4.002cm" svg:x2="7.249cm" svg:y2="3.802cm">
            <text:p/>
          </draw:line>
          <draw:line draw:style-name="gr54" draw:text-style-name="P30" draw:layer="layout" svg:x1="7.299cm" svg:y1="3.952cm" svg:x2="7.199cm" svg:y2="3.902cm">
            <text:p/>
          </draw:line>
          <draw:line draw:style-name="gr55" draw:text-style-name="P30" draw:layer="layout" svg:x1="7.299cm" svg:y1="3.902cm" svg:x2="7.199cm" svg:y2="3.852cm">
            <text:p/>
          </draw:line>
        </draw:g>
        <draw:g>
          <draw:line draw:style-name="gr56" draw:text-style-name="P30" draw:layer="layout" svg:x1="8.05cm" svg:y1="4.135cm" svg:x2="8.05cm" svg:y2="3.935cm">
            <text:p/>
          </draw:line>
          <draw:line draw:style-name="gr57" draw:text-style-name="P30" draw:layer="layout" svg:x1="8.1cm" svg:y1="4.085cm" svg:x2="8cm" svg:y2="4.035cm">
            <text:p/>
          </draw:line>
          <draw:line draw:style-name="gr58" draw:text-style-name="P30" draw:layer="layout" svg:x1="8.1cm" svg:y1="4.035cm" svg:x2="8cm" svg:y2="3.985cm">
            <text:p/>
          </draw:line>
        </draw:g>
        <draw:g>
          <draw:line draw:style-name="gr59" draw:text-style-name="P30" draw:layer="layout" svg:x1="8.05cm" svg:y1="3.991cm" svg:x2="8.05cm" svg:y2="3.791cm">
            <text:p/>
          </draw:line>
          <draw:line draw:style-name="gr60" draw:text-style-name="P30" draw:layer="layout" svg:x1="8.1cm" svg:y1="3.941cm" svg:x2="8cm" svg:y2="3.891cm">
            <text:p/>
          </draw:line>
          <draw:line draw:style-name="gr61" draw:text-style-name="P30" draw:layer="layout" svg:x1="8.1cm" svg:y1="3.891cm" svg:x2="8cm" svg:y2="3.841cm">
            <text:p/>
          </draw:line>
        </draw:g>
        <draw:g>
          <draw:line draw:style-name="gr62" draw:text-style-name="P30" draw:layer="layout" svg:x1="8.05cm" svg:y1="4.435cm" svg:x2="8.05cm" svg:y2="4.235cm">
            <text:p/>
          </draw:line>
          <draw:line draw:style-name="gr63" draw:text-style-name="P30" draw:layer="layout" svg:x1="8.1cm" svg:y1="4.385cm" svg:x2="8cm" svg:y2="4.335cm">
            <text:p/>
          </draw:line>
          <draw:line draw:style-name="gr64" draw:text-style-name="P30" draw:layer="layout" svg:x1="8.1cm" svg:y1="4.335cm" svg:x2="8cm" svg:y2="4.285cm">
            <text:p/>
          </draw:line>
        </draw:g>
        <draw:g>
          <draw:line draw:style-name="gr65" draw:text-style-name="P30" draw:layer="layout" svg:x1="8.05cm" svg:y1="4.291cm" svg:x2="8.05cm" svg:y2="4.091cm">
            <text:p/>
          </draw:line>
          <draw:line draw:style-name="gr66" draw:text-style-name="P30" draw:layer="layout" svg:x1="8.1cm" svg:y1="4.241cm" svg:x2="8cm" svg:y2="4.191cm">
            <text:p/>
          </draw:line>
          <draw:line draw:style-name="gr67" draw:text-style-name="P30" draw:layer="layout" svg:x1="8.1cm" svg:y1="4.191cm" svg:x2="8cm" svg:y2="4.141cm">
            <text:p/>
          </draw:line>
        </draw:g>
        <draw:g>
          <draw:line draw:style-name="gr68" draw:text-style-name="P30" draw:layer="layout" svg:x1="8.05cm" svg:y1="4.587cm" svg:x2="8.05cm" svg:y2="4.387cm">
            <text:p/>
          </draw:line>
          <draw:line draw:style-name="gr69" draw:text-style-name="P30" draw:layer="layout" svg:x1="8.1cm" svg:y1="4.537cm" svg:x2="8cm" svg:y2="4.487cm">
            <text:p/>
          </draw:line>
          <draw:line draw:style-name="gr70" draw:text-style-name="P30" draw:layer="layout" svg:x1="8.1cm" svg:y1="4.487cm" svg:x2="8cm" svg:y2="4.437cm">
            <text:p/>
          </draw:line>
        </draw:g>
        <draw:g>
          <draw:line draw:style-name="gr71" draw:text-style-name="P30" draw:layer="layout" svg:x1="7.859cm" svg:y1="4.598cm" svg:x2="8.059cm" svg:y2="4.598cm">
            <text:p/>
          </draw:line>
          <draw:line draw:style-name="gr72" draw:text-style-name="P30" draw:layer="layout" svg:x1="7.909cm" svg:y1="4.648cm" svg:x2="7.959cm" svg:y2="4.548cm">
            <text:p/>
          </draw:line>
          <draw:line draw:style-name="gr73" draw:text-style-name="P30" draw:layer="layout" svg:x1="7.959cm" svg:y1="4.648cm" svg:x2="8.009cm" svg:y2="4.548cm">
            <text:p/>
          </draw:line>
        </draw:g>
        <draw:g>
          <draw:line draw:style-name="gr74" draw:text-style-name="P30" draw:layer="layout" svg:x1="7.457cm" svg:y1="4.782cm" svg:x2="7.657cm" svg:y2="4.782cm">
            <text:p/>
          </draw:line>
          <draw:line draw:style-name="gr75" draw:text-style-name="P30" draw:layer="layout" svg:x1="7.507cm" svg:y1="4.832cm" svg:x2="7.557cm" svg:y2="4.732cm">
            <text:p/>
          </draw:line>
          <draw:line draw:style-name="gr76" draw:text-style-name="P30" draw:layer="layout" svg:x1="7.557cm" svg:y1="4.832cm" svg:x2="7.607cm" svg:y2="4.732cm">
            <text:p/>
          </draw:line>
        </draw:g>
        <draw:g>
          <draw:line draw:style-name="gr77" draw:text-style-name="P30" draw:layer="layout" svg:x1="7.641cm" svg:y1="4.782cm" svg:x2="7.841cm" svg:y2="4.782cm">
            <text:p/>
          </draw:line>
          <draw:line draw:style-name="gr78" draw:text-style-name="P30" draw:layer="layout" svg:x1="7.691cm" svg:y1="4.832cm" svg:x2="7.741cm" svg:y2="4.732cm">
            <text:p/>
          </draw:line>
          <draw:line draw:style-name="gr79" draw:text-style-name="P30" draw:layer="layout" svg:x1="7.741cm" svg:y1="4.832cm" svg:x2="7.791cm" svg:y2="4.732cm">
            <text:p/>
          </draw:line>
        </draw:g>
        <draw:g>
          <draw:line draw:style-name="gr80" draw:text-style-name="P30" draw:layer="layout" svg:x1="7.819cm" svg:y1="4.782cm" svg:x2="8.019cm" svg:y2="4.782cm">
            <text:p/>
          </draw:line>
          <draw:line draw:style-name="gr81" draw:text-style-name="P30" draw:layer="layout" svg:x1="7.869cm" svg:y1="4.832cm" svg:x2="7.919cm" svg:y2="4.732cm">
            <text:p/>
          </draw:line>
          <draw:line draw:style-name="gr82" draw:text-style-name="P30" draw:layer="layout" svg:x1="7.919cm" svg:y1="4.832cm" svg:x2="7.969cm" svg:y2="4.732cm">
            <text:p/>
          </draw:line>
        </draw:g>
        <draw:line draw:style-name="gr83" draw:text-style-name="P23" draw:layer="layout" svg:x1="6.987cm" svg:y1="4.678cm" svg:x2="6.5cm" svg:y2="4.678cm">
          <text:p/>
        </draw:line>
        <draw:custom-shape draw:style-name="gr84" draw:text-style-name="P23" draw:layer="layout" svg:width="0.5cm" svg:height="0.5cm" svg:x="6.983cm" svg:y="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3" draw:layer="layout" svg:x1="6.6cm" svg:y1="5.7cm" svg:x2="6.6cm" svg:y2="6.2cm">
          <text:p/>
        </draw:line>
        <draw:line draw:style-name="gr20" draw:text-style-name="P23" draw:layer="layout" svg:x1="7.874cm" svg:y1="5.7cm" svg:x2="7.874cm" svg:y2="6.2cm">
          <text:p/>
        </draw:line>
        <draw:custom-shape draw:style-name="gr10" draw:text-style-name="P23" draw:layer="layout" svg:width="1cm" svg:height="1cm" svg:x="7.502cm" svg:y="7.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7.528cm" svg:y="7.792cm">
          <draw:text-box>
            <text:p text:style-name="P24"><text:span text:style-name="T12">2-TE</text:span></text:p>
          </draw:text-box>
        </draw:frame>
        <draw:frame draw:style-name="gr11" draw:text-style-name="P25" draw:layer="layout" svg:width="1cm" svg:height="0.366cm" svg:x="7.493cm" svg:y="8.228cm">
          <draw:text-box>
            <text:p text:style-name="P24"><text:span text:style-name="T12">0105</text:span></text:p>
          </draw:text-box>
        </draw:frame>
        <draw:line draw:style-name="gr85" draw:text-style-name="P23" draw:layer="layout" svg:x1="8.5cm" svg:y1="8.156cm" svg:x2="10.173cm" svg:y2="8.156cm">
          <text:p/>
        </draw:line>
        <draw:line draw:style-name="gr20" draw:text-style-name="P23" draw:layer="layout" svg:x1="8.568cm" svg:y1="7.88cm" svg:x2="8.568cm" svg:y2="8.38cm">
          <text:p/>
        </draw:line>
        <draw:line draw:style-name="gr85" draw:text-style-name="P23" xml:id="id2" draw:id="id2" draw:layer="layout" svg:x1="6cm" svg:y1="5.95cm" svg:x2="6.6cm" svg:y2="5.95cm">
          <text:p/>
        </draw:line>
        <draw:line draw:style-name="gr85" draw:text-style-name="P23" xml:id="id3" draw:id="id3" draw:layer="layout" svg:x1="7.885cm" svg:y1="5.95cm" svg:x2="8.5cm" svg:y2="5.95cm">
          <text:p/>
        </draw:line>
        <draw:connector draw:style-name="gr86" draw:text-style-name="P10" draw:layer="layout" draw:line-skew="-0.101cm" svg:x1="5.6cm" svg:y1="3.402cm" svg:x2="6cm" svg:y2="5.95cm" draw:start-shape="id1" draw:start-glue-point="1" draw:end-shape="id2" draw:end-glue-point="3" svg:d="M5600 3402h400v1518 1030" svg:viewBox="0 0 401 2549">
          <text:p/>
        </draw:connector>
        <draw:line draw:style-name="gr85" draw:text-style-name="P23" xml:id="id4" draw:id="id4" draw:layer="layout" svg:x1="9.25cm" svg:y1="7.763cm" svg:x2="9.539cm" svg:y2="7.763cm">
          <text:p/>
        </draw:line>
        <draw:connector draw:style-name="gr86" draw:text-style-name="P10" draw:layer="layout" draw:line-skew="-0.909cm" svg:x1="8.5cm" svg:y1="5.95cm" svg:x2="9.25cm" svg:y2="7.763cm" draw:start-shape="id3" draw:start-glue-point="1" draw:end-shape="id4" draw:end-glue-point="3" svg:d="M8500 5950v-2h750v1815" svg:viewBox="0 0 751 1816">
          <text:p/>
        </draw:connector>
        <draw:custom-shape draw:style-name="gr24" draw:text-style-name="P23" xml:id="id6" draw:id="id6" draw:layer="layout" svg:width="3.94cm" svg:height="1cm" svg:x="15.411cm" svg:y="9.504cm">
          <text:p/>
          <draw:enhanced-geometry svg:viewBox="0 0 21600 21600" draw:text-areas="0 0 21600 21600" draw:type="pentagon-right" draw:modifiers="19424.1055569652"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5.509cm" svg:y="9.839cm">
          <draw:text-box>
            <text:p text:style-name="P24"><text:span text:style-name="T12">26</text:span></text:p>
          </draw:text-box>
        </draw:frame>
        <draw:line draw:style-name="gr22" draw:text-style-name="P23" draw:layer="layout" svg:x1="16.211cm" svg:y1="9.506cm" svg:x2="16.211cm" svg:y2="10.504cm">
          <text:p/>
        </draw:line>
        <draw:frame draw:style-name="gr87" draw:text-style-name="P25" draw:layer="layout" svg:width="2.75cm" svg:height="0.435cm" svg:x="16.261cm" svg:y="9.869cm">
          <draw:text-box>
            <text:p text:style-name="P24"><text:span text:style-name="T12">КОНДЕНСАТ</text:span></text:p>
          </draw:text-box>
        </draw:frame>
        <draw:line draw:style-name="gr85" draw:text-style-name="P23" xml:id="id5" draw:id="id5" draw:layer="layout" svg:x1="9.251cm" svg:y1="8.563cm" svg:x2="9.54cm" svg:y2="8.563cm">
          <text:p/>
        </draw:line>
        <draw:connector draw:style-name="gr88" draw:text-style-name="P10" draw:layer="layout" svg:x1="9.251cm" svg:y1="8.563cm" svg:x2="15.411cm" svg:y2="10.004cm" draw:start-shape="id5" draw:start-glue-point="3" draw:end-shape="id6" draw:end-glue-point="3" svg:d="M9251 8563v1441h6160" svg:viewBox="0 0 6161 1442">
          <text:p/>
        </draw:connector>
        <draw:line draw:style-name="gr20" draw:text-style-name="P23" draw:layer="layout" svg:x1="12.99cm" svg:y1="8.29cm" svg:x2="12.99cm" svg:y2="8.79cm">
          <text:p/>
        </draw:line>
        <draw:line draw:style-name="gr20" draw:text-style-name="P23" draw:layer="layout" svg:x1="13.19cm" svg:y1="8.29cm" svg:x2="13.19cm" svg:y2="8.79cm">
          <text:p/>
        </draw:line>
        <draw:line draw:style-name="gr85" draw:text-style-name="P23" draw:layer="layout" svg:x1="12.687cm" svg:y1="8.563cm" svg:x2="12.976cm" svg:y2="8.563cm">
          <text:p/>
        </draw:line>
        <draw:line draw:style-name="gr85" draw:text-style-name="P23" xml:id="id7" draw:id="id7" draw:layer="layout" svg:x1="13.162cm" svg:y1="8.563cm" svg:x2="13.451cm" svg:y2="8.563cm">
          <text:p/>
        </draw:line>
        <draw:connector draw:style-name="gr89" draw:text-style-name="P23" draw:layer="layout" draw:type="line" svg:x1="13.451cm" svg:y1="8.563cm" svg:x2="13.725cm" svg:y2="8.558cm" draw:start-shape="id7" draw:start-glue-point="1" draw:end-shape="id8" draw:end-glue-point="3" svg:d="M13451 8563l274-5" svg:viewBox="0 0 275 6">
          <text:p/>
        </draw:connector>
        <draw:frame draw:style-name="gr11" draw:text-style-name="P25" draw:layer="layout" svg:width="2.75cm" svg:height="0.366cm" svg:x="5.87cm" svg:y="6.34cm">
          <draw:text-box>
            <text:p text:style-name="P24"><text:span text:style-name="T12">2-TV-0105</text:span></text:p>
          </draw:text-box>
        </draw:frame>
        <draw:connector draw:style-name="gr89" draw:text-style-name="P23" draw:layer="layout" draw:type="line" svg:x1="14.725cm" svg:y1="8.558cm" svg:x2="15.41cm" svg:y2="8.555cm" draw:start-shape="id8" draw:start-glue-point="1" draw:end-shape="id9" draw:end-glue-point="3" svg:d="M14725 8558l685-3" svg:viewBox="0 0 686 4">
          <text:p/>
        </draw:connector>
        <draw:custom-shape draw:style-name="gr90" draw:text-style-name="P23" draw:layer="layout" svg:width="5cm" svg:height="0.978cm" svg:x="14.75cm" svg:y="27.25cm">
          <text:p/>
          <draw:enhanced-geometry svg:viewBox="0 0 21600 21600" draw:type="rectangle" draw:enhanced-path="M 0 0 L 21600 0 21600 21600 0 21600 0 0 Z N"/>
        </draw:custom-shape>
        <draw:frame draw:style-name="gr6" draw:text-style-name="P25" draw:layer="layout" svg:width="2.25cm" svg:height="0.319cm" draw:transform="rotate (1.5707963267949) translate (1.827cm 15.613cm)">
          <draw:text-box>
            <text:p text:style-name="P24"><text:span text:style-name="T12">ЦЕХ</text:span></text:p>
          </draw:text-box>
        </draw:frame>
        <draw:frame draw:style-name="gr6" draw:text-style-name="P25" draw:layer="layout" svg:width="8cm" svg:height="0.319cm" draw:transform="rotate (1.5707963267949) translate (1.828cm 24.985cm)">
          <draw:text-box>
            <text:p text:style-name="P24"><text:span text:style-name="T12">КОМНАТА УПРАВЛЕНИЯ / ДИСПЕТЧЕРСКАЯ</text:span></text:p>
          </draw:text-box>
        </draw:frame>
        <draw:line draw:style-name="gr5" draw:text-style-name="P23" draw:layer="layout" svg:x1="8cm" svg:y1="9.25cm" svg:x2="8cm" svg:y2="8.698cm">
          <text:p/>
        </draw:line>
        <draw:frame draw:style-name="gr6" draw:text-style-name="P25" draw:layer="layout" svg:width="0.75cm" svg:height="0.319cm" svg:x="7.63cm" svg:y="9.353cm">
          <draw:text-box>
            <text:p text:style-name="P24"><text:span text:style-name="T12">3</text:span></text:p>
          </draw:text-box>
        </draw:frame>
        <draw:frame draw:style-name="gr6" draw:text-style-name="P25" draw:layer="layout" svg:width="0.75cm" svg:height="0.319cm" svg:x="5.896cm" svg:y="4.526cm">
          <draw:text-box>
            <text:p text:style-name="P24"><text:span text:style-name="T12">2</text:span></text:p>
          </draw:text-box>
        </draw:frame>
        <draw:line draw:style-name="gr83" draw:text-style-name="P23" draw:layer="layout" svg:x1="6.499cm" svg:y1="4.144cm" svg:x2="6.986cm" svg:y2="4.144cm">
          <text:p/>
        </draw:line>
        <draw:frame draw:style-name="gr6" draw:text-style-name="P25" draw:layer="layout" svg:width="0.75cm" svg:height="0.319cm" svg:x="5.896cm" svg:y="3.994cm">
          <draw:text-box>
            <text:p text:style-name="P24"><text:span text:style-name="T12">1</text:span></text:p>
          </draw:text-box>
        </draw:frame>
        <draw:line draw:style-name="gr91" draw:text-style-name="P23" draw:layer="layout" svg:x1="14.25cm" svg:y1="6.25cm" svg:x2="14.25cm" svg:y2="5.75cm">
          <text:p/>
        </draw:line>
        <draw:line draw:style-name="gr83" draw:text-style-name="P23" draw:layer="layout" svg:x1="14.75cm" svg:y1="6.95cm" svg:x2="15.237cm" svg:y2="6.95cm">
          <text:p/>
        </draw:line>
        <draw:frame draw:style-name="gr6" draw:text-style-name="P25" draw:layer="layout" svg:width="0.75cm" svg:height="0.319cm" svg:x="15.068cm" svg:y="6.829cm">
          <draw:text-box>
            <text:p text:style-name="P24"><text:span text:style-name="T12">5</text:span></text:p>
          </draw:text-box>
        </draw:frame>
        <draw:line draw:style-name="gr83" draw:text-style-name="P23" draw:layer="layout" svg:x1="15.25cm" svg:y1="6.5cm" svg:x2="14.763cm" svg:y2="6.5cm">
          <text:p/>
        </draw:line>
        <draw:frame draw:style-name="gr6" draw:text-style-name="P25" draw:layer="layout" svg:width="0.75cm" svg:height="0.319cm" svg:x="15.068cm" svg:y="6.356cm">
          <draw:text-box>
            <text:p text:style-name="P24"><text:span text:style-name="T12">4</text:span></text:p>
          </draw:text-box>
        </draw:frame>
        <draw:line draw:style-name="gr92" draw:text-style-name="P23" draw:layer="layout" svg:x1="6.225cm" svg:y1="14.746cm" svg:x2="19.285cm" svg:y2="14.746cm">
          <text:p/>
        </draw:line>
        <draw:line draw:style-name="gr92" draw:text-style-name="P23" draw:layer="layout" svg:x1="6.226cm" svg:y1="15.346cm" svg:x2="19.286cm" svg:y2="15.346cm">
          <text:p/>
        </draw:line>
        <draw:line draw:style-name="gr92" draw:text-style-name="P23" draw:layer="layout" svg:x1="6.227cm" svg:y1="15.95cm" svg:x2="19.287cm" svg:y2="15.95cm">
          <text:p/>
        </draw:line>
        <draw:line draw:style-name="gr92" draw:text-style-name="P23" draw:layer="layout" svg:x1="6.228cm" svg:y1="16.55cm" svg:x2="19.288cm" svg:y2="16.55cm">
          <text:p/>
        </draw:line>
        <draw:line draw:style-name="gr92" draw:text-style-name="P23" draw:layer="layout" svg:x1="6.229cm" svg:y1="17.128cm" svg:x2="19.289cm" svg:y2="17.128cm">
          <text:p/>
        </draw:line>
        <draw:line draw:style-name="gr92" draw:text-style-name="P23" draw:layer="layout" svg:x1="6.23cm" svg:y1="17.702cm" svg:x2="19.29cm" svg:y2="17.702cm">
          <text:p/>
        </draw:line>
        <draw:line draw:style-name="gr92" draw:text-style-name="P23" draw:layer="layout" svg:x1="6.231cm" svg:y1="18.306cm" svg:x2="19.291cm" svg:y2="18.306cm">
          <text:p/>
        </draw:line>
        <draw:line draw:style-name="gr92" draw:text-style-name="P23" draw:layer="layout" svg:x1="6.232cm" svg:y1="18.91cm" svg:x2="19.292cm" svg:y2="18.91cm">
          <text:p/>
        </draw:line>
        <draw:line draw:style-name="gr92" draw:text-style-name="P23" draw:layer="layout" svg:x1="6.233cm" svg:y1="19.51cm" svg:x2="19.293cm" svg:y2="19.51cm">
          <text:p/>
        </draw:line>
        <draw:line draw:style-name="gr92" draw:text-style-name="P23" draw:layer="layout" svg:x1="6.236cm" svg:y1="20.142cm" svg:x2="19.296cm" svg:y2="20.142cm">
          <text:p/>
        </draw:line>
        <draw:line draw:style-name="gr92" draw:text-style-name="P23" draw:layer="layout" svg:x1="6.237cm" svg:y1="20.72cm" svg:x2="19.297cm" svg:y2="20.72cm">
          <text:p/>
        </draw:line>
        <draw:line draw:style-name="gr92" draw:text-style-name="P23" draw:layer="layout" svg:x1="6.238cm" svg:y1="21.32cm" svg:x2="19.298cm" svg:y2="21.32cm">
          <text:p/>
        </draw:line>
        <draw:line draw:style-name="gr92" draw:text-style-name="P23" draw:layer="layout" svg:x1="6.24cm" svg:y1="24.42cm" svg:x2="19.3cm" svg:y2="24.42cm">
          <text:p/>
        </draw:line>
        <draw:line draw:style-name="gr92" draw:text-style-name="P23" draw:layer="layout" svg:x1="6.241cm" svg:y1="25.02cm" svg:x2="19.301cm" svg:y2="25.02cm">
          <text:p/>
        </draw:line>
        <draw:line draw:style-name="gr92" draw:text-style-name="P23" draw:layer="layout" svg:x1="6.242cm" svg:y1="25.62cm" svg:x2="19.302cm" svg:y2="25.62cm">
          <text:p/>
        </draw:line>
        <draw:custom-shape draw:style-name="gr93" draw:text-style-name="P31" draw:layer="layout" svg:width="0.2cm" svg:height="0.2cm" svg:x="6.857cm" svg:y="14.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26" draw:layer="layout" svg:width="1cm" svg:height="1cm" svg:x="6.728cm" svg:y="13.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6.754cm" svg:y="13.405cm">
            <draw:text-box>
              <text:p text:style-name="P24"><text:span text:style-name="T12">2-ZT</text:span></text:p>
            </draw:text-box>
          </draw:frame>
          <draw:frame draw:style-name="gr11" draw:text-style-name="P25" draw:layer="layout" svg:width="1cm" svg:height="0.366cm" svg:x="6.745cm" svg:y="13.793cm">
            <draw:text-box>
              <text:p text:style-name="P24"><text:span text:style-name="T12">0105</text:span></text:p>
            </draw:text-box>
          </draw:frame>
        </draw:g>
        <draw:custom-shape draw:style-name="gr93" draw:text-style-name="P31" draw:layer="layout" svg:width="0.2cm" svg:height="0.2cm" svg:x="6.858cm" svg:y="16.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6.859cm" svg:y="1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7.426cm" svg:y="14.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7.427cm" svg:y="1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7.428cm" svg:y="18.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23" draw:layer="layout" svg:x1="8.603cm" svg:y1="12.521cm" svg:x2="8.603cm" svg:y2="11.969cm">
          <text:p/>
        </draw:line>
        <draw:line draw:style-name="gr7" draw:text-style-name="P23" draw:layer="layout" svg:x1="8.603cm" svg:y1="12.581cm" svg:x2="8.603cm" svg:y2="22cm">
          <text:p/>
        </draw:line>
        <draw:custom-shape draw:style-name="gr93" draw:text-style-name="P31" draw:layer="layout" svg:width="0.2cm" svg:height="0.2cm" svg:x="8.488cm" svg:y="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8.489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8.49cm" svg:y="17.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26" draw:layer="layout" svg:width="1cm" svg:height="1cm" svg:x="8.076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8.102cm" svg:y="13.352cm">
            <draw:text-box>
              <text:p text:style-name="P24"><text:span text:style-name="T12">2-TT</text:span></text:p>
            </draw:text-box>
          </draw:frame>
          <draw:frame draw:style-name="gr11" draw:text-style-name="P25" draw:layer="layout" svg:width="1cm" svg:height="0.366cm" svg:x="8.093cm" svg:y="13.788cm">
            <draw:text-box>
              <text:p text:style-name="P24"><text:span text:style-name="T12">0105</text:span></text:p>
            </draw:text-box>
          </draw:frame>
        </draw:g>
        <draw:frame draw:style-name="gr6" draw:text-style-name="P25" draw:layer="layout" svg:width="0.75cm" svg:height="0.319cm" svg:x="8.23cm" svg:y="11.568cm">
          <draw:text-box>
            <text:p text:style-name="P24"><text:span text:style-name="T12">3</text:span></text:p>
          </draw:text-box>
        </draw:frame>
        <draw:line draw:style-name="gr94" draw:text-style-name="P23" draw:layer="layout" svg:x1="7.25cm" svg:y1="23.213cm" svg:x2="9.25cm" svg:y2="23.213cm">
          <text:p/>
        </draw:line>
        <draw:custom-shape draw:style-name="gr93" draw:text-style-name="P31" draw:layer="layout" svg:width="0.2cm" svg:height="0.2cm" svg:x="6.86cm" svg:y="21.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7.429cm" svg:y="21.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8.491cm" svg:y="21.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ircle draw:style-name="gr95" draw:text-style-name="P32" draw:layer="layout" svg:width="0.1cm" svg:height="0.1cm" draw:transform="rotate (-1.5707963267949) translate (8.653cm 23.45cm)">
            <text:p/>
          </draw:circle>
          <draw:line draw:style-name="gr96" draw:text-style-name="P32" draw:layer="layout" svg:x1="8.603cm" svg:y1="23.6cm" svg:x2="8.603cm" svg:y2="23.8cm">
            <text:p/>
          </draw:line>
          <draw:circle draw:style-name="gr97" draw:text-style-name="P32" draw:layer="layout" svg:width="0.1cm" svg:height="0.1cm" draw:transform="rotate (-1.5707963267949) translate (8.653cm 24.05cm)">
            <text:p/>
          </draw:circle>
          <draw:line draw:style-name="gr98" draw:text-style-name="P32" draw:layer="layout" svg:x1="8.603cm" svg:y1="23.8cm" svg:x2="8.603cm" svg:y2="24cm">
            <text:p/>
          </draw:line>
          <draw:line draw:style-name="gr99" draw:text-style-name="P32" draw:layer="layout" svg:x1="8.603cm" svg:y1="23.2cm" svg:x2="8.603cm" svg:y2="23.4cm">
            <text:p/>
          </draw:line>
          <draw:circle draw:style-name="gr100" draw:text-style-name="P32" draw:layer="layout" svg:width="0.1cm" svg:height="0.1cm" draw:transform="rotate (-1.5707963267949) translate (8.653cm 24.65cm)">
            <text:p/>
          </draw:circle>
          <draw:line draw:style-name="gr101" draw:text-style-name="P32" draw:layer="layout" svg:x1="8.603cm" svg:y1="24.8cm" svg:x2="8.603cm" svg:y2="25cm">
            <text:p/>
          </draw:line>
          <draw:circle draw:style-name="gr102" draw:text-style-name="P32" draw:layer="layout" svg:width="0.1cm" svg:height="0.1cm" draw:transform="rotate (-1.5707963267949) translate (8.653cm 25.25cm)">
            <text:p/>
          </draw:circle>
          <draw:line draw:style-name="gr103" draw:text-style-name="P32" draw:layer="layout" svg:x1="8.603cm" svg:y1="25cm" svg:x2="8.603cm" svg:y2="25.2cm">
            <text:p/>
          </draw:line>
          <draw:line draw:style-name="gr104" draw:text-style-name="P32" draw:layer="layout" svg:x1="8.603cm" svg:y1="24.2cm" svg:x2="8.603cm" svg:y2="24.4cm">
            <text:p/>
          </draw:line>
          <draw:line draw:style-name="gr105" draw:text-style-name="P32" draw:layer="layout" svg:x1="8.603cm" svg:y1="24.4cm" svg:x2="8.603cm" svg:y2="24.6cm">
            <text:p/>
          </draw:line>
          <draw:line draw:style-name="gr106" draw:text-style-name="P32" draw:layer="layout" svg:x1="8.603cm" svg:y1="25.391cm" svg:x2="8.603cm" svg:y2="25.591cm">
            <text:p/>
          </draw:line>
          <draw:circle draw:style-name="gr107" draw:text-style-name="P32" draw:layer="layout" svg:width="0.1cm" svg:height="0.1cm" draw:transform="rotate (-1.5707963267949) translate (8.653cm 23.05cm)">
            <text:p/>
          </draw:circle>
          <draw:line draw:style-name="gr108" draw:text-style-name="P32" draw:layer="layout" svg:x1="8.603cm" svg:y1="22.8cm" svg:x2="8.603cm" svg:y2="23cm">
            <text:p/>
          </draw:line>
          <draw:circle draw:style-name="gr109" draw:text-style-name="P32" draw:layer="layout" svg:width="0.1cm" svg:height="0.1cm" draw:transform="rotate (-1.5707963267949) translate (8.653cm 22.65cm)">
            <text:p/>
          </draw:circle>
          <draw:line draw:style-name="gr110" draw:text-style-name="P32" draw:layer="layout" svg:x1="8.603cm" svg:y1="22.4cm" svg:x2="8.603cm" svg:y2="22.6cm">
            <text:p/>
          </draw:line>
          <draw:circle draw:style-name="gr111" draw:text-style-name="P32" draw:layer="layout" svg:width="0.1cm" svg:height="0.1cm" draw:transform="rotate (-1.5707963267949) translate (8.653cm 22.25cm)">
            <text:p/>
          </draw:circle>
          <draw:line draw:style-name="gr112" draw:text-style-name="P32" draw:layer="layout" svg:x1="8.603cm" svg:y1="22cm" svg:x2="8.603cm" svg:y2="22.2cm">
            <text:p/>
          </draw:line>
        </draw:g>
        <draw:circle draw:style-name="gr113" draw:text-style-name="P32" draw:layer="layout" svg:width="0.1cm" svg:height="0.1cm" draw:transform="rotate (-1.5707963267949) translate (7.58cm 23.451cm)">
          <text:p/>
        </draw:circle>
        <draw:line draw:style-name="gr114" draw:text-style-name="P32" draw:layer="layout" svg:x1="7.53cm" svg:y1="23.601cm" svg:x2="7.53cm" svg:y2="23.801cm">
          <text:p/>
        </draw:line>
        <draw:circle draw:style-name="gr115" draw:text-style-name="P32" draw:layer="layout" svg:width="0.1cm" svg:height="0.1cm" draw:transform="rotate (-1.5707963267949) translate (7.58cm 24.051cm)">
          <text:p/>
        </draw:circle>
        <draw:line draw:style-name="gr116" draw:text-style-name="P32" draw:layer="layout" svg:x1="7.53cm" svg:y1="23.801cm" svg:x2="7.53cm" svg:y2="24.001cm">
          <text:p/>
        </draw:line>
        <draw:line draw:style-name="gr117" draw:text-style-name="P32" draw:layer="layout" svg:x1="7.53cm" svg:y1="23.201cm" svg:x2="7.53cm" svg:y2="23.401cm">
          <text:p/>
        </draw:line>
        <draw:circle draw:style-name="gr118" draw:text-style-name="P32" draw:layer="layout" svg:width="0.1cm" svg:height="0.1cm" draw:transform="rotate (-1.5707963267949) translate (7.58cm 24.651cm)">
          <text:p/>
        </draw:circle>
        <draw:line draw:style-name="gr119" draw:text-style-name="P32" draw:layer="layout" svg:x1="7.53cm" svg:y1="24.801cm" svg:x2="7.53cm" svg:y2="25.001cm">
          <text:p/>
        </draw:line>
        <draw:circle draw:style-name="gr120" draw:text-style-name="P32" draw:layer="layout" svg:width="0.1cm" svg:height="0.1cm" draw:transform="rotate (-1.5707963267949) translate (7.58cm 25.251cm)">
          <text:p/>
        </draw:circle>
        <draw:line draw:style-name="gr121" draw:text-style-name="P32" draw:layer="layout" svg:x1="7.53cm" svg:y1="25.001cm" svg:x2="7.53cm" svg:y2="25.201cm">
          <text:p/>
        </draw:line>
        <draw:line draw:style-name="gr122" draw:text-style-name="P32" draw:layer="layout" svg:x1="7.53cm" svg:y1="24.201cm" svg:x2="7.53cm" svg:y2="24.401cm">
          <text:p/>
        </draw:line>
        <draw:line draw:style-name="gr123" draw:text-style-name="P32" draw:layer="layout" svg:x1="7.53cm" svg:y1="24.401cm" svg:x2="7.53cm" svg:y2="24.601cm">
          <text:p/>
        </draw:line>
        <draw:line draw:style-name="gr124" draw:text-style-name="P32" draw:layer="layout" svg:x1="7.53cm" svg:y1="25.392cm" svg:x2="7.53cm" svg:y2="25.592cm">
          <text:p/>
        </draw:line>
        <draw:circle draw:style-name="gr125" draw:text-style-name="P32" draw:layer="layout" svg:width="0.1cm" svg:height="0.1cm" draw:transform="rotate (-1.5707963267949) translate (7.58cm 23.051cm)">
          <text:p/>
        </draw:circle>
        <draw:line draw:style-name="gr126" draw:text-style-name="P32" draw:layer="layout" svg:x1="7.53cm" svg:y1="22.801cm" svg:x2="7.53cm" svg:y2="23.001cm">
          <text:p/>
        </draw:line>
        <draw:circle draw:style-name="gr127" draw:text-style-name="P32" draw:layer="layout" svg:width="0.1cm" svg:height="0.1cm" draw:transform="rotate (-1.5707963267949) translate (7.58cm 22.651cm)">
          <text:p/>
        </draw:circle>
        <draw:line draw:style-name="gr128" draw:text-style-name="P32" draw:layer="layout" svg:x1="7.53cm" svg:y1="22.401cm" svg:x2="7.53cm" svg:y2="22.601cm">
          <text:p/>
        </draw:line>
        <draw:circle draw:style-name="gr129" draw:text-style-name="P32" draw:layer="layout" svg:width="0.1cm" svg:height="0.1cm" draw:transform="rotate (-1.5707963267949) translate (7.58cm 22.251cm)">
          <text:p/>
        </draw:circle>
        <draw:line draw:style-name="gr130" draw:text-style-name="P32" draw:layer="layout" svg:x1="7.53cm" svg:y1="22.001cm" svg:x2="7.53cm" svg:y2="22.201cm">
          <text:p/>
        </draw:line>
        <draw:circle draw:style-name="gr131" draw:text-style-name="P32" draw:layer="layout" svg:width="0.1cm" svg:height="0.1cm" draw:transform="rotate (-1.5707963267949) translate (7.017cm 23.452cm)">
          <text:p/>
        </draw:circle>
        <draw:line draw:style-name="gr132" draw:text-style-name="P32" draw:layer="layout" svg:x1="6.967cm" svg:y1="23.602cm" svg:x2="6.967cm" svg:y2="23.802cm">
          <text:p/>
        </draw:line>
        <draw:circle draw:style-name="gr133" draw:text-style-name="P32" draw:layer="layout" svg:width="0.1cm" svg:height="0.1cm" draw:transform="rotate (-1.5707963267949) translate (7.017cm 24.052cm)">
          <text:p/>
        </draw:circle>
        <draw:line draw:style-name="gr134" draw:text-style-name="P32" draw:layer="layout" svg:x1="6.967cm" svg:y1="23.802cm" svg:x2="6.967cm" svg:y2="24.002cm">
          <text:p/>
        </draw:line>
        <draw:line draw:style-name="gr135" draw:text-style-name="P32" draw:layer="layout" svg:x1="6.967cm" svg:y1="23.202cm" svg:x2="6.967cm" svg:y2="23.402cm">
          <text:p/>
        </draw:line>
        <draw:circle draw:style-name="gr136" draw:text-style-name="P32" draw:layer="layout" svg:width="0.1cm" svg:height="0.1cm" draw:transform="rotate (-1.5707963267949) translate (7.017cm 24.652cm)">
          <text:p/>
        </draw:circle>
        <draw:line draw:style-name="gr137" draw:text-style-name="P32" draw:layer="layout" svg:x1="6.967cm" svg:y1="24.802cm" svg:x2="6.967cm" svg:y2="25.002cm">
          <text:p/>
        </draw:line>
        <draw:circle draw:style-name="gr138" draw:text-style-name="P32" draw:layer="layout" svg:width="0.1cm" svg:height="0.1cm" draw:transform="rotate (-1.5707963267949) translate (7.017cm 25.252cm)">
          <text:p/>
        </draw:circle>
        <draw:line draw:style-name="gr139" draw:text-style-name="P32" draw:layer="layout" svg:x1="6.967cm" svg:y1="25.002cm" svg:x2="6.967cm" svg:y2="25.202cm">
          <text:p/>
        </draw:line>
        <draw:line draw:style-name="gr140" draw:text-style-name="P32" draw:layer="layout" svg:x1="6.967cm" svg:y1="24.202cm" svg:x2="6.967cm" svg:y2="24.402cm">
          <text:p/>
        </draw:line>
        <draw:line draw:style-name="gr141" draw:text-style-name="P32" draw:layer="layout" svg:x1="6.967cm" svg:y1="24.402cm" svg:x2="6.967cm" svg:y2="24.602cm">
          <text:p/>
        </draw:line>
        <draw:line draw:style-name="gr142" draw:text-style-name="P32" draw:layer="layout" svg:x1="6.967cm" svg:y1="25.393cm" svg:x2="6.967cm" svg:y2="25.593cm">
          <text:p/>
        </draw:line>
        <draw:circle draw:style-name="gr143" draw:text-style-name="P32" draw:layer="layout" svg:width="0.1cm" svg:height="0.1cm" draw:transform="rotate (-1.5707963267949) translate (7.017cm 23.052cm)">
          <text:p/>
        </draw:circle>
        <draw:line draw:style-name="gr144" draw:text-style-name="P32" draw:layer="layout" svg:x1="6.967cm" svg:y1="22.802cm" svg:x2="6.967cm" svg:y2="23.002cm">
          <text:p/>
        </draw:line>
        <draw:circle draw:style-name="gr145" draw:text-style-name="P32" draw:layer="layout" svg:width="0.1cm" svg:height="0.1cm" draw:transform="rotate (-1.5707963267949) translate (7.017cm 22.652cm)">
          <text:p/>
        </draw:circle>
        <draw:line draw:style-name="gr146" draw:text-style-name="P32" draw:layer="layout" svg:x1="6.967cm" svg:y1="22.402cm" svg:x2="6.967cm" svg:y2="22.602cm">
          <text:p/>
        </draw:line>
        <draw:circle draw:style-name="gr147" draw:text-style-name="P32" draw:layer="layout" svg:width="0.1cm" svg:height="0.1cm" draw:transform="rotate (-1.5707963267949) translate (7.017cm 22.252cm)">
          <text:p/>
        </draw:circle>
        <draw:line draw:style-name="gr148" draw:text-style-name="P32" draw:layer="layout" svg:x1="6.967cm" svg:y1="22.002cm" svg:x2="6.967cm" svg:y2="22.202cm">
          <text:p/>
        </draw:line>
        <draw:custom-shape draw:style-name="gr93" draw:text-style-name="P31" draw:layer="layout" svg:width="0.2cm" svg:height="0.2cm" svg:x="6.861cm" svg:y="2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7.44cm" svg:y="24.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4" draw:text-style-name="P23" draw:layer="layout" svg:x1="7.25cm" svg:y1="23.22cm" svg:x2="6.967cm" svg:y2="24.42cm">
          <text:p/>
        </draw:line>
        <draw:line draw:style-name="gr94" draw:text-style-name="P23" draw:layer="layout" svg:x1="7.986cm" svg:y1="23.22cm" svg:x2="7.538cm" svg:y2="25.02cm">
          <text:p/>
        </draw:line>
        <draw:line draw:style-name="gr94" draw:text-style-name="P23" draw:layer="layout" svg:x1="8.594cm" svg:y1="21.301cm" svg:x2="9cm" svg:y2="23.205cm">
          <text:p/>
        </draw:line>
        <draw:custom-shape draw:style-name="gr9" draw:text-style-name="P26" draw:layer="layout" svg:width="1cm" svg:height="1cm" svg:x="12.676cm" svg:y="22.699cm">
          <text:p/>
          <draw:enhanced-geometry svg:viewBox="0 0 21600 21600" draw:type="rectangle" draw:enhanced-path="M 0 0 L 21600 0 21600 21600 0 21600 0 0 Z N"/>
        </draw:custom-shape>
        <draw:custom-shape draw:style-name="gr10" draw:text-style-name="P23" draw:layer="layout" svg:width="1cm" svg:height="1cm" svg:x="12.686cm" svg:y="2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2.712cm" svg:y="22.845cm">
          <draw:text-box>
            <text:p text:style-name="P24"><text:span text:style-name="T12">2-YIC</text:span></text:p>
          </draw:text-box>
        </draw:frame>
        <draw:frame draw:style-name="gr6" draw:text-style-name="P25" draw:layer="layout" svg:width="1cm" svg:height="0.319cm" svg:x="12.677cm" svg:y="23.281cm">
          <draw:text-box>
            <text:p text:style-name="P24"><text:span text:style-name="T12">002</text:span></text:p>
          </draw:text-box>
        </draw:frame>
        <draw:line draw:style-name="gr12" draw:text-style-name="P23" draw:layer="layout" svg:x1="12.686cm" svg:y1="23.205cm" svg:x2="13.686cm" svg:y2="23.205cm">
          <text:p/>
        </draw:line>
        <draw:frame draw:style-name="gr13" draw:text-style-name="P28" draw:layer="layout" svg:width="0.66cm" svg:height="1.844cm" svg:x="13.802cm" svg:y="22.104cm">
          <draw:text-box>
            <text:p text:style-name="P27"><text:span text:style-name="T12"/></text:p>
            <text:p text:style-name="P27"><text:span text:style-name="T12"/></text:p>
            <text:p text:style-name="P27"><text:span text:style-name="T12">A</text:span></text:p>
          </draw:text-box>
        </draw:frame>
        <draw:line draw:style-name="gr5" draw:text-style-name="P23" draw:layer="layout" svg:x1="11.403cm" svg:y1="12.527cm" svg:x2="11.403cm" svg:y2="11.975cm">
          <text:p/>
        </draw:line>
        <draw:line draw:style-name="gr7" draw:text-style-name="P23" draw:layer="layout" svg:x1="11.403cm" svg:y1="12.587cm" svg:x2="11.403cm" svg:y2="22.006cm">
          <text:p/>
        </draw:line>
        <draw:frame draw:style-name="gr6" draw:text-style-name="P25" draw:layer="layout" svg:width="0.75cm" svg:height="0.319cm" svg:x="11.03cm" svg:y="11.574cm">
          <draw:text-box>
            <text:p text:style-name="P24"><text:span text:style-name="T12">4</text:span></text:p>
          </draw:text-box>
        </draw:frame>
        <draw:g>
          <draw:circle draw:style-name="gr149" draw:text-style-name="P32" draw:layer="layout" svg:width="0.1cm" svg:height="0.1cm" draw:transform="rotate (-1.5707963267949) translate (11.453cm 23.456cm)">
            <text:p/>
          </draw:circle>
          <draw:line draw:style-name="gr150" draw:text-style-name="P32" draw:layer="layout" svg:x1="11.403cm" svg:y1="23.606cm" svg:x2="11.403cm" svg:y2="23.806cm">
            <text:p/>
          </draw:line>
          <draw:circle draw:style-name="gr151" draw:text-style-name="P32" draw:layer="layout" svg:width="0.1cm" svg:height="0.1cm" draw:transform="rotate (-1.5707963267949) translate (11.453cm 24.056cm)">
            <text:p/>
          </draw:circle>
          <draw:line draw:style-name="gr152" draw:text-style-name="P32" draw:layer="layout" svg:x1="11.403cm" svg:y1="23.806cm" svg:x2="11.403cm" svg:y2="24.006cm">
            <text:p/>
          </draw:line>
          <draw:line draw:style-name="gr153" draw:text-style-name="P32" draw:layer="layout" svg:x1="11.403cm" svg:y1="23.206cm" svg:x2="11.403cm" svg:y2="23.406cm">
            <text:p/>
          </draw:line>
          <draw:circle draw:style-name="gr154" draw:text-style-name="P32" draw:layer="layout" svg:width="0.1cm" svg:height="0.1cm" draw:transform="rotate (-1.5707963267949) translate (11.453cm 24.656cm)">
            <text:p/>
          </draw:circle>
          <draw:line draw:style-name="gr155" draw:text-style-name="P32" draw:layer="layout" svg:x1="11.403cm" svg:y1="24.806cm" svg:x2="11.403cm" svg:y2="25.006cm">
            <text:p/>
          </draw:line>
          <draw:circle draw:style-name="gr156" draw:text-style-name="P32" draw:layer="layout" svg:width="0.1cm" svg:height="0.1cm" draw:transform="rotate (-1.5707963267949) translate (11.453cm 25.256cm)">
            <text:p/>
          </draw:circle>
          <draw:line draw:style-name="gr157" draw:text-style-name="P32" draw:layer="layout" svg:x1="11.403cm" svg:y1="25.006cm" svg:x2="11.403cm" svg:y2="25.206cm">
            <text:p/>
          </draw:line>
          <draw:line draw:style-name="gr158" draw:text-style-name="P32" draw:layer="layout" svg:x1="11.403cm" svg:y1="24.206cm" svg:x2="11.403cm" svg:y2="24.406cm">
            <text:p/>
          </draw:line>
          <draw:line draw:style-name="gr159" draw:text-style-name="P32" draw:layer="layout" svg:x1="11.403cm" svg:y1="24.406cm" svg:x2="11.403cm" svg:y2="24.606cm">
            <text:p/>
          </draw:line>
          <draw:line draw:style-name="gr160" draw:text-style-name="P32" draw:layer="layout" svg:x1="11.403cm" svg:y1="25.397cm" svg:x2="11.403cm" svg:y2="25.597cm">
            <text:p/>
          </draw:line>
          <draw:circle draw:style-name="gr161" draw:text-style-name="P32" draw:layer="layout" svg:width="0.1cm" svg:height="0.1cm" draw:transform="rotate (-1.5707963267949) translate (11.453cm 23.056cm)">
            <text:p/>
          </draw:circle>
          <draw:line draw:style-name="gr162" draw:text-style-name="P32" draw:layer="layout" svg:x1="11.403cm" svg:y1="22.806cm" svg:x2="11.403cm" svg:y2="23.006cm">
            <text:p/>
          </draw:line>
          <draw:circle draw:style-name="gr163" draw:text-style-name="P32" draw:layer="layout" svg:width="0.1cm" svg:height="0.1cm" draw:transform="rotate (-1.5707963267949) translate (11.453cm 22.656cm)">
            <text:p/>
          </draw:circle>
          <draw:line draw:style-name="gr164" draw:text-style-name="P32" draw:layer="layout" svg:x1="11.403cm" svg:y1="22.406cm" svg:x2="11.403cm" svg:y2="22.606cm">
            <text:p/>
          </draw:line>
          <draw:circle draw:style-name="gr165" draw:text-style-name="P32" draw:layer="layout" svg:width="0.1cm" svg:height="0.1cm" draw:transform="rotate (-1.5707963267949) translate (11.453cm 22.256cm)">
            <text:p/>
          </draw:circle>
          <draw:line draw:style-name="gr166" draw:text-style-name="P32" draw:layer="layout" svg:x1="11.403cm" svg:y1="22.006cm" svg:x2="11.403cm" svg:y2="22.206cm">
            <text:p/>
          </draw:line>
        </draw:g>
        <draw:line draw:style-name="gr8" draw:text-style-name="P23" draw:layer="layout" svg:x1="11.951cm" svg:y1="12.533cm" svg:x2="11.951cm" svg:y2="11.981cm">
          <text:p/>
        </draw:line>
        <draw:line draw:style-name="gr7" draw:text-style-name="P23" draw:layer="layout" svg:x1="11.951cm" svg:y1="12.593cm" svg:x2="11.951cm" svg:y2="22.012cm">
          <text:p/>
        </draw:line>
        <draw:frame draw:style-name="gr6" draw:text-style-name="P25" draw:layer="layout" svg:width="0.75cm" svg:height="0.319cm" svg:x="11.578cm" svg:y="11.58cm">
          <draw:text-box>
            <text:p text:style-name="P24"><text:span text:style-name="T12">5</text:span></text:p>
          </draw:text-box>
        </draw:frame>
        <draw:g>
          <draw:circle draw:style-name="gr167" draw:text-style-name="P32" draw:layer="layout" svg:width="0.1cm" svg:height="0.1cm" draw:transform="rotate (-1.5707963267949) translate (12.001cm 23.462cm)">
            <text:p/>
          </draw:circle>
          <draw:line draw:style-name="gr168" draw:text-style-name="P32" draw:layer="layout" svg:x1="11.951cm" svg:y1="23.612cm" svg:x2="11.951cm" svg:y2="23.812cm">
            <text:p/>
          </draw:line>
          <draw:circle draw:style-name="gr169" draw:text-style-name="P32" draw:layer="layout" svg:width="0.1cm" svg:height="0.1cm" draw:transform="rotate (-1.5707963267949) translate (12.001cm 24.062cm)">
            <text:p/>
          </draw:circle>
          <draw:line draw:style-name="gr170" draw:text-style-name="P32" draw:layer="layout" svg:x1="11.951cm" svg:y1="23.812cm" svg:x2="11.951cm" svg:y2="24.012cm">
            <text:p/>
          </draw:line>
          <draw:line draw:style-name="gr171" draw:text-style-name="P32" draw:layer="layout" svg:x1="11.951cm" svg:y1="23.212cm" svg:x2="11.951cm" svg:y2="23.412cm">
            <text:p/>
          </draw:line>
          <draw:circle draw:style-name="gr172" draw:text-style-name="P32" draw:layer="layout" svg:width="0.1cm" svg:height="0.1cm" draw:transform="rotate (-1.5707963267949) translate (12.001cm 24.662cm)">
            <text:p/>
          </draw:circle>
          <draw:line draw:style-name="gr173" draw:text-style-name="P32" draw:layer="layout" svg:x1="11.951cm" svg:y1="24.812cm" svg:x2="11.951cm" svg:y2="25.012cm">
            <text:p/>
          </draw:line>
          <draw:circle draw:style-name="gr174" draw:text-style-name="P32" draw:layer="layout" svg:width="0.1cm" svg:height="0.1cm" draw:transform="rotate (-1.5707963267949) translate (12.001cm 25.262cm)">
            <text:p/>
          </draw:circle>
          <draw:line draw:style-name="gr175" draw:text-style-name="P32" draw:layer="layout" svg:x1="11.951cm" svg:y1="25.012cm" svg:x2="11.951cm" svg:y2="25.212cm">
            <text:p/>
          </draw:line>
          <draw:line draw:style-name="gr176" draw:text-style-name="P32" draw:layer="layout" svg:x1="11.951cm" svg:y1="24.212cm" svg:x2="11.951cm" svg:y2="24.412cm">
            <text:p/>
          </draw:line>
          <draw:line draw:style-name="gr177" draw:text-style-name="P32" draw:layer="layout" svg:x1="11.951cm" svg:y1="24.412cm" svg:x2="11.951cm" svg:y2="24.612cm">
            <text:p/>
          </draw:line>
          <draw:line draw:style-name="gr178" draw:text-style-name="P32" draw:layer="layout" svg:x1="11.951cm" svg:y1="25.403cm" svg:x2="11.951cm" svg:y2="25.603cm">
            <text:p/>
          </draw:line>
          <draw:circle draw:style-name="gr179" draw:text-style-name="P32" draw:layer="layout" svg:width="0.1cm" svg:height="0.1cm" draw:transform="rotate (-1.5707963267949) translate (12.001cm 23.062cm)">
            <text:p/>
          </draw:circle>
          <draw:line draw:style-name="gr180" draw:text-style-name="P32" draw:layer="layout" svg:x1="11.951cm" svg:y1="22.812cm" svg:x2="11.951cm" svg:y2="23.012cm">
            <text:p/>
          </draw:line>
          <draw:circle draw:style-name="gr181" draw:text-style-name="P32" draw:layer="layout" svg:width="0.1cm" svg:height="0.1cm" draw:transform="rotate (-1.5707963267949) translate (12.001cm 22.662cm)">
            <text:p/>
          </draw:circle>
          <draw:line draw:style-name="gr182" draw:text-style-name="P32" draw:layer="layout" svg:x1="11.951cm" svg:y1="22.412cm" svg:x2="11.951cm" svg:y2="22.612cm">
            <text:p/>
          </draw:line>
          <draw:circle draw:style-name="gr183" draw:text-style-name="P32" draw:layer="layout" svg:width="0.1cm" svg:height="0.1cm" draw:transform="rotate (-1.5707963267949) translate (12.001cm 22.262cm)">
            <text:p/>
          </draw:circle>
          <draw:line draw:style-name="gr184" draw:text-style-name="P32" draw:layer="layout" svg:x1="11.951cm" svg:y1="22.012cm" svg:x2="11.951cm" svg:y2="22.212cm">
            <text:p/>
          </draw:line>
        </draw:g>
        <draw:custom-shape draw:style-name="gr93" draw:text-style-name="P31" draw:layer="layout" svg:width="0.2cm" svg:height="0.2cm" svg:x="11.301cm" svg:y="15.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11.859cm" svg:y="15.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198cm" svg:height="0.2cm" svg:x="11.302cm" svg:y="1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11.86cm" svg:y="1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198cm" svg:height="0.2cm" svg:x="11.303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11.861cm" svg:y="1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198cm" svg:height="0.2cm" svg:x="11.304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1" draw:layer="layout" svg:width="0.2cm" svg:height="0.2cm" svg:x="11.862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4" draw:text-style-name="P23" draw:layer="layout" svg:x1="11.25cm" svg:y1="23.213cm" svg:x2="12.845cm" svg:y2="23.213cm">
          <text:p/>
        </draw:line>
        <draw:line draw:style-name="gr94" draw:text-style-name="P23" draw:layer="layout" svg:x1="11.403cm" svg:y1="20.142cm" svg:x2="11.662cm" svg:y2="23.205cm">
          <text:p/>
        </draw:line>
        <draw:line draw:style-name="gr94" draw:text-style-name="P23" draw:layer="layout" svg:x1="11.975cm" svg:y1="20.75cm" svg:x2="12.182cm" svg:y2="23.206cm">
          <text:p/>
        </draw:line>
        <draw:line draw:style-name="gr94" draw:text-style-name="P23" draw:layer="layout" svg:x1="11.262cm" svg:y1="23.22cm" svg:x2="11.006cm" svg:y2="24.25cm">
          <text:p/>
        </draw:line>
        <draw:line draw:style-name="gr94" draw:text-style-name="P23" draw:layer="layout" svg:x1="9cm" svg:y1="24.251cm" svg:x2="11.008cm" svg:y2="24.251cm">
          <text:p/>
        </draw:line>
        <draw:line draw:style-name="gr94" draw:text-style-name="P23" draw:layer="layout" svg:x1="8.788cm" svg:y1="23.205cm" svg:x2="9cm" svg:y2="24.248cm">
          <text:p/>
        </draw:line>
        <draw:line draw:style-name="gr92" draw:text-style-name="P23" draw:layer="layout" svg:x1="6.238cm" svg:y1="21.92cm" svg:x2="19.298cm" svg:y2="21.92cm">
          <text:p/>
        </draw:line>
        <draw:custom-shape draw:style-name="gr185" draw:text-style-name="P33" draw:layer="layout" svg:width="1cm" svg:height="1cm" svg:x="17.5cm" svg:y="2.026cm">
          <text:p text:style-name="P33"><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33" draw:layer="layout" svg:width="1cm" svg:height="1cm" svg:x="10.75cm" svg:y="4cm">
          <text:p text:style-name="P33"><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33" draw:layer="layout" svg:width="1cm" svg:height="1cm" svg:x="1.478cm" svg:y="12.056cm">
          <text:p text:style-name="P33"><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33" draw:layer="layout" svg:width="1cm" svg:height="1cm" svg:x="16.65cm" svg:y="27.224cm">
          <text:p text:style-name="P33"><text:span text:style-name="T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РАЗВЕРНУТАЯ СХЕМА (2)"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РАЗВЕРНУТАЯ СХЕМА</text:a></text:span></text:p>
          </draw:text-box>
        </draw:frame>
        <draw:frame draw:style-name="gr186" draw:text-style-name="P35" draw:layer="layout" svg:width="19cm" svg:height="25.866cm" svg:x="1cm" svg:y="2.051cm">
          <draw:text-box>
            <text:p text:style-name="P16"><text:span text:style-name="T3">На схеме изображают состав и место расположения технических средств автоматизации каждого контура контроля и управления.</text:span></text:p>
            <text:p text:style-name="P16"><text:span text:style-name="T3"/></text:p>
            <text:p text:style-name="P16"><text:span text:style-name="T9">Структура схемы</text:span></text:p>
            <text:list text:style-name="L3">
              <text:list-item>
                <text:p text:style-name="P16"><text:span text:style-name="T3">Рамка</text:span></text:p>
              </text:list-item>
              <text:list-item>
                <text:p text:style-name="P16"><text:span text:style-name="T3">Технологическое оборудование</text:span></text:p>
              </text:list-item>
              <text:list-item>
                <text:p text:style-name="P16"><text:span text:style-name="T14">Средства автоматизации</text:span></text:p>
              </text:list-item>
              <text:list-item>
                <text:p text:style-name="P16"><text:span text:style-name="T14">Штамп (основная надпись)</text:span></text:p>
              </text:list-item>
            </text:list>
            <text:p text:style-name="P17"><text:span text:style-name="T3"/></text:p>
            <text:p text:style-name="P16"><text:span text:style-name="T9">Технологическое оборудование </text:span><text:span text:style-name="T3">(условно-графические символы и надписи)</text:span></text:p>
            <text:list text:style-name="L1">
              <text:list-item>
                <text:p text:style-name="P17"><text:span text:style-name="T3">оборудование</text:span></text:p>
              </text:list-item>
              <text:list-item>
                <text:p text:style-name="P17"><text:span text:style-name="T3">коммуникации</text:span></text:p>
              </text:list-item>
              <text:list-item>
                <text:p text:style-name="P17"><text:span text:style-name="T3">приборы, встраиваемые в коммуникации или устанавливаемые на оборудовании</text:span></text:p>
              </text:list-item>
            </text:list>
            <text:p text:style-name="P17"><text:span text:style-name="T3"/></text:p>
            <text:p text:style-name="P17"><text:span text:style-name="T15">Средства автоматизации </text:span><text:span text:style-name="T14">(таблица, </text:span><text:span text:style-name="T3">условно-графические символы и надписи)</text:span></text:p>
            <text:list text:style-name="L4">
              <text:list-item>
                <text:p text:style-name="P34"><text:span text:style-name="T3">ЦЕХ</text:span></text:p>
                <text:list>
                  <text:list-item>
                    <text:p text:style-name="P34"><text:span text:style-name="T3">Приборы, устанавливаемые по месту</text:span></text:p>
                    <text:p text:style-name="P34"><text:span text:style-name="T3">- внещитовые</text:span></text:p>
                    <text:p text:style-name="P34"><text:span text:style-name="T3">- щитовые (с позиционным обозначением щита)</text:span></text:p>
                  </text:list-item>
                  <text:list-item>
                    <text:p text:style-name="P34"><text:span text:style-name="T14">Распределительные коробки </text:span><text:span text:style-name="T3">(с позиционным обозначением)</text:span></text:p>
                  </text:list-item>
                </text:list>
              </text:list-item>
              <text:list-item>
                <text:p text:style-name="P34"><text:span text:style-name="T3">ПОМЕЩЕНИЕ УПРАВЛЕНИЯ / ДИСПЕТЧЕРЧЕРСКАЯ</text:span></text:p>
                <text:list>
                  <text:list-item>
                    <text:p text:style-name="P34"><text:span text:style-name="T14">Распредительные шкафы </text:span><text:span text:style-name="T3">(с позиционным обозначением)</text:span></text:p>
                    <text:p text:style-name="P34"><text:span text:style-name="T14">- распределительные панели </text:span><text:span text:style-name="T3">(с позиционным обозначением)</text:span></text:p>
                    <text:p text:style-name="P34"><text:span text:style-name="T14">- панели преобразования сигналов </text:span><text:span text:style-name="T3">(с позиционным обозначением)</text:span></text:p>
                    <text:p text:style-name="P34"><text:span text:style-name="T14">- распределительные системные панели </text:span><text:span text:style-name="T3">(с позиционным обозначением)</text:span></text:p>
                  </text:list-item>
                  <text:list-item>
                    <text:p text:style-name="P34"><text:span text:style-name="T14">Системные шкафы </text:span><text:span text:style-name="T3">(с позиционным обозначением)</text:span></text:p>
                    <text:p text:style-name="P34"><text:span text:style-name="T14">- станции В/В, управления / ПЛК </text:span><text:span text:style-name="T3">(с позиционным обозначением)</text:span></text:p>
                    <text:list>
                      <text:list-header>
                        <text:p text:style-name="P34"><text:span text:style-name="T3">-- модули В/В (по типу сигнала)</text:span></text:p>
                        <text:p text:style-name="P34"><text:span text:style-name="T3">-- ЦПУ</text:span></text:p>
                      </text:list-header>
                    </text:list>
                  </text:list-item>
                  <text:list-item>
                    <text:p text:style-name="P34"><text:span text:style-name="T3">SCADA</text:span></text:p>
                    <text:p text:style-name="P34"><text:span text:style-name="T3">- индикация</text:span></text:p>
                    <text:p text:style-name="P34"><text:span text:style-name="T3">- управление</text:span></text:p>
                    <text:p text:style-name="P34"><text:span text:style-name="T3">- регистрация</text:span></text:p>
                  </text:list-item>
                </text:list>
              </text:list-item>
            </text:list>
            <text:p text:style-name="P34"><text:span text:style-name="T3"/></text:p>
            <text:p text:style-name="P34"><text:span text:style-name="T3">Линии связи технологического оборудования со средствами автоматизации допускается изображать с разрывом при большой протяженности и/или при сложном их расположении. Места разрывов линий связи нумеруются цифрами в порядке их расположения таблице средств автоматизации.</text:span></text:p>
            <text:p text:style-name="P34"><text:span text:style-name="T3"/></text:p>
            <text:p text:style-name="P34"><text:span text:style-name="T3">Допускается пересечение линий связи с изображениями технологических коммуникаций. Пересечение линий сязи с обозначениями приборов и оборудования не допускается.</text:span></text:p>
            <text:p text:style-name="P34"><text:span text:style-name="T3"/></text:p>
            <text:p text:style-name="P34"><text:span text:style-name="T3">На линиях связи указываются предельные (максимальные или минимальные) рабочие значения измеряемых (регулируемых) величин по ГОСТ 8.417 или в единицах шкалы прибора. Для приборов технологического оборудования, не имеющих связи с приборами средств автоматизации, предельные значения величин указвают рядом с обозначением прибора.</text:span></text:p>
          </draw:text-box>
        </draw:frame>
      </draw:page>
      <draw:page draw:name="УПРОЩЕННАЯ СХЕМА"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ПРОЩЕННАЯ СХЕМА</text:a></text:span></text:p>
          </draw:text-box>
        </draw:frame>
        <draw:frame draw:style-name="standard" draw:layer="layout" svg:width="17.842cm" svg:height="1.792cm" svg:x="1.587cm" svg:y="11.994cm">
          <table:table table:template-name="default"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0" table:default-cell-style-name="ce9">
              <table:table-cell table:style-name="ce6">
                <text:p text:style-name="P36"><text:span text:style-name="T10">Номер контура</text:span></text:p>
              </table:table-cell>
              <table:table-cell>
                <text:p text:style-name="P22"><text:span text:style-name="T11">1</text:span></text:p>
              </table:table-cell>
              <table:table-cell>
                <text:p text:style-name="P22"><text:span text:style-name="T11">2</text:span></text:p>
              </table:table-cell>
              <table:table-cell/>
              <table:table-cell/>
              <table:table-cell/>
              <table:table-cell/>
              <table:table-cell/>
              <table:table-cell/>
              <table:table-cell/>
              <table:table-cell/>
            </table:table-row>
            <table:table-row table:style-name="ro11" table:default-cell-style-name="ce9">
              <table:table-cell table:style-name="ce6">
                <text:p text:style-name="P20"><text:span text:style-name="T11">Номер листа</text:span></text:p>
              </table:table-cell>
              <table:table-cell>
                <text:p text:style-name="P22"><text:span text:style-name="T11">2</text:span></text:p>
              </table:table-cell>
              <table:table-cell>
                <text:p text:style-name="P22"><text:span text:style-name="T11">2</text:span></text:p>
              </table:table-cell>
              <table:table-cell/>
              <table:table-cell/>
              <table:table-cell/>
              <table:table-cell/>
              <table:table-cell/>
              <table:table-cell/>
              <table:table-cell/>
              <table:table-cell/>
            </table:table-row>
          </table:table>
          <draw:image xlink:href="Pictures/TablePreview4.svm" xlink:type="simple" xlink:show="embed" xlink:actuate="onLoad"/>
        </draw:frame>
        <draw:custom-shape draw:style-name="gr10" draw:text-style-name="P23" draw:layer="layout" svg:width="1cm" svg:height="1cm" svg:x="13.75cm" svg:y="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3.776cm" svg:y="4.904cm">
          <draw:text-box>
            <text:p text:style-name="P24"><text:span text:style-name="T12">2-HS</text:span></text:p>
          </draw:text-box>
        </draw:frame>
        <draw:frame draw:style-name="gr11" draw:text-style-name="P25" draw:layer="layout" svg:width="1cm" svg:height="0.366cm" svg:x="13.767cm" svg:y="5.34cm">
          <draw:text-box>
            <text:p text:style-name="P24"><text:span text:style-name="T12">002</text:span></text:p>
          </draw:text-box>
        </draw:frame>
        <draw:custom-shape draw:style-name="gr187" draw:text-style-name="P23" draw:layer="layout" svg:width="18.5cm" svg:height="13.363cm" svg:x="1.25cm" svg:y="2.512cm">
          <text:p/>
          <draw:enhanced-geometry svg:viewBox="0 0 21600 21600" draw:type="rectangle" draw:enhanced-path="M 0 0 L 21600 0 21600 21600 0 21600 0 0 Z N"/>
        </draw:custom-shape>
        <draw:custom-shape draw:style-name="gr15" draw:text-style-name="P23" draw:layer="layout" svg:width="2.75cm" svg:height="3.6cm" svg:x="9.953cm" svg:y="5.314cm">
          <text:p/>
          <draw:enhanced-geometry svg:viewBox="0 0 21600 21600" draw:type="rectangle" draw:enhanced-path="M 0 0 L 21600 0 21600 21600 0 21600 0 0 Z N"/>
        </draw:custom-shape>
        <draw:frame draw:style-name="gr11" draw:text-style-name="P25" draw:layer="layout" svg:width="2.75cm" svg:height="0.366cm" svg:x="9.953cm" svg:y="9.148cm">
          <draw:text-box>
            <text:p text:style-name="P24"><text:span text:style-name="T12">2-T-002</text:span></text:p>
          </draw:text-box>
        </draw:frame>
        <draw:g xml:id="id17" draw:id="id17">
          <draw:circle draw:style-name="gr188" draw:text-style-name="P29" draw:layer="layout" svg:width="1cm" svg:height="1cm" svg:x="13.725cm" svg:y="8.07cm">
            <text:p/>
          </draw:circle>
          <draw:line draw:style-name="gr189" draw:text-style-name="P29" draw:layer="layout" svg:x1="14.225cm" svg:y1="8.07cm" svg:x2="14.725cm" svg:y2="8.57cm">
            <text:p/>
          </draw:line>
          <draw:line draw:style-name="gr190" draw:text-style-name="P29" draw:layer="layout" svg:x1="14.225cm" svg:y1="9.07cm" svg:x2="14.725cm" svg:y2="8.57cm">
            <text:p/>
          </draw:line>
        </draw:g>
        <draw:frame draw:style-name="gr11" draw:text-style-name="P25" draw:layer="layout" svg:width="2.75cm" svg:height="0.366cm" svg:x="12.877cm" svg:y="9.252cm">
          <draw:text-box>
            <text:p text:style-name="P24"><text:span text:style-name="T12">2-P-002</text:span></text:p>
          </draw:text-box>
        </draw:frame>
        <draw:custom-shape draw:style-name="gr19" draw:text-style-name="P26" draw:layer="layout" svg:width="1cm" svg:height="1cm" svg:x="13.727cm" svg:y="6.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733cm" svg:height="0.366cm" svg:x="13.862cm" svg:y="6.622cm">
          <draw:text-box>
            <text:p text:style-name="P24"><text:span text:style-name="T12">M</text:span></text:p>
          </draw:text-box>
        </draw:frame>
        <draw:line draw:style-name="gr20" draw:text-style-name="P23" draw:layer="layout" svg:x1="14.239cm" svg:y1="7.262cm" svg:x2="14.239cm" svg:y2="8.07cm">
          <text:p/>
        </draw:line>
        <draw:custom-shape draw:style-name="gr21" draw:text-style-name="P23" xml:id="id10" draw:id="id10" draw:layer="layout" svg:width="3.947cm" svg:height="1cm" svg:x="1.653cm" svg:y="2.914cm">
          <text:p/>
          <draw:enhanced-geometry svg:viewBox="0 0 21600 21600" draw:mirror-horizontal="false" draw:mirror-vertical="false" draw:text-areas="0 0 21600 21600" draw:type="pentagon-right" draw:modifiers="19433.4346504559"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751cm" svg:y="3.249cm">
          <draw:text-box>
            <text:p text:style-name="P24"><text:span text:style-name="T12">25</text:span></text:p>
          </draw:text-box>
        </draw:frame>
        <draw:line draw:style-name="gr22" draw:text-style-name="P23" draw:layer="layout" svg:x1="2.453cm" svg:y1="2.916cm" svg:x2="2.453cm" svg:y2="3.914cm">
          <text:p/>
        </draw:line>
        <draw:frame draw:style-name="gr23" draw:text-style-name="P25" draw:layer="layout" svg:width="2.75cm" svg:height="0.637cm" svg:x="2.511cm" svg:y="3.123cm">
          <draw:text-box>
            <text:p text:style-name="P24"><text:span text:style-name="T12">ПАР НИЗКОГО ДАВЛЕНИЯ</text:span></text:p>
          </draw:text-box>
        </draw:frame>
        <draw:custom-shape draw:style-name="gr24" draw:text-style-name="P23" xml:id="id18" draw:id="id18" draw:layer="layout" svg:width="3.94cm" svg:height="1cm" svg:x="15.41cm" svg:y="8.067cm">
          <text:p/>
          <draw:enhanced-geometry svg:viewBox="0 0 21600 21600" draw:text-areas="0 0 21600 21600" draw:type="pentagon-right" draw:modifiers="19424.1055569652"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5.508cm" svg:y="8.402cm">
          <draw:text-box>
            <text:p text:style-name="P24"><text:span text:style-name="T12">05</text:span></text:p>
          </draw:text-box>
        </draw:frame>
        <draw:line draw:style-name="gr22" draw:text-style-name="P23" draw:layer="layout" svg:x1="16.21cm" svg:y1="8.069cm" svg:x2="16.21cm" svg:y2="9.067cm">
          <text:p/>
        </draw:line>
        <draw:frame draw:style-name="gr23" draw:text-style-name="P25" draw:layer="layout" svg:width="2.75cm" svg:height="0.637cm" svg:x="16.26cm" svg:y="8.28cm">
          <draw:text-box>
            <text:p text:style-name="P24"><text:span text:style-name="T12">ЖИДКАЯ ДОБАВКА</text:span><text:span text:style-name="T12"><text:line-break/></text:span><text:span text:style-name="T12">В 2-Z-029</text:span></text:p>
          </draw:text-box>
        </draw:frame>
        <draw:g>
          <draw:line draw:style-name="gr191" draw:text-style-name="P29" draw:layer="layout" svg:x1="10.358cm" svg:y1="8.168cm" svg:x2="10.958cm" svg:y2="8.568cm">
            <text:p/>
          </draw:line>
          <draw:line draw:style-name="gr192" draw:text-style-name="P29" draw:layer="layout" svg:x1="9.758cm" svg:y1="8.568cm" svg:x2="10.958cm" svg:y2="8.568cm">
            <text:p/>
          </draw:line>
          <draw:line draw:style-name="gr193" draw:text-style-name="P29" draw:layer="layout" svg:x1="9.758cm" svg:y1="7.768cm" svg:x2="10.958cm" svg:y2="7.768cm">
            <text:p/>
          </draw:line>
          <draw:line draw:style-name="gr194" draw:text-style-name="P29" draw:layer="layout" svg:x1="10.358cm" svg:y1="8.168cm" svg:x2="10.958cm" svg:y2="7.768cm">
            <text:p/>
          </draw:line>
        </draw:g>
        <draw:line draw:style-name="gr20" draw:text-style-name="P23" draw:layer="layout" svg:x1="9.554cm" svg:y1="7.518cm" svg:x2="9.554cm" svg:y2="8.018cm">
          <text:p/>
        </draw:line>
        <draw:line draw:style-name="gr20" draw:text-style-name="P23" draw:layer="layout" svg:x1="9.754cm" svg:y1="7.518cm" svg:x2="9.754cm" svg:y2="8.018cm">
          <text:p/>
        </draw:line>
        <draw:line draw:style-name="gr20" draw:text-style-name="P23" draw:layer="layout" svg:x1="9.554cm" svg:y1="8.302cm" svg:x2="9.554cm" svg:y2="8.802cm">
          <text:p/>
        </draw:line>
        <draw:line draw:style-name="gr20" draw:text-style-name="P23" draw:layer="layout" svg:x1="9.754cm" svg:y1="8.302cm" svg:x2="9.754cm" svg:y2="8.802cm">
          <text:p/>
        </draw:line>
        <draw:custom-shape draw:style-name="gr29" draw:text-style-name="P23" draw:layer="layout" svg:width="0.5cm" svg:height="0.5cm" draw:transform="rotate (-1.5707963267949) translate (7.237cm 5.7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7.238cm 6.2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23" draw:layer="layout" svg:x1="7.239cm" svg:y1="4.914cm" svg:x2="7.239cm" svg:y2="6.007cm">
          <text:p/>
        </draw:line>
        <draw:ellipse draw:style-name="gr31" draw:text-style-name="P23" draw:layer="layout" svg:width="0.877cm" svg:height="0.5cm" draw:transform="rotate (-3.14159265358979) translate (7.673cm 4.664cm)" draw:kind="cut" draw:start-angle="180" draw:end-angle="0">
          <text:p/>
        </draw:ellipse>
        <draw:g>
          <draw:line draw:style-name="gr195" draw:text-style-name="P30" draw:layer="layout" svg:x1="7.505cm" svg:y1="4.61cm" svg:x2="7.705cm" svg:y2="4.61cm">
            <text:p/>
          </draw:line>
          <draw:line draw:style-name="gr196" draw:text-style-name="P30" draw:layer="layout" svg:x1="7.555cm" svg:y1="4.66cm" svg:x2="7.605cm" svg:y2="4.56cm">
            <text:p/>
          </draw:line>
          <draw:line draw:style-name="gr197" draw:text-style-name="P30" draw:layer="layout" svg:x1="7.605cm" svg:y1="4.66cm" svg:x2="7.655cm" svg:y2="4.56cm">
            <text:p/>
          </draw:line>
        </draw:g>
        <draw:g>
          <draw:line draw:style-name="gr198" draw:text-style-name="P30" draw:layer="layout" svg:x1="7.689cm" svg:y1="4.61cm" svg:x2="7.889cm" svg:y2="4.61cm">
            <text:p/>
          </draw:line>
          <draw:line draw:style-name="gr199" draw:text-style-name="P30" draw:layer="layout" svg:x1="7.739cm" svg:y1="4.66cm" svg:x2="7.789cm" svg:y2="4.56cm">
            <text:p/>
          </draw:line>
          <draw:line draw:style-name="gr200" draw:text-style-name="P30" draw:layer="layout" svg:x1="7.789cm" svg:y1="4.66cm" svg:x2="7.839cm" svg:y2="4.56cm">
            <text:p/>
          </draw:line>
        </draw:g>
        <draw:frame draw:style-name="gr11" draw:text-style-name="P25" draw:layer="layout" svg:width="0.5cm" svg:height="0.366cm" svg:x="7.005cm" svg:y="4.545cm">
          <draw:text-box>
            <text:p text:style-name="P24"><text:span text:style-name="T12">P</text:span></text:p>
          </draw:text-box>
        </draw:frame>
        <draw:g>
          <draw:line draw:style-name="gr201" draw:text-style-name="P30" draw:layer="layout" svg:x1="7.461cm" svg:y1="3.814cm" svg:x2="7.661cm" svg:y2="3.814cm">
            <text:p/>
          </draw:line>
          <draw:line draw:style-name="gr202" draw:text-style-name="P30" draw:layer="layout" svg:x1="7.511cm" svg:y1="3.864cm" svg:x2="7.561cm" svg:y2="3.764cm">
            <text:p/>
          </draw:line>
          <draw:line draw:style-name="gr203" draw:text-style-name="P30" draw:layer="layout" svg:x1="7.561cm" svg:y1="3.864cm" svg:x2="7.611cm" svg:y2="3.764cm">
            <text:p/>
          </draw:line>
        </draw:g>
        <draw:g>
          <draw:line draw:style-name="gr204" draw:text-style-name="P30" draw:layer="layout" svg:x1="7.645cm" svg:y1="3.814cm" svg:x2="7.845cm" svg:y2="3.814cm">
            <text:p/>
          </draw:line>
          <draw:line draw:style-name="gr205" draw:text-style-name="P30" draw:layer="layout" svg:x1="7.695cm" svg:y1="3.864cm" svg:x2="7.745cm" svg:y2="3.764cm">
            <text:p/>
          </draw:line>
          <draw:line draw:style-name="gr206" draw:text-style-name="P30" draw:layer="layout" svg:x1="7.745cm" svg:y1="3.864cm" svg:x2="7.795cm" svg:y2="3.764cm">
            <text:p/>
          </draw:line>
        </draw:g>
        <draw:g>
          <draw:line draw:style-name="gr207" draw:text-style-name="P30" draw:layer="layout" svg:x1="7.845cm" svg:y1="3.814cm" svg:x2="8.045cm" svg:y2="3.814cm">
            <text:p/>
          </draw:line>
          <draw:line draw:style-name="gr208" draw:text-style-name="P30" draw:layer="layout" svg:x1="7.895cm" svg:y1="3.864cm" svg:x2="7.945cm" svg:y2="3.764cm">
            <text:p/>
          </draw:line>
          <draw:line draw:style-name="gr209" draw:text-style-name="P30" draw:layer="layout" svg:x1="7.945cm" svg:y1="3.864cm" svg:x2="7.995cm" svg:y2="3.764cm">
            <text:p/>
          </draw:line>
        </draw:g>
        <draw:g>
          <draw:line draw:style-name="gr210" draw:text-style-name="P30" draw:layer="layout" svg:x1="7.261cm" svg:y1="3.814cm" svg:x2="7.461cm" svg:y2="3.814cm">
            <text:p/>
          </draw:line>
          <draw:line draw:style-name="gr211" draw:text-style-name="P30" draw:layer="layout" svg:x1="7.311cm" svg:y1="3.864cm" svg:x2="7.361cm" svg:y2="3.764cm">
            <text:p/>
          </draw:line>
          <draw:line draw:style-name="gr212" draw:text-style-name="P30" draw:layer="layout" svg:x1="7.361cm" svg:y1="3.864cm" svg:x2="7.411cm" svg:y2="3.764cm">
            <text:p/>
          </draw:line>
        </draw:g>
        <draw:g>
          <draw:line draw:style-name="gr213" draw:text-style-name="P30" draw:layer="layout" svg:x1="7.249cm" svg:y1="4.158cm" svg:x2="7.249cm" svg:y2="3.958cm">
            <text:p/>
          </draw:line>
          <draw:line draw:style-name="gr214" draw:text-style-name="P30" draw:layer="layout" svg:x1="7.299cm" svg:y1="4.108cm" svg:x2="7.199cm" svg:y2="4.058cm">
            <text:p/>
          </draw:line>
          <draw:line draw:style-name="gr215" draw:text-style-name="P30" draw:layer="layout" svg:x1="7.299cm" svg:y1="4.058cm" svg:x2="7.199cm" svg:y2="4.008cm">
            <text:p/>
          </draw:line>
        </draw:g>
        <draw:g>
          <draw:line draw:style-name="gr216" draw:text-style-name="P30" draw:layer="layout" svg:x1="7.249cm" svg:y1="4.014cm" svg:x2="7.249cm" svg:y2="3.814cm">
            <text:p/>
          </draw:line>
          <draw:line draw:style-name="gr217" draw:text-style-name="P30" draw:layer="layout" svg:x1="7.299cm" svg:y1="3.964cm" svg:x2="7.199cm" svg:y2="3.914cm">
            <text:p/>
          </draw:line>
          <draw:line draw:style-name="gr218" draw:text-style-name="P30" draw:layer="layout" svg:x1="7.299cm" svg:y1="3.914cm" svg:x2="7.199cm" svg:y2="3.864cm">
            <text:p/>
          </draw:line>
        </draw:g>
        <draw:g>
          <draw:line draw:style-name="gr219" draw:text-style-name="P30" draw:layer="layout" svg:x1="8.05cm" svg:y1="4.147cm" svg:x2="8.05cm" svg:y2="3.947cm">
            <text:p/>
          </draw:line>
          <draw:line draw:style-name="gr220" draw:text-style-name="P30" draw:layer="layout" svg:x1="8.1cm" svg:y1="4.097cm" svg:x2="8cm" svg:y2="4.047cm">
            <text:p/>
          </draw:line>
          <draw:line draw:style-name="gr221" draw:text-style-name="P30" draw:layer="layout" svg:x1="8.1cm" svg:y1="4.047cm" svg:x2="8cm" svg:y2="3.997cm">
            <text:p/>
          </draw:line>
        </draw:g>
        <draw:g>
          <draw:line draw:style-name="gr222" draw:text-style-name="P30" draw:layer="layout" svg:x1="8.05cm" svg:y1="4.003cm" svg:x2="8.05cm" svg:y2="3.803cm">
            <text:p/>
          </draw:line>
          <draw:line draw:style-name="gr223" draw:text-style-name="P30" draw:layer="layout" svg:x1="8.1cm" svg:y1="3.953cm" svg:x2="8cm" svg:y2="3.903cm">
            <text:p/>
          </draw:line>
          <draw:line draw:style-name="gr224" draw:text-style-name="P30" draw:layer="layout" svg:x1="8.1cm" svg:y1="3.903cm" svg:x2="8cm" svg:y2="3.853cm">
            <text:p/>
          </draw:line>
        </draw:g>
        <draw:g>
          <draw:line draw:style-name="gr225" draw:text-style-name="P30" draw:layer="layout" svg:x1="8.05cm" svg:y1="4.447cm" svg:x2="8.05cm" svg:y2="4.247cm">
            <text:p/>
          </draw:line>
          <draw:line draw:style-name="gr226" draw:text-style-name="P30" draw:layer="layout" svg:x1="8.1cm" svg:y1="4.397cm" svg:x2="8cm" svg:y2="4.347cm">
            <text:p/>
          </draw:line>
          <draw:line draw:style-name="gr227" draw:text-style-name="P30" draw:layer="layout" svg:x1="8.1cm" svg:y1="4.347cm" svg:x2="8cm" svg:y2="4.297cm">
            <text:p/>
          </draw:line>
        </draw:g>
        <draw:g>
          <draw:line draw:style-name="gr228" draw:text-style-name="P30" draw:layer="layout" svg:x1="8.05cm" svg:y1="4.303cm" svg:x2="8.05cm" svg:y2="4.103cm">
            <text:p/>
          </draw:line>
          <draw:line draw:style-name="gr229" draw:text-style-name="P30" draw:layer="layout" svg:x1="8.1cm" svg:y1="4.253cm" svg:x2="8cm" svg:y2="4.203cm">
            <text:p/>
          </draw:line>
          <draw:line draw:style-name="gr230" draw:text-style-name="P30" draw:layer="layout" svg:x1="8.1cm" svg:y1="4.203cm" svg:x2="8cm" svg:y2="4.153cm">
            <text:p/>
          </draw:line>
        </draw:g>
        <draw:g>
          <draw:line draw:style-name="gr231" draw:text-style-name="P30" draw:layer="layout" svg:x1="8.05cm" svg:y1="4.599cm" svg:x2="8.05cm" svg:y2="4.399cm">
            <text:p/>
          </draw:line>
          <draw:line draw:style-name="gr232" draw:text-style-name="P30" draw:layer="layout" svg:x1="8.1cm" svg:y1="4.549cm" svg:x2="8cm" svg:y2="4.499cm">
            <text:p/>
          </draw:line>
          <draw:line draw:style-name="gr233" draw:text-style-name="P30" draw:layer="layout" svg:x1="8.1cm" svg:y1="4.499cm" svg:x2="8cm" svg:y2="4.449cm">
            <text:p/>
          </draw:line>
        </draw:g>
        <draw:g>
          <draw:line draw:style-name="gr234" draw:text-style-name="P30" draw:layer="layout" svg:x1="7.859cm" svg:y1="4.61cm" svg:x2="8.059cm" svg:y2="4.61cm">
            <text:p/>
          </draw:line>
          <draw:line draw:style-name="gr235" draw:text-style-name="P30" draw:layer="layout" svg:x1="7.909cm" svg:y1="4.66cm" svg:x2="7.959cm" svg:y2="4.56cm">
            <text:p/>
          </draw:line>
          <draw:line draw:style-name="gr236" draw:text-style-name="P30" draw:layer="layout" svg:x1="7.959cm" svg:y1="4.66cm" svg:x2="8.009cm" svg:y2="4.56cm">
            <text:p/>
          </draw:line>
        </draw:g>
        <draw:g>
          <draw:line draw:style-name="gr237" draw:text-style-name="P30" draw:layer="layout" svg:x1="7.457cm" svg:y1="4.794cm" svg:x2="7.657cm" svg:y2="4.794cm">
            <text:p/>
          </draw:line>
          <draw:line draw:style-name="gr238" draw:text-style-name="P30" draw:layer="layout" svg:x1="7.507cm" svg:y1="4.844cm" svg:x2="7.557cm" svg:y2="4.744cm">
            <text:p/>
          </draw:line>
          <draw:line draw:style-name="gr239" draw:text-style-name="P30" draw:layer="layout" svg:x1="7.557cm" svg:y1="4.844cm" svg:x2="7.607cm" svg:y2="4.744cm">
            <text:p/>
          </draw:line>
        </draw:g>
        <draw:g>
          <draw:line draw:style-name="gr240" draw:text-style-name="P30" draw:layer="layout" svg:x1="7.641cm" svg:y1="4.794cm" svg:x2="7.841cm" svg:y2="4.794cm">
            <text:p/>
          </draw:line>
          <draw:line draw:style-name="gr241" draw:text-style-name="P30" draw:layer="layout" svg:x1="7.691cm" svg:y1="4.844cm" svg:x2="7.741cm" svg:y2="4.744cm">
            <text:p/>
          </draw:line>
          <draw:line draw:style-name="gr242" draw:text-style-name="P30" draw:layer="layout" svg:x1="7.741cm" svg:y1="4.844cm" svg:x2="7.791cm" svg:y2="4.744cm">
            <text:p/>
          </draw:line>
        </draw:g>
        <draw:g>
          <draw:line draw:style-name="gr243" draw:text-style-name="P30" draw:layer="layout" svg:x1="7.819cm" svg:y1="4.794cm" svg:x2="8.019cm" svg:y2="4.794cm">
            <text:p/>
          </draw:line>
          <draw:line draw:style-name="gr244" draw:text-style-name="P30" draw:layer="layout" svg:x1="7.869cm" svg:y1="4.844cm" svg:x2="7.919cm" svg:y2="4.744cm">
            <text:p/>
          </draw:line>
          <draw:line draw:style-name="gr245" draw:text-style-name="P30" draw:layer="layout" svg:x1="7.919cm" svg:y1="4.844cm" svg:x2="7.969cm" svg:y2="4.744cm">
            <text:p/>
          </draw:line>
        </draw:g>
        <draw:line draw:style-name="gr246" draw:text-style-name="P23" draw:layer="layout" svg:x1="6.987cm" svg:y1="4.69cm" svg:x2="5cm" svg:y2="4.69cm">
          <text:p/>
        </draw:line>
        <draw:custom-shape draw:style-name="gr84" draw:text-style-name="P23" draw:layer="layout" svg:width="0.5cm" svg:height="0.5cm" svg:x="6.983cm" svg:y="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3" draw:layer="layout" svg:x1="6.6cm" svg:y1="5.712cm" svg:x2="6.6cm" svg:y2="6.212cm">
          <text:p/>
        </draw:line>
        <draw:line draw:style-name="gr20" draw:text-style-name="P23" draw:layer="layout" svg:x1="7.874cm" svg:y1="5.712cm" svg:x2="7.874cm" svg:y2="6.212cm">
          <text:p/>
        </draw:line>
        <draw:line draw:style-name="gr85" draw:text-style-name="P23" draw:layer="layout" svg:x1="7.75cm" svg:y1="8.168cm" svg:x2="10.173cm" svg:y2="8.168cm">
          <text:p/>
        </draw:line>
        <draw:line draw:style-name="gr85" draw:text-style-name="P23" xml:id="id11" draw:id="id11" draw:layer="layout" svg:x1="6cm" svg:y1="5.962cm" svg:x2="6.6cm" svg:y2="5.962cm">
          <text:p/>
        </draw:line>
        <draw:line draw:style-name="gr85" draw:text-style-name="P23" xml:id="id12" draw:id="id12" draw:layer="layout" svg:x1="7.885cm" svg:y1="5.962cm" svg:x2="8.5cm" svg:y2="5.962cm">
          <text:p/>
        </draw:line>
        <draw:connector draw:style-name="gr86" draw:text-style-name="P10" draw:layer="layout" draw:line-skew="-0.101cm" svg:x1="5.6cm" svg:y1="3.414cm" svg:x2="6cm" svg:y2="5.962cm" draw:start-shape="id10" draw:start-glue-point="1" draw:end-shape="id11" draw:end-glue-point="3" svg:d="M5600 3414h400v1518 1030" svg:viewBox="0 0 401 2549">
          <text:p/>
        </draw:connector>
        <draw:line draw:style-name="gr85" draw:text-style-name="P23" xml:id="id13" draw:id="id13" draw:layer="layout" svg:x1="9.25cm" svg:y1="7.775cm" svg:x2="9.539cm" svg:y2="7.775cm">
          <text:p/>
        </draw:line>
        <draw:connector draw:style-name="gr86" draw:text-style-name="P10" draw:layer="layout" draw:line-skew="-0.909cm" svg:x1="8.5cm" svg:y1="5.962cm" svg:x2="9.25cm" svg:y2="7.775cm" draw:start-shape="id12" draw:start-glue-point="1" draw:end-shape="id13" draw:end-glue-point="3" svg:d="M8500 5962v-2h750v1815" svg:viewBox="0 0 751 1816">
          <text:p/>
        </draw:connector>
        <draw:custom-shape draw:style-name="gr24" draw:text-style-name="P23" xml:id="id15" draw:id="id15" draw:layer="layout" svg:width="3.94cm" svg:height="1cm" svg:x="15.411cm" svg:y="9.516cm">
          <text:p/>
          <draw:enhanced-geometry svg:viewBox="0 0 21600 21600" draw:text-areas="0 0 21600 21600" draw:type="pentagon-right" draw:modifiers="19424.1055569652"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5.509cm" svg:y="9.851cm">
          <draw:text-box>
            <text:p text:style-name="P24"><text:span text:style-name="T12">26</text:span></text:p>
          </draw:text-box>
        </draw:frame>
        <draw:line draw:style-name="gr22" draw:text-style-name="P23" draw:layer="layout" svg:x1="16.211cm" svg:y1="9.518cm" svg:x2="16.211cm" svg:y2="10.516cm">
          <text:p/>
        </draw:line>
        <draw:frame draw:style-name="gr87" draw:text-style-name="P25" draw:layer="layout" svg:width="2.75cm" svg:height="0.435cm" svg:x="16.261cm" svg:y="9.881cm">
          <draw:text-box>
            <text:p text:style-name="P24"><text:span text:style-name="T12">КОНДЕНСАТ</text:span></text:p>
          </draw:text-box>
        </draw:frame>
        <draw:line draw:style-name="gr85" draw:text-style-name="P23" xml:id="id14" draw:id="id14" draw:layer="layout" svg:x1="9.251cm" svg:y1="8.575cm" svg:x2="9.54cm" svg:y2="8.575cm">
          <text:p/>
        </draw:line>
        <draw:connector draw:style-name="gr88" draw:text-style-name="P10" draw:layer="layout" svg:x1="9.251cm" svg:y1="8.575cm" svg:x2="15.411cm" svg:y2="10.016cm" draw:start-shape="id14" draw:start-glue-point="3" draw:end-shape="id15" draw:end-glue-point="3" svg:d="M9251 8575v1441h6160" svg:viewBox="0 0 6161 1442">
          <text:p/>
        </draw:connector>
        <draw:line draw:style-name="gr20" draw:text-style-name="P23" draw:layer="layout" svg:x1="12.99cm" svg:y1="8.302cm" svg:x2="12.99cm" svg:y2="8.802cm">
          <text:p/>
        </draw:line>
        <draw:line draw:style-name="gr20" draw:text-style-name="P23" draw:layer="layout" svg:x1="13.19cm" svg:y1="8.302cm" svg:x2="13.19cm" svg:y2="8.802cm">
          <text:p/>
        </draw:line>
        <draw:line draw:style-name="gr85" draw:text-style-name="P23" draw:layer="layout" svg:x1="12.687cm" svg:y1="8.575cm" svg:x2="12.976cm" svg:y2="8.575cm">
          <text:p/>
        </draw:line>
        <draw:line draw:style-name="gr85" draw:text-style-name="P23" xml:id="id16" draw:id="id16" draw:layer="layout" svg:x1="13.162cm" svg:y1="8.575cm" svg:x2="13.451cm" svg:y2="8.575cm">
          <text:p/>
        </draw:line>
        <draw:connector draw:style-name="gr89" draw:text-style-name="P23" draw:layer="layout" draw:type="line" svg:x1="13.451cm" svg:y1="8.575cm" svg:x2="13.725cm" svg:y2="8.57cm" draw:start-shape="id16" draw:start-glue-point="1" draw:end-shape="id17" draw:end-glue-point="3" svg:d="M13451 8575l274-5" svg:viewBox="0 0 275 6">
          <text:p/>
        </draw:connector>
        <draw:frame draw:style-name="gr11" draw:text-style-name="P25" draw:layer="layout" svg:width="2.75cm" svg:height="0.366cm" svg:x="5.87cm" svg:y="6.352cm">
          <draw:text-box>
            <text:p text:style-name="P24"><text:span text:style-name="T12">2-TV-0105</text:span></text:p>
          </draw:text-box>
        </draw:frame>
        <draw:connector draw:style-name="gr89" draw:text-style-name="P23" draw:layer="layout" draw:type="line" svg:x1="14.725cm" svg:y1="8.57cm" svg:x2="15.41cm" svg:y2="8.567cm" draw:start-shape="id17" draw:start-glue-point="1" draw:end-shape="id18" draw:end-glue-point="3" svg:d="M14725 8570l685-3" svg:viewBox="0 0 686 4">
          <text:p/>
        </draw:connector>
        <draw:line draw:style-name="gr7" draw:text-style-name="P23" draw:layer="layout" svg:x1="4.896cm" svg:y1="8.198cm" svg:x2="4.896cm" svg:y2="4.75cm">
          <text:p/>
        </draw:line>
        <draw:line draw:style-name="gr91" draw:text-style-name="P23" draw:layer="layout" svg:x1="14.25cm" svg:y1="6.262cm" svg:x2="14.25cm" svg:y2="5.762cm">
          <text:p/>
        </draw:line>
        <draw:custom-shape draw:style-name="gr185" draw:text-style-name="P33" draw:layer="layout" svg:width="1cm" svg:height="1cm" svg:x="17.5cm" svg:y="2.038cm">
          <text:p text:style-name="P33"><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33" draw:layer="layout" svg:width="1cm" svg:height="1cm" svg:x="10.75cm" svg:y="4.012cm">
          <text:p text:style-name="P33"><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6" draw:layer="layout" svg:width="1cm" svg:height="1cm" svg:x="6.864cm" svg:y="7.647cm">
          <text:p/>
          <draw:enhanced-geometry svg:viewBox="0 0 21600 21600" draw:type="rectangle" draw:enhanced-path="M 0 0 L 21600 0 21600 21600 0 21600 0 0 Z N"/>
        </draw:custom-shape>
        <draw:custom-shape draw:style-name="gr10" draw:text-style-name="P23" draw:layer="layout" svg:width="1cm" svg:height="1cm" svg:x="6.874cm" svg:y="7.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6.9cm" svg:y="7.793cm">
          <draw:text-box>
            <text:p text:style-name="P24"><text:span text:style-name="T12">2-TIC</text:span></text:p>
          </draw:text-box>
        </draw:frame>
        <draw:frame draw:style-name="gr11" draw:text-style-name="P25" draw:layer="layout" svg:width="1cm" svg:height="0.366cm" svg:x="6.865cm" svg:y="8.229cm">
          <draw:text-box>
            <text:p text:style-name="P24"><text:span text:style-name="T12">1</text:span></text:p>
          </draw:text-box>
        </draw:frame>
        <draw:line draw:style-name="gr12" draw:text-style-name="P23" draw:layer="layout" svg:x1="6.874cm" svg:y1="8.153cm" svg:x2="7.874cm" svg:y2="8.153cm">
          <text:p/>
        </draw:line>
        <draw:frame draw:style-name="gr13" draw:text-style-name="P28" draw:layer="layout" svg:width="0.66cm" svg:height="1.844cm" svg:x="7.99cm" svg:y="7.052cm">
          <draw:text-box>
            <text:p text:style-name="P27"><text:span text:style-name="T12">A</text:span></text:p>
            <text:p text:style-name="P27"><text:span text:style-name="T12">HH</text:span></text:p>
            <text:p text:style-name="P27"><text:span text:style-name="T12">H</text:span></text:p>
            <text:p text:style-name="P27"><text:span text:style-name="T13"/></text:p>
            <text:p text:style-name="P27"><text:span text:style-name="T12">PID</text:span></text:p>
          </draw:text-box>
        </draw:frame>
        <draw:custom-shape draw:style-name="gr9" draw:text-style-name="P26" draw:layer="layout" svg:width="1cm" svg:height="1cm" svg:x="15.61cm" svg:y="6.251cm">
          <text:p/>
          <draw:enhanced-geometry svg:viewBox="0 0 21600 21600" draw:type="rectangle" draw:enhanced-path="M 0 0 L 21600 0 21600 21600 0 21600 0 0 Z N"/>
        </draw:custom-shape>
        <draw:custom-shape draw:style-name="gr10" draw:text-style-name="P23" draw:layer="layout" svg:width="1cm" svg:height="1cm" svg:x="15.62cm" svg:y="6.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5.646cm" svg:y="6.397cm">
          <draw:text-box>
            <text:p text:style-name="P24"><text:span text:style-name="T12">2-YIC</text:span></text:p>
          </draw:text-box>
        </draw:frame>
        <draw:frame draw:style-name="gr6" draw:text-style-name="P25" draw:layer="layout" svg:width="1cm" svg:height="0.319cm" svg:x="15.611cm" svg:y="6.833cm">
          <draw:text-box>
            <text:p text:style-name="P24"><text:span text:style-name="T12">002</text:span></text:p>
          </draw:text-box>
        </draw:frame>
        <draw:line draw:style-name="gr12" draw:text-style-name="P23" draw:layer="layout" svg:x1="15.62cm" svg:y1="6.757cm" svg:x2="16.62cm" svg:y2="6.757cm">
          <text:p/>
        </draw:line>
        <draw:frame draw:style-name="gr13" draw:text-style-name="P28" draw:layer="layout" svg:width="0.66cm" svg:height="1.844cm" svg:x="16.736cm" svg:y="5.656cm">
          <draw:text-box>
            <text:p text:style-name="P27"><text:span text:style-name="T12"/></text:p>
            <text:p text:style-name="P27"><text:span text:style-name="T12"/></text:p>
            <text:p text:style-name="P27"><text:span text:style-name="T12">A</text:span></text:p>
          </draw:text-box>
        </draw:frame>
        <draw:line draw:style-name="gr247" draw:text-style-name="P23" draw:layer="layout" svg:x1="5cm" svg:y1="8.162cm" svg:x2="6.9cm" svg:y2="8.162cm">
          <text:p/>
        </draw:line>
        <draw:line draw:style-name="gr247" draw:text-style-name="P23" draw:layer="layout" svg:x1="14.778cm" svg:y1="6.776cm" svg:x2="15.552cm" svg:y2="6.776cm">
          <text:p/>
        </draw:line>
        <draw:line draw:style-name="gr246" draw:text-style-name="P23" draw:layer="layout" svg:x1="16.026cm" svg:y1="5.25cm" svg:x2="14.776cm" svg:y2="5.25cm">
          <text:p/>
        </draw:line>
        <draw:line draw:style-name="gr7" draw:text-style-name="P23" draw:layer="layout" svg:x1="16.12cm" svg:y1="6.224cm" svg:x2="16.12cm" svg:y2="5.224cm">
          <text:p/>
        </draw:line>
        <draw:custom-shape draw:style-name="gr185" draw:text-style-name="P33" draw:layer="layout" svg:width="1cm" svg:height="1cm" svg:x="1.4cm" svg:y="11.502cm">
          <text:p text:style-name="P33"><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3" draw:layer="layout" svg:width="5cm" svg:height="0.978cm" svg:x="14.762cm" svg:y="14.862cm">
          <text:p/>
          <draw:enhanced-geometry svg:viewBox="0 0 21600 21600" draw:type="rectangle" draw:enhanced-path="M 0 0 L 21600 0 21600 21600 0 21600 0 0 Z N"/>
        </draw:custom-shape>
        <draw:custom-shape draw:style-name="gr185" draw:text-style-name="P33" draw:layer="layout" svg:width="1cm" svg:height="1cm" svg:x="16.662cm" svg:y="14.862cm">
          <text:p text:style-name="P33"><text:span text:style-name="T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УПРОЩЕННАЯ СХЕМА (2)"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ПРОЩЕННАЯ СХЕМА</text:a></text:span></text:p>
          </draw:text-box>
        </draw:frame>
        <draw:frame draw:style-name="gr186" draw:text-style-name="P35" draw:layer="layout" svg:width="19cm" svg:height="25.866cm" svg:x="1cm" svg:y="2.051cm">
          <draw:text-box>
            <text:p text:style-name="P16"><text:span text:style-name="T3">На схеме изображают основные функции контуров контроля и управления без выделения входящих в них отдельных технических средств автоматизации и указания места расположения.</text:span></text:p>
            <text:p text:style-name="P16"><text:span text:style-name="T3"/></text:p>
            <text:p text:style-name="P16"><text:span text:style-name="T9">Структура схемы</text:span></text:p>
            <text:list text:style-name="L3">
              <text:list-item>
                <text:p text:style-name="P16"><text:span text:style-name="T3">Рамка</text:span></text:p>
              </text:list-item>
              <text:list-item>
                <text:p text:style-name="P16"><text:span text:style-name="T3">Технологическое оборудование</text:span></text:p>
              </text:list-item>
              <text:list-item>
                <text:p text:style-name="P16"><text:span text:style-name="T14">Таблица контуров</text:span></text:p>
              </text:list-item>
              <text:list-item>
                <text:p text:style-name="P16"><text:span text:style-name="T14">Штамп (основная надпись)</text:span></text:p>
              </text:list-item>
            </text:list>
            <text:p text:style-name="P17"><text:span text:style-name="T3"/></text:p>
            <text:p text:style-name="P16"><text:span text:style-name="T9">Технологическое оборудование </text:span><text:span text:style-name="T3">(условно-графические символы и надписи)</text:span></text:p>
            <text:list text:style-name="L1">
              <text:list-item>
                <text:p text:style-name="P17"><text:span text:style-name="T3">оборудование</text:span></text:p>
              </text:list-item>
              <text:list-item>
                <text:p text:style-name="P17"><text:span text:style-name="T3">коммуникации</text:span></text:p>
              </text:list-item>
              <text:list-item>
                <text:p text:style-name="P17"><text:span text:style-name="T3">контуры контроля и управления</text:span></text:p>
              </text:list-item>
              <text:list-item>
                <text:p text:style-name="P17"><text:span text:style-name="T3">одиночные приборы, встраиваемые в коммуникации или устанавливаемые на оборудовании (не входящие в контур управления)</text:span></text:p>
              </text:list-item>
            </text:list>
            <text:p text:style-name="P17"><text:span text:style-name="T3"/></text:p>
            <text:p text:style-name="P17"><text:span text:style-name="T9">Контур контроля и управления</text:span><text:span text:style-name="T3"> (независимо от числа входящих в него элементов)</text:span></text:p>
            <text:list text:continue-numbering="true" text:style-name="L1">
              <text:list-item>
                <text:p text:style-name="P17"><text:span text:style-name="T3">символ с надписью</text:span></text:p>
                <text:p text:style-name="P17"><text:span text:style-name="T3">- буквенная часть надписи - измеряемый параметр и функции всего контура</text:span></text:p>
                <text:p text:style-name="P17"><text:span text:style-name="T3">- цифровая часть надписи — номер контура</text:span></text:p>
              </text:list-item>
              <text:list-item>
                <text:p text:style-name="P17"><text:span text:style-name="T3">исполнительные механизмы / регулирующие органы</text:span></text:p>
              </text:list-item>
              <text:list-item>
                <text:p text:style-name="P17"><text:span text:style-name="T3">линия связи, соединяющая функциональный символ и исполнительные механизмы</text:span></text:p>
              </text:list-item>
            </text:list>
            <text:p text:style-name="P17"><text:span text:style-name="T3"/></text:p>
            <text:p text:style-name="P17"><text:span text:style-name="T9">Таблица контуров</text:span></text:p>
            <text:list text:continue-numbering="true" text:style-name="L1">
              <text:list-item>
                <text:p text:style-name="P17"><text:span text:style-name="T3">номер контура</text:span></text:p>
              </text:list-item>
              <text:list-item>
                <text:p text:style-name="P17"><text:span text:style-name="T3">номер листа основного комплекта, на котором приведен состав каждого контура</text:span></text:p>
              </text:list-item>
            </text:list>
            <text:p text:style-name="P17"><text:span text:style-name="T3"/></text:p>
            <text:p text:style-name="P17"><text:span text:style-name="T3">Предельные рабочие значения измеряемых (регулируемых) величин указывают рядом с графическими обозначениями контуров или в дополнительной графе таблицы контуров.</text:span></text:p>
            <text:p text:style-name="P17"><text:span text:style-name="T3"/></text:p>
            <text:p text:style-name="P17"><text:span text:style-name="T9">Подробный состав контура</text:span><text:span text:style-name="T3"> должен быть приведен</text:span></text:p>
            <text:list text:continue-numbering="true" text:style-name="L1">
              <text:list-item>
                <text:p text:style-name="P17"><text:span text:style-name="T3">на принципиальной схеме контроля, регулирования и управления</text:span></text:p>
                <text:p text:style-name="P17"><text:span text:style-name="T3">(электрической и/или пневматической)</text:span></text:p>
              </text:list-item>
              <text:list-item>
                <text:p text:style-name="P17"><text:span text:style-name="T3">на схеме соединений внешних проводок</text:span></text:p>
              </text:list-item>
            </text:list>
            <text:p text:style-name="P17"><text:span text:style-name="T3"/></text:p>
            <text:p text:style-name="P17"><text:span text:style-name="T3"/></text:p>
            <text:p text:style-name="P17"><text:span text:style-name="T3"/></text:p>
          </draw:text-box>
        </draw:frame>
      </draw:page>
      <draw:page draw:name="ШИФР ДОКУМЕНТА"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ШИФР ДОКУМЕНТА</text:a></text:span></text:p>
          </draw:text-box>
        </draw:frame>
        <draw:frame draw:style-name="gr248" draw:text-style-name="P38" draw:layer="layout" svg:width="19cm" svg:height="9.165cm" svg:x="1cm" svg:y="2.151cm">
          <draw:text-box>
            <text:p text:style-name="P37"><text:span text:style-name="T16">А-Б-В-С3.Д</text:span></text:p>
            <text:p text:style-name="P37"><text:span text:style-name="T3"/></text:p>
            <text:p text:style-name="P37"><text:span text:style-name="T3">А — номер договора (контракта) или шифр объекта строительства</text:span></text:p>
            <text:p text:style-name="P37"><text:span text:style-name="T3">Б — номер здания или сооружения по генеральному плану</text:span></text:p>
            <text:p text:style-name="P37"><text:span text:style-name="T3">В — шифр раздела проектной документации</text:span></text:p>
            <text:p text:style-name="P37"><text:span text:style-name="T3">Г — код документа (С3)</text:span></text:p>
            <text:p text:style-name="P37"><text:span text:style-name="T3">Д — порядковый номер документа</text:span></text:p>
            <text:p text:style-name="P37"><text:span text:style-name="T3"/></text:p>
            <text:p text:style-name="P37"><text:span text:style-name="T17">пример</text:span></text:p>
            <text:p text:style-name="P37"><text:span text:style-name="T18">ОРГ-002-АТХ-С3.1</text:span></text:p>
            <text:p text:style-name="P37"><text:span text:style-name="T3"/></text:p>
            <text:p text:style-name="P37"><text:span text:style-name="T3">ОРГ — шифр объекта строительства</text:span></text:p>
            <text:p text:style-name="P37"><text:span text:style-name="T3">002 — номер цеха</text:span></text:p>
            <text:p text:style-name="P37"><text:span text:style-name="T3">АТХ — проектная документация / раздел 5 — ИОС</text:span></text:p>
            <text:p text:style-name="P37"><text:span text:style-name="T3">С3 — схема автоматизации</text:span></text:p>
            <text:p text:style-name="P37"><text:span text:style-name="T3">1 — порядковый номер документа</text:span></text:p>
          </draw:text-box>
        </draw:frame>
      </draw:page>
      <draw:page draw:name="НУМЕРАЦИЯ ТЕХНОЛОГИЧЕСКОГО ОБОРУДОВАНИЯ"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ТЕХНОЛОГИЧЕСКОГО ОБОРУДОВАНИЯ</text:a></text:span></text:p>
          </draw:text-box>
        </draw:frame>
        <draw:frame draw:style-name="gr249" draw:text-style-name="P38" draw:layer="layout" svg:width="19cm" svg:height="1.598cm" svg:x="1cm" svg:y="2.152cm">
          <draw:text-box>
            <text:p text:style-name="P37"><text:span text:style-name="T16">(A-)BB-CCC(D)(-E)</text:span></text:p>
          </draw:text-box>
        </draw:frame>
        <draw:frame draw:style-name="standard" draw:layer="layout" svg:width="18.541cm" svg:height="5.57cm" svg:x="1.227cm" svg:y="3.77cm">
          <table:table table:template-name="default" table:use-first-row-styles="true" table:use-banding-rows-styles="true">
            <table:table-column table:style-name="co12"/>
            <table:table-column table:style-name="co13"/>
            <table:table-row table:style-name="ro2">
              <table:table-cell table:style-name="ce2">
                <text:p text:style-name="P13"><text:span text:style-name="T8">A</text:span></text:p>
              </table:table-cell>
              <table:table-cell table:style-name="ce3">
                <text:p text:style-name="P14"><text:span text:style-name="T8">цифровой код цеха, блока </text:span><text:span text:style-name="T19">(опционально)</text:span></text:p>
              </table:table-cell>
            </table:table-row>
            <table:table-row table:style-name="ro2">
              <table:table-cell table:style-name="ce2">
                <text:p text:style-name="P15"><text:span text:style-name="T8">BB</text:span></text:p>
              </table:table-cell>
              <table:table-cell table:style-name="ce4">
                <text:p text:style-name="P9"><text:span text:style-name="T5">буквенный код оборудования </text:span><text:span text:style-name="T20">(см. таблицу ниже)</text:span></text:p>
              </table:table-cell>
            </table:table-row>
            <table:table-row table:style-name="ro2">
              <table:table-cell table:style-name="ce2">
                <text:p text:style-name="P15"><text:span text:style-name="T8">CCC</text:span></text:p>
              </table:table-cell>
              <table:table-cell table:style-name="ce3">
                <text:p text:style-name="P14"><text:span text:style-name="T8">цифровой порядковый номер оборудования</text:span></text:p>
              </table:table-cell>
            </table:table-row>
            <table:table-row table:style-name="ro12">
              <table:table-cell table:style-name="ce2">
                <text:p text:style-name="P15"><text:span text:style-name="T8">D</text:span></text:p>
              </table:table-cell>
              <table:table-cell table:style-name="ce3">
                <text:p text:style-name="P14"><text:span text:style-name="T8">буквенный суффикс рабочего/резервного/дублирующего оборудования</text:span></text:p>
                <text:p text:style-name="P14"><text:span text:style-name="T19">(только если оборудование имеет резервные экземпляры)</text:span></text:p>
                <text:p text:style-name="P14"><text:span text:style-name="T21">= A — основной/рабочий экземпляр</text:span></text:p>
                <text:p text:style-name="P14"><text:span text:style-name="T21">= B — резервный/дублирующий экземпляр</text:span></text:p>
                <text:p text:style-name="P14"><text:span text:style-name="T21">= ...</text:span></text:p>
              </table:table-cell>
            </table:table-row>
            <table:table-row table:style-name="ro2">
              <table:table-cell table:style-name="ce2">
                <text:p text:style-name="P15"><text:span text:style-name="T8">E</text:span></text:p>
              </table:table-cell>
              <table:table-cell table:style-name="ce3">
                <text:p text:style-name="P14"><text:span text:style-name="T8">буквенный суффикс элемента составного оборудования </text:span><text:span text:style-name="T19">(см. таблицу ниже)</text:span></text:p>
              </table:table-cell>
            </table:table-row>
          </table:table>
          <draw:image xlink:href="Pictures/TablePreview5.svm" xlink:type="simple" xlink:show="embed" xlink:actuate="onLoad"/>
        </draw:frame>
        <draw:frame draw:style-name="gr250" draw:text-style-name="P38" draw:layer="layout" svg:width="19cm" svg:height="0.796cm" svg:x="1cm" svg:y="9.753cm">
          <draw:text-box>
            <text:p text:style-name="P37"><text:span text:style-name="T9">Коды оборудования</text:span></text:p>
          </draw:text-box>
        </draw:frame>
        <draw:frame draw:style-name="standard" draw:layer="layout" svg:width="18.541cm" svg:height="17.639cm" svg:x="1.228cm" svg:y="10.571cm">
          <table:table table:template-name="default" table:use-first-row-styles="true" table:use-banding-rows-styles="true">
            <table:table-column table:style-name="co12"/>
            <table:table-column table:style-name="co13"/>
            <table:table-row table:style-name="ro13">
              <table:table-cell table:style-name="ce10">
                <text:p text:style-name="P13"><text:span text:style-name="T22">A</text:span></text:p>
              </table:table-cell>
              <table:table-cell table:style-name="ce3"/>
            </table:table-row>
            <table:table-row table:style-name="ro13">
              <table:table-cell table:style-name="ce10">
                <text:p text:style-name="P39"><text:span text:style-name="T22">B</text:span></text:p>
              </table:table-cell>
              <table:table-cell table:style-name="ce3">
                <text:p text:style-name="P14"><text:span text:style-name="T5">Горелка</text:span></text:p>
              </table:table-cell>
            </table:table-row>
            <table:table-row table:style-name="ro13">
              <table:table-cell table:style-name="ce10">
                <text:p text:style-name="P39"><text:span text:style-name="T22">C</text:span></text:p>
              </table:table-cell>
              <table:table-cell table:style-name="ce3">
                <text:p text:style-name="P14"><text:span text:style-name="T8">Вентилятор, Компрессор</text:span></text:p>
              </table:table-cell>
            </table:table-row>
            <table:table-row table:style-name="ro7">
              <table:table-cell table:style-name="ce10">
                <text:p text:style-name="P39"><text:span text:style-name="T22">D</text:span></text:p>
              </table:table-cell>
              <table:table-cell table:style-name="ce11">
                <text:p text:style-name="P40"><text:span text:style-name="T23">Барабан, Гранулятор</text:span></text:p>
              </table:table-cell>
            </table:table-row>
            <table:table-row table:style-name="ro7">
              <table:table-cell table:style-name="ce10">
                <text:p text:style-name="P39"><text:span text:style-name="T22">E</text:span></text:p>
              </table:table-cell>
              <table:table-cell table:style-name="ce3">
                <text:p text:style-name="P14"><text:span text:style-name="T8">Котел, Испаритель, Охладитель, Теплообменник</text:span></text:p>
              </table:table-cell>
            </table:table-row>
            <table:table-row table:style-name="ro7">
              <table:table-cell table:style-name="ce10">
                <text:p text:style-name="P39"><text:span text:style-name="T22">F</text:span></text:p>
              </table:table-cell>
              <table:table-cell table:style-name="ce3">
                <text:p text:style-name="P14"><text:span text:style-name="T21">Фильтр, Каплеуловитель, Циклон</text:span></text:p>
              </table:table-cell>
            </table:table-row>
            <table:table-row table:style-name="ro7">
              <table:table-cell table:style-name="ce10">
                <text:p text:style-name="P39"><text:span text:style-name="T22">G</text:span></text:p>
              </table:table-cell>
              <table:table-cell table:style-name="ce3"/>
            </table:table-row>
            <table:table-row table:style-name="ro7">
              <table:table-cell table:style-name="ce10">
                <text:p text:style-name="P39"><text:span text:style-name="T22">GT</text:span></text:p>
              </table:table-cell>
              <table:table-cell table:style-name="ce3">
                <text:p text:style-name="P14"><text:span text:style-name="T8">Расширитель</text:span></text:p>
              </table:table-cell>
            </table:table-row>
            <table:table-row table:style-name="ro7">
              <table:table-cell table:style-name="ce10">
                <text:p text:style-name="P39"><text:span text:style-name="T22">H</text:span></text:p>
              </table:table-cell>
              <table:table-cell table:style-name="ce3">
                <text:p text:style-name="P14"><text:span text:style-name="T8">Бункер</text:span></text:p>
              </table:table-cell>
            </table:table-row>
            <table:table-row table:style-name="ro7">
              <table:table-cell table:style-name="ce10">
                <text:p text:style-name="P39"><text:span text:style-name="T22">I</text:span></text:p>
              </table:table-cell>
              <table:table-cell table:style-name="ce3">
                <text:p text:style-name="P14"><text:span text:style-name="T24">Бункер</text:span></text:p>
              </table:table-cell>
            </table:table-row>
            <table:table-row table:style-name="ro7">
              <table:table-cell table:style-name="ce10">
                <text:p text:style-name="P39"><text:span text:style-name="T22">J</text:span></text:p>
              </table:table-cell>
              <table:table-cell table:style-name="ce3"/>
            </table:table-row>
            <table:table-row table:style-name="ro7">
              <table:table-cell table:style-name="ce10">
                <text:p text:style-name="P39"><text:span text:style-name="T22">K</text:span></text:p>
              </table:table-cell>
              <table:table-cell table:style-name="ce3"/>
            </table:table-row>
            <table:table-row table:style-name="ro7">
              <table:table-cell table:style-name="ce10">
                <text:p text:style-name="P39"><text:span text:style-name="T22">L</text:span></text:p>
              </table:table-cell>
              <table:table-cell table:style-name="ce3">
                <text:p text:style-name="P14"><text:span text:style-name="T8">Конвейер, Дозатор, Весовой питатель, Подъемник</text:span></text:p>
              </table:table-cell>
            </table:table-row>
            <table:table-row table:style-name="ro7">
              <table:table-cell table:style-name="ce10">
                <text:p text:style-name="P39"><text:span text:style-name="T22">M</text:span></text:p>
              </table:table-cell>
              <table:table-cell table:style-name="ce3"/>
            </table:table-row>
            <table:table-row table:style-name="ro7">
              <table:table-cell table:style-name="ce10">
                <text:p text:style-name="P39"><text:span text:style-name="T22">N</text:span></text:p>
              </table:table-cell>
              <table:table-cell table:style-name="ce3">
                <text:p text:style-name="P14"><text:span text:style-name="T8">Мешалка</text:span></text:p>
              </table:table-cell>
            </table:table-row>
            <table:table-row table:style-name="ro7">
              <table:table-cell table:style-name="ce10">
                <text:p text:style-name="P39"><text:span text:style-name="T22">O</text:span></text:p>
              </table:table-cell>
              <table:table-cell table:style-name="ce3"/>
            </table:table-row>
            <table:table-row table:style-name="ro7">
              <table:table-cell table:style-name="ce10">
                <text:p text:style-name="P39"><text:span text:style-name="T22">P</text:span></text:p>
              </table:table-cell>
              <table:table-cell table:style-name="ce3">
                <text:p text:style-name="P14"><text:span text:style-name="T5">Насос</text:span></text:p>
              </table:table-cell>
            </table:table-row>
            <table:table-row table:style-name="ro7">
              <table:table-cell table:style-name="ce10">
                <text:p text:style-name="P39"><text:span text:style-name="T22">Q</text:span></text:p>
              </table:table-cell>
              <table:table-cell table:style-name="ce3"/>
            </table:table-row>
            <table:table-row table:style-name="ro7">
              <table:table-cell table:style-name="ce10">
                <text:p text:style-name="P39"><text:span text:style-name="T22">R</text:span></text:p>
              </table:table-cell>
              <table:table-cell table:style-name="ce3">
                <text:p text:style-name="P14"><text:span text:style-name="T8">Реактор, Регенератор, Разбрызгиватель</text:span></text:p>
              </table:table-cell>
            </table:table-row>
            <table:table-row table:style-name="ro7">
              <table:table-cell table:style-name="ce10">
                <text:p text:style-name="P39"><text:span text:style-name="T22">S</text:span></text:p>
              </table:table-cell>
              <table:table-cell table:style-name="ce3">
                <text:p text:style-name="P14"><text:span text:style-name="T5">Экран, Центрифуга, Декантатор</text:span></text:p>
              </table:table-cell>
            </table:table-row>
            <table:table-row table:style-name="ro7">
              <table:table-cell table:style-name="ce10">
                <text:p text:style-name="P39"><text:span text:style-name="T22">ST</text:span></text:p>
              </table:table-cell>
              <table:table-cell table:style-name="ce3">
                <text:p text:style-name="P14"><text:span text:style-name="T5">Турбина паровая</text:span></text:p>
              </table:table-cell>
            </table:table-row>
            <table:table-row table:style-name="ro7">
              <table:table-cell table:style-name="ce10">
                <text:p text:style-name="P39"><text:span text:style-name="T22">T</text:span></text:p>
              </table:table-cell>
              <table:table-cell table:style-name="ce3">
                <text:p text:style-name="P14"><text:span text:style-name="T5">Резервуар</text:span></text:p>
              </table:table-cell>
            </table:table-row>
            <table:table-row table:style-name="ro7">
              <table:table-cell table:style-name="ce10">
                <text:p text:style-name="P39"><text:span text:style-name="T22">U</text:span></text:p>
              </table:table-cell>
              <table:table-cell table:style-name="ce3"/>
            </table:table-row>
            <table:table-row table:style-name="ro14">
              <table:table-cell table:style-name="ce10">
                <text:p text:style-name="P39"><text:span text:style-name="T22">V</text:span></text:p>
              </table:table-cell>
              <table:table-cell table:style-name="ce3">
                <text:p text:style-name="P14"><text:span text:style-name="T8">Сосуд под давлением, Скруббер, Колонна, Кристаллизатор</text:span></text:p>
              </table:table-cell>
            </table:table-row>
          </table:table>
          <draw:image xlink:href="Pictures/TablePreview6.svm" xlink:type="simple" xlink:show="embed" xlink:actuate="onLoad"/>
        </draw:frame>
      </draw:page>
      <draw:page draw:name="НУМЕРАЦИЯ ТЕХНОЛОГИЧЕСКОГО ОБОРУДОВАНИЯ (2)"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41"><text:span text:style-name="T25"><text:a xlink:href="#СОДЕРЖАНИЕ" xlink:type="simple">НУМЕРАЦИЯ ТЕХНОЛОГИЧЕСКОГО ОБОРУДОВАНИЯ</text:a></text:span></text:p>
          </draw:text-box>
        </draw:frame>
        <draw:frame draw:style-name="standard" draw:layer="layout" svg:width="18.541cm" svg:height="2.939cm" svg:x="1.229cm" svg:y="2.372cm">
          <table:table table:template-name="default" table:use-first-row-styles="true" table:use-banding-rows-styles="true">
            <table:table-column table:style-name="co12"/>
            <table:table-column table:style-name="co13"/>
            <table:table-row table:style-name="ro7">
              <table:table-cell table:style-name="ce10">
                <text:p text:style-name="P13"><text:span text:style-name="T22">W</text:span></text:p>
              </table:table-cell>
              <table:table-cell table:style-name="ce3">
                <text:p text:style-name="P14"><text:span text:style-name="T8">Погрузчик колесный или вилочный</text:span></text:p>
              </table:table-cell>
            </table:table-row>
            <table:table-row table:style-name="ro7">
              <table:table-cell table:style-name="ce10">
                <text:p text:style-name="P39"><text:span text:style-name="T22">X</text:span></text:p>
              </table:table-cell>
              <table:table-cell table:style-name="ce3">
                <text:p text:style-name="P14"><text:span text:style-name="T8">Дымовая труба, Дымоход</text:span></text:p>
              </table:table-cell>
            </table:table-row>
            <table:table-row table:style-name="ro7">
              <table:table-cell table:style-name="ce10">
                <text:p text:style-name="P39"><text:span text:style-name="T22">Y</text:span></text:p>
              </table:table-cell>
              <table:table-cell table:style-name="ce3"/>
            </table:table-row>
            <table:table-row table:style-name="ro7">
              <table:table-cell table:style-name="ce10">
                <text:p text:style-name="P39"><text:span text:style-name="T22">Z</text:span></text:p>
              </table:table-cell>
              <table:table-cell table:style-name="ce3">
                <text:p text:style-name="P14"><text:span text:style-name="T8">Охладитель, Дробилка, Водоочистка, Кран, Лифт, Сопло, Насадка, Задвижка</text:span></text:p>
              </table:table-cell>
            </table:table-row>
          </table:table>
          <draw:image xlink:href="Pictures/TablePreview7.svm" xlink:type="simple" xlink:show="embed" xlink:actuate="onLoad"/>
        </draw:frame>
        <draw:frame draw:style-name="gr251" draw:text-style-name="P42" draw:layer="layout" svg:width="19cm" svg:height="0.796cm" svg:x="1cm" svg:y="5.753cm">
          <draw:text-box>
            <text:p text:style-name="P37"><text:span text:style-name="T26">Суффикс элемента составного оборудования</text:span></text:p>
          </draw:text-box>
        </draw:frame>
        <draw:frame draw:style-name="gr252" draw:text-style-name="P38" draw:layer="layout" svg:width="19cm" svg:height="4.281cm" svg:x="1cm" svg:y="11.654cm">
          <draw:text-box>
            <text:p text:style-name="P37"><text:span text:style-name="T17">Пример</text:span></text:p>
            <text:p text:style-name="P37"><text:span text:style-name="T3"/></text:p>
            <text:p text:style-name="P37"><text:span text:style-name="T27">1-T-001 <text:s text:c="4"/></text:span><text:span text:style-name="T28">Резервуар</text:span><text:span text:style-name="T3"> номер «001» для цеха номер «1»</text:span></text:p>
            <text:p text:style-name="P37"><text:span text:style-name="T27">2-P-002A</text:span><text:span text:style-name="T29"> <text:s text:c="3"/></text:span><text:span text:style-name="T28">Насос номер «002» (основной) для цеха номер «2»</text:span></text:p>
            <text:p text:style-name="P34"><text:span text:style-name="T27">2-P-002B</text:span><text:span text:style-name="T29"> <text:s text:c="3"/></text:span><text:span text:style-name="T28">Насос номер «002» (резервный) для цеха номер «2»</text:span></text:p>
            <text:p text:style-name="P34"><text:span text:style-name="T27">2-P-002C</text:span><text:span text:style-name="T29"> <text:s text:c="3"/></text:span><text:span text:style-name="T28">Насос номер «002» (второй резервный) для цеха номер «2»</text:span></text:p>
            <text:p text:style-name="P34"><text:span text:style-name="T27">1-P-010A-M</text:span><text:span text:style-name="T29"> <text:s/></text:span><text:span text:style-name="T28">Двигатель для основного насоса номер «010» для цеха номер «3»</text:span></text:p>
          </draw:text-box>
        </draw:frame>
        <draw:frame draw:style-name="standard" draw:layer="layout" svg:width="18.541cm" svg:height="4.409cm" svg:x="1.23cm" svg:y="6.673cm">
          <table:table table:template-name="default" table:use-first-row-styles="true" table:use-banding-rows-styles="true">
            <table:table-column table:style-name="co12"/>
            <table:table-column table:style-name="co13"/>
            <table:table-row table:style-name="ro7">
              <table:table-cell table:style-name="ce10">
                <text:p text:style-name="P13"><text:span text:style-name="T22">D</text:span></text:p>
              </table:table-cell>
              <table:table-cell table:style-name="ce3">
                <text:p text:style-name="P14"><text:span text:style-name="T8">Дизельный двигатель</text:span></text:p>
              </table:table-cell>
            </table:table-row>
            <table:table-row table:style-name="ro7">
              <table:table-cell table:style-name="ce10">
                <text:p text:style-name="P39"><text:span text:style-name="T22">E</text:span></text:p>
              </table:table-cell>
              <table:table-cell table:style-name="ce3">
                <text:p text:style-name="P14"><text:span text:style-name="T8">Гидравлическая турбина</text:span></text:p>
              </table:table-cell>
            </table:table-row>
            <table:table-row table:style-name="ro7">
              <table:table-cell table:style-name="ce10">
                <text:p text:style-name="P39"><text:span text:style-name="T22">F</text:span></text:p>
              </table:table-cell>
              <table:table-cell table:style-name="ce3">
                <text:p text:style-name="P14"><text:span text:style-name="T8">Газовая турбина</text:span></text:p>
              </table:table-cell>
            </table:table-row>
            <table:table-row table:style-name="ro7">
              <table:table-cell table:style-name="ce10">
                <text:p text:style-name="P39"><text:span text:style-name="T22">M</text:span></text:p>
              </table:table-cell>
              <table:table-cell table:style-name="ce3">
                <text:p text:style-name="P14"><text:span text:style-name="T8">Двигатель</text:span></text:p>
              </table:table-cell>
            </table:table-row>
            <table:table-row table:style-name="ro7">
              <table:table-cell table:style-name="ce10">
                <text:p text:style-name="P39"><text:span text:style-name="T22">S</text:span></text:p>
              </table:table-cell>
              <table:table-cell table:style-name="ce3">
                <text:p text:style-name="P14"><text:span text:style-name="T8">Запасная часть</text:span></text:p>
              </table:table-cell>
            </table:table-row>
            <table:table-row table:style-name="ro7">
              <table:table-cell table:style-name="ce10">
                <text:p text:style-name="P39"><text:span text:style-name="T22">T</text:span></text:p>
              </table:table-cell>
              <table:table-cell table:style-name="ce3">
                <text:p text:style-name="P14"><text:span text:style-name="T8">Паровая турбина</text:span></text:p>
              </table:table-cell>
            </table:table-row>
          </table:table>
          <draw:image xlink:href="Pictures/TablePreview8.svm" xlink:type="simple" xlink:show="embed" xlink:actuate="onLoad"/>
        </draw:frame>
        <draw:custom-shape draw:style-name="gr253" draw:text-style-name="P23" draw:layer="layout" svg:width="2.75cm" svg:height="2cm" svg:x="9.452cm" svg:y="18.4cm">
          <text:p/>
          <draw:enhanced-geometry svg:viewBox="0 0 21600 21600" draw:type="rectangle" draw:enhanced-path="M 0 0 L 21600 0 21600 21600 0 21600 0 0 Z N"/>
        </draw:custom-shape>
        <draw:frame draw:style-name="gr11" draw:text-style-name="P25" draw:layer="layout" svg:width="2.75cm" svg:height="0.366cm" svg:x="9.452cm" svg:y="19.334cm">
          <draw:text-box>
            <text:p text:style-name="P24"><text:span text:style-name="T12">1-T-001</text:span></text:p>
          </draw:text-box>
        </draw:frame>
        <draw:g>
          <draw:circle draw:style-name="gr254" draw:text-style-name="P29" draw:layer="layout" svg:width="1cm" svg:height="1cm" svg:x="7.102cm" svg:y="19.4cm">
            <text:p/>
          </draw:circle>
          <draw:line draw:style-name="gr255" draw:text-style-name="P29" draw:layer="layout" svg:x1="7.602cm" svg:y1="19.4cm" svg:x2="8.102cm" svg:y2="19.9cm">
            <text:p/>
          </draw:line>
          <draw:line draw:style-name="gr256" draw:text-style-name="P29" draw:layer="layout" svg:x1="7.602cm" svg:y1="20.4cm" svg:x2="8.102cm" svg:y2="19.9cm">
            <text:p/>
          </draw:line>
        </draw:g>
        <draw:frame draw:style-name="gr11" draw:text-style-name="P25" draw:layer="layout" svg:width="2.75cm" svg:height="0.366cm" svg:x="6.254cm" svg:y="20.582cm">
          <draw:text-box>
            <text:p text:style-name="P24"><text:span text:style-name="T12">1-P-010A</text:span></text:p>
          </draw:text-box>
        </draw:frame>
        <draw:line draw:style-name="gr257" draw:text-style-name="P23" draw:layer="layout" svg:x1="8.23cm" svg:y1="17.214cm" svg:x2="7.081cm" svg:y2="18.363cm">
          <text:p/>
        </draw:line>
        <draw:custom-shape draw:style-name="gr19" draw:text-style-name="P26" draw:layer="layout" svg:width="1cm" svg:height="1cm" svg:x="7.104cm" svg:y="17.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7.13cm" svg:y="17.689cm">
          <draw:text-box>
            <text:p text:style-name="P24"><text:span text:style-name="T12">M</text:span></text:p>
          </draw:text-box>
        </draw:frame>
        <draw:line draw:style-name="gr20" draw:text-style-name="P23" draw:layer="layout" svg:x1="7.616cm" svg:y1="18.307cm" svg:x2="7.616cm" svg:y2="19.4cm">
          <text:p/>
        </draw:line>
        <draw:line draw:style-name="gr258" draw:text-style-name="P23" draw:layer="layout" svg:x1="5.328cm" svg:y1="19.9cm" svg:x2="7.078cm" svg:y2="19.9cm">
          <text:p/>
        </draw:line>
        <draw:line draw:style-name="gr258" draw:text-style-name="P23" draw:layer="layout" svg:x1="8.052cm" svg:y1="19.9cm" svg:x2="9.478cm" svg:y2="19.9cm">
          <text:p/>
        </draw:line>
        <draw:line draw:style-name="gr258" draw:text-style-name="P23" draw:layer="layout" svg:x1="12.204cm" svg:y1="19.9cm" svg:x2="15.802cm" svg:y2="19.9cm">
          <text:p/>
        </draw:line>
        <draw:custom-shape draw:style-name="gr259" draw:text-style-name="P23" draw:layer="layout" svg:width="3.75cm" svg:height="1cm" svg:x="1.552cm" svg:y="19.4cm">
          <text:p/>
          <draw:enhanced-geometry svg:viewBox="0 0 21600 21600" draw:text-areas="0 0 21600 21600" draw:type="pentagon-right" draw:modifiers="19319.6480938416"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65cm" svg:y="19.735cm">
          <draw:text-box>
            <text:p text:style-name="P24"><text:span text:style-name="T12">01</text:span></text:p>
          </draw:text-box>
        </draw:frame>
        <draw:line draw:style-name="gr22" draw:text-style-name="P23" draw:layer="layout" svg:x1="2.352cm" svg:y1="19.402cm" svg:x2="2.352cm" svg:y2="20.4cm">
          <text:p/>
        </draw:line>
        <draw:frame draw:style-name="gr11" draw:text-style-name="P25" draw:layer="layout" svg:width="2.75cm" svg:height="0.366cm" svg:x="2.302cm" svg:y="19.735cm">
          <draw:text-box>
            <text:p text:style-name="P24"><text:span text:style-name="T12">ВОДА</text:span></text:p>
          </draw:text-box>
        </draw:frame>
        <draw:custom-shape draw:style-name="gr259" draw:text-style-name="P23" draw:layer="layout" svg:width="3.75cm" svg:height="1cm" svg:x="15.809cm" svg:y="19.401cm">
          <text:p/>
          <draw:enhanced-geometry svg:viewBox="0 0 21600 21600" draw:text-areas="0 0 21600 21600" draw:type="pentagon-right" draw:modifiers="19319.6480938416"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5.907cm" svg:y="19.736cm">
          <draw:text-box>
            <text:p text:style-name="P24"><text:span text:style-name="T12">01</text:span></text:p>
          </draw:text-box>
        </draw:frame>
        <draw:line draw:style-name="gr22" draw:text-style-name="P23" draw:layer="layout" svg:x1="16.609cm" svg:y1="19.403cm" svg:x2="16.609cm" svg:y2="20.401cm">
          <text:p/>
        </draw:line>
        <draw:frame draw:style-name="gr23" draw:text-style-name="P25" draw:layer="layout" svg:width="2.75cm" svg:height="0.637cm" svg:x="16.559cm" svg:y="19.588cm">
          <draw:text-box>
            <text:p text:style-name="P24"><text:span text:style-name="T12">СКРУББЕР</text:span><text:span text:style-name="T12"><text:line-break/></text:span><text:span text:style-name="T12">1-V-002</text:span></text:p>
          </draw:text-box>
        </draw:frame>
        <draw:frame draw:style-name="gr11" draw:text-style-name="P25" draw:layer="layout" svg:width="2.75cm" svg:height="0.366cm" svg:x="6.276cm" svg:y="16.81cm">
          <draw:text-box>
            <text:p text:style-name="P24"><text:span text:style-name="T12">1-P-010-M</text:span></text:p>
          </draw:text-box>
        </draw:frame>
      </draw:page>
      <draw:page draw:name="НУМЕРАЦИЯ ПРИБОРОВ"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ПРИБОРОВ</text:a></text:span></text:p>
          </draw:text-box>
        </draw:frame>
        <draw:frame draw:style-name="gr260" draw:text-style-name="P38" draw:layer="layout" svg:width="19cm" svg:height="0.893cm" svg:x="1cm" svg:y="2.152cm">
          <draw:text-box>
            <text:p text:style-name="P37"><text:span text:style-name="T16">(A-)BB-CCC(D) <text:s/></text:span><text:span text:style-name="T28">в одну строку</text:span></text:p>
          </draw:text-box>
        </draw:frame>
        <draw:frame draw:style-name="standard" draw:layer="layout" svg:width="18.541cm" svg:height="4.835cm" svg:x="1.227cm" svg:y="5.57cm">
          <table:table table:template-name="default" table:use-first-row-styles="true" table:use-banding-rows-styles="true">
            <table:table-column table:style-name="co12"/>
            <table:table-column table:style-name="co13"/>
            <table:table-row table:style-name="ro2">
              <table:table-cell table:style-name="ce2">
                <text:p text:style-name="P13"><text:span text:style-name="T8">A</text:span></text:p>
              </table:table-cell>
              <table:table-cell table:style-name="ce3">
                <text:p text:style-name="P14"><text:span text:style-name="T8">цифровой код цеха, блока </text:span><text:span text:style-name="T19">(опционально)</text:span></text:p>
              </table:table-cell>
            </table:table-row>
            <table:table-row table:style-name="ro2">
              <table:table-cell table:style-name="ce2">
                <text:p text:style-name="P15"><text:span text:style-name="T8">BB</text:span></text:p>
              </table:table-cell>
              <table:table-cell table:style-name="ce4">
                <text:p text:style-name="P9"><text:span text:style-name="T5">буквенный код, определяющий функции прибора </text:span><text:span text:style-name="T20">(см. таблицу ниже)</text:span></text:p>
              </table:table-cell>
            </table:table-row>
            <table:table-row table:style-name="ro2">
              <table:table-cell table:style-name="ce2">
                <text:p text:style-name="P15"><text:span text:style-name="T8">CCC</text:span></text:p>
              </table:table-cell>
              <table:table-cell table:style-name="ce3">
                <text:p text:style-name="P14"><text:span text:style-name="T8">цифровой порядковый номер прибора</text:span></text:p>
              </table:table-cell>
            </table:table-row>
            <table:table-row table:style-name="ro12">
              <table:table-cell table:style-name="ce2">
                <text:p text:style-name="P15"><text:span text:style-name="T8">D</text:span></text:p>
              </table:table-cell>
              <table:table-cell table:style-name="ce3">
                <text:p text:style-name="P14"><text:span text:style-name="T8">буквенный суффикс рабочего/резервного/дублирующего оборудования</text:span></text:p>
                <text:p text:style-name="P14"><text:span text:style-name="T19">(только если оборудование имеет резервные экземпляры)</text:span></text:p>
                <text:p text:style-name="P14"><text:span text:style-name="T21">= A — основной/рабочий</text:span></text:p>
                <text:p text:style-name="P14"><text:span text:style-name="T21">= B — резервный/дублирующий</text:span></text:p>
                <text:p text:style-name="P14"><text:span text:style-name="T21">= ...</text:span></text:p>
              </table:table-cell>
            </table:table-row>
          </table:table>
          <draw:image xlink:href="Pictures/TablePreview9.svm" xlink:type="simple" xlink:show="embed" xlink:actuate="onLoad"/>
        </draw:frame>
        <draw:frame draw:style-name="gr261" draw:text-style-name="P38" draw:layer="layout" svg:width="19cm" svg:height="1.535cm" svg:x="1cm" svg:y="3.453cm">
          <draw:text-box>
            <text:p text:style-name="P37"><text:span text:style-name="T16">(A-)BB <text:s text:c="8"/></text:span><text:span text:style-name="T28">в две строки</text:span></text:p>
            <text:p text:style-name="P34"><text:span text:style-name="T16"><text:s/></text:span><text:span text:style-name="T16">CCC(D)</text:span></text:p>
          </draw:text-box>
        </draw:frame>
        <draw:frame draw:style-name="gr262" draw:text-style-name="P42" draw:layer="layout" svg:width="19cm" svg:height="0.796cm" svg:x="1cm" svg:y="10.768cm">
          <draw:text-box>
            <text:p text:style-name="P37"><text:span text:style-name="T26">Коды измеряемых величин и функций</text:span></text:p>
          </draw:text-box>
        </draw:frame>
        <draw:frame draw:style-name="standard" draw:layer="layout" svg:width="18.481cm" svg:height="16.69cm" svg:x="1.23cm" svg:y="11.688cm">
          <table:table table:template-name="default" table:use-first-row-styles="true" table:use-banding-rows-styles="true">
            <table:table-column table:style-name="co14"/>
            <table:table-column table:style-name="co15"/>
            <table:table-column table:style-name="co16"/>
            <table:table-column table:style-name="co17"/>
            <table:table-column table:style-name="co18"/>
            <table:table-column table:style-name="co19"/>
            <table:table-row table:style-name="ro7" table:default-cell-style-name="ce10">
              <table:table-cell table:style-name="ce12" table:number-rows-spanned="2"/>
              <table:table-cell table:number-columns-spanned="2">
                <text:p text:style-name="P39"><text:span text:style-name="T22">Первая буква</text:span></text:p>
              </table:table-cell>
              <table:covered-table-cell/>
              <table:table-cell table:number-columns-spanned="3">
                <text:p text:style-name="P39"><text:span text:style-name="T22">Последующие буквы</text:span></text:p>
              </table:table-cell>
              <table:covered-table-cell/>
              <table:covered-table-cell/>
            </table:table-row>
            <table:table-row table:style-name="ro7" table:default-cell-style-name="ce13">
              <table:covered-table-cell table:style-name="ce12"/>
              <table:table-cell>
                <text:p text:style-name="P43"><text:span text:style-name="T30">вход</text:span></text:p>
              </table:table-cell>
              <table:table-cell>
                <text:p text:style-name="P43"><text:span text:style-name="T30">доп.1</text:span></text:p>
              </table:table-cell>
              <table:table-cell>
                <text:p text:style-name="P43"><text:span text:style-name="T30">индикация</text:span></text:p>
              </table:table-cell>
              <table:table-cell>
                <text:p text:style-name="P43"><text:span text:style-name="T30">выход</text:span></text:p>
              </table:table-cell>
              <table:table-cell>
                <text:p text:style-name="P43"><text:span text:style-name="T30">доп.2</text:span></text:p>
              </table:table-cell>
            </table:table-row>
            <table:table-row table:style-name="ro7" table:default-cell-style-name="ce15">
              <table:table-cell table:style-name="ce14">
                <text:p text:style-name="P44"><text:span text:style-name="T22">A</text:span></text:p>
              </table:table-cell>
              <table:table-cell>
                <text:p text:style-name="P45"><text:span text:style-name="T24">Анализ</text:span></text:p>
                <text:p text:style-name="P45"><text:span text:style-name="T24">Состав, концентрация, детектор и т. п. (5.13)</text:span></text:p>
              </table:table-cell>
              <table:table-cell>
                <text:p text:style-name="P45"><text:span text:style-name="T31">---</text:span></text:p>
              </table:table-cell>
              <table:table-cell>
                <text:p text:style-name="P45"><text:span text:style-name="T24">Сигнализация</text:span></text:p>
              </table:table-cell>
              <table:table-cell>
                <text:p text:style-name="P45"><text:span text:style-name="T31">---</text:span></text:p>
              </table:table-cell>
              <table:table-cell>
                <text:p text:style-name="P45"><text:span text:style-name="T31">---</text:span></text:p>
              </table:table-cell>
            </table:table-row>
            <table:table-row table:style-name="ro15" table:default-cell-style-name="ce15">
              <table:table-cell table:style-name="ce14">
                <text:p text:style-name="P44"><text:span text:style-name="T22">B</text:span></text:p>
              </table:table-cell>
              <table:table-cell>
                <text:p text:style-name="P45"><text:span text:style-name="T24">Пламя, горение</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C</text:span></text:p>
              </table:table-cell>
              <table:table-cell>
                <text:p text:style-name="P45"><text:span text:style-name="T32">на выбор разработчика</text:span></text:p>
              </table:table-cell>
              <table:table-cell>
                <text:p text:style-name="P45"><text:span text:style-name="T31">---</text:span></text:p>
              </table:table-cell>
              <table:table-cell>
                <text:p text:style-name="P45"><text:span text:style-name="T31">---</text:span></text:p>
              </table:table-cell>
              <table:table-cell>
                <text:p text:style-name="P45"><text:span text:style-name="T31">Автоматическое регулирование, управление, контроль</text:span></text:p>
              </table:table-cell>
              <table:table-cell>
                <text:p text:style-name="P45"><text:span text:style-name="T31">---</text:span></text:p>
              </table:table-cell>
            </table:table-row>
            <table:table-row table:style-name="ro7" table:default-cell-style-name="ce15">
              <table:table-cell table:style-name="ce14">
                <text:p text:style-name="P44"><text:span text:style-name="T22">D</text:span></text:p>
              </table:table-cell>
              <table:table-cell>
                <text:p text:style-name="P45"><text:span text:style-name="T32">на выбор разработчика</text:span></text:p>
              </table:table-cell>
              <table:table-cell>
                <text:p text:style-name="P45"><text:span text:style-name="T31">Разность, перепад</text:span></text:p>
              </table:table-cell>
              <table:table-cell>
                <text:p text:style-name="P45"><text:span text:style-name="T31">---</text:span></text:p>
              </table:table-cell>
              <table:table-cell>
                <text:p text:style-name="P45"><text:span text:style-name="T31">---</text:span></text:p>
              </table:table-cell>
              <table:table-cell>
                <text:p text:style-name="P45"><text:span text:style-name="T31">Отклонение от от входа (5.11.8)</text:span></text:p>
              </table:table-cell>
            </table:table-row>
            <table:table-row table:style-name="ro7" table:default-cell-style-name="ce15">
              <table:table-cell table:style-name="ce14">
                <text:p text:style-name="P44"><text:span text:style-name="T22">E</text:span></text:p>
              </table:table-cell>
              <table:table-cell>
                <text:p text:style-name="P45"><text:span text:style-name="T24">Напряжение</text:span></text:p>
              </table:table-cell>
              <table:table-cell>
                <text:p text:style-name="P45"><text:span text:style-name="T31">---</text:span></text:p>
              </table:table-cell>
              <table:table-cell>
                <text:p text:style-name="P45"><text:span text:style-name="T31">---</text:span></text:p>
              </table:table-cell>
              <table:table-cell>
                <text:p text:style-name="P45"><text:span text:style-name="T31">Первичный (чувствительный) элемент (5.11.3)</text:span></text:p>
              </table:table-cell>
              <table:table-cell>
                <text:p text:style-name="P45"><text:span text:style-name="T31">---</text:span></text:p>
              </table:table-cell>
            </table:table-row>
            <table:table-row table:style-name="ro7" table:default-cell-style-name="ce15">
              <table:table-cell table:style-name="ce14">
                <text:p text:style-name="P44"><text:span text:style-name="T22">F</text:span></text:p>
              </table:table-cell>
              <table:table-cell>
                <text:p text:style-name="P45"><text:span text:style-name="T31">Расход</text:span></text:p>
              </table:table-cell>
              <table:table-cell>
                <text:p text:style-name="P45"><text:span text:style-name="T31">Сотношение, доля, дробь</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G</text:span></text:p>
              </table:table-cell>
              <table:table-cell>
                <text:p text:style-name="P45"><text:span text:style-name="T32">на выбор разработчика</text:span></text:p>
              </table:table-cell>
              <table:table-cell>
                <text:p text:style-name="P45"><text:span text:style-name="T31">---</text:span></text:p>
              </table:table-cell>
              <table:table-cell>
                <text:p text:style-name="P45"><text:span text:style-name="T31">Первичный показывающий элемент</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H</text:span></text:p>
              </table:table-cell>
              <table:table-cell>
                <text:p text:style-name="P45"><text:span text:style-name="T31">Ручное воздействие</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cell>
                <text:p text:style-name="P45"><text:span text:style-name="T31">Верхний предел входа (5.11.7)</text:span></text:p>
              </table:table-cell>
            </table:table-row>
            <table:table-row table:style-name="ro7" table:default-cell-style-name="ce15">
              <table:table-cell table:style-name="ce14">
                <text:p text:style-name="P44"><text:span text:style-name="T22">I</text:span></text:p>
              </table:table-cell>
              <table:table-cell>
                <text:p text:style-name="P45"><text:span text:style-name="T31">Ток</text:span></text:p>
              </table:table-cell>
              <table:table-cell>
                <text:p text:style-name="P45"><text:span text:style-name="T31">---</text:span></text:p>
              </table:table-cell>
              <table:table-cell>
                <text:p text:style-name="P45"><text:span text:style-name="T31">Вторичный показывающий прибор</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J</text:span></text:p>
              </table:table-cell>
              <table:table-cell>
                <text:p text:style-name="P45"><text:span text:style-name="T31">Мощность</text:span></text:p>
              </table:table-cell>
              <table:table-cell>
                <text:p text:style-name="P45"><text:span text:style-name="T31">Автоматичес-кое переклю-чение</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K</text:span></text:p>
              </table:table-cell>
              <table:table-cell>
                <text:p text:style-name="P45"><text:span text:style-name="T31">Время, временная диаграмма (программа)</text:span></text:p>
              </table:table-cell>
              <table:table-cell>
                <text:p text:style-name="P45"><text:span text:style-name="T31">---</text:span></text:p>
              </table:table-cell>
              <table:table-cell>
                <text:p text:style-name="P45"><text:span text:style-name="T31">---</text:span></text:p>
              </table:table-cell>
              <table:table-cell>
                <text:p text:style-name="P45"><text:span text:style-name="T31">Станция управления (5.11.2)</text:span></text:p>
              </table:table-cell>
              <table:table-cell>
                <text:p text:style-name="P45"><text:span text:style-name="T31">---</text:span></text:p>
              </table:table-cell>
            </table:table-row>
          </table:table>
          <draw:image xlink:href="Pictures/TablePreview10.svm" xlink:type="simple" xlink:show="embed" xlink:actuate="onLoad"/>
        </draw:frame>
      </draw:page>
      <draw:page draw:name="НУМЕРАЦИЯ ПРИБОРОВ (2)"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ПРИБОРОВ</text:a></text:span></text:p>
          </draw:text-box>
        </draw:frame>
        <draw:frame draw:style-name="standard" draw:layer="layout" svg:width="18.481cm" svg:height="19.968cm" svg:x="1.231cm" svg:y="2.389cm">
          <table:table table:template-name="default" table:use-first-row-styles="true" table:use-banding-rows-styles="true">
            <table:table-column table:style-name="co14"/>
            <table:table-column table:style-name="co15"/>
            <table:table-column table:style-name="co16"/>
            <table:table-column table:style-name="co17"/>
            <table:table-column table:style-name="co18"/>
            <table:table-column table:style-name="co19"/>
            <table:table-row table:style-name="ro7" table:default-cell-style-name="ce10">
              <table:table-cell table:style-name="ce12" table:number-rows-spanned="2"/>
              <table:table-cell table:number-columns-spanned="2">
                <text:p text:style-name="P39"><text:span text:style-name="T22">Первая буква</text:span></text:p>
              </table:table-cell>
              <table:covered-table-cell/>
              <table:table-cell table:number-columns-spanned="3">
                <text:p text:style-name="P39"><text:span text:style-name="T22">Последующие буквы</text:span></text:p>
              </table:table-cell>
              <table:covered-table-cell/>
              <table:covered-table-cell/>
            </table:table-row>
            <table:table-row table:style-name="ro7" table:default-cell-style-name="ce13">
              <table:covered-table-cell table:style-name="ce12"/>
              <table:table-cell>
                <text:p text:style-name="P43"><text:span text:style-name="T30">вход</text:span></text:p>
              </table:table-cell>
              <table:table-cell>
                <text:p text:style-name="P43"><text:span text:style-name="T30">доп.1</text:span></text:p>
              </table:table-cell>
              <table:table-cell>
                <text:p text:style-name="P43"><text:span text:style-name="T30">индикация</text:span></text:p>
              </table:table-cell>
              <table:table-cell>
                <text:p text:style-name="P43"><text:span text:style-name="T30">выход</text:span></text:p>
              </table:table-cell>
              <table:table-cell>
                <text:p text:style-name="P43"><text:span text:style-name="T30">доп.2</text:span></text:p>
              </table:table-cell>
            </table:table-row>
            <table:table-row table:style-name="ro7" table:default-cell-style-name="ce15">
              <table:table-cell table:style-name="ce14">
                <text:p text:style-name="P44"><text:span text:style-name="T22">L</text:span></text:p>
              </table:table-cell>
              <table:table-cell>
                <text:p text:style-name="P45"><text:span text:style-name="T24">Уровень</text:span></text:p>
              </table:table-cell>
              <table:table-cell>
                <text:p text:style-name="P45"><text:span text:style-name="T31">---</text:span></text:p>
              </table:table-cell>
              <table:table-cell>
                <text:p text:style-name="P45"><text:span text:style-name="T24">---</text:span></text:p>
              </table:table-cell>
              <table:table-cell>
                <text:p text:style-name="P45"><text:span text:style-name="T31">---</text:span></text:p>
              </table:table-cell>
              <table:table-cell>
                <text:p text:style-name="P45"><text:span text:style-name="T31">Нижний предел входа (5.11.7)</text:span></text:p>
              </table:table-cell>
            </table:table-row>
            <table:table-row table:style-name="ro15" table:default-cell-style-name="ce15">
              <table:table-cell table:style-name="ce14">
                <text:p text:style-name="P44"><text:span text:style-name="T22">M</text:span></text:p>
              </table:table-cell>
              <table:table-cell>
                <text:p text:style-name="P45"><text:span text:style-name="T33">на выбор разработчика</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cell>
                <text:p text:style-name="P45"><text:span text:style-name="T31">Средний предел входа</text:span></text:p>
              </table:table-cell>
            </table:table-row>
            <table:table-row table:style-name="ro7" table:default-cell-style-name="ce15">
              <table:table-cell table:style-name="ce14">
                <text:p text:style-name="P44"><text:span text:style-name="T22">N</text:span></text:p>
              </table:table-cell>
              <table:table-cell>
                <text:p text:style-name="P45"><text:span text:style-name="T32">на выбор разработчика</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O</text:span></text:p>
              </table:table-cell>
              <table:table-cell>
                <text:p text:style-name="P45"><text:span text:style-name="T32">на выбор разработчика</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P</text:span></text:p>
              </table:table-cell>
              <table:table-cell>
                <text:p text:style-name="P45"><text:span text:style-name="T24">Давление, вакуум</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Q</text:span></text:p>
              </table:table-cell>
              <table:table-cell>
                <text:p text:style-name="P45"><text:span text:style-name="T31">Количество</text:span></text:p>
              </table:table-cell>
              <table:table-cell>
                <text:p text:style-name="P45"><text:span text:style-name="T31">Интегрирова-ние, сумми-рование по времени</text:span></text:p>
              </table:table-cell>
              <table:table-cell>
                <text:p text:style-name="P45"><text:span text:style-name="T31">---</text:span></text:p>
              </table:table-cell>
              <table:table-cell>
                <text:p text:style-name="P45"><text:span text:style-name="T32">на выбор разработчика</text:span></text:p>
              </table:table-cell>
              <table:table-cell>
                <text:p text:style-name="P45"><text:span text:style-name="T31">---</text:span></text:p>
              </table:table-cell>
            </table:table-row>
            <table:table-row table:style-name="ro7" table:default-cell-style-name="ce15">
              <table:table-cell table:style-name="ce14">
                <text:p text:style-name="P44"><text:span text:style-name="T22">R</text:span></text:p>
              </table:table-cell>
              <table:table-cell>
                <text:p text:style-name="P45"><text:span text:style-name="T31">Радиоактивность (5.13)</text:span></text:p>
              </table:table-cell>
              <table:table-cell>
                <text:p text:style-name="P45"><text:span text:style-name="T31">---</text:span></text:p>
              </table:table-cell>
              <table:table-cell>
                <text:p text:style-name="P45"><text:span text:style-name="T31">Регистрация</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S</text:span></text:p>
              </table:table-cell>
              <table:table-cell>
                <text:p text:style-name="P45"><text:span text:style-name="T31">Скорость, частота</text:span></text:p>
              </table:table-cell>
              <table:table-cell>
                <text:p text:style-name="P45"><text:span text:style-name="T31">Самосбрасы-вающее устройство безопасности (5.8)</text:span></text:p>
              </table:table-cell>
              <table:table-cell>
                <text:p text:style-name="P45"><text:span text:style-name="T31">---</text:span></text:p>
              </table:table-cell>
              <table:table-cell>
                <text:p text:style-name="P45"><text:span text:style-name="T31">Включение, отключение, переключение, блокировка (5.11.4)</text:span></text:p>
              </table:table-cell>
              <table:table-cell>
                <text:p text:style-name="P45"><text:span text:style-name="T31">---</text:span></text:p>
              </table:table-cell>
            </table:table-row>
            <table:table-row table:style-name="ro7" table:default-cell-style-name="ce15">
              <table:table-cell table:style-name="ce14">
                <text:p text:style-name="P44"><text:span text:style-name="T22">T</text:span></text:p>
              </table:table-cell>
              <table:table-cell>
                <text:p text:style-name="P45"><text:span text:style-name="T31">Температура</text:span></text:p>
              </table:table-cell>
              <table:table-cell>
                <text:p text:style-name="P45"><text:span text:style-name="T31">---</text:span></text:p>
              </table:table-cell>
              <table:table-cell>
                <text:p text:style-name="P45"><text:span text:style-name="T31">---</text:span></text:p>
              </table:table-cell>
              <table:table-cell>
                <text:p text:style-name="P45"><text:span text:style-name="T31">Вторичный (преобразующий) элемент (5.11.5)</text:span></text:p>
              </table:table-cell>
              <table:table-cell>
                <text:p text:style-name="P45"><text:span text:style-name="T31">---</text:span></text:p>
              </table:table-cell>
            </table:table-row>
            <table:table-row table:style-name="ro7" table:default-cell-style-name="ce15">
              <table:table-cell table:style-name="ce14">
                <text:p text:style-name="P44"><text:span text:style-name="T22">U</text:span></text:p>
              </table:table-cell>
              <table:table-cell>
                <text:p text:style-name="P45"><text:span text:style-name="T31">Несколько разнородных величин</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V</text:span></text:p>
              </table:table-cell>
              <table:table-cell>
                <text:p text:style-name="P45"><text:span text:style-name="T31">Вибрация</text:span></text:p>
              </table:table-cell>
              <table:table-cell>
                <text:p text:style-name="P45"><text:span text:style-name="T31">---</text:span></text:p>
              </table:table-cell>
              <table:table-cell>
                <text:p text:style-name="P45"><text:span text:style-name="T32">на выбор разработчика</text:span></text:p>
              </table:table-cell>
              <table:table-cell>
                <text:p text:style-name="P45"><text:span text:style-name="T31">Клапан, задвижка, жалюзи</text:span></text:p>
              </table:table-cell>
              <table:table-cell>
                <text:p text:style-name="P45"><text:span text:style-name="T31">---</text:span></text:p>
              </table:table-cell>
            </table:table-row>
            <table:table-row table:style-name="ro7" table:default-cell-style-name="ce15">
              <table:table-cell table:style-name="ce14">
                <text:p text:style-name="P44"><text:span text:style-name="T22">W</text:span></text:p>
              </table:table-cell>
              <table:table-cell>
                <text:p text:style-name="P45"><text:span text:style-name="T31">Вес, сила, масса</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X</text:span></text:p>
              </table:table-cell>
              <table:table-cell>
                <text:p text:style-name="P45"><text:span text:style-name="T31">---</text:span></text:p>
              </table:table-cell>
              <table:table-cell>
                <text:p text:style-name="P45"><text:span text:style-name="T31">---</text:span></text:p>
              </table:table-cell>
              <table:table-cell>
                <text:p text:style-name="P45"><text:span text:style-name="T31">Вспомогательные компьютерные устройства</text:span></text:p>
              </table:table-cell>
              <table:table-cell>
                <text:p text:style-name="P45"><text:span text:style-name="T31">---</text:span></text:p>
              </table:table-cell>
              <table:table-cell>
                <text:p text:style-name="P45"><text:span text:style-name="T31">---</text:span></text:p>
              </table:table-cell>
            </table:table-row>
            <table:table-row table:style-name="ro7" table:default-cell-style-name="ce15">
              <table:table-cell table:style-name="ce14">
                <text:p text:style-name="P44"><text:span text:style-name="T22">Y</text:span></text:p>
              </table:table-cell>
              <table:table-cell>
                <text:p text:style-name="P45"><text:span text:style-name="T31">Событие, состояние (5.7)</text:span></text:p>
              </table:table-cell>
              <table:table-cell>
                <text:p text:style-name="P45"><text:span text:style-name="T31">---</text:span></text:p>
              </table:table-cell>
              <table:table-cell>
                <text:p text:style-name="P45"><text:span text:style-name="T31">---</text:span></text:p>
              </table:table-cell>
              <table:table-cell>
                <text:p text:style-name="P45"><text:span text:style-name="T31">Вспомогательное вычислительное устройство (5.11.6)</text:span></text:p>
              </table:table-cell>
              <table:table-cell>
                <text:p text:style-name="P45"><text:span text:style-name="T31">---</text:span></text:p>
              </table:table-cell>
            </table:table-row>
            <table:table-row table:style-name="ro7" table:default-cell-style-name="ce15">
              <table:table-cell table:style-name="ce14">
                <text:p text:style-name="P44"><text:span text:style-name="T22">Z</text:span></text:p>
              </table:table-cell>
              <table:table-cell>
                <text:p text:style-name="P45"><text:span text:style-name="T31">Размер, положение, перемещение</text:span></text:p>
              </table:table-cell>
              <table:table-cell>
                <text:p text:style-name="P45"><text:span text:style-name="T31">Система ПАЗ</text:span></text:p>
              </table:table-cell>
              <table:table-cell>
                <text:p text:style-name="P45"><text:span text:style-name="T31">---</text:span></text:p>
              </table:table-cell>
              <table:table-cell table:style-name="ce16">
                <text:p text:style-name="P46"><text:span text:style-name="T32">на выбор разработчика</text:span></text:p>
              </table:table-cell>
              <table:table-cell>
                <text:p text:style-name="P45"><text:span text:style-name="T31">---</text:span></text:p>
              </table:table-cell>
            </table:table-row>
          </table:table>
          <draw:image xlink:href="Pictures/TablePreview11.svm" xlink:type="simple" xlink:show="embed" xlink:actuate="onLoad"/>
        </draw:frame>
        <draw:frame draw:style-name="gr263" draw:text-style-name="P38" draw:layer="layout" svg:width="19cm" svg:height="5.156cm" svg:x="1cm" svg:y="22.955cm">
          <draw:text-box>
            <text:p text:style-name="P37"><text:span text:style-name="T17">Примечание</text:span></text:p>
            <text:p text:style-name="P37"><text:span text:style-name="T3"/></text:p>
            <text:p text:style-name="P37"><text:span text:style-name="T3">5.5 </text:span><text:span text:style-name="T9">Первая буква</text:span><text:span text:style-name="T3"> в обозначении приобра — обозначение измеряемой величины (исключение: ручное управление, событие или состояние).</text:span></text:p>
            <text:p text:style-name="P37"><text:span text:style-name="T3">5.6 Обозначения устройств, выполненных в виде отдельных блоков и предназначенных для ручных операций, независимо от того, в состав какогор комплекта они входят, должны начинаться с буквы </text:span><text:span text:style-name="T9">H</text:span><text:span text:style-name="T3">.</text:span></text:p>
            <text:p text:style-name="P37"><text:span text:style-name="T3">5.7 Первая буквая </text:span><text:span text:style-name="T9">Y</text:span><text:span text:style-name="T3"> показывает состояние или событие, которое определяет реакцию устройства.</text:span></text:p>
          </draw:text-box>
        </draw:frame>
      </draw:page>
      <draw:page draw:name="НУМЕРАЦИЯ ПРИБОРОВ (3)"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ПРИБОРОВ</text:a></text:span></text:p>
          </draw:text-box>
        </draw:frame>
        <draw:frame draw:style-name="gr264" draw:text-style-name="P38" draw:layer="layout" svg:width="19cm" svg:height="3.521cm" svg:x="1cm" svg:y="2.055cm">
          <draw:text-box>
            <text:p text:style-name="P37"><text:span text:style-name="T3">5.8 Буква </text:span><text:span text:style-name="T9">S</text:span><text:span text:style-name="T3"> применяется в качестве дополнительного обозначения измеряемой величины F, P, T и указывает на самосрабатывающие устройства безопасности: предохранительный или отсечной клапан, термореле (не для ПАЗ).</text:span></text:p>
            <text:p text:style-name="P37"><text:span text:style-name="T3">5.9 Буква </text:span><text:span text:style-name="T9">Z</text:span><text:span text:style-name="T3"> применяется в качестве дополнительлного обозначения измеряемой величины для приборов ПАЗ.</text:span></text:p>
            <text:p text:style-name="P37"><text:span text:style-name="T3">5.10 Порядок расположения буквенных обозначений:</text:span></text:p>
          </draw:text-box>
        </draw:frame>
        <draw:custom-shape draw:style-name="gr265" draw:text-style-name="P48" xml:id="id19" draw:id="id19" draw:layer="layout" svg:width="2.8cm" svg:height="1cm" svg:x="2.8cm" svg:y="6.15cm">
          <text:p text:style-name="P47"><text:span text:style-name="T34">вход</text:span></text:p>
          <text:p text:style-name="P47"><text:span text:style-name="T34"/></text:p>
          <draw:enhanced-geometry svg:viewBox="0 0 21600 21600" draw:type="rectangle" draw:enhanced-path="M 0 0 L 21600 0 21600 21600 0 21600 0 0 Z N"/>
        </draw:custom-shape>
        <draw:custom-shape draw:style-name="gr266" draw:text-style-name="P48" xml:id="id21" draw:id="id21" draw:layer="layout" svg:width="2.9cm" svg:height="1cm" svg:x="5.8cm" svg:y="6.15cm">
          <text:p text:style-name="P47"><text:span text:style-name="T34">доп.1</text:span></text:p>
          <text:p text:style-name="P47"><text:span text:style-name="T35">D, F, J, Q, S, Z</text:span></text:p>
          <draw:enhanced-geometry svg:viewBox="0 0 21600 21600" draw:type="rectangle" draw:enhanced-path="M 0 0 L 21600 0 21600 21600 0 21600 0 0 Z N"/>
        </draw:custom-shape>
        <draw:custom-shape draw:style-name="gr267" draw:text-style-name="P48" xml:id="id23" draw:id="id23" draw:layer="layout" svg:width="4.2cm" svg:height="1cm" svg:x="8.874cm" svg:y="6.15cm">
          <text:p text:style-name="P47"><text:span text:style-name="T34">индикация, выход</text:span></text:p>
          <text:p text:style-name="P47"><text:span text:style-name="T35">E, G, I, K, S, T, X, Y</text:span></text:p>
          <draw:enhanced-geometry svg:viewBox="0 0 21600 21600" draw:type="rectangle" draw:enhanced-path="M 0 0 L 21600 0 21600 21600 0 21600 0 0 Z N"/>
        </draw:custom-shape>
        <draw:custom-shape draw:style-name="gr268" draw:text-style-name="P48" xml:id="id25" draw:id="id25" draw:layer="layout" svg:width="2.35cm" svg:height="1cm" svg:x="13.252cm" svg:y="6.15cm">
          <text:p text:style-name="P47"><text:span text:style-name="T34">выход</text:span></text:p>
          <text:p text:style-name="P47"><text:span text:style-name="T35">A, C, D, R</text:span></text:p>
          <draw:enhanced-geometry svg:viewBox="0 0 21600 21600" draw:type="rectangle" draw:enhanced-path="M 0 0 L 21600 0 21600 21600 0 21600 0 0 Z N"/>
        </draw:custom-shape>
        <draw:custom-shape draw:style-name="gr268" draw:text-style-name="P48" xml:id="id27" draw:id="id27" draw:layer="layout" svg:width="2.35cm" svg:height="1cm" svg:x="15.778cm" svg:y="6.15cm">
          <text:p text:style-name="P47"><text:span text:style-name="T34">доп.2</text:span></text:p>
          <text:p text:style-name="P47"><text:span text:style-name="T35"/></text:p>
          <draw:enhanced-geometry svg:viewBox="0 0 21600 21600" draw:type="rectangle" draw:enhanced-path="M 0 0 L 21600 0 21600 21600 0 21600 0 0 Z N"/>
        </draw:custom-shape>
        <draw:custom-shape draw:style-name="gr269" draw:text-style-name="P10" xml:id="id20" draw:id="id20" draw:layer="layout" svg:width="0.5cm" svg:height="0.5cm" svg:x="2.9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0" draw:text-style-name="P49" draw:layer="layout" svg:width="5.5cm" svg:height="0.395cm" svg:x="2.9cm" svg:y="9.934cm">
          <draw:text-box>
            <text:p text:style-name="P27"><text:span text:style-name="T35">БУКВЕННЫЙ КОД</text:span></text:p>
          </draw:text-box>
        </draw:frame>
        <draw:custom-shape draw:style-name="gr269" draw:text-style-name="P10" xml:id="id22" draw:id="id22" draw:layer="layout" svg:width="0.5cm" svg:height="0.5cm" svg:x="3.501cm" svg:y="9.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10" xml:id="id24" draw:id="id24" draw:layer="layout" svg:width="0.5cm" svg:height="0.5cm" svg:x="4.102cm" svg:y="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10" xml:id="id26" draw:id="id26" draw:layer="layout" svg:width="0.5cm" svg:height="0.5cm" svg:x="4.703cm" svg:y="9.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10" xml:id="id28" draw:id="id28" draw:layer="layout" svg:width="0.5cm" svg:height="0.5cm" svg:x="5.304cm" svg:y="9.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23" draw:layer="layout" draw:line-skew="-0.439cm" svg:x1="4.2cm" svg:y1="7.15cm" svg:x2="3.15cm" svg:y2="9.128cm" draw:start-shape="id19" draw:start-glue-point="2" draw:end-shape="id20" draw:end-glue-point="4" svg:d="M4200 7150v550h-1050v1428" svg:viewBox="0 0 1051 1979">
          <text:p/>
        </draw:connector>
        <draw:connector draw:style-name="gr271" draw:text-style-name="P23" draw:layer="layout" draw:line-skew="-0.19cm" svg:x1="7.25cm" svg:y1="7.15cm" svg:x2="3.751cm" svg:y2="9.129cm" draw:start-shape="id21" draw:start-glue-point="2" draw:end-shape="id22" draw:end-glue-point="4" svg:d="M7250 7150v800h-3499v1179" svg:viewBox="0 0 3500 1980">
          <text:p/>
        </draw:connector>
        <draw:connector draw:style-name="gr271" draw:text-style-name="P23" draw:layer="layout" draw:line-skew="0.06cm" svg:x1="10.974cm" svg:y1="7.15cm" svg:x2="4.352cm" svg:y2="9.13cm" draw:start-shape="id23" draw:start-glue-point="2" draw:end-shape="id24" draw:end-glue-point="4" svg:d="M10974 7150v1050h-6622v930" svg:viewBox="0 0 6623 1981">
          <text:p/>
        </draw:connector>
        <draw:connector draw:style-name="gr271" draw:text-style-name="P23" draw:layer="layout" draw:line-skew="0.309cm" svg:x1="14.427cm" svg:y1="7.15cm" svg:x2="4.953cm" svg:y2="9.131cm" draw:start-shape="id25" draw:start-glue-point="2" draw:end-shape="id26" draw:end-glue-point="4" svg:d="M14427 7150v1300h-9474v681" svg:viewBox="0 0 9475 1982">
          <text:p/>
        </draw:connector>
        <draw:connector draw:style-name="gr271" draw:text-style-name="P23" draw:layer="layout" draw:line-skew="0.559cm" svg:x1="16.953cm" svg:y1="7.15cm" svg:x2="5.554cm" svg:y2="9.132cm" draw:start-shape="id27" draw:start-glue-point="2" draw:end-shape="id28" draw:end-glue-point="4" svg:d="M16953 7150v1550h-11399v432" svg:viewBox="0 0 11400 1983">
          <text:p/>
        </draw:connector>
        <draw:frame draw:style-name="gr272" draw:text-style-name="P38" draw:layer="layout" svg:width="19cm" svg:height="17.691cm" svg:x="1cm" svg:y="10.656cm">
          <draw:text-box>
            <text:p text:style-name="P37"><text:span text:style-name="T3">5.11 Функциональные признаки прибора</text:span></text:p>
            <text:p text:style-name="P37"><text:span text:style-name="T3">5.11.1 Буква </text:span><text:span text:style-name="T9">A</text:span><text:span text:style-name="T3"> применяется для обозначения функции «сигнализация» независимо от того, вынесена ли сигнальная аппаратура на какой-либо щит или для сигнализации используются лампы, встроенные в прибор.</text:span></text:p>
            <text:p text:style-name="P37"><text:span text:style-name="T3">5.11.2 Буква </text:span><text:span text:style-name="T9">K</text:span><text:span text:style-name="T3"> применяется для обозначения станции управления, имеющей переключатель для выбора вида управления (местный / дистанционный) и устройство для дистанционного управления (например, контроллер, SCADA).</text:span></text:p>
            <text:p text:style-name="P37"><text:span text:style-name="T3">5.11.3 Буква </text:span><text:span text:style-name="T9">E</text:span><text:span text:style-name="T3"> применяется для обозначения чувствительного элемента, выполняющего функцию первичного преобразования сигнала: преобразователи термоэлектрические, термопреобразователи сопротивления, датчики пирометров, сужающие устройства расходометров и т. п.</text:span></text:p>
            <text:p text:style-name="P37"><text:span text:style-name="T3">5.11.4 Буква </text:span><text:span text:style-name="T9">S</text:span><text:span text:style-name="T3"> применяется для обозначения контактного устройтва прибора, используемого только для включения, отключения, переключения, блокировки.</text:span></text:p>
            <text:p text:style-name="P37"><text:span text:style-name="T3">5.11.5 Буква </text:span><text:span text:style-name="T9">T</text:span><text:span text:style-name="T3"> применяется для обозначения прибора, имеющего функции преобразования первичного сигнала в сигнал унифицированного вида (например, 0-10В, 0-24В, 0-220В, 4-20мА, 4-20мА+HART, MODBUS, PROFIBUS и т. д.).</text:span></text:p>
            <text:p text:style-name="P37"><text:span text:style-name="T3">5.11.6 Буква </text:span><text:span text:style-name="T9">Y</text:span><text:span text:style-name="T3"> применяется для обозначения вспомогательных устройств, выполняющих функции вычисления.</text:span></text:p>
            <text:p text:style-name="P37"><text:span text:style-name="T3">5.11.7 Предельные значения измеряемых величин, по которым осуществляются, например, включение/отключение блокировки или сигнализации, допускается конкретизировать путем добавления дополнительных букв </text:span><text:span text:style-name="T9">H </text:span><text:span text:style-name="T3">и </text:span><text:span text:style-name="T9">L</text:span><text:span text:style-name="T3"> справа от графического обозначения устройства. Комбинацию букв </text:span><text:span text:style-name="T9">HH</text:span><text:span text:style-name="T3"> (выше верхнего) и </text:span><text:span text:style-name="T9">LL</text:span><text:span text:style-name="T3"> (ниже нижнего) используют при наличии нескольких предельных значений.</text:span></text:p>
            <text:p text:style-name="P37"><text:span text:style-name="T3">5.11.8 Совместное использование букв </text:span><text:span text:style-name="T9">D</text:span><text:span text:style-name="T3"> (отклонение) и </text:span><text:span text:style-name="T9">A</text:span><text:span text:style-name="T3"> (тревога) указывает, что измеренная величина отклонилась в большую сторону от задания.</text:span></text:p>
            <text:p text:style-name="P37"><text:span text:style-name="T3">5.12 При построении буквенных обозначений указывают только те признаки, которые используются в данной схеме.</text:span></text:p>
            <text:p text:style-name="P37"><text:span text:style-name="T3">5.13 Аналогично п.5.11.7, допускается справа от графического символа устройства указывать букву </text:span><text:span text:style-name="T9">A</text:span><text:span text:style-name="T3">.</text:span></text:p>
            <text:p text:style-name="P37"><text:span text:style-name="T3">5.14 Для обозначения величин и функций, не предусмотренных стандартом, допускается задействовать резервные буквы (</text:span><text:span text:style-name="T36">на выбор разработчика</text:span><text:span text:style-name="T3">) — для них должна быть дана расшифровка на схеме.</text:span></text:p>
          </draw:text-box>
        </draw:frame>
      </draw:page>
      <draw:page draw:name="НУМЕРАЦИЯ ПРИБОРОВ (4)"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ПРИБОРОВ</text:a></text:span></text:p>
          </draw:text-box>
        </draw:frame>
        <draw:frame draw:style-name="gr273" draw:text-style-name="P38" draw:layer="layout" svg:width="19cm" svg:height="1.886cm" svg:x="1cm" svg:y="2.055cm">
          <draw:text-box>
            <text:p text:style-name="P37"><text:span text:style-name="T9">Дополнительные символьные и графические обозначения функций</text:span></text:p>
            <text:list text:style-name="L1">
              <text:list-item>
                <text:p text:style-name="P37"><text:span text:style-name="T3">Применяются только преобразователей сигналов и вычислительных устройств.</text:span></text:p>
              </text:list-item>
              <text:list-item>
                <text:p text:style-name="P37"><text:span text:style-name="T3">Наносится справа от графического символа прибора.</text:span></text:p>
              </text:list-item>
            </text:list>
          </draw:text-box>
        </draw:frame>
        <draw:frame draw:style-name="standard" draw:layer="layout" svg:width="18.541cm" svg:height="20.792cm" svg:x="1.231cm" svg:y="4.074cm">
          <table:table table:template-name="default" table:use-first-row-styles="true" table:use-banding-rows-styles="true">
            <table:table-column table:style-name="co20"/>
            <table:table-column table:style-name="co21"/>
            <table:table-row table:style-name="ro7">
              <table:table-cell table:style-name="ce14">
                <text:p text:style-name="P50"><text:span text:style-name="T37">Σ</text:span></text:p>
              </table:table-cell>
              <table:table-cell table:style-name="ce3">
                <text:p text:style-name="P14"><text:span text:style-name="T8">Суммирование</text:span></text:p>
              </table:table-cell>
            </table:table-row>
            <table:table-row table:style-name="ro7">
              <table:table-cell table:style-name="ce14">
                <text:p text:style-name="P44"><text:span text:style-name="T37">Σ/n</text:span></text:p>
              </table:table-cell>
              <table:table-cell table:style-name="ce3">
                <text:p text:style-name="P14"><text:span text:style-name="T8">Среднее</text:span></text:p>
              </table:table-cell>
            </table:table-row>
            <table:table-row table:style-name="ro7">
              <table:table-cell table:style-name="ce14">
                <text:p text:style-name="P44"><text:span text:style-name="T38">Δ</text:span></text:p>
              </table:table-cell>
              <table:table-cell table:style-name="ce3">
                <text:p text:style-name="P14"><text:span text:style-name="T8">Вычитание, разница</text:span></text:p>
              </table:table-cell>
            </table:table-row>
            <table:table-row table:style-name="ro7">
              <table:table-cell table:style-name="ce14">
                <text:p text:style-name="P44"><text:span text:style-name="T38">*</text:span></text:p>
              </table:table-cell>
              <table:table-cell table:style-name="ce3">
                <text:p text:style-name="P14"><text:span text:style-name="T8">Умножение</text:span></text:p>
              </table:table-cell>
            </table:table-row>
            <table:table-row table:style-name="ro7">
              <table:table-cell table:style-name="ce14">
                <text:p text:style-name="P44"><text:span text:style-name="T38">꞉</text:span></text:p>
              </table:table-cell>
              <table:table-cell table:style-name="ce3">
                <text:p text:style-name="P14"><text:span text:style-name="T8">Деление</text:span></text:p>
              </table:table-cell>
            </table:table-row>
            <table:table-row table:style-name="ro7">
              <table:table-cell table:style-name="ce14">
                <text:p text:style-name="P44"><text:span text:style-name="T37">X</text:span><text:span text:style-name="T39">n</text:span></text:p>
              </table:table-cell>
              <table:table-cell table:style-name="ce3">
                <text:p text:style-name="P14"><text:span text:style-name="T8">Возведение в степень</text:span></text:p>
              </table:table-cell>
            </table:table-row>
            <table:table-row table:style-name="ro7">
              <table:table-cell table:style-name="ce14">
                <text:p text:style-name="P44"><text:span text:style-name="T38">√</text:span></text:p>
              </table:table-cell>
              <table:table-cell table:style-name="ce3">
                <text:p text:style-name="P14"><text:span text:style-name="T8">Извлечение корня</text:span></text:p>
              </table:table-cell>
            </table:table-row>
            <table:table-row table:style-name="ro7">
              <table:table-cell table:style-name="ce14">
                <text:p text:style-name="P44"><text:span text:style-name="T38">K</text:span></text:p>
                <text:p text:style-name="P44"><text:span text:style-name="T38">P</text:span></text:p>
              </table:table-cell>
              <table:table-cell table:style-name="ce3">
                <text:p text:style-name="P14"><text:span text:style-name="T8">Пропорции</text:span></text:p>
              </table:table-cell>
            </table:table-row>
            <table:table-row table:style-name="ro7">
              <table:table-cell table:style-name="ce17">
                <text:p text:style-name="P51"><text:span text:style-name="T38">-K</text:span></text:p>
                <text:p text:style-name="P51"><text:span text:style-name="T38">-P</text:span></text:p>
              </table:table-cell>
              <table:table-cell table:style-name="ce3">
                <text:p text:style-name="P14"><text:span text:style-name="T8">Пропорции обратные</text:span></text:p>
              </table:table-cell>
            </table:table-row>
            <table:table-row table:style-name="ro7">
              <table:table-cell table:style-name="ce14">
                <text:p text:style-name="P44"><text:span text:style-name="T38">∫</text:span></text:p>
              </table:table-cell>
              <table:table-cell table:style-name="ce3">
                <text:p text:style-name="P14"><text:span text:style-name="T8">Интегрирование</text:span></text:p>
              </table:table-cell>
            </table:table-row>
            <table:table-row table:style-name="ro7">
              <table:table-cell table:style-name="ce14">
                <text:p text:style-name="P44"><text:span text:style-name="T38">d/d(t)</text:span></text:p>
              </table:table-cell>
              <table:table-cell table:style-name="ce3">
                <text:p text:style-name="P14"><text:span text:style-name="T8">Дифференцирование</text:span></text:p>
              </table:table-cell>
            </table:table-row>
            <table:table-row table:style-name="ro7">
              <table:table-cell table:style-name="ce14">
                <text:p text:style-name="P44"><text:span text:style-name="T38">f(x)</text:span></text:p>
              </table:table-cell>
              <table:table-cell table:style-name="ce3">
                <text:p text:style-name="P14"><text:span text:style-name="T8">Функция неопределенная</text:span></text:p>
              </table:table-cell>
            </table:table-row>
            <table:table-row table:style-name="ro7">
              <table:table-cell table:style-name="ce17">
                <text:p text:style-name="P51"><text:span text:style-name="T38">f(t)</text:span></text:p>
              </table:table-cell>
              <table:table-cell table:style-name="ce3">
                <text:p text:style-name="P14"><text:span text:style-name="T8">Функция времени</text:span></text:p>
              </table:table-cell>
            </table:table-row>
            <table:table-row table:style-name="ro7">
              <table:table-cell table:style-name="ce14">
                <text:p text:style-name="P44"><text:span text:style-name="T38">1/P</text:span></text:p>
              </table:table-cell>
              <table:table-cell table:style-name="ce3">
                <text:p text:style-name="P14"><text:span text:style-name="T8">Конверсия</text:span></text:p>
              </table:table-cell>
            </table:table-row>
            <table:table-row table:style-name="ro7">
              <table:table-cell table:style-name="ce14">
                <text:p text:style-name="P44"><text:span text:style-name="T38">&gt;</text:span></text:p>
              </table:table-cell>
              <table:table-cell table:style-name="ce3">
                <text:p text:style-name="P14"><text:span text:style-name="T8">Выбор наибольшего</text:span></text:p>
              </table:table-cell>
            </table:table-row>
            <table:table-row table:style-name="ro7">
              <table:table-cell table:style-name="ce14">
                <text:p text:style-name="P44"><text:span text:style-name="T38">M</text:span></text:p>
              </table:table-cell>
              <table:table-cell table:style-name="ce3">
                <text:p text:style-name="P14"><text:span text:style-name="T5">Выбор среднего</text:span></text:p>
              </table:table-cell>
            </table:table-row>
            <table:table-row table:style-name="ro7">
              <table:table-cell table:style-name="ce14">
                <text:p text:style-name="P44"><text:span text:style-name="T38">&lt;</text:span></text:p>
              </table:table-cell>
              <table:table-cell table:style-name="ce3">
                <text:p text:style-name="P14"><text:span text:style-name="T5">Выбор наименьшего</text:span></text:p>
              </table:table-cell>
            </table:table-row>
            <table:table-row table:style-name="ro7">
              <table:table-cell table:style-name="ce14">
                <text:p text:style-name="P44"><text:span text:style-name="T38">max</text:span></text:p>
              </table:table-cell>
              <table:table-cell table:style-name="ce3">
                <text:p text:style-name="P14"><text:span text:style-name="T5">Ограничение верхнего значения</text:span></text:p>
              </table:table-cell>
            </table:table-row>
            <table:table-row table:style-name="ro7">
              <table:table-cell table:style-name="ce14">
                <text:p text:style-name="P44"><text:span text:style-name="T38">min</text:span></text:p>
              </table:table-cell>
              <table:table-cell table:style-name="ce3">
                <text:p text:style-name="P14"><text:span text:style-name="T5">Ограничение нижнего значения</text:span></text:p>
              </table:table-cell>
            </table:table-row>
            <table:table-row table:style-name="ro7">
              <table:table-cell table:style-name="ce14">
                <text:p text:style-name="P44"><text:span text:style-name="T38">+</text:span></text:p>
              </table:table-cell>
              <table:table-cell table:style-name="ce3">
                <text:p text:style-name="P14"><text:span text:style-name="T5">Увеличение</text:span></text:p>
              </table:table-cell>
            </table:table-row>
            <table:table-row table:style-name="ro7">
              <table:table-cell table:style-name="ce14">
                <text:p text:style-name="P44"><text:span text:style-name="T38">-</text:span></text:p>
              </table:table-cell>
              <table:table-cell table:style-name="ce3">
                <text:p text:style-name="P14"><text:span text:style-name="T5">Уменьшение</text:span></text:p>
              </table:table-cell>
            </table:table-row>
            <table:table-row table:style-name="ro7">
              <table:table-cell table:style-name="ce14">
                <text:p text:style-name="P44"><text:span text:style-name="T38">H</text:span></text:p>
              </table:table-cell>
              <table:table-cell table:style-name="ce3">
                <text:p text:style-name="P14"><text:span text:style-name="T5">Контроль высокого уровня</text:span></text:p>
              </table:table-cell>
            </table:table-row>
            <table:table-row table:style-name="ro7">
              <table:table-cell table:style-name="ce14">
                <text:p text:style-name="P44"><text:span text:style-name="T38">L</text:span></text:p>
              </table:table-cell>
              <table:table-cell table:style-name="ce3">
                <text:p text:style-name="P14"><text:span text:style-name="T5">Контроль низкого уровня</text:span></text:p>
              </table:table-cell>
            </table:table-row>
            <table:table-row table:style-name="ro7">
              <table:table-cell table:style-name="ce14">
                <text:p text:style-name="P44"><text:span text:style-name="T38">HL</text:span></text:p>
              </table:table-cell>
              <table:table-cell table:style-name="ce3">
                <text:p text:style-name="P14"><text:span text:style-name="T5">Контроль высокого и низкого уровней</text:span></text:p>
              </table:table-cell>
            </table:table-row>
            <table:table-row table:style-name="ro7">
              <table:table-cell table:style-name="ce14">
                <text:p text:style-name="P44"><text:span text:style-name="T38">A</text:span></text:p>
              </table:table-cell>
              <table:table-cell table:style-name="ce3">
                <text:p text:style-name="P14"><text:span text:style-name="T5">Аналоговый сигнал</text:span></text:p>
              </table:table-cell>
            </table:table-row>
            <table:table-row table:style-name="ro7">
              <table:table-cell table:style-name="ce14">
                <text:p text:style-name="P44"><text:span text:style-name="T38">B</text:span></text:p>
              </table:table-cell>
              <table:table-cell table:style-name="ce3">
                <text:p text:style-name="P14"><text:span text:style-name="T5">Двоичный сигнал</text:span></text:p>
              </table:table-cell>
            </table:table-row>
            <table:table-row table:style-name="ro7">
              <table:table-cell table:style-name="ce14">
                <text:p text:style-name="P44"><text:span text:style-name="T38">T</text:span></text:p>
              </table:table-cell>
              <table:table-cell table:style-name="ce3">
                <text:p text:style-name="P14"><text:span text:style-name="T5">Преобразование сигнала</text:span></text:p>
              </table:table-cell>
            </table:table-row>
          </table:table>
          <draw:image xlink:href="Pictures/TablePreview12.svm" xlink:type="simple" xlink:show="embed" xlink:actuate="onLoad"/>
        </draw:frame>
      </draw:page>
      <draw:page draw:name="НУМЕРАЦИЯ ПРИБОРОВ (5)"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ПРИБОРОВ</text:a></text:span></text:p>
          </draw:text-box>
        </draw:frame>
        <draw:frame draw:style-name="gr274" draw:text-style-name="P38" draw:layer="layout" svg:width="19cm" svg:height="4.238cm" svg:x="1cm" svg:y="2.055cm">
          <draw:text-box>
            <text:p text:style-name="P34"><text:span text:style-name="T17">Пример</text:span></text:p>
            <text:p text:style-name="P34"><text:span text:style-name="T3"/></text:p>
            <text:p text:style-name="P34"><text:span text:style-name="T27">2-TE-0105 <text:s text:c="2"/></text:span><text:span text:style-name="T28">Температурный датчик номер «105» (первичный элемент) для цеха «2»</text:span></text:p>
            <text:p text:style-name="P34"><text:span text:style-name="T27">2-TT-0105 <text:s text:c="2"/></text:span><text:span text:style-name="T28">Температурный датчик номер «105» (вторичный элемент) для цеха «2»</text:span></text:p>
            <text:p text:style-name="P34"><text:span text:style-name="T27">2-TIC-0105 <text:s/></text:span><text:span text:style-name="T28">Автоматический регулятор температуры с функцией индикации процесса</text:span></text:p>
            <text:p text:style-name="P34"><text:span text:style-name="T28"><text:s text:c="26"/></text:span><text:span text:style-name="T28">(значение температуры с датчика номер «105»)</text:span></text:p>
            <text:p text:style-name="P34"><text:span text:style-name="T27">2-TV-0105 <text:s text:c="2"/></text:span><text:span text:style-name="T28">Клапан регулировки температуры номер «105» для цеха «2»</text:span></text:p>
          </draw:text-box>
        </draw:frame>
        <draw:custom-shape draw:style-name="gr15" draw:text-style-name="P23" draw:layer="layout" svg:width="2.75cm" svg:height="3.6cm" svg:x="9.453cm" svg:y="9.9cm">
          <text:p/>
          <draw:enhanced-geometry svg:viewBox="0 0 21600 21600" draw:type="rectangle" draw:enhanced-path="M 0 0 L 21600 0 21600 21600 0 21600 0 0 Z N"/>
        </draw:custom-shape>
        <draw:frame draw:style-name="gr11" draw:text-style-name="P25" draw:layer="layout" svg:width="2.75cm" svg:height="0.366cm" svg:x="9.453cm" svg:y="13.734cm">
          <draw:text-box>
            <text:p text:style-name="P24"><text:span text:style-name="T12">2-T-002</text:span></text:p>
          </draw:text-box>
        </draw:frame>
        <draw:g xml:id="id40" draw:id="id40">
          <draw:circle draw:style-name="gr275" draw:text-style-name="P29" draw:layer="layout" svg:width="1cm" svg:height="1cm" svg:x="14.003cm" svg:y="12.656cm">
            <text:p/>
          </draw:circle>
          <draw:line draw:style-name="gr276" draw:text-style-name="P29" draw:layer="layout" svg:x1="14.503cm" svg:y1="12.656cm" svg:x2="15.003cm" svg:y2="13.156cm">
            <text:p/>
          </draw:line>
          <draw:line draw:style-name="gr277" draw:text-style-name="P29" draw:layer="layout" svg:x1="14.503cm" svg:y1="13.656cm" svg:x2="15.003cm" svg:y2="13.156cm">
            <text:p/>
          </draw:line>
        </draw:g>
        <draw:frame draw:style-name="gr11" draw:text-style-name="P25" draw:layer="layout" svg:width="2.75cm" svg:height="0.366cm" svg:x="13.155cm" svg:y="13.838cm">
          <draw:text-box>
            <text:p text:style-name="P24"><text:span text:style-name="T12">2-P-002</text:span></text:p>
          </draw:text-box>
        </draw:frame>
        <draw:custom-shape draw:style-name="gr19" draw:text-style-name="P26" xml:id="id43" draw:id="id43" draw:layer="layout" svg:width="1cm" svg:height="1cm" svg:x="14.005cm" svg:y="10.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733cm" svg:height="0.366cm" svg:x="14.14cm" svg:y="10.908cm">
          <draw:text-box>
            <text:p text:style-name="P24"><text:span text:style-name="T12">M</text:span></text:p>
          </draw:text-box>
        </draw:frame>
        <draw:line draw:style-name="gr20" draw:text-style-name="P23" draw:layer="layout" svg:x1="14.517cm" svg:y1="11.563cm" svg:x2="14.517cm" svg:y2="12.656cm">
          <text:p/>
        </draw:line>
        <draw:custom-shape draw:style-name="gr21" draw:text-style-name="P23" xml:id="id33" draw:id="id33" draw:layer="layout" svg:width="3.947cm" svg:height="1cm" svg:x="1.153cm" svg:y="7.5cm">
          <text:p/>
          <draw:enhanced-geometry svg:viewBox="0 0 21600 21600" draw:mirror-horizontal="false" draw:mirror-vertical="false" draw:text-areas="0 0 21600 21600" draw:type="pentagon-right" draw:modifiers="19433.4346504559"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251cm" svg:y="7.835cm">
          <draw:text-box>
            <text:p text:style-name="P24"><text:span text:style-name="T12">25</text:span></text:p>
          </draw:text-box>
        </draw:frame>
        <draw:line draw:style-name="gr22" draw:text-style-name="P23" draw:layer="layout" svg:x1="1.953cm" svg:y1="7.502cm" svg:x2="1.953cm" svg:y2="8.5cm">
          <text:p/>
        </draw:line>
        <draw:frame draw:style-name="gr23" draw:text-style-name="P25" draw:layer="layout" svg:width="2.75cm" svg:height="0.637cm" svg:x="2.011cm" svg:y="7.709cm">
          <draw:text-box>
            <text:p text:style-name="P24"><text:span text:style-name="T12">ПАР НИЗКОГО ДАВЛЕНИЯ</text:span></text:p>
          </draw:text-box>
        </draw:frame>
        <draw:custom-shape draw:style-name="gr24" draw:text-style-name="P23" xml:id="id46" draw:id="id46" draw:layer="layout" svg:width="3.94cm" svg:height="1cm" svg:x="15.81cm" svg:y="12.653cm">
          <text:p/>
          <draw:enhanced-geometry svg:viewBox="0 0 21600 21600" draw:text-areas="0 0 21600 21600" draw:type="pentagon-right" draw:modifiers="19424.1055569652"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5.908cm" svg:y="12.988cm">
          <draw:text-box>
            <text:p text:style-name="P24"><text:span text:style-name="T12">05</text:span></text:p>
          </draw:text-box>
        </draw:frame>
        <draw:line draw:style-name="gr22" draw:text-style-name="P23" draw:layer="layout" svg:x1="16.61cm" svg:y1="12.655cm" svg:x2="16.61cm" svg:y2="13.653cm">
          <text:p/>
        </draw:line>
        <draw:frame draw:style-name="gr23" draw:text-style-name="P25" draw:layer="layout" svg:width="2.75cm" svg:height="0.637cm" svg:x="16.66cm" svg:y="12.866cm">
          <draw:text-box>
            <text:p text:style-name="P24"><text:span text:style-name="T12">ЖИДКАЯ ДОБАВКА</text:span><text:span text:style-name="T12"><text:line-break/></text:span><text:span text:style-name="T12">В 2-Z-029</text:span></text:p>
          </draw:text-box>
        </draw:frame>
        <draw:g>
          <draw:line draw:style-name="gr278" draw:text-style-name="P29" draw:layer="layout" svg:x1="9.858cm" svg:y1="12.754cm" svg:x2="10.458cm" svg:y2="13.154cm">
            <text:p/>
          </draw:line>
          <draw:line draw:style-name="gr279" draw:text-style-name="P29" draw:layer="layout" svg:x1="9.258cm" svg:y1="13.154cm" svg:x2="10.458cm" svg:y2="13.154cm">
            <text:p/>
          </draw:line>
          <draw:line draw:style-name="gr280" draw:text-style-name="P29" draw:layer="layout" svg:x1="9.258cm" svg:y1="12.354cm" svg:x2="10.458cm" svg:y2="12.354cm">
            <text:p/>
          </draw:line>
          <draw:line draw:style-name="gr281" draw:text-style-name="P29" draw:layer="layout" svg:x1="9.858cm" svg:y1="12.754cm" svg:x2="10.458cm" svg:y2="12.354cm">
            <text:p/>
          </draw:line>
        </draw:g>
        <draw:line draw:style-name="gr20" draw:text-style-name="P23" draw:layer="layout" svg:x1="9.054cm" svg:y1="12.104cm" svg:x2="9.054cm" svg:y2="12.604cm">
          <text:p/>
        </draw:line>
        <draw:line draw:style-name="gr20" draw:text-style-name="P23" draw:layer="layout" svg:x1="9.254cm" svg:y1="12.104cm" svg:x2="9.254cm" svg:y2="12.604cm">
          <text:p/>
        </draw:line>
        <draw:line draw:style-name="gr20" draw:text-style-name="P23" draw:layer="layout" svg:x1="9.054cm" svg:y1="12.888cm" svg:x2="9.054cm" svg:y2="13.388cm">
          <text:p/>
        </draw:line>
        <draw:line draw:style-name="gr20" draw:text-style-name="P23" draw:layer="layout" svg:x1="9.254cm" svg:y1="12.888cm" svg:x2="9.254cm" svg:y2="13.388cm">
          <text:p/>
        </draw:line>
        <draw:custom-shape draw:style-name="gr29" draw:text-style-name="P23" draw:layer="layout" svg:width="0.5cm" svg:height="0.5cm" draw:transform="rotate (-1.5707963267949) translate (6.737cm 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6.738cm 1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23" draw:layer="layout" svg:x1="6.739cm" svg:y1="9.5cm" svg:x2="6.739cm" svg:y2="10.593cm">
          <text:p/>
        </draw:line>
        <draw:ellipse draw:style-name="gr31" draw:text-style-name="P23" draw:layer="layout" svg:width="0.877cm" svg:height="0.5cm" draw:transform="rotate (-3.14159265358979) translate (7.173cm 9.25cm)" draw:kind="cut" draw:start-angle="180" draw:end-angle="0">
          <text:p/>
        </draw:ellipse>
        <draw:g>
          <draw:line draw:style-name="gr282" draw:text-style-name="P30" draw:layer="layout" svg:x1="7.005cm" svg:y1="9.196cm" svg:x2="7.205cm" svg:y2="9.196cm">
            <text:p/>
          </draw:line>
          <draw:line draw:style-name="gr283" draw:text-style-name="P30" draw:layer="layout" svg:x1="7.055cm" svg:y1="9.246cm" svg:x2="7.105cm" svg:y2="9.146cm">
            <text:p/>
          </draw:line>
          <draw:line draw:style-name="gr284" draw:text-style-name="P30" draw:layer="layout" svg:x1="7.105cm" svg:y1="9.246cm" svg:x2="7.155cm" svg:y2="9.146cm">
            <text:p/>
          </draw:line>
        </draw:g>
        <draw:g>
          <draw:line draw:style-name="gr285" draw:text-style-name="P30" draw:layer="layout" svg:x1="7.189cm" svg:y1="9.196cm" svg:x2="7.389cm" svg:y2="9.196cm">
            <text:p/>
          </draw:line>
          <draw:line draw:style-name="gr286" draw:text-style-name="P30" draw:layer="layout" svg:x1="7.239cm" svg:y1="9.246cm" svg:x2="7.289cm" svg:y2="9.146cm">
            <text:p/>
          </draw:line>
          <draw:line draw:style-name="gr287" draw:text-style-name="P30" draw:layer="layout" svg:x1="7.289cm" svg:y1="9.246cm" svg:x2="7.339cm" svg:y2="9.146cm">
            <text:p/>
          </draw:line>
        </draw:g>
        <draw:frame draw:style-name="gr11" draw:text-style-name="P25" draw:layer="layout" svg:width="0.5cm" svg:height="0.366cm" svg:x="6.505cm" svg:y="9.131cm">
          <draw:text-box>
            <text:p text:style-name="P24"><text:span text:style-name="T12">P</text:span></text:p>
          </draw:text-box>
        </draw:frame>
        <draw:g>
          <draw:line draw:style-name="gr288" draw:text-style-name="P30" draw:layer="layout" svg:x1="6.961cm" svg:y1="8.4cm" svg:x2="7.161cm" svg:y2="8.4cm">
            <text:p/>
          </draw:line>
          <draw:line draw:style-name="gr289" draw:text-style-name="P30" draw:layer="layout" svg:x1="7.011cm" svg:y1="8.45cm" svg:x2="7.061cm" svg:y2="8.35cm">
            <text:p/>
          </draw:line>
          <draw:line draw:style-name="gr290" draw:text-style-name="P30" draw:layer="layout" svg:x1="7.061cm" svg:y1="8.45cm" svg:x2="7.111cm" svg:y2="8.35cm">
            <text:p/>
          </draw:line>
        </draw:g>
        <draw:g>
          <draw:line draw:style-name="gr291" draw:text-style-name="P30" draw:layer="layout" svg:x1="7.145cm" svg:y1="8.4cm" svg:x2="7.345cm" svg:y2="8.4cm">
            <text:p/>
          </draw:line>
          <draw:line draw:style-name="gr292" draw:text-style-name="P30" draw:layer="layout" svg:x1="7.195cm" svg:y1="8.45cm" svg:x2="7.245cm" svg:y2="8.35cm">
            <text:p/>
          </draw:line>
          <draw:line draw:style-name="gr293" draw:text-style-name="P30" draw:layer="layout" svg:x1="7.245cm" svg:y1="8.45cm" svg:x2="7.295cm" svg:y2="8.35cm">
            <text:p/>
          </draw:line>
        </draw:g>
        <draw:g>
          <draw:line draw:style-name="gr294" draw:text-style-name="P30" draw:layer="layout" svg:x1="7.345cm" svg:y1="8.4cm" svg:x2="7.545cm" svg:y2="8.4cm">
            <text:p/>
          </draw:line>
          <draw:line draw:style-name="gr295" draw:text-style-name="P30" draw:layer="layout" svg:x1="7.395cm" svg:y1="8.45cm" svg:x2="7.445cm" svg:y2="8.35cm">
            <text:p/>
          </draw:line>
          <draw:line draw:style-name="gr296" draw:text-style-name="P30" draw:layer="layout" svg:x1="7.445cm" svg:y1="8.45cm" svg:x2="7.495cm" svg:y2="8.35cm">
            <text:p/>
          </draw:line>
        </draw:g>
        <draw:g>
          <draw:line draw:style-name="gr297" draw:text-style-name="P30" draw:layer="layout" svg:x1="6.761cm" svg:y1="8.4cm" svg:x2="6.961cm" svg:y2="8.4cm">
            <text:p/>
          </draw:line>
          <draw:line draw:style-name="gr298" draw:text-style-name="P30" draw:layer="layout" svg:x1="6.811cm" svg:y1="8.45cm" svg:x2="6.861cm" svg:y2="8.35cm">
            <text:p/>
          </draw:line>
          <draw:line draw:style-name="gr299" draw:text-style-name="P30" draw:layer="layout" svg:x1="6.861cm" svg:y1="8.45cm" svg:x2="6.911cm" svg:y2="8.35cm">
            <text:p/>
          </draw:line>
        </draw:g>
        <draw:g>
          <draw:line draw:style-name="gr300" draw:text-style-name="P30" draw:layer="layout" svg:x1="6.749cm" svg:y1="8.744cm" svg:x2="6.749cm" svg:y2="8.544cm">
            <text:p/>
          </draw:line>
          <draw:line draw:style-name="gr301" draw:text-style-name="P30" draw:layer="layout" svg:x1="6.799cm" svg:y1="8.694cm" svg:x2="6.699cm" svg:y2="8.644cm">
            <text:p/>
          </draw:line>
          <draw:line draw:style-name="gr302" draw:text-style-name="P30" draw:layer="layout" svg:x1="6.799cm" svg:y1="8.644cm" svg:x2="6.699cm" svg:y2="8.594cm">
            <text:p/>
          </draw:line>
        </draw:g>
        <draw:g>
          <draw:line draw:style-name="gr303" draw:text-style-name="P30" draw:layer="layout" svg:x1="6.749cm" svg:y1="8.6cm" svg:x2="6.749cm" svg:y2="8.4cm">
            <text:p/>
          </draw:line>
          <draw:line draw:style-name="gr304" draw:text-style-name="P30" draw:layer="layout" svg:x1="6.799cm" svg:y1="8.55cm" svg:x2="6.699cm" svg:y2="8.5cm">
            <text:p/>
          </draw:line>
          <draw:line draw:style-name="gr305" draw:text-style-name="P30" draw:layer="layout" svg:x1="6.799cm" svg:y1="8.5cm" svg:x2="6.699cm" svg:y2="8.45cm">
            <text:p/>
          </draw:line>
        </draw:g>
        <draw:g>
          <draw:line draw:style-name="gr306" draw:text-style-name="P30" draw:layer="layout" svg:x1="7.55cm" svg:y1="8.733cm" svg:x2="7.55cm" svg:y2="8.533cm">
            <text:p/>
          </draw:line>
          <draw:line draw:style-name="gr307" draw:text-style-name="P30" draw:layer="layout" svg:x1="7.6cm" svg:y1="8.683cm" svg:x2="7.5cm" svg:y2="8.633cm">
            <text:p/>
          </draw:line>
          <draw:line draw:style-name="gr308" draw:text-style-name="P30" draw:layer="layout" svg:x1="7.6cm" svg:y1="8.633cm" svg:x2="7.5cm" svg:y2="8.583cm">
            <text:p/>
          </draw:line>
        </draw:g>
        <draw:g>
          <draw:line draw:style-name="gr309" draw:text-style-name="P30" draw:layer="layout" svg:x1="7.55cm" svg:y1="8.589cm" svg:x2="7.55cm" svg:y2="8.389cm">
            <text:p/>
          </draw:line>
          <draw:line draw:style-name="gr310" draw:text-style-name="P30" draw:layer="layout" svg:x1="7.6cm" svg:y1="8.539cm" svg:x2="7.5cm" svg:y2="8.489cm">
            <text:p/>
          </draw:line>
          <draw:line draw:style-name="gr311" draw:text-style-name="P30" draw:layer="layout" svg:x1="7.6cm" svg:y1="8.489cm" svg:x2="7.5cm" svg:y2="8.439cm">
            <text:p/>
          </draw:line>
        </draw:g>
        <draw:g>
          <draw:line draw:style-name="gr312" draw:text-style-name="P30" draw:layer="layout" svg:x1="7.55cm" svg:y1="9.033cm" svg:x2="7.55cm" svg:y2="8.833cm">
            <text:p/>
          </draw:line>
          <draw:line draw:style-name="gr313" draw:text-style-name="P30" draw:layer="layout" svg:x1="7.6cm" svg:y1="8.983cm" svg:x2="7.5cm" svg:y2="8.933cm">
            <text:p/>
          </draw:line>
          <draw:line draw:style-name="gr314" draw:text-style-name="P30" draw:layer="layout" svg:x1="7.6cm" svg:y1="8.933cm" svg:x2="7.5cm" svg:y2="8.883cm">
            <text:p/>
          </draw:line>
        </draw:g>
        <draw:g>
          <draw:line draw:style-name="gr315" draw:text-style-name="P30" draw:layer="layout" svg:x1="7.55cm" svg:y1="8.889cm" svg:x2="7.55cm" svg:y2="8.689cm">
            <text:p/>
          </draw:line>
          <draw:line draw:style-name="gr316" draw:text-style-name="P30" draw:layer="layout" svg:x1="7.6cm" svg:y1="8.839cm" svg:x2="7.5cm" svg:y2="8.789cm">
            <text:p/>
          </draw:line>
          <draw:line draw:style-name="gr317" draw:text-style-name="P30" draw:layer="layout" svg:x1="7.6cm" svg:y1="8.789cm" svg:x2="7.5cm" svg:y2="8.739cm">
            <text:p/>
          </draw:line>
        </draw:g>
        <draw:g>
          <draw:line draw:style-name="gr318" draw:text-style-name="P30" draw:layer="layout" svg:x1="7.55cm" svg:y1="9.185cm" svg:x2="7.55cm" svg:y2="8.985cm">
            <text:p/>
          </draw:line>
          <draw:line draw:style-name="gr319" draw:text-style-name="P30" draw:layer="layout" svg:x1="7.6cm" svg:y1="9.135cm" svg:x2="7.5cm" svg:y2="9.085cm">
            <text:p/>
          </draw:line>
          <draw:line draw:style-name="gr320" draw:text-style-name="P30" draw:layer="layout" svg:x1="7.6cm" svg:y1="9.085cm" svg:x2="7.5cm" svg:y2="9.035cm">
            <text:p/>
          </draw:line>
        </draw:g>
        <draw:g>
          <draw:line draw:style-name="gr321" draw:text-style-name="P30" draw:layer="layout" svg:x1="7.359cm" svg:y1="9.196cm" svg:x2="7.559cm" svg:y2="9.196cm">
            <text:p/>
          </draw:line>
          <draw:line draw:style-name="gr322" draw:text-style-name="P30" draw:layer="layout" svg:x1="7.409cm" svg:y1="9.246cm" svg:x2="7.459cm" svg:y2="9.146cm">
            <text:p/>
          </draw:line>
          <draw:line draw:style-name="gr323" draw:text-style-name="P30" draw:layer="layout" svg:x1="7.459cm" svg:y1="9.246cm" svg:x2="7.509cm" svg:y2="9.146cm">
            <text:p/>
          </draw:line>
        </draw:g>
        <draw:g>
          <draw:line draw:style-name="gr324" draw:text-style-name="P30" draw:layer="layout" svg:x1="6.979cm" svg:y1="9.412cm" svg:x2="7.179cm" svg:y2="9.412cm">
            <text:p/>
          </draw:line>
          <draw:line draw:style-name="gr325" draw:text-style-name="P30" draw:layer="layout" svg:x1="7.029cm" svg:y1="9.462cm" svg:x2="7.079cm" svg:y2="9.362cm">
            <text:p/>
          </draw:line>
          <draw:line draw:style-name="gr326" draw:text-style-name="P30" draw:layer="layout" svg:x1="7.079cm" svg:y1="9.462cm" svg:x2="7.129cm" svg:y2="9.362cm">
            <text:p/>
          </draw:line>
        </draw:g>
        <draw:g>
          <draw:line draw:style-name="gr327" draw:text-style-name="P30" draw:layer="layout" svg:x1="7.163cm" svg:y1="9.412cm" svg:x2="7.363cm" svg:y2="9.412cm">
            <text:p/>
          </draw:line>
          <draw:line draw:style-name="gr328" draw:text-style-name="P30" draw:layer="layout" svg:x1="7.213cm" svg:y1="9.462cm" svg:x2="7.263cm" svg:y2="9.362cm">
            <text:p/>
          </draw:line>
          <draw:line draw:style-name="gr329" draw:text-style-name="P30" draw:layer="layout" svg:x1="7.263cm" svg:y1="9.462cm" svg:x2="7.313cm" svg:y2="9.362cm">
            <text:p/>
          </draw:line>
        </draw:g>
        <draw:g>
          <draw:line draw:style-name="gr330" draw:text-style-name="P30" draw:layer="layout" svg:x1="7.341cm" svg:y1="9.412cm" svg:x2="7.541cm" svg:y2="9.412cm">
            <text:p/>
          </draw:line>
          <draw:line draw:style-name="gr331" draw:text-style-name="P30" draw:layer="layout" svg:x1="7.391cm" svg:y1="9.462cm" svg:x2="7.441cm" svg:y2="9.362cm">
            <text:p/>
          </draw:line>
          <draw:line draw:style-name="gr332" draw:text-style-name="P30" draw:layer="layout" svg:x1="7.441cm" svg:y1="9.462cm" svg:x2="7.491cm" svg:y2="9.362cm">
            <text:p/>
          </draw:line>
        </draw:g>
        <draw:line draw:style-name="gr83" draw:text-style-name="P23" xml:id="id32" draw:id="id32" draw:layer="layout" svg:x1="6.487cm" svg:y1="9.276cm" svg:x2="5.807cm" svg:y2="9.276cm">
          <text:p/>
        </draw:line>
        <draw:custom-shape draw:style-name="gr84" draw:text-style-name="P23" draw:layer="layout" svg:width="0.5cm" svg:height="0.5cm" svg:x="6.483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3" draw:layer="layout" svg:x1="6.1cm" svg:y1="10.298cm" svg:x2="6.1cm" svg:y2="10.798cm">
          <text:p/>
        </draw:line>
        <draw:line draw:style-name="gr20" draw:text-style-name="P23" draw:layer="layout" svg:x1="7.374cm" svg:y1="10.298cm" svg:x2="7.374cm" svg:y2="10.798cm">
          <text:p/>
        </draw:line>
        <draw:custom-shape draw:style-name="gr10" draw:text-style-name="P23" xml:id="id29" draw:id="id29" draw:layer="layout" svg:width="1cm" svg:height="1cm" svg:x="7.002cm" svg:y="12.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7.028cm" svg:y="12.39cm">
          <draw:text-box>
            <text:p text:style-name="P24"><text:span text:style-name="T12">2-TE</text:span></text:p>
          </draw:text-box>
        </draw:frame>
        <draw:frame draw:style-name="gr11" draw:text-style-name="P25" draw:layer="layout" svg:width="1cm" svg:height="0.366cm" svg:x="6.993cm" svg:y="12.826cm">
          <draw:text-box>
            <text:p text:style-name="P24"><text:span text:style-name="T12">0105</text:span></text:p>
          </draw:text-box>
        </draw:frame>
        <draw:custom-shape draw:style-name="gr10" draw:text-style-name="P23" xml:id="id30" draw:id="id30" draw:layer="layout" svg:width="1cm" svg:height="1cm" svg:x="5.413cm" svg:y="12.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5.439cm" svg:y="12.391cm">
          <draw:text-box>
            <text:p text:style-name="P24"><text:span text:style-name="T12">2-TT</text:span></text:p>
          </draw:text-box>
        </draw:frame>
        <draw:frame draw:style-name="gr11" draw:text-style-name="P25" draw:layer="layout" svg:width="1cm" svg:height="0.366cm" svg:x="5.43cm" svg:y="12.827cm">
          <draw:text-box>
            <text:p text:style-name="P24"><text:span text:style-name="T12">0105</text:span></text:p>
          </draw:text-box>
        </draw:frame>
        <draw:custom-shape draw:style-name="gr10" draw:text-style-name="P23" draw:layer="layout" svg:width="1cm" svg:height="1cm" svg:x="3.441cm" svg:y="12.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3.467cm" svg:y="12.392cm">
          <draw:text-box>
            <text:p text:style-name="P24"><text:span text:style-name="T12">2-TIC</text:span></text:p>
          </draw:text-box>
        </draw:frame>
        <draw:frame draw:style-name="gr11" draw:text-style-name="P25" draw:layer="layout" svg:width="1cm" svg:height="0.366cm" svg:x="3.432cm" svg:y="12.828cm">
          <draw:text-box>
            <text:p text:style-name="P24"><text:span text:style-name="T12">0105</text:span></text:p>
          </draw:text-box>
        </draw:frame>
        <draw:line draw:style-name="gr12" draw:text-style-name="P23" draw:layer="layout" svg:x1="3.441cm" svg:y1="12.752cm" svg:x2="4.441cm" svg:y2="12.752cm">
          <text:p/>
        </draw:line>
        <draw:custom-shape draw:style-name="gr333" draw:text-style-name="P23" xml:id="id31" draw:id="id31" draw:layer="layout" svg:width="1cm" svg:height="1cm" svg:x="3.431cm" svg:y="12.246cm">
          <text:p/>
          <draw:enhanced-geometry svg:viewBox="0 0 21600 21600" draw:type="rectangle" draw:enhanced-path="M 0 0 L 21600 0 21600 21600 0 21600 0 0 Z N"/>
        </draw:custom-shape>
        <draw:line draw:style-name="gr85" draw:text-style-name="P23" draw:layer="layout" svg:x1="8cm" svg:y1="12.754cm" svg:x2="9.673cm" svg:y2="12.754cm">
          <text:p/>
        </draw:line>
        <draw:line draw:style-name="gr20" draw:text-style-name="P23" draw:layer="layout" svg:x1="8.068cm" svg:y1="12.478cm" svg:x2="8.068cm" svg:y2="12.978cm">
          <text:p/>
        </draw:line>
        <draw:frame draw:style-name="gr334" draw:text-style-name="P28" draw:layer="layout" svg:width="0.66cm" svg:height="1.273cm" svg:x="4.583cm" svg:y="11.971cm">
          <draw:text-box>
            <text:p text:style-name="P27"><text:span text:style-name="T12">HH</text:span></text:p>
            <text:p text:style-name="P27"><text:span text:style-name="T12">H</text:span></text:p>
            <text:p text:style-name="P27"><text:span text:style-name="T12"/></text:p>
            <text:p text:style-name="P27"><text:span text:style-name="T12">PID</text:span></text:p>
          </draw:text-box>
        </draw:frame>
        <draw:connector draw:style-name="gr335" draw:text-style-name="P10" draw:layer="layout" svg:x1="7.002cm" svg:y1="12.746cm" svg:x2="6.413cm" svg:y2="12.747cm" draw:start-shape="id29" draw:start-glue-point="6" draw:end-shape="id30" draw:end-glue-point="10" svg:d="M7002 12746h-294v1h-295" svg:viewBox="0 0 590 2">
          <text:p/>
        </draw:connector>
        <draw:connector draw:style-name="gr335" draw:text-style-name="P10" draw:layer="layout" svg:x1="5.413cm" svg:y1="12.747cm" svg:x2="4.431cm" svg:y2="12.746cm" draw:start-shape="id30" draw:start-glue-point="6" draw:end-shape="id31" draw:end-glue-point="1" svg:d="M5413 12747h-491v-1h-491" svg:viewBox="0 0 983 2">
          <text:p/>
        </draw:connector>
        <draw:connector draw:style-name="gr336" draw:text-style-name="P10" draw:layer="layout" svg:x1="3.431cm" svg:y1="12.746cm" svg:x2="5.807cm" svg:y2="9.276cm" draw:start-shape="id31" draw:start-glue-point="3" draw:end-shape="id32" draw:end-glue-point="3" svg:d="M3431 12746h-525v-3470h2901" svg:viewBox="0 0 2902 3471">
          <text:p/>
        </draw:connector>
        <draw:line draw:style-name="gr85" draw:text-style-name="P23" xml:id="id34" draw:id="id34" draw:layer="layout" svg:x1="5.5cm" svg:y1="10.548cm" svg:x2="6.1cm" svg:y2="10.548cm">
          <text:p/>
        </draw:line>
        <draw:line draw:style-name="gr85" draw:text-style-name="P23" xml:id="id35" draw:id="id35" draw:layer="layout" svg:x1="7.385cm" svg:y1="10.548cm" svg:x2="8cm" svg:y2="10.548cm">
          <text:p/>
        </draw:line>
        <draw:connector draw:style-name="gr86" draw:text-style-name="P10" draw:layer="layout" draw:line-skew="-0.101cm" svg:x1="5.1cm" svg:y1="8cm" svg:x2="5.5cm" svg:y2="10.548cm" draw:start-shape="id33" draw:start-glue-point="1" draw:end-shape="id34" draw:end-glue-point="3" svg:d="M5100 8000h400v1518 1030" svg:viewBox="0 0 401 2549">
          <text:p/>
        </draw:connector>
        <draw:line draw:style-name="gr85" draw:text-style-name="P23" xml:id="id36" draw:id="id36" draw:layer="layout" svg:x1="8.75cm" svg:y1="12.361cm" svg:x2="9.039cm" svg:y2="12.361cm">
          <text:p/>
        </draw:line>
        <draw:connector draw:style-name="gr86" draw:text-style-name="P10" draw:layer="layout" draw:line-skew="-0.909cm" svg:x1="8cm" svg:y1="10.548cm" svg:x2="8.75cm" svg:y2="12.361cm" draw:start-shape="id35" draw:start-glue-point="1" draw:end-shape="id36" draw:end-glue-point="3" svg:d="M8000 10548v-2h750v1815" svg:viewBox="0 0 751 1816">
          <text:p/>
        </draw:connector>
        <draw:custom-shape draw:style-name="gr24" draw:text-style-name="P23" xml:id="id38" draw:id="id38" draw:layer="layout" svg:width="3.94cm" svg:height="1cm" svg:x="15.811cm" svg:y="14.802cm">
          <text:p/>
          <draw:enhanced-geometry svg:viewBox="0 0 21600 21600" draw:text-areas="0 0 21600 21600" draw:type="pentagon-right" draw:modifiers="19424.1055569652"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5.909cm" svg:y="15.137cm">
          <draw:text-box>
            <text:p text:style-name="P24"><text:span text:style-name="T12">26</text:span></text:p>
          </draw:text-box>
        </draw:frame>
        <draw:line draw:style-name="gr22" draw:text-style-name="P23" draw:layer="layout" svg:x1="16.611cm" svg:y1="14.804cm" svg:x2="16.611cm" svg:y2="15.802cm">
          <text:p/>
        </draw:line>
        <draw:frame draw:style-name="gr87" draw:text-style-name="P25" draw:layer="layout" svg:width="2.75cm" svg:height="0.435cm" svg:x="16.661cm" svg:y="15.167cm">
          <draw:text-box>
            <text:p text:style-name="P24"><text:span text:style-name="T12">КОНДЕНСАТ</text:span></text:p>
          </draw:text-box>
        </draw:frame>
        <draw:line draw:style-name="gr85" draw:text-style-name="P23" xml:id="id37" draw:id="id37" draw:layer="layout" svg:x1="8.751cm" svg:y1="13.161cm" svg:x2="9.04cm" svg:y2="13.161cm">
          <text:p/>
        </draw:line>
        <draw:connector draw:style-name="gr88" draw:text-style-name="P10" draw:layer="layout" svg:x1="8.751cm" svg:y1="13.161cm" svg:x2="15.811cm" svg:y2="15.302cm" draw:start-shape="id37" draw:start-glue-point="3" draw:end-shape="id38" draw:end-glue-point="3" svg:d="M8751 13161v2141h7060" svg:viewBox="0 0 7061 2142">
          <text:p/>
        </draw:connector>
        <draw:line draw:style-name="gr20" draw:text-style-name="P23" draw:layer="layout" svg:x1="12.49cm" svg:y1="12.888cm" svg:x2="12.49cm" svg:y2="13.388cm">
          <text:p/>
        </draw:line>
        <draw:line draw:style-name="gr20" draw:text-style-name="P23" draw:layer="layout" svg:x1="12.69cm" svg:y1="12.888cm" svg:x2="12.69cm" svg:y2="13.388cm">
          <text:p/>
        </draw:line>
        <draw:line draw:style-name="gr85" draw:text-style-name="P23" draw:layer="layout" svg:x1="12.187cm" svg:y1="13.161cm" svg:x2="12.476cm" svg:y2="13.161cm">
          <text:p/>
        </draw:line>
        <draw:line draw:style-name="gr85" draw:text-style-name="P23" xml:id="id39" draw:id="id39" draw:layer="layout" svg:x1="12.662cm" svg:y1="13.161cm" svg:x2="12.951cm" svg:y2="13.161cm">
          <text:p/>
        </draw:line>
        <draw:connector draw:style-name="gr89" draw:text-style-name="P23" draw:layer="layout" draw:type="line" svg:x1="12.951cm" svg:y1="13.161cm" svg:x2="14.003cm" svg:y2="13.156cm" draw:start-shape="id39" draw:start-glue-point="1" draw:end-shape="id40" draw:end-glue-point="3" svg:d="M12951 13161l1052-5" svg:viewBox="0 0 1053 6">
          <text:p/>
        </draw:connector>
        <draw:frame draw:style-name="gr11" draw:text-style-name="P25" draw:layer="layout" svg:width="2.75cm" svg:height="0.366cm" svg:x="5.37cm" svg:y="10.938cm">
          <draw:text-box>
            <text:p text:style-name="P24"><text:span text:style-name="T12">2-TV-0105</text:span></text:p>
          </draw:text-box>
        </draw:frame>
        <draw:custom-shape draw:style-name="gr333" draw:text-style-name="P23" draw:layer="layout" svg:width="1cm" svg:height="1cm" draw:transform="rotate (-0.785398163397448) translate (3.927cm 14.025cm)">
          <text:p/>
          <draw:enhanced-geometry svg:viewBox="0 0 21600 21600" draw:type="rectangle" draw:enhanced-path="M 0 0 L 21600 0 21600 21600 0 21600 0 0 Z N"/>
        </draw:custom-shape>
        <draw:frame draw:style-name="gr11" draw:text-style-name="P25" draw:layer="layout" svg:width="1cm" svg:height="0.366cm" svg:x="3.429cm" svg:y="14.366cm">
          <draw:text-box>
            <text:p text:style-name="P24"><text:span text:style-name="T12">I</text:span></text:p>
          </draw:text-box>
        </draw:frame>
        <draw:frame draw:style-name="gr11" draw:text-style-name="P25" draw:layer="layout" svg:width="1cm" svg:height="0.366cm" svg:x="3.42cm" svg:y="14.802cm">
          <draw:text-box>
            <text:p text:style-name="P24"><text:span text:style-name="T12">H</text:span></text:p>
          </draw:text-box>
        </draw:frame>
        <draw:line draw:style-name="gr85" draw:text-style-name="P23" xml:id="id42" draw:id="id42" draw:layer="layout" svg:x1="3.925cm" svg:y1="13.921cm" svg:x2="3.925cm" svg:y2="14.021cm">
          <text:p/>
        </draw:line>
        <draw:custom-shape draw:style-name="gr333" draw:text-style-name="P23" draw:layer="layout" svg:width="1cm" svg:height="1cm" draw:transform="rotate (-0.785398163397448) translate (3.927cm 10.101cm)">
          <text:p/>
          <draw:enhanced-geometry svg:viewBox="0 0 21600 21600" draw:type="rectangle" draw:enhanced-path="M 0 0 L 21600 0 21600 21600 0 21600 0 0 Z N"/>
        </draw:custom-shape>
        <draw:frame draw:style-name="gr11" draw:text-style-name="P25" draw:layer="layout" svg:width="1cm" svg:height="0.366cm" svg:x="3.429cm" svg:y="10.442cm">
          <draw:text-box>
            <text:p text:style-name="P24"><text:span text:style-name="T12">I</text:span></text:p>
          </draw:text-box>
        </draw:frame>
        <draw:frame draw:style-name="gr11" draw:text-style-name="P25" draw:layer="layout" svg:width="1cm" svg:height="0.366cm" svg:x="3.42cm" svg:y="10.878cm">
          <draw:text-box>
            <text:p text:style-name="P24"><text:span text:style-name="T12">14</text:span></text:p>
          </draw:text-box>
        </draw:frame>
        <draw:line draw:style-name="gr85" draw:text-style-name="P23" xml:id="id41" draw:id="id41" draw:layer="layout" svg:x1="3.925cm" svg:y1="11.527cm" svg:x2="3.925cm" svg:y2="11.627cm">
          <text:p/>
        </draw:line>
        <draw:connector draw:style-name="gr337" draw:text-style-name="P23" draw:layer="layout" draw:type="line" svg:x1="3.931cm" svg:y1="12.246cm" svg:x2="3.925cm" svg:y2="11.627cm" draw:start-shape="id31" draw:start-glue-point="0" draw:end-shape="id41" draw:end-glue-point="2" svg:d="M3931 12246l-6-619" svg:viewBox="0 0 7 620">
          <text:p/>
        </draw:connector>
        <draw:connector draw:style-name="gr337" draw:text-style-name="P23" draw:layer="layout" draw:type="line" svg:x1="3.925cm" svg:y1="13.921cm" svg:x2="3.931cm" svg:y2="13.246cm" draw:start-shape="id42" draw:start-glue-point="0" draw:end-shape="id31" draw:end-glue-point="2" svg:d="M3925 13921l6-675" svg:viewBox="0 0 7 676">
          <text:p/>
        </draw:connector>
        <draw:line draw:style-name="gr338" draw:text-style-name="P23" draw:layer="layout" svg:x1="13.7cm" svg:y1="8.748cm" svg:x2="14.05cm" svg:y2="8.748cm">
          <text:p/>
        </draw:line>
        <draw:line draw:style-name="gr338" draw:text-style-name="P23" draw:layer="layout" svg:x1="14.976cm" svg:y1="8.748cm" svg:x2="15.328cm" svg:y2="8.748cm">
          <text:p/>
        </draw:line>
        <draw:line draw:style-name="gr339" draw:text-style-name="P23" draw:layer="layout" svg:x1="14.061cm" svg:y1="8.721cm" svg:x2="14.507cm" svg:y2="9.868cm">
          <text:p/>
        </draw:line>
        <draw:line draw:style-name="gr340" draw:text-style-name="P23" draw:layer="layout" svg:x1="15.006cm" svg:y1="8.732cm" svg:x2="14.51cm" svg:y2="9.858cm">
          <text:p/>
        </draw:line>
        <draw:custom-shape draw:style-name="gr333" draw:text-style-name="P23" draw:layer="layout" svg:width="1cm" svg:height="1cm" draw:transform="rotate (-0.785398163397448) translate (12.981cm 8.028cm)">
          <text:p/>
          <draw:enhanced-geometry svg:viewBox="0 0 21600 21600" draw:type="rectangle" draw:enhanced-path="M 0 0 L 21600 0 21600 21600 0 21600 0 0 Z N"/>
        </draw:custom-shape>
        <draw:frame draw:style-name="gr11" draw:text-style-name="P25" draw:layer="layout" svg:width="1cm" svg:height="0.366cm" svg:x="12.483cm" svg:y="8.369cm">
          <draw:text-box>
            <text:p text:style-name="P24"><text:span text:style-name="T12">I</text:span></text:p>
          </draw:text-box>
        </draw:frame>
        <draw:frame draw:style-name="gr11" draw:text-style-name="P25" draw:layer="layout" svg:width="1cm" svg:height="0.366cm" svg:x="12.474cm" svg:y="8.805cm">
          <draw:text-box>
            <text:p text:style-name="P24"><text:span text:style-name="T12">I</text:span></text:p>
          </draw:text-box>
        </draw:frame>
        <draw:custom-shape draw:style-name="gr333" draw:text-style-name="P23" draw:layer="layout" svg:width="1cm" svg:height="1cm" draw:transform="rotate (-0.785398163397448) translate (16.047cm 8.029cm)">
          <text:p/>
          <draw:enhanced-geometry svg:viewBox="0 0 21600 21600" draw:type="rectangle" draw:enhanced-path="M 0 0 L 21600 0 21600 21600 0 21600 0 0 Z N"/>
        </draw:custom-shape>
        <draw:frame draw:style-name="gr11" draw:text-style-name="P25" draw:layer="layout" svg:width="1cm" svg:height="0.366cm" svg:x="15.549cm" svg:y="8.37cm">
          <draw:text-box>
            <text:p text:style-name="P24"><text:span text:style-name="T12">I</text:span></text:p>
          </draw:text-box>
        </draw:frame>
        <draw:frame draw:style-name="gr11" draw:text-style-name="P25" draw:layer="layout" svg:width="1cm" svg:height="0.366cm" svg:x="15.54cm" svg:y="8.806cm">
          <draw:text-box>
            <text:p text:style-name="P24"><text:span text:style-name="T12">15</text:span></text:p>
          </draw:text-box>
        </draw:frame>
        <draw:line draw:style-name="gr341" draw:text-style-name="P23" draw:layer="layout" svg:x1="14.517cm" svg:y1="9.83cm" svg:x2="14.517cm" svg:y2="10.566cm">
          <text:p/>
        </draw:line>
        <draw:custom-shape draw:style-name="gr10" draw:text-style-name="P23" draw:layer="layout" svg:width="1cm" svg:height="1cm" svg:x="12.528cm" svg:y="10.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2.554cm" svg:y="10.7cm">
          <draw:text-box>
            <text:p text:style-name="P24"><text:span text:style-name="T12">2-HS</text:span></text:p>
          </draw:text-box>
        </draw:frame>
        <draw:frame draw:style-name="gr11" draw:text-style-name="P25" draw:layer="layout" svg:width="1cm" svg:height="0.366cm" svg:x="12.545cm" svg:y="11.136cm">
          <draw:text-box>
            <text:p text:style-name="P24"><text:span text:style-name="T12">002</text:span></text:p>
          </draw:text-box>
        </draw:frame>
        <draw:line draw:style-name="gr12" draw:text-style-name="P23" xml:id="id44" draw:id="id44" draw:layer="layout" svg:x1="12.528cm" svg:y1="11.072cm" svg:x2="13.528cm" svg:y2="11.072cm">
          <text:p/>
        </draw:line>
        <draw:custom-shape draw:style-name="gr10" draw:text-style-name="P23" draw:layer="layout" svg:width="1cm" svg:height="1cm" svg:x="15.516cm" svg:y="10.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5.542cm" svg:y="10.722cm">
          <draw:text-box>
            <text:p text:style-name="P24"><text:span text:style-name="T12">2-HS</text:span></text:p>
          </draw:text-box>
        </draw:frame>
        <draw:frame draw:style-name="gr11" draw:text-style-name="P25" draw:layer="layout" svg:width="1cm" svg:height="0.366cm" svg:x="15.533cm" svg:y="11.158cm">
          <draw:text-box>
            <text:p text:style-name="P24"><text:span text:style-name="T12">003</text:span></text:p>
          </draw:text-box>
        </draw:frame>
        <draw:line draw:style-name="gr12" draw:text-style-name="P23" draw:layer="layout" svg:x1="15.516cm" svg:y1="11.094cm" svg:x2="16.516cm" svg:y2="11.094cm">
          <text:p/>
        </draw:line>
        <draw:custom-shape draw:style-name="gr333" draw:text-style-name="P23" xml:id="id45" draw:id="id45" draw:layer="layout" svg:width="1cm" svg:height="1cm" svg:x="15.517cm" svg:y="10.573cm">
          <text:p/>
          <draw:enhanced-geometry svg:viewBox="0 0 21600 21600" draw:type="rectangle" draw:enhanced-path="M 0 0 L 21600 0 21600 21600 0 21600 0 0 Z N"/>
        </draw:custom-shape>
        <draw:connector draw:style-name="gr339" draw:text-style-name="P23" draw:layer="layout" draw:type="line" svg:x1="14.005cm" svg:y1="11.071cm" svg:x2="13.528cm" svg:y2="11.072cm" draw:start-shape="id43" draw:start-glue-point="6" draw:end-shape="id44" draw:end-glue-point="1" svg:d="M14005 11071l-477 1" svg:viewBox="0 0 478 2">
          <text:p/>
        </draw:connector>
        <draw:connector draw:style-name="gr339" draw:text-style-name="P23" draw:layer="layout" draw:type="line" svg:x1="15.517cm" svg:y1="11.073cm" svg:x2="15.005cm" svg:y2="11.071cm" draw:start-shape="id45" draw:start-glue-point="3" draw:end-shape="id43" draw:end-glue-point="10" svg:d="M15517 11073l-512-2" svg:viewBox="0 0 513 3">
          <text:p/>
        </draw:connector>
        <draw:connector draw:style-name="gr342" draw:text-style-name="P23" draw:layer="layout" draw:type="line" svg:x1="15.003cm" svg:y1="13.156cm" svg:x2="15.81cm" svg:y2="13.153cm" draw:start-shape="id40" draw:start-glue-point="1" draw:end-shape="id46" draw:end-glue-point="3" svg:d="M15003 13156l807-3" svg:viewBox="0 0 808 4">
          <text:p/>
        </draw:connector>
      </draw:page>
      <draw:page draw:name="НУМЕРАЦИЯ СИГНАЛОВ ПРИЧИННО-СЛЕДСТВЕННЫХ СВЯЗЕЙ"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СИГНАЛОВ ПРИЧИННО-СЛЕДСТВЕННЫХ СВЯЗЕЙ</text:a></text:span></text:p>
          </draw:text-box>
        </draw:frame>
        <draw:frame draw:style-name="gr343" draw:text-style-name="P38" draw:layer="layout" svg:width="19cm" svg:height="0.893cm" svg:x="1cm" svg:y="2.167cm">
          <draw:text-box>
            <text:p text:style-name="P37"><text:span text:style-name="T16">(A-)BB-CCC <text:s text:c="4"/></text:span><text:span text:style-name="T28">в одну строку</text:span></text:p>
          </draw:text-box>
        </draw:frame>
        <draw:frame draw:style-name="standard" draw:layer="layout" svg:width="18.541cm" svg:height="4.1cm" svg:x="1.227cm" svg:y="5.585cm">
          <table:table table:template-name="default" table:use-first-row-styles="true" table:use-banding-rows-styles="true">
            <table:table-column table:style-name="co12"/>
            <table:table-column table:style-name="co13"/>
            <table:table-row table:style-name="ro2">
              <table:table-cell table:style-name="ce2">
                <text:p text:style-name="P13"><text:span text:style-name="T8">A</text:span></text:p>
              </table:table-cell>
              <table:table-cell table:style-name="ce3">
                <text:p text:style-name="P14"><text:span text:style-name="T8">цифровой код цеха, блока </text:span><text:span text:style-name="T19">(опционально)</text:span></text:p>
              </table:table-cell>
            </table:table-row>
            <table:table-row table:style-name="ro2">
              <table:table-cell table:style-name="ce2">
                <text:p text:style-name="P15"><text:span text:style-name="T8">BB</text:span></text:p>
              </table:table-cell>
              <table:table-cell table:style-name="ce4">
                <text:p text:style-name="P9"><text:span text:style-name="T5">буквенный код принадлежности к системе управления</text:span></text:p>
                <text:p text:style-name="P9"><text:span text:style-name="T5">= I <text:s text:c="2"/>— для РСУ</text:span></text:p>
                <text:p text:style-name="P9"><text:span text:style-name="T5">= IE — для ПАЗ</text:span></text:p>
              </table:table-cell>
            </table:table-row>
            <table:table-row table:style-name="ro2">
              <table:table-cell table:style-name="ce2">
                <text:p text:style-name="P15"><text:span text:style-name="T8">CCC</text:span></text:p>
              </table:table-cell>
              <table:table-cell table:style-name="ce3">
                <text:p text:style-name="P14"><text:span text:style-name="T8">код сигнала</text:span></text:p>
                <text:p text:style-name="P14"><text:span text:style-name="T8">= числовой код сигнала-причины (от прибора, 1 ...)</text:span></text:p>
                <text:p text:style-name="P14"><text:span text:style-name="T8">= буквенный код сигнала-следствия (к прибору, A … Z, AA, AB, AC ... )</text:span></text:p>
              </table:table-cell>
            </table:table-row>
          </table:table>
          <draw:image xlink:href="Pictures/TablePreview13.svm" xlink:type="simple" xlink:show="embed" xlink:actuate="onLoad"/>
        </draw:frame>
        <draw:frame draw:style-name="gr344" draw:text-style-name="P38" draw:layer="layout" svg:width="19cm" svg:height="1.535cm" svg:x="1cm" svg:y="3.468cm">
          <draw:text-box>
            <text:p text:style-name="P37"><text:span text:style-name="T16">(A-)BB <text:s text:c="8"/></text:span><text:span text:style-name="T28">в две строки</text:span></text:p>
            <text:p text:style-name="P34"><text:span text:style-name="T16"><text:s text:c="2"/></text:span><text:span text:style-name="T16">CCC</text:span></text:p>
          </draw:text-box>
        </draw:frame>
        <draw:custom-shape draw:style-name="gr10" draw:text-style-name="P23" draw:layer="layout" svg:width="1cm" svg:height="1cm" svg:x="6.429cm" svg:y="13.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6.455cm" svg:y="13.593cm">
          <draw:text-box>
            <text:p text:style-name="P24"><text:span text:style-name="T12">2-TIC</text:span></text:p>
          </draw:text-box>
        </draw:frame>
        <draw:frame draw:style-name="gr11" draw:text-style-name="P25" draw:layer="layout" svg:width="1cm" svg:height="0.366cm" svg:x="6.42cm" svg:y="14.029cm">
          <draw:text-box>
            <text:p text:style-name="P24"><text:span text:style-name="T12">0105</text:span></text:p>
          </draw:text-box>
        </draw:frame>
        <draw:line draw:style-name="gr12" draw:text-style-name="P23" draw:layer="layout" svg:x1="6.429cm" svg:y1="13.953cm" svg:x2="7.429cm" svg:y2="13.953cm">
          <text:p/>
        </draw:line>
        <draw:custom-shape draw:style-name="gr333" draw:text-style-name="P23" xml:id="id47" draw:id="id47" draw:layer="layout" svg:width="1cm" svg:height="1cm" svg:x="6.419cm" svg:y="13.447cm">
          <text:p/>
          <draw:enhanced-geometry svg:viewBox="0 0 21600 21600" draw:type="rectangle" draw:enhanced-path="M 0 0 L 21600 0 21600 21600 0 21600 0 0 Z N"/>
        </draw:custom-shape>
        <draw:frame draw:style-name="gr334" draw:text-style-name="P28" draw:layer="layout" svg:width="0.66cm" svg:height="1.273cm" svg:x="7.571cm" svg:y="13.172cm">
          <draw:text-box>
            <text:p text:style-name="P27"><text:span text:style-name="T12">HH</text:span></text:p>
            <text:p text:style-name="P27"><text:span text:style-name="T12">H</text:span></text:p>
            <text:p text:style-name="P27"><text:span text:style-name="T12"/></text:p>
            <text:p text:style-name="P27"><text:span text:style-name="T12">PID</text:span></text:p>
          </draw:text-box>
        </draw:frame>
        <draw:custom-shape draw:style-name="gr333" draw:text-style-name="P23" draw:layer="layout" svg:width="1cm" svg:height="1cm" draw:transform="rotate (-0.785398163397448) translate (6.915cm 15.226cm)">
          <text:p/>
          <draw:enhanced-geometry svg:viewBox="0 0 21600 21600" draw:type="rectangle" draw:enhanced-path="M 0 0 L 21600 0 21600 21600 0 21600 0 0 Z N"/>
        </draw:custom-shape>
        <draw:frame draw:style-name="gr11" draw:text-style-name="P25" draw:layer="layout" svg:width="1cm" svg:height="0.366cm" svg:x="6.417cm" svg:y="15.567cm">
          <draw:text-box>
            <text:p text:style-name="P24"><text:span text:style-name="T12">I</text:span></text:p>
          </draw:text-box>
        </draw:frame>
        <draw:frame draw:style-name="gr11" draw:text-style-name="P25" draw:layer="layout" svg:width="1cm" svg:height="0.366cm" svg:x="6.408cm" svg:y="16.003cm">
          <draw:text-box>
            <text:p text:style-name="P24"><text:span text:style-name="T12">H</text:span></text:p>
          </draw:text-box>
        </draw:frame>
        <draw:line draw:style-name="gr85" draw:text-style-name="P23" xml:id="id49" draw:id="id49" draw:layer="layout" svg:x1="6.913cm" svg:y1="15.122cm" svg:x2="6.913cm" svg:y2="15.222cm">
          <text:p/>
        </draw:line>
        <draw:custom-shape draw:style-name="gr333" draw:text-style-name="P23" draw:layer="layout" svg:width="1cm" svg:height="1cm" draw:transform="rotate (-0.785398163397448) translate (6.915cm 11.302cm)">
          <text:p/>
          <draw:enhanced-geometry svg:viewBox="0 0 21600 21600" draw:type="rectangle" draw:enhanced-path="M 0 0 L 21600 0 21600 21600 0 21600 0 0 Z N"/>
        </draw:custom-shape>
        <draw:frame draw:style-name="gr11" draw:text-style-name="P25" draw:layer="layout" svg:width="1cm" svg:height="0.366cm" svg:x="6.417cm" svg:y="11.643cm">
          <draw:text-box>
            <text:p text:style-name="P24"><text:span text:style-name="T12">I</text:span></text:p>
          </draw:text-box>
        </draw:frame>
        <draw:frame draw:style-name="gr11" draw:text-style-name="P25" draw:layer="layout" svg:width="1cm" svg:height="0.366cm" svg:x="6.408cm" svg:y="12.079cm">
          <draw:text-box>
            <text:p text:style-name="P24"><text:span text:style-name="T12">14</text:span></text:p>
          </draw:text-box>
        </draw:frame>
        <draw:line draw:style-name="gr85" draw:text-style-name="P23" xml:id="id48" draw:id="id48" draw:layer="layout" svg:x1="6.913cm" svg:y1="12.728cm" svg:x2="6.913cm" svg:y2="12.828cm">
          <text:p/>
        </draw:line>
        <draw:connector draw:style-name="gr337" draw:text-style-name="P23" draw:layer="layout" draw:type="line" svg:x1="6.919cm" svg:y1="13.447cm" svg:x2="6.913cm" svg:y2="12.828cm" draw:start-shape="id47" draw:start-glue-point="0" draw:end-shape="id48" draw:end-glue-point="2" svg:d="M6919 13447l-6-619" svg:viewBox="0 0 7 620">
          <text:p/>
        </draw:connector>
        <draw:connector draw:style-name="gr337" draw:text-style-name="P23" draw:layer="layout" draw:type="line" svg:x1="6.913cm" svg:y1="15.122cm" svg:x2="6.919cm" svg:y2="14.447cm" draw:start-shape="id49" draw:start-glue-point="0" draw:end-shape="id47" draw:end-glue-point="2" svg:d="M6913 15122l6-675" svg:viewBox="0 0 7 676">
          <text:p/>
        </draw:connector>
        <draw:custom-shape draw:style-name="gr19" draw:text-style-name="P26" draw:layer="layout" svg:width="1cm" svg:height="1cm" svg:x="13.651cm" svg:y="13.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733cm" svg:height="0.366cm" svg:x="13.786cm" svg:y="14.08cm">
          <draw:text-box>
            <text:p text:style-name="P24"><text:span text:style-name="T12">M</text:span></text:p>
          </draw:text-box>
        </draw:frame>
        <draw:line draw:style-name="gr338" draw:text-style-name="P23" draw:layer="layout" svg:x1="13.346cm" svg:y1="11.92cm" svg:x2="13.696cm" svg:y2="11.92cm">
          <text:p/>
        </draw:line>
        <draw:line draw:style-name="gr338" draw:text-style-name="P23" draw:layer="layout" svg:x1="14.622cm" svg:y1="11.92cm" svg:x2="14.974cm" svg:y2="11.92cm">
          <text:p/>
        </draw:line>
        <draw:line draw:style-name="gr339" draw:text-style-name="P23" draw:layer="layout" svg:x1="13.707cm" svg:y1="11.893cm" svg:x2="14.153cm" svg:y2="13.04cm">
          <text:p/>
        </draw:line>
        <draw:line draw:style-name="gr340" draw:text-style-name="P23" draw:layer="layout" svg:x1="14.652cm" svg:y1="11.904cm" svg:x2="14.156cm" svg:y2="13.03cm">
          <text:p/>
        </draw:line>
        <draw:custom-shape draw:style-name="gr333" draw:text-style-name="P23" draw:layer="layout" svg:width="1cm" svg:height="1cm" draw:transform="rotate (-0.785398163397448) translate (12.627cm 11.2cm)">
          <text:p/>
          <draw:enhanced-geometry svg:viewBox="0 0 21600 21600" draw:type="rectangle" draw:enhanced-path="M 0 0 L 21600 0 21600 21600 0 21600 0 0 Z N"/>
        </draw:custom-shape>
        <draw:frame draw:style-name="gr11" draw:text-style-name="P25" draw:layer="layout" svg:width="1cm" svg:height="0.366cm" svg:x="12.129cm" svg:y="11.541cm">
          <draw:text-box>
            <text:p text:style-name="P24"><text:span text:style-name="T12">I</text:span></text:p>
          </draw:text-box>
        </draw:frame>
        <draw:frame draw:style-name="gr11" draw:text-style-name="P25" draw:layer="layout" svg:width="1cm" svg:height="0.366cm" svg:x="12.12cm" svg:y="11.977cm">
          <draw:text-box>
            <text:p text:style-name="P24"><text:span text:style-name="T12">I</text:span></text:p>
          </draw:text-box>
        </draw:frame>
        <draw:custom-shape draw:style-name="gr333" draw:text-style-name="P23" draw:layer="layout" svg:width="1cm" svg:height="1cm" draw:transform="rotate (-0.785398163397448) translate (15.693cm 11.201cm)">
          <text:p/>
          <draw:enhanced-geometry svg:viewBox="0 0 21600 21600" draw:type="rectangle" draw:enhanced-path="M 0 0 L 21600 0 21600 21600 0 21600 0 0 Z N"/>
        </draw:custom-shape>
        <draw:frame draw:style-name="gr11" draw:text-style-name="P25" draw:layer="layout" svg:width="1cm" svg:height="0.366cm" svg:x="15.195cm" svg:y="11.542cm">
          <draw:text-box>
            <text:p text:style-name="P24"><text:span text:style-name="T12">I</text:span></text:p>
          </draw:text-box>
        </draw:frame>
        <draw:frame draw:style-name="gr11" draw:text-style-name="P25" draw:layer="layout" svg:width="1cm" svg:height="0.366cm" svg:x="15.186cm" svg:y="11.978cm">
          <draw:text-box>
            <text:p text:style-name="P24"><text:span text:style-name="T12">15</text:span></text:p>
          </draw:text-box>
        </draw:frame>
        <draw:line draw:style-name="gr341" draw:text-style-name="P23" draw:layer="layout" svg:x1="14.163cm" svg:y1="13.002cm" svg:x2="14.163cm" svg:y2="13.738cm">
          <text:p/>
        </draw:line>
        <draw:frame draw:style-name="gr11" draw:text-style-name="P25" draw:layer="layout" svg:width="1cm" svg:height="0.366cm" svg:x="4.599cm" svg:y="18.747cm">
          <draw:text-box>
            <text:p text:style-name="P24"><text:span text:style-name="T12">2-LZI</text:span></text:p>
          </draw:text-box>
        </draw:frame>
        <draw:frame draw:style-name="gr11" draw:text-style-name="P25" draw:layer="layout" svg:width="1cm" svg:height="0.366cm" svg:x="4.59cm" svg:y="19.183cm">
          <draw:text-box>
            <text:p text:style-name="P24"><text:span text:style-name="T12">0102</text:span></text:p>
          </draw:text-box>
        </draw:frame>
        <draw:line draw:style-name="gr12" draw:text-style-name="P23" draw:layer="layout" svg:x1="4.573cm" svg:y1="19.107cm" svg:x2="5.573cm" svg:y2="19.107cm">
          <text:p/>
        </draw:line>
        <draw:custom-shape draw:style-name="gr333" draw:text-style-name="P23" draw:layer="layout" svg:width="1cm" svg:height="1cm" svg:x="4.574cm" svg:y="18.588cm">
          <text:p/>
          <draw:enhanced-geometry svg:viewBox="0 0 21600 21600" draw:type="rectangle" draw:enhanced-path="M 0 0 L 21600 0 21600 21600 0 21600 0 0 Z N"/>
        </draw:custom-shape>
        <draw:custom-shape draw:style-name="gr345" draw:text-style-name="P23" xml:id="id50" draw:id="id50" draw:layer="layout" svg:width="1.948cm" svg:height="1.948cm" svg:x="4.1cm" svg:y="18.102cm">
          <text:p/>
          <draw:enhanced-geometry svg:viewBox="0 0 21600 21600" draw:glue-points="10800 0 0 10800 10800 21600 21600 10800" draw:text-areas="5400 5400 16200 16200" draw:type="diamond" draw:enhanced-path="M 10800 0 L 21600 10800 10800 21600 0 10800 10800 0 Z N"/>
        </draw:custom-shape>
        <draw:frame draw:style-name="gr346" draw:text-style-name="P28" draw:layer="layout" svg:width="0.66cm" svg:height="1.325cm" svg:x="6.121cm" svg:y="18.425cm">
          <draw:text-box>
            <text:p text:style-name="P27"><text:span text:style-name="T12">HH</text:span></text:p>
            <text:p text:style-name="P27"><text:span text:style-name="T12"/></text:p>
            <text:p text:style-name="P27"><text:span text:style-name="T12"/></text:p>
            <text:p text:style-name="P27"><text:span text:style-name="T12">LL</text:span></text:p>
          </draw:text-box>
        </draw:frame>
        <draw:custom-shape draw:style-name="gr333" draw:text-style-name="P23" draw:layer="layout" svg:width="1cm" svg:height="1cm" draw:transform="rotate (-0.785398163397448) translate (8.157cm 18.36cm)">
          <text:p/>
          <draw:enhanced-geometry svg:viewBox="0 0 21600 21600" draw:type="rectangle" draw:enhanced-path="M 0 0 L 21600 0 21600 21600 0 21600 0 0 Z N"/>
        </draw:custom-shape>
        <draw:frame draw:style-name="gr11" draw:text-style-name="P25" draw:layer="layout" svg:width="1cm" svg:height="0.366cm" svg:x="7.659cm" svg:y="18.701cm">
          <draw:text-box>
            <text:p text:style-name="P24"><text:span text:style-name="T12">IE</text:span></text:p>
          </draw:text-box>
        </draw:frame>
        <draw:frame draw:style-name="gr11" draw:text-style-name="P25" draw:layer="layout" svg:width="1cm" svg:height="0.366cm" svg:x="7.65cm" svg:y="19.137cm">
          <draw:text-box>
            <text:p text:style-name="P24"><text:span text:style-name="T12">2</text:span></text:p>
          </draw:text-box>
        </draw:frame>
        <draw:custom-shape draw:style-name="gr333" draw:text-style-name="P23" draw:layer="layout" svg:width="1cm" svg:height="1cm" draw:transform="rotate (-0.785398163397448) translate (9.557cm 18.361cm)">
          <text:p/>
          <draw:enhanced-geometry svg:viewBox="0 0 21600 21600" draw:type="rectangle" draw:enhanced-path="M 0 0 L 21600 0 21600 21600 0 21600 0 0 Z N"/>
        </draw:custom-shape>
        <draw:frame draw:style-name="gr11" draw:text-style-name="P25" draw:layer="layout" svg:width="1cm" svg:height="0.366cm" svg:x="9.059cm" svg:y="18.702cm">
          <draw:text-box>
            <text:p text:style-name="P24"><text:span text:style-name="T12">IE</text:span></text:p>
          </draw:text-box>
        </draw:frame>
        <draw:frame draw:style-name="gr11" draw:text-style-name="P25" draw:layer="layout" svg:width="1cm" svg:height="0.366cm" svg:x="9.05cm" svg:y="19.138cm">
          <draw:text-box>
            <text:p text:style-name="P24"><text:span text:style-name="T12">3</text:span></text:p>
          </draw:text-box>
        </draw:frame>
        <draw:connector draw:style-name="gr337" draw:text-style-name="P23" draw:layer="layout" draw:type="line" svg:x1="6.915cm" svg:y1="15.123cm" svg:x2="6.921cm" svg:y2="14.448cm" svg:d="M6915 15123l6-675" svg:viewBox="0 0 7 676">
          <text:p/>
        </draw:connector>
        <draw:line draw:style-name="gr85" draw:text-style-name="P23" xml:id="id51" draw:id="id51" draw:layer="layout" svg:x1="7.464cm" svg:y1="19.072cm" svg:x2="7.364cm" svg:y2="19.072cm">
          <text:p/>
        </draw:line>
        <draw:connector draw:style-name="gr337" draw:text-style-name="P23" draw:layer="layout" draw:type="line" svg:x1="6.048cm" svg:y1="19.076cm" svg:x2="7.364cm" svg:y2="19.072cm" draw:start-shape="id50" draw:start-glue-point="7" draw:end-shape="id51" draw:end-glue-point="3" svg:d="M6048 19076l1316-4" svg:viewBox="0 0 1317 5">
          <text:p/>
        </draw:connector>
        <draw:frame draw:style-name="gr11" draw:text-style-name="P25" draw:layer="layout" svg:width="0.5cm" svg:height="0.366cm" svg:x="15.648cm" svg:y="18.921cm">
          <draw:text-box>
            <text:p text:style-name="P24"><text:span text:style-name="T12">S</text:span></text:p>
          </draw:text-box>
        </draw:frame>
        <draw:line draw:style-name="gr347" draw:text-style-name="P23" draw:layer="layout" svg:x1="15.882cm" svg:y1="19.317cm" svg:x2="15.882cm" svg:y2="20.417cm">
          <text:p/>
        </draw:line>
        <draw:custom-shape draw:style-name="gr348" draw:text-style-name="P52" draw:layer="layout" svg:width="0.5cm" svg:height="0.5cm" draw:transform="rotate (-1.5707963267949) translate (15.876cm 20.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8" draw:text-style-name="P52" draw:layer="layout" svg:width="0.5cm" svg:height="0.5cm" draw:transform="rotate (1.5707963267949) translate (15.877cm 20.6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9" draw:text-style-name="P23" draw:layer="layout" svg:width="0.5cm" svg:height="0.5cm" svg:x="15.63cm" svg:y="18.824cm">
          <text:p/>
          <draw:enhanced-geometry svg:viewBox="0 0 21600 21600" draw:type="rectangle" draw:enhanced-path="M 0 0 L 21600 0 21600 21600 0 21600 0 0 Z N"/>
        </draw:custom-shape>
        <draw:line draw:style-name="gr83" draw:text-style-name="P23" draw:layer="layout" svg:x1="15.63cm" svg:y1="19.066cm" svg:x2="14.95cm" svg:y2="19.066cm">
          <text:p/>
        </draw:line>
        <draw:custom-shape draw:style-name="gr333" draw:text-style-name="P23" draw:layer="layout" svg:width="1cm" svg:height="1cm" draw:transform="rotate (-0.785398163397448) translate (14.229cm 18.35cm)">
          <text:p/>
          <draw:enhanced-geometry svg:viewBox="0 0 21600 21600" draw:type="rectangle" draw:enhanced-path="M 0 0 L 21600 0 21600 21600 0 21600 0 0 Z N"/>
        </draw:custom-shape>
        <draw:frame draw:style-name="gr11" draw:text-style-name="P25" draw:layer="layout" svg:width="1cm" svg:height="0.366cm" svg:x="13.731cm" svg:y="18.691cm">
          <draw:text-box>
            <text:p text:style-name="P24"><text:span text:style-name="T12">IE</text:span></text:p>
          </draw:text-box>
        </draw:frame>
        <draw:frame draw:style-name="gr11" draw:text-style-name="P25" draw:layer="layout" svg:width="1cm" svg:height="0.366cm" svg:x="13.722cm" svg:y="19.127cm">
          <draw:text-box>
            <text:p text:style-name="P24"><text:span text:style-name="T12">B</text:span></text:p>
          </draw:text-box>
        </draw:frame>
      </draw:page>
      <draw:page draw:name="НУМЕРАЦИЯ ТЕГОВ В/В"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ТЕГОВ В/В</text:a></text:span></text:p>
          </draw:text-box>
        </draw:frame>
        <draw:frame draw:style-name="gr350" draw:text-style-name="P38" draw:layer="layout" svg:width="19cm" svg:height="0.893cm" svg:x="1cm" svg:y="2.181cm">
          <draw:text-box>
            <text:p text:style-name="P37"><text:span text:style-name="T16">FFFFFFFF-TSNN</text:span></text:p>
          </draw:text-box>
        </draw:frame>
        <draw:frame draw:style-name="standard" draw:layer="layout" svg:width="18.541cm" svg:height="4.835cm" svg:x="1.227cm" svg:y="3.699cm">
          <table:table table:template-name="default" table:use-first-row-styles="true" table:use-banding-rows-styles="true">
            <table:table-column table:style-name="co22"/>
            <table:table-column table:style-name="co23"/>
            <table:table-row table:style-name="ro2">
              <table:table-cell table:style-name="ce2">
                <text:p text:style-name="P13"><text:span text:style-name="T40">FFFF</text:span><text:span text:style-name="T8">FFFF</text:span></text:p>
              </table:table-cell>
              <table:table-cell table:style-name="ce3">
                <text:p text:style-name="P14"><text:span text:style-name="T8">буквенно-цифровой код целевого прибора</text:span></text:p>
                <text:p text:style-name="P14"><text:span text:style-name="T19">(согласно нумерации приборов)</text:span></text:p>
              </table:table-cell>
            </table:table-row>
            <table:table-row table:style-name="ro2">
              <table:table-cell table:style-name="ce2">
                <text:p text:style-name="P15"><text:span text:style-name="T8">T</text:span></text:p>
              </table:table-cell>
              <table:table-cell table:style-name="ce4">
                <text:p text:style-name="P9"><text:span text:style-name="T5">буквенный код типа канала</text:span></text:p>
                <text:p text:style-name="P9"><text:span text:style-name="T20">(см. таблицу ниже)</text:span></text:p>
              </table:table-cell>
            </table:table-row>
            <table:table-row table:style-name="ro2">
              <table:table-cell table:style-name="ce2">
                <text:p text:style-name="P15"><text:span text:style-name="T8">S</text:span></text:p>
              </table:table-cell>
              <table:table-cell table:style-name="ce4">
                <text:p text:style-name="P9"><text:span text:style-name="T5">буквенный код типа сигнала</text:span></text:p>
                <text:p text:style-name="P9"><text:span text:style-name="T20">(см. таблицу ниже)</text:span></text:p>
              </table:table-cell>
            </table:table-row>
            <table:table-row table:style-name="ro2">
              <table:table-cell table:style-name="ce2">
                <text:p text:style-name="P15"><text:span text:style-name="T8">NN</text:span></text:p>
              </table:table-cell>
              <table:table-cell table:style-name="ce4">
                <text:p text:style-name="P53"><text:span text:style-name="T8">цифровой порядковый номер тега</text:span></text:p>
                <text:p text:style-name="P53"><text:span text:style-name="T19">(сквозной для всей таблицы тегов)</text:span></text:p>
              </table:table-cell>
            </table:table-row>
          </table:table>
          <draw:image xlink:href="Pictures/TablePreview14.svm" xlink:type="simple" xlink:show="embed" xlink:actuate="onLoad"/>
        </draw:frame>
        <draw:frame draw:style-name="gr351" draw:text-style-name="P42" draw:layer="layout" svg:width="19cm" svg:height="0.796cm" svg:x="1cm" svg:y="8.868cm">
          <draw:text-box>
            <text:p text:style-name="P37"><text:span text:style-name="T26">Код типа канала</text:span></text:p>
          </draw:text-box>
        </draw:frame>
        <draw:frame draw:style-name="standard" draw:layer="layout" svg:width="18.541cm" svg:height="2.678cm" svg:x="1.23cm" svg:y="9.788cm">
          <table:table table:template-name="default" table:use-first-row-styles="true" table:use-banding-rows-styles="true">
            <table:table-column table:style-name="co12"/>
            <table:table-column table:style-name="co13"/>
            <table:table-row table:style-name="ro7">
              <table:table-cell table:style-name="ce10">
                <text:p text:style-name="P13"><text:span text:style-name="T22">X</text:span></text:p>
              </table:table-cell>
              <table:table-cell table:style-name="ce3">
                <text:p text:style-name="P14"><text:span text:style-name="T8">Вход (по отношению к прибору)</text:span></text:p>
              </table:table-cell>
            </table:table-row>
            <table:table-row table:style-name="ro7">
              <table:table-cell table:style-name="ce10">
                <text:p text:style-name="P39"><text:span text:style-name="T22">Y</text:span></text:p>
              </table:table-cell>
              <table:table-cell table:style-name="ce3">
                <text:p text:style-name="P14"><text:span text:style-name="T8">Выход (по отношению к прибору)</text:span></text:p>
              </table:table-cell>
            </table:table-row>
            <table:table-row table:style-name="ro7">
              <table:table-cell table:style-name="ce10">
                <text:p text:style-name="P39"><text:span text:style-name="T22">M</text:span></text:p>
              </table:table-cell>
              <table:table-cell table:style-name="ce3">
                <text:p text:style-name="P14"><text:span text:style-name="T8">Локальный / Память</text:span></text:p>
                <text:p text:style-name="P14"><text:span text:style-name="T19">(например, программная переменная)</text:span></text:p>
              </table:table-cell>
            </table:table-row>
          </table:table>
          <draw:image xlink:href="Pictures/TablePreview15.svm" xlink:type="simple" xlink:show="embed" xlink:actuate="onLoad"/>
        </draw:frame>
        <draw:frame draw:style-name="gr352" draw:text-style-name="P42" draw:layer="layout" svg:width="19cm" svg:height="0.796cm" svg:x="1cm" svg:y="12.782cm">
          <draw:text-box>
            <text:p text:style-name="P37"><text:span text:style-name="T26">Код типа сигнала</text:span></text:p>
          </draw:text-box>
        </draw:frame>
        <draw:frame draw:style-name="standard" draw:layer="layout" svg:width="18.541cm" svg:height="1.469cm" svg:x="1.23cm" svg:y="13.702cm">
          <table:table table:template-name="default" table:use-first-row-styles="true" table:use-banding-rows-styles="true">
            <table:table-column table:style-name="co12"/>
            <table:table-column table:style-name="co13"/>
            <table:table-row table:style-name="ro7">
              <table:table-cell table:style-name="ce10">
                <text:p text:style-name="P13"><text:span text:style-name="T22">D</text:span></text:p>
              </table:table-cell>
              <table:table-cell table:style-name="ce3">
                <text:p text:style-name="P14"><text:span text:style-name="T8">Дискретный</text:span></text:p>
              </table:table-cell>
            </table:table-row>
            <table:table-row table:style-name="ro7">
              <table:table-cell table:style-name="ce10">
                <text:p text:style-name="P39"><text:span text:style-name="T22">A</text:span></text:p>
              </table:table-cell>
              <table:table-cell table:style-name="ce3">
                <text:p text:style-name="P14"><text:span text:style-name="T8">Аналоговый</text:span></text:p>
              </table:table-cell>
            </table:table-row>
          </table:table>
          <draw:image xlink:href="Pictures/TablePreview16.svm" xlink:type="simple" xlink:show="embed" xlink:actuate="onLoad"/>
        </draw:frame>
        <draw:frame draw:style-name="gr353" draw:text-style-name="P38" draw:layer="layout" svg:width="19cm" svg:height="3.019cm" svg:x="1cm" svg:y="15.655cm">
          <draw:text-box>
            <text:p text:style-name="P34"><text:span text:style-name="T17">Пример</text:span></text:p>
            <text:p text:style-name="P34"><text:span text:style-name="T3"/></text:p>
            <text:p text:style-name="P34"><text:span text:style-name="T27">2-TV-0105-XA42 <text:s text:c="2"/></text:span><text:span text:style-name="T28">Аналоговый сигнал управления позиционером клапана регулировки</text:span></text:p>
            <text:p text:style-name="P34"><text:span text:style-name="T28"><text:s text:c="36"/></text:span><text:span text:style-name="T28">температуры номер «105» для цеха «2»</text:span></text:p>
            <text:p text:style-name="P34"><text:span text:style-name="T28"><text:s text:c="36"/></text:span><text:span text:style-name="T28">(сигнал выходной для контроллера и входной для клапана)</text:span></text:p>
          </draw:text-box>
        </draw:frame>
        <draw:custom-shape draw:style-name="gr15" draw:text-style-name="P23" draw:layer="layout" svg:width="2.75cm" svg:height="3.6cm" svg:x="9.66cm" svg:y="22.513cm">
          <text:p/>
          <draw:enhanced-geometry svg:viewBox="0 0 21600 21600" draw:type="rectangle" draw:enhanced-path="M 0 0 L 21600 0 21600 21600 0 21600 0 0 Z N"/>
        </draw:custom-shape>
        <draw:frame draw:style-name="gr11" draw:text-style-name="P25" draw:layer="layout" svg:width="2.75cm" svg:height="0.366cm" svg:x="9.66cm" svg:y="26.347cm">
          <draw:text-box>
            <text:p text:style-name="P24"><text:span text:style-name="T12">2-T-002</text:span></text:p>
          </draw:text-box>
        </draw:frame>
        <draw:custom-shape draw:style-name="gr21" draw:text-style-name="P23" xml:id="id56" draw:id="id56" draw:layer="layout" svg:width="3.947cm" svg:height="1cm" svg:x="1.36cm" svg:y="20.113cm">
          <text:p/>
          <draw:enhanced-geometry svg:viewBox="0 0 21600 21600" draw:mirror-horizontal="false" draw:mirror-vertical="false" draw:text-areas="0 0 21600 21600" draw:type="pentagon-right" draw:modifiers="19433.4346504559"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458cm" svg:y="20.448cm">
          <draw:text-box>
            <text:p text:style-name="P24"><text:span text:style-name="T12">25</text:span></text:p>
          </draw:text-box>
        </draw:frame>
        <draw:line draw:style-name="gr22" draw:text-style-name="P23" draw:layer="layout" svg:x1="2.16cm" svg:y1="20.115cm" svg:x2="2.16cm" svg:y2="21.113cm">
          <text:p/>
        </draw:line>
        <draw:frame draw:style-name="gr23" draw:text-style-name="P25" draw:layer="layout" svg:width="2.75cm" svg:height="0.637cm" svg:x="2.218cm" svg:y="20.322cm">
          <draw:text-box>
            <text:p text:style-name="P24"><text:span text:style-name="T12">ПАР НИЗКОГО ДАВЛЕНИЯ</text:span></text:p>
          </draw:text-box>
        </draw:frame>
        <draw:g>
          <draw:line draw:style-name="gr354" draw:text-style-name="P29" draw:layer="layout" svg:x1="10.065cm" svg:y1="25.367cm" svg:x2="10.665cm" svg:y2="25.767cm">
            <text:p/>
          </draw:line>
          <draw:line draw:style-name="gr355" draw:text-style-name="P29" draw:layer="layout" svg:x1="9.465cm" svg:y1="25.767cm" svg:x2="10.665cm" svg:y2="25.767cm">
            <text:p/>
          </draw:line>
          <draw:line draw:style-name="gr356" draw:text-style-name="P29" draw:layer="layout" svg:x1="9.465cm" svg:y1="24.967cm" svg:x2="10.665cm" svg:y2="24.967cm">
            <text:p/>
          </draw:line>
          <draw:line draw:style-name="gr357" draw:text-style-name="P29" draw:layer="layout" svg:x1="10.065cm" svg:y1="25.367cm" svg:x2="10.665cm" svg:y2="24.967cm">
            <text:p/>
          </draw:line>
        </draw:g>
        <draw:line draw:style-name="gr20" draw:text-style-name="P23" draw:layer="layout" svg:x1="9.261cm" svg:y1="24.717cm" svg:x2="9.261cm" svg:y2="25.217cm">
          <text:p/>
        </draw:line>
        <draw:line draw:style-name="gr20" draw:text-style-name="P23" draw:layer="layout" svg:x1="9.461cm" svg:y1="24.717cm" svg:x2="9.461cm" svg:y2="25.217cm">
          <text:p/>
        </draw:line>
        <draw:line draw:style-name="gr20" draw:text-style-name="P23" draw:layer="layout" svg:x1="9.261cm" svg:y1="25.501cm" svg:x2="9.261cm" svg:y2="26.001cm">
          <text:p/>
        </draw:line>
        <draw:line draw:style-name="gr20" draw:text-style-name="P23" draw:layer="layout" svg:x1="9.461cm" svg:y1="25.501cm" svg:x2="9.461cm" svg:y2="26.001cm">
          <text:p/>
        </draw:line>
        <draw:custom-shape draw:style-name="gr29" draw:text-style-name="P23" draw:layer="layout" svg:width="0.5cm" svg:height="0.5cm" draw:transform="rotate (-1.5707963267949) translate (6.944cm 22.9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6.945cm 23.4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23" draw:layer="layout" svg:x1="6.946cm" svg:y1="22.113cm" svg:x2="6.946cm" svg:y2="23.206cm">
          <text:p/>
        </draw:line>
        <draw:ellipse draw:style-name="gr31" draw:text-style-name="P23" draw:layer="layout" svg:width="0.877cm" svg:height="0.5cm" draw:transform="rotate (-3.14159265358979) translate (7.38cm 21.863cm)" draw:kind="cut" draw:start-angle="180" draw:end-angle="0">
          <text:p/>
        </draw:ellipse>
        <draw:g>
          <draw:line draw:style-name="gr358" draw:text-style-name="P30" draw:layer="layout" svg:x1="7.212cm" svg:y1="21.809cm" svg:x2="7.412cm" svg:y2="21.809cm">
            <text:p/>
          </draw:line>
          <draw:line draw:style-name="gr359" draw:text-style-name="P30" draw:layer="layout" svg:x1="7.262cm" svg:y1="21.859cm" svg:x2="7.312cm" svg:y2="21.759cm">
            <text:p/>
          </draw:line>
          <draw:line draw:style-name="gr360" draw:text-style-name="P30" draw:layer="layout" svg:x1="7.312cm" svg:y1="21.859cm" svg:x2="7.362cm" svg:y2="21.759cm">
            <text:p/>
          </draw:line>
        </draw:g>
        <draw:g>
          <draw:line draw:style-name="gr361" draw:text-style-name="P30" draw:layer="layout" svg:x1="7.396cm" svg:y1="21.809cm" svg:x2="7.596cm" svg:y2="21.809cm">
            <text:p/>
          </draw:line>
          <draw:line draw:style-name="gr362" draw:text-style-name="P30" draw:layer="layout" svg:x1="7.446cm" svg:y1="21.859cm" svg:x2="7.496cm" svg:y2="21.759cm">
            <text:p/>
          </draw:line>
          <draw:line draw:style-name="gr363" draw:text-style-name="P30" draw:layer="layout" svg:x1="7.496cm" svg:y1="21.859cm" svg:x2="7.546cm" svg:y2="21.759cm">
            <text:p/>
          </draw:line>
        </draw:g>
        <draw:frame draw:style-name="gr11" draw:text-style-name="P25" draw:layer="layout" svg:width="0.5cm" svg:height="0.366cm" svg:x="6.712cm" svg:y="21.744cm">
          <draw:text-box>
            <text:p text:style-name="P24"><text:span text:style-name="T12">P</text:span></text:p>
          </draw:text-box>
        </draw:frame>
        <draw:g>
          <draw:line draw:style-name="gr364" draw:text-style-name="P30" draw:layer="layout" svg:x1="7.168cm" svg:y1="21.013cm" svg:x2="7.368cm" svg:y2="21.013cm">
            <text:p/>
          </draw:line>
          <draw:line draw:style-name="gr365" draw:text-style-name="P30" draw:layer="layout" svg:x1="7.218cm" svg:y1="21.063cm" svg:x2="7.268cm" svg:y2="20.963cm">
            <text:p/>
          </draw:line>
          <draw:line draw:style-name="gr366" draw:text-style-name="P30" draw:layer="layout" svg:x1="7.268cm" svg:y1="21.063cm" svg:x2="7.318cm" svg:y2="20.963cm">
            <text:p/>
          </draw:line>
        </draw:g>
        <draw:g>
          <draw:line draw:style-name="gr367" draw:text-style-name="P30" draw:layer="layout" svg:x1="7.352cm" svg:y1="21.013cm" svg:x2="7.552cm" svg:y2="21.013cm">
            <text:p/>
          </draw:line>
          <draw:line draw:style-name="gr368" draw:text-style-name="P30" draw:layer="layout" svg:x1="7.402cm" svg:y1="21.063cm" svg:x2="7.452cm" svg:y2="20.963cm">
            <text:p/>
          </draw:line>
          <draw:line draw:style-name="gr369" draw:text-style-name="P30" draw:layer="layout" svg:x1="7.452cm" svg:y1="21.063cm" svg:x2="7.502cm" svg:y2="20.963cm">
            <text:p/>
          </draw:line>
        </draw:g>
        <draw:g>
          <draw:line draw:style-name="gr370" draw:text-style-name="P30" draw:layer="layout" svg:x1="7.552cm" svg:y1="21.013cm" svg:x2="7.752cm" svg:y2="21.013cm">
            <text:p/>
          </draw:line>
          <draw:line draw:style-name="gr371" draw:text-style-name="P30" draw:layer="layout" svg:x1="7.602cm" svg:y1="21.063cm" svg:x2="7.652cm" svg:y2="20.963cm">
            <text:p/>
          </draw:line>
          <draw:line draw:style-name="gr372" draw:text-style-name="P30" draw:layer="layout" svg:x1="7.652cm" svg:y1="21.063cm" svg:x2="7.702cm" svg:y2="20.963cm">
            <text:p/>
          </draw:line>
        </draw:g>
        <draw:g>
          <draw:line draw:style-name="gr373" draw:text-style-name="P30" draw:layer="layout" svg:x1="6.968cm" svg:y1="21.013cm" svg:x2="7.168cm" svg:y2="21.013cm">
            <text:p/>
          </draw:line>
          <draw:line draw:style-name="gr374" draw:text-style-name="P30" draw:layer="layout" svg:x1="7.018cm" svg:y1="21.063cm" svg:x2="7.068cm" svg:y2="20.963cm">
            <text:p/>
          </draw:line>
          <draw:line draw:style-name="gr375" draw:text-style-name="P30" draw:layer="layout" svg:x1="7.068cm" svg:y1="21.063cm" svg:x2="7.118cm" svg:y2="20.963cm">
            <text:p/>
          </draw:line>
        </draw:g>
        <draw:g>
          <draw:line draw:style-name="gr376" draw:text-style-name="P30" draw:layer="layout" svg:x1="6.956cm" svg:y1="21.357cm" svg:x2="6.956cm" svg:y2="21.157cm">
            <text:p/>
          </draw:line>
          <draw:line draw:style-name="gr377" draw:text-style-name="P30" draw:layer="layout" svg:x1="7.006cm" svg:y1="21.307cm" svg:x2="6.906cm" svg:y2="21.257cm">
            <text:p/>
          </draw:line>
          <draw:line draw:style-name="gr378" draw:text-style-name="P30" draw:layer="layout" svg:x1="7.006cm" svg:y1="21.257cm" svg:x2="6.906cm" svg:y2="21.207cm">
            <text:p/>
          </draw:line>
        </draw:g>
        <draw:g>
          <draw:line draw:style-name="gr379" draw:text-style-name="P30" draw:layer="layout" svg:x1="6.956cm" svg:y1="21.213cm" svg:x2="6.956cm" svg:y2="21.013cm">
            <text:p/>
          </draw:line>
          <draw:line draw:style-name="gr380" draw:text-style-name="P30" draw:layer="layout" svg:x1="7.006cm" svg:y1="21.163cm" svg:x2="6.906cm" svg:y2="21.113cm">
            <text:p/>
          </draw:line>
          <draw:line draw:style-name="gr381" draw:text-style-name="P30" draw:layer="layout" svg:x1="7.006cm" svg:y1="21.113cm" svg:x2="6.906cm" svg:y2="21.063cm">
            <text:p/>
          </draw:line>
        </draw:g>
        <draw:g>
          <draw:line draw:style-name="gr382" draw:text-style-name="P30" draw:layer="layout" svg:x1="7.757cm" svg:y1="21.346cm" svg:x2="7.757cm" svg:y2="21.146cm">
            <text:p/>
          </draw:line>
          <draw:line draw:style-name="gr383" draw:text-style-name="P30" draw:layer="layout" svg:x1="7.807cm" svg:y1="21.296cm" svg:x2="7.707cm" svg:y2="21.246cm">
            <text:p/>
          </draw:line>
          <draw:line draw:style-name="gr384" draw:text-style-name="P30" draw:layer="layout" svg:x1="7.807cm" svg:y1="21.246cm" svg:x2="7.707cm" svg:y2="21.196cm">
            <text:p/>
          </draw:line>
        </draw:g>
        <draw:g>
          <draw:line draw:style-name="gr385" draw:text-style-name="P30" draw:layer="layout" svg:x1="7.757cm" svg:y1="21.202cm" svg:x2="7.757cm" svg:y2="21.002cm">
            <text:p/>
          </draw:line>
          <draw:line draw:style-name="gr386" draw:text-style-name="P30" draw:layer="layout" svg:x1="7.807cm" svg:y1="21.152cm" svg:x2="7.707cm" svg:y2="21.102cm">
            <text:p/>
          </draw:line>
          <draw:line draw:style-name="gr387" draw:text-style-name="P30" draw:layer="layout" svg:x1="7.807cm" svg:y1="21.102cm" svg:x2="7.707cm" svg:y2="21.052cm">
            <text:p/>
          </draw:line>
        </draw:g>
        <draw:g>
          <draw:line draw:style-name="gr388" draw:text-style-name="P30" draw:layer="layout" svg:x1="7.757cm" svg:y1="21.646cm" svg:x2="7.757cm" svg:y2="21.446cm">
            <text:p/>
          </draw:line>
          <draw:line draw:style-name="gr389" draw:text-style-name="P30" draw:layer="layout" svg:x1="7.807cm" svg:y1="21.596cm" svg:x2="7.707cm" svg:y2="21.546cm">
            <text:p/>
          </draw:line>
          <draw:line draw:style-name="gr390" draw:text-style-name="P30" draw:layer="layout" svg:x1="7.807cm" svg:y1="21.546cm" svg:x2="7.707cm" svg:y2="21.496cm">
            <text:p/>
          </draw:line>
        </draw:g>
        <draw:g>
          <draw:line draw:style-name="gr391" draw:text-style-name="P30" draw:layer="layout" svg:x1="7.757cm" svg:y1="21.502cm" svg:x2="7.757cm" svg:y2="21.302cm">
            <text:p/>
          </draw:line>
          <draw:line draw:style-name="gr392" draw:text-style-name="P30" draw:layer="layout" svg:x1="7.807cm" svg:y1="21.452cm" svg:x2="7.707cm" svg:y2="21.402cm">
            <text:p/>
          </draw:line>
          <draw:line draw:style-name="gr393" draw:text-style-name="P30" draw:layer="layout" svg:x1="7.807cm" svg:y1="21.402cm" svg:x2="7.707cm" svg:y2="21.352cm">
            <text:p/>
          </draw:line>
        </draw:g>
        <draw:g>
          <draw:line draw:style-name="gr394" draw:text-style-name="P30" draw:layer="layout" svg:x1="7.757cm" svg:y1="21.798cm" svg:x2="7.757cm" svg:y2="21.598cm">
            <text:p/>
          </draw:line>
          <draw:line draw:style-name="gr395" draw:text-style-name="P30" draw:layer="layout" svg:x1="7.807cm" svg:y1="21.748cm" svg:x2="7.707cm" svg:y2="21.698cm">
            <text:p/>
          </draw:line>
          <draw:line draw:style-name="gr396" draw:text-style-name="P30" draw:layer="layout" svg:x1="7.807cm" svg:y1="21.698cm" svg:x2="7.707cm" svg:y2="21.648cm">
            <text:p/>
          </draw:line>
        </draw:g>
        <draw:g>
          <draw:line draw:style-name="gr397" draw:text-style-name="P30" draw:layer="layout" svg:x1="7.566cm" svg:y1="21.809cm" svg:x2="7.766cm" svg:y2="21.809cm">
            <text:p/>
          </draw:line>
          <draw:line draw:style-name="gr398" draw:text-style-name="P30" draw:layer="layout" svg:x1="7.616cm" svg:y1="21.859cm" svg:x2="7.666cm" svg:y2="21.759cm">
            <text:p/>
          </draw:line>
          <draw:line draw:style-name="gr399" draw:text-style-name="P30" draw:layer="layout" svg:x1="7.666cm" svg:y1="21.859cm" svg:x2="7.716cm" svg:y2="21.759cm">
            <text:p/>
          </draw:line>
        </draw:g>
        <draw:g>
          <draw:line draw:style-name="gr400" draw:text-style-name="P30" draw:layer="layout" svg:x1="7.186cm" svg:y1="22.025cm" svg:x2="7.386cm" svg:y2="22.025cm">
            <text:p/>
          </draw:line>
          <draw:line draw:style-name="gr401" draw:text-style-name="P30" draw:layer="layout" svg:x1="7.236cm" svg:y1="22.075cm" svg:x2="7.286cm" svg:y2="21.975cm">
            <text:p/>
          </draw:line>
          <draw:line draw:style-name="gr402" draw:text-style-name="P30" draw:layer="layout" svg:x1="7.286cm" svg:y1="22.075cm" svg:x2="7.336cm" svg:y2="21.975cm">
            <text:p/>
          </draw:line>
        </draw:g>
        <draw:g>
          <draw:line draw:style-name="gr403" draw:text-style-name="P30" draw:layer="layout" svg:x1="7.37cm" svg:y1="22.025cm" svg:x2="7.57cm" svg:y2="22.025cm">
            <text:p/>
          </draw:line>
          <draw:line draw:style-name="gr404" draw:text-style-name="P30" draw:layer="layout" svg:x1="7.42cm" svg:y1="22.075cm" svg:x2="7.47cm" svg:y2="21.975cm">
            <text:p/>
          </draw:line>
          <draw:line draw:style-name="gr405" draw:text-style-name="P30" draw:layer="layout" svg:x1="7.47cm" svg:y1="22.075cm" svg:x2="7.52cm" svg:y2="21.975cm">
            <text:p/>
          </draw:line>
        </draw:g>
        <draw:g>
          <draw:line draw:style-name="gr406" draw:text-style-name="P30" draw:layer="layout" svg:x1="7.548cm" svg:y1="22.025cm" svg:x2="7.748cm" svg:y2="22.025cm">
            <text:p/>
          </draw:line>
          <draw:line draw:style-name="gr407" draw:text-style-name="P30" draw:layer="layout" svg:x1="7.598cm" svg:y1="22.075cm" svg:x2="7.648cm" svg:y2="21.975cm">
            <text:p/>
          </draw:line>
          <draw:line draw:style-name="gr408" draw:text-style-name="P30" draw:layer="layout" svg:x1="7.648cm" svg:y1="22.075cm" svg:x2="7.698cm" svg:y2="21.975cm">
            <text:p/>
          </draw:line>
        </draw:g>
        <draw:line draw:style-name="gr83" draw:text-style-name="P23" xml:id="id55" draw:id="id55" draw:layer="layout" svg:x1="6.694cm" svg:y1="21.889cm" svg:x2="6.014cm" svg:y2="21.889cm">
          <text:p/>
        </draw:line>
        <draw:custom-shape draw:style-name="gr84" draw:text-style-name="P23" draw:layer="layout" svg:width="0.5cm" svg:height="0.5cm" svg:x="6.69cm" svg:y="2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3" draw:layer="layout" svg:x1="6.307cm" svg:y1="22.911cm" svg:x2="6.307cm" svg:y2="23.411cm">
          <text:p/>
        </draw:line>
        <draw:line draw:style-name="gr20" draw:text-style-name="P23" draw:layer="layout" svg:x1="7.581cm" svg:y1="22.911cm" svg:x2="7.581cm" svg:y2="23.411cm">
          <text:p/>
        </draw:line>
        <draw:custom-shape draw:style-name="gr10" draw:text-style-name="P23" xml:id="id52" draw:id="id52" draw:layer="layout" svg:width="1cm" svg:height="1cm" svg:x="7.209cm" svg:y="24.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7.235cm" svg:y="25.003cm">
          <draw:text-box>
            <text:p text:style-name="P24"><text:span text:style-name="T12">2-TE</text:span></text:p>
          </draw:text-box>
        </draw:frame>
        <draw:frame draw:style-name="gr11" draw:text-style-name="P25" draw:layer="layout" svg:width="1cm" svg:height="0.366cm" svg:x="7.2cm" svg:y="25.439cm">
          <draw:text-box>
            <text:p text:style-name="P24"><text:span text:style-name="T12">0105</text:span></text:p>
          </draw:text-box>
        </draw:frame>
        <draw:custom-shape draw:style-name="gr10" draw:text-style-name="P23" xml:id="id53" draw:id="id53" draw:layer="layout" svg:width="1cm" svg:height="1cm" svg:x="5.62cm" svg:y="2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5.646cm" svg:y="25.004cm">
          <draw:text-box>
            <text:p text:style-name="P24"><text:span text:style-name="T12">2-TT</text:span></text:p>
          </draw:text-box>
        </draw:frame>
        <draw:frame draw:style-name="gr11" draw:text-style-name="P25" draw:layer="layout" svg:width="1cm" svg:height="0.366cm" svg:x="5.637cm" svg:y="25.44cm">
          <draw:text-box>
            <text:p text:style-name="P24"><text:span text:style-name="T12">0105</text:span></text:p>
          </draw:text-box>
        </draw:frame>
        <draw:custom-shape draw:style-name="gr10" draw:text-style-name="P23" draw:layer="layout" svg:width="1cm" svg:height="1cm" svg:x="3.648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3.674cm" svg:y="25.005cm">
          <draw:text-box>
            <text:p text:style-name="P24"><text:span text:style-name="T12">2-TIC</text:span></text:p>
          </draw:text-box>
        </draw:frame>
        <draw:frame draw:style-name="gr11" draw:text-style-name="P25" draw:layer="layout" svg:width="1cm" svg:height="0.366cm" svg:x="3.639cm" svg:y="25.441cm">
          <draw:text-box>
            <text:p text:style-name="P24"><text:span text:style-name="T12">0105</text:span></text:p>
          </draw:text-box>
        </draw:frame>
        <draw:line draw:style-name="gr12" draw:text-style-name="P23" draw:layer="layout" svg:x1="3.648cm" svg:y1="25.365cm" svg:x2="4.648cm" svg:y2="25.365cm">
          <text:p/>
        </draw:line>
        <draw:custom-shape draw:style-name="gr333" draw:text-style-name="P23" xml:id="id54" draw:id="id54" draw:layer="layout" svg:width="1cm" svg:height="1cm" svg:x="3.638cm" svg:y="24.859cm">
          <text:p/>
          <draw:enhanced-geometry svg:viewBox="0 0 21600 21600" draw:type="rectangle" draw:enhanced-path="M 0 0 L 21600 0 21600 21600 0 21600 0 0 Z N"/>
        </draw:custom-shape>
        <draw:line draw:style-name="gr85" draw:text-style-name="P23" draw:layer="layout" svg:x1="8.207cm" svg:y1="25.367cm" svg:x2="9.88cm" svg:y2="25.367cm">
          <text:p/>
        </draw:line>
        <draw:line draw:style-name="gr20" draw:text-style-name="P23" draw:layer="layout" svg:x1="8.275cm" svg:y1="25.091cm" svg:x2="8.275cm" svg:y2="25.591cm">
          <text:p/>
        </draw:line>
        <draw:frame draw:style-name="gr334" draw:text-style-name="P28" draw:layer="layout" svg:width="0.66cm" svg:height="1.273cm" svg:x="4.79cm" svg:y="24.584cm">
          <draw:text-box>
            <text:p text:style-name="P27"><text:span text:style-name="T12">HH</text:span></text:p>
            <text:p text:style-name="P27"><text:span text:style-name="T12">H</text:span></text:p>
            <text:p text:style-name="P27"><text:span text:style-name="T12"/></text:p>
            <text:p text:style-name="P27"><text:span text:style-name="T12">PID</text:span></text:p>
          </draw:text-box>
        </draw:frame>
        <draw:connector draw:style-name="gr335" draw:text-style-name="P10" draw:layer="layout" svg:x1="7.209cm" svg:y1="25.359cm" svg:x2="6.62cm" svg:y2="25.36cm" draw:start-shape="id52" draw:start-glue-point="6" draw:end-shape="id53" draw:end-glue-point="10" svg:d="M7209 25359h-294v1h-295" svg:viewBox="0 0 590 2">
          <text:p/>
        </draw:connector>
        <draw:connector draw:style-name="gr335" draw:text-style-name="P10" draw:layer="layout" svg:x1="5.62cm" svg:y1="25.36cm" svg:x2="4.638cm" svg:y2="25.359cm" draw:start-shape="id53" draw:start-glue-point="6" draw:end-shape="id54" draw:end-glue-point="1" svg:d="M5620 25360h-491v-1h-491" svg:viewBox="0 0 983 2">
          <text:p/>
        </draw:connector>
        <draw:connector draw:style-name="gr336" draw:text-style-name="P10" draw:layer="layout" svg:x1="3.638cm" svg:y1="25.359cm" svg:x2="6.014cm" svg:y2="21.889cm" draw:start-shape="id54" draw:start-glue-point="3" draw:end-shape="id55" draw:end-glue-point="3" svg:d="M3638 25359h-525v-3470h2901" svg:viewBox="0 0 2902 3471">
          <text:p/>
        </draw:connector>
        <draw:line draw:style-name="gr85" draw:text-style-name="P23" xml:id="id57" draw:id="id57" draw:layer="layout" svg:x1="5.707cm" svg:y1="23.161cm" svg:x2="6.307cm" svg:y2="23.161cm">
          <text:p/>
        </draw:line>
        <draw:line draw:style-name="gr85" draw:text-style-name="P23" xml:id="id58" draw:id="id58" draw:layer="layout" svg:x1="7.592cm" svg:y1="23.161cm" svg:x2="8.207cm" svg:y2="23.161cm">
          <text:p/>
        </draw:line>
        <draw:connector draw:style-name="gr86" draw:text-style-name="P10" draw:layer="layout" draw:line-skew="-0.101cm" svg:x1="5.307cm" svg:y1="20.613cm" svg:x2="5.707cm" svg:y2="23.161cm" draw:start-shape="id56" draw:start-glue-point="1" draw:end-shape="id57" draw:end-glue-point="3" svg:d="M5307 20613h400v1518 1030" svg:viewBox="0 0 401 2549">
          <text:p/>
        </draw:connector>
        <draw:line draw:style-name="gr85" draw:text-style-name="P23" xml:id="id59" draw:id="id59" draw:layer="layout" svg:x1="8.957cm" svg:y1="24.974cm" svg:x2="9.246cm" svg:y2="24.974cm">
          <text:p/>
        </draw:line>
        <draw:connector draw:style-name="gr86" draw:text-style-name="P10" draw:layer="layout" draw:line-skew="-0.909cm" svg:x1="8.207cm" svg:y1="23.161cm" svg:x2="8.957cm" svg:y2="24.974cm" draw:start-shape="id58" draw:start-glue-point="1" draw:end-shape="id59" draw:end-glue-point="3" svg:d="M8207 23161v-2h750v1815" svg:viewBox="0 0 751 1816">
          <text:p/>
        </draw:connector>
        <draw:line draw:style-name="gr85" draw:text-style-name="P23" draw:layer="layout" svg:x1="8.958cm" svg:y1="25.774cm" svg:x2="9.247cm" svg:y2="25.774cm">
          <text:p/>
        </draw:line>
        <draw:frame draw:style-name="gr11" draw:text-style-name="P25" draw:layer="layout" svg:width="2.75cm" svg:height="0.366cm" svg:x="5.577cm" svg:y="23.551cm">
          <draw:text-box>
            <text:p text:style-name="P24"><text:span text:style-name="T12">2-TV-0105</text:span></text:p>
          </draw:text-box>
        </draw:frame>
        <draw:frame draw:style-name="gr11" draw:text-style-name="P25" draw:layer="layout" svg:width="2.75cm" svg:height="0.366cm" svg:x="2.828cm" svg:y="21.526cm">
          <draw:text-box>
            <text:p text:style-name="P24"><text:span text:style-name="T12">2-TV-0105-XA42</text:span></text:p>
          </draw:text-box>
        </draw:frame>
      </draw:page>
      <draw:page draw:name="НУМЕРАЦИЯ ШКАФОВ И ПРОЧЕГО ЭЛЕКТРООБОРУДОВАНИЯ"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ШКАФОВ И ПРОЧЕГО ЭЛЕКТРООБОРУДОВАНИЯ</text:a></text:span></text:p>
          </draw:text-box>
        </draw:frame>
        <draw:frame draw:style-name="gr409" draw:text-style-name="P38" draw:layer="layout" svg:width="19cm" svg:height="0.893cm" svg:x="1cm" svg:y="2.196cm">
          <draw:text-box>
            <text:p text:style-name="P34"><text:span text:style-name="T16">(A-)BBBBB-CC</text:span></text:p>
          </draw:text-box>
        </draw:frame>
        <draw:frame draw:style-name="gr410" draw:text-style-name="P42" draw:layer="layout" svg:width="19cm" svg:height="0.796cm" svg:x="1cm" svg:y="6.283cm">
          <draw:text-box>
            <text:p text:style-name="P37"><text:span text:style-name="T26">Код шкафа или электрооборудования</text:span></text:p>
          </draw:text-box>
        </draw:frame>
        <draw:frame draw:style-name="standard" draw:layer="layout" svg:width="18.541cm" svg:height="19.869cm" svg:x="1.23cm" svg:y="7.203cm">
          <table:table table:template-name="default" table:use-first-row-styles="true" table:use-banding-rows-styles="true">
            <table:table-column table:style-name="co12"/>
            <table:table-column table:style-name="co13"/>
            <table:table-row table:style-name="ro7">
              <table:table-cell table:style-name="ce10">
                <text:p text:style-name="P13"><text:span text:style-name="T22">BT</text:span></text:p>
              </table:table-cell>
              <table:table-cell table:style-name="ce3">
                <text:p text:style-name="P14"><text:span text:style-name="T8">Аккумулятор, Аккумуляторная батарея</text:span></text:p>
              </table:table-cell>
            </table:table-row>
            <table:table-row table:style-name="ro7">
              <table:table-cell table:style-name="ce10">
                <text:p text:style-name="P39"><text:span text:style-name="T22">CH</text:span></text:p>
              </table:table-cell>
              <table:table-cell table:style-name="ce3">
                <text:p text:style-name="P14"><text:span text:style-name="T8">Зарядное устройство</text:span></text:p>
              </table:table-cell>
            </table:table-row>
            <table:table-row table:style-name="ro7">
              <table:table-cell table:style-name="ce10">
                <text:p text:style-name="P39"><text:span text:style-name="T22">CP</text:span></text:p>
              </table:table-cell>
              <table:table-cell table:style-name="ce18">
                <text:p text:style-name="P54"><text:span text:style-name="T21">Панель управления</text:span></text:p>
              </table:table-cell>
            </table:table-row>
            <table:table-row table:style-name="ro7">
              <table:table-cell table:style-name="ce10">
                <text:p text:style-name="P39"><text:span text:style-name="T22">DB</text:span></text:p>
              </table:table-cell>
              <table:table-cell table:style-name="ce18">
                <text:p text:style-name="P54"><text:span text:style-name="T21">Распределительный щит</text:span></text:p>
              </table:table-cell>
            </table:table-row>
            <table:table-row table:style-name="ro7">
              <table:table-cell table:style-name="ce10">
                <text:p text:style-name="P39"><text:span text:style-name="T22">DEG</text:span></text:p>
              </table:table-cell>
              <table:table-cell table:style-name="ce18">
                <text:p text:style-name="P54"><text:span text:style-name="T21">Установка дизель-генератора</text:span></text:p>
              </table:table-cell>
            </table:table-row>
            <table:table-row table:style-name="ro7">
              <table:table-cell table:style-name="ce10">
                <text:p text:style-name="P39"><text:span text:style-name="T22">DP</text:span></text:p>
              </table:table-cell>
              <table:table-cell table:style-name="ce18">
                <text:p text:style-name="P54"><text:span text:style-name="T21">Распределительная панель</text:span></text:p>
              </table:table-cell>
            </table:table-row>
            <table:table-row table:style-name="ro7">
              <table:table-cell table:style-name="ce10">
                <text:p text:style-name="P39"><text:span text:style-name="T22">EDB</text:span></text:p>
              </table:table-cell>
              <table:table-cell table:style-name="ce18">
                <text:p text:style-name="P54"><text:span text:style-name="T21">Аварийный распределительный щит</text:span></text:p>
              </table:table-cell>
            </table:table-row>
            <table:table-row table:style-name="ro7">
              <table:table-cell table:style-name="ce10">
                <text:p text:style-name="P39"><text:span text:style-name="T22">EJB</text:span></text:p>
              </table:table-cell>
              <table:table-cell table:style-name="ce18">
                <text:p text:style-name="P54"><text:span text:style-name="T21">Аварийная распределительная коробка</text:span></text:p>
              </table:table-cell>
            </table:table-row>
            <table:table-row table:style-name="ro7">
              <table:table-cell table:style-name="ce10">
                <text:p text:style-name="P39"><text:span text:style-name="T22">ELB</text:span></text:p>
              </table:table-cell>
              <table:table-cell table:style-name="ce18">
                <text:p text:style-name="P54"><text:span text:style-name="T21">Панель аварийного освещения</text:span></text:p>
              </table:table-cell>
            </table:table-row>
            <table:table-row table:style-name="ro16">
              <table:table-cell table:style-name="ce10">
                <text:p text:style-name="P39"><text:span text:style-name="T22">FACP</text:span></text:p>
              </table:table-cell>
              <table:table-cell table:style-name="ce18">
                <text:p text:style-name="P54"><text:span text:style-name="T21">Панель управления пожарной тревогой</text:span></text:p>
              </table:table-cell>
            </table:table-row>
            <table:table-row table:style-name="ro7">
              <table:table-cell table:style-name="ce10">
                <text:p text:style-name="P39"><text:span text:style-name="T22">FARP</text:span></text:p>
              </table:table-cell>
              <table:table-cell table:style-name="ce18">
                <text:p text:style-name="P54"><text:span text:style-name="T21">Панель повтора пожарной тревоги</text:span></text:p>
              </table:table-cell>
            </table:table-row>
            <table:table-row table:style-name="ro7">
              <table:table-cell table:style-name="ce10">
                <text:p text:style-name="P39"><text:span text:style-name="T22">FL</text:span></text:p>
              </table:table-cell>
              <table:table-cell table:style-name="ce18">
                <text:p text:style-name="P54"><text:span text:style-name="T21">Столб прожекторного освещения</text:span></text:p>
              </table:table-cell>
            </table:table-row>
            <table:table-row table:style-name="ro7">
              <table:table-cell table:style-name="ce10">
                <text:p text:style-name="P39"><text:span text:style-name="T22">HP</text:span></text:p>
              </table:table-cell>
              <table:table-cell table:style-name="ce18">
                <text:p text:style-name="P54"><text:span text:style-name="T21">Панель электрообогрева</text:span></text:p>
              </table:table-cell>
            </table:table-row>
            <table:table-row table:style-name="ro7">
              <table:table-cell table:style-name="ce10">
                <text:p text:style-name="P39"><text:span text:style-name="T22">JB</text:span></text:p>
              </table:table-cell>
              <table:table-cell table:style-name="ce18">
                <text:p text:style-name="P54"><text:span text:style-name="T21">Распределительная, коммутационная коробка / Junction Box</text:span></text:p>
              </table:table-cell>
            </table:table-row>
            <table:table-row table:style-name="ro7">
              <table:table-cell table:style-name="ce10">
                <text:p text:style-name="P39"><text:span text:style-name="T22">LCP</text:span></text:p>
              </table:table-cell>
              <table:table-cell table:style-name="ce18">
                <text:p text:style-name="P54"><text:span text:style-name="T21">Панель местного управления</text:span></text:p>
              </table:table-cell>
            </table:table-row>
            <table:table-row table:style-name="ro7">
              <table:table-cell table:style-name="ce10">
                <text:p text:style-name="P39"><text:span text:style-name="T22">LCS</text:span></text:p>
              </table:table-cell>
              <table:table-cell table:style-name="ce18">
                <text:p text:style-name="P54"><text:span text:style-name="T21">Панель местного кнопочного управления, Местный кнопочный пульт</text:span></text:p>
              </table:table-cell>
            </table:table-row>
            <table:table-row table:style-name="ro7">
              <table:table-cell table:style-name="ce10">
                <text:p text:style-name="P39"><text:span text:style-name="T22">LDB</text:span></text:p>
              </table:table-cell>
              <table:table-cell table:style-name="ce18">
                <text:p text:style-name="P54"><text:span text:style-name="T21">Распределительный щит освещения</text:span></text:p>
              </table:table-cell>
            </table:table-row>
            <table:table-row table:style-name="ro7">
              <table:table-cell table:style-name="ce10">
                <text:p text:style-name="P39"><text:span text:style-name="T22">LP</text:span></text:p>
              </table:table-cell>
              <table:table-cell table:style-name="ce18">
                <text:p text:style-name="P54"><text:span text:style-name="T21">Панель освещения</text:span></text:p>
              </table:table-cell>
            </table:table-row>
            <table:table-row table:style-name="ro7">
              <table:table-cell table:style-name="ce10">
                <text:p text:style-name="P39"><text:span text:style-name="T22">MB </text:span></text:p>
              </table:table-cell>
              <table:table-cell table:style-name="ce18">
                <text:p text:style-name="P54"><text:span text:style-name="T21">Распределительный, коммутационный шкаф / Marshaling Box, Cabinet</text:span></text:p>
              </table:table-cell>
            </table:table-row>
            <table:table-row table:style-name="ro7">
              <table:table-cell table:style-name="ce10">
                <text:p text:style-name="P39"><text:span text:style-name="T22">MCC</text:span></text:p>
              </table:table-cell>
              <table:table-cell table:style-name="ce18">
                <text:p text:style-name="P54"><text:span text:style-name="T21">Щит управления двигателем</text:span></text:p>
              </table:table-cell>
            </table:table-row>
            <table:table-row table:style-name="ro7">
              <table:table-cell table:style-name="ce10">
                <text:p text:style-name="P39"><text:span text:style-name="T22">MLDB</text:span></text:p>
              </table:table-cell>
              <table:table-cell table:style-name="ce18">
                <text:p text:style-name="P54"><text:span text:style-name="T21">Главный распределительный щит освещения</text:span></text:p>
              </table:table-cell>
            </table:table-row>
            <table:table-row table:style-name="ro7">
              <table:table-cell table:style-name="ce10">
                <text:p text:style-name="P39"><text:span text:style-name="T22">PCC</text:span></text:p>
              </table:table-cell>
              <table:table-cell table:style-name="ce18">
                <text:p text:style-name="P54"><text:span text:style-name="T21">Центр управления питанием</text:span></text:p>
              </table:table-cell>
            </table:table-row>
            <table:table-row table:style-name="ro7">
              <table:table-cell table:style-name="ce10">
                <text:p text:style-name="P39"><text:span text:style-name="T22">SB</text:span></text:p>
              </table:table-cell>
              <table:table-cell table:style-name="ce18">
                <text:p text:style-name="P54"><text:span text:style-name="T21">Системный шкаф / System Box, Cabinet</text:span></text:p>
              </table:table-cell>
            </table:table-row>
            <table:table-row table:style-name="ro7">
              <table:table-cell table:style-name="ce10">
                <text:p text:style-name="P39"><text:span text:style-name="T22">SL</text:span></text:p>
              </table:table-cell>
              <table:table-cell table:style-name="ce18">
                <text:p text:style-name="P54"><text:span text:style-name="T21">Столб уличного освещения</text:span></text:p>
              </table:table-cell>
            </table:table-row>
            <table:table-row table:style-name="ro7">
              <table:table-cell table:style-name="ce10">
                <text:p text:style-name="P39"><text:span text:style-name="T22">SN</text:span></text:p>
              </table:table-cell>
              <table:table-cell table:style-name="ce18">
                <text:p text:style-name="P54"><text:span text:style-name="T21">Сирена пожарной тревоги</text:span></text:p>
              </table:table-cell>
            </table:table-row>
            <table:table-row table:style-name="ro7">
              <table:table-cell table:style-name="ce10">
                <text:p text:style-name="P39"><text:span text:style-name="T22">SP</text:span></text:p>
              </table:table-cell>
              <table:table-cell table:style-name="ce18">
                <text:p text:style-name="P54"><text:span text:style-name="T21">Громкоговоритель</text:span></text:p>
              </table:table-cell>
            </table:table-row>
            <table:table-row table:style-name="ro7">
              <table:table-cell table:style-name="ce10">
                <text:p text:style-name="P39"><text:span text:style-name="T22">SWGR</text:span></text:p>
              </table:table-cell>
              <table:table-cell table:style-name="ce18">
                <text:p text:style-name="P54"><text:span text:style-name="T21">Распределительное устройство</text:span></text:p>
              </table:table-cell>
            </table:table-row>
          </table:table>
          <draw:image xlink:href="Pictures/TablePreview17.svm" xlink:type="simple" xlink:show="embed" xlink:actuate="onLoad"/>
        </draw:frame>
        <draw:frame draw:style-name="standard" draw:layer="layout" svg:width="18.541cm" svg:height="2.204cm" svg:x="1.228cm" svg:y="3.671cm">
          <table:table table:template-name="default" table:use-first-row-styles="true" table:use-banding-rows-styles="true">
            <table:table-column table:style-name="co12"/>
            <table:table-column table:style-name="co13"/>
            <table:table-row table:style-name="ro2">
              <table:table-cell table:style-name="ce2">
                <text:p text:style-name="P13"><text:span text:style-name="T8">A</text:span></text:p>
              </table:table-cell>
              <table:table-cell table:style-name="ce3">
                <text:p text:style-name="P14"><text:span text:style-name="T8">цифровой код цеха, блока </text:span><text:span text:style-name="T19">(опционально)</text:span></text:p>
              </table:table-cell>
            </table:table-row>
            <table:table-row table:style-name="ro2">
              <table:table-cell table:style-name="ce2">
                <text:p text:style-name="P15"><text:span text:style-name="T8">BBBBB</text:span></text:p>
              </table:table-cell>
              <table:table-cell table:style-name="ce4">
                <text:p text:style-name="P9"><text:span text:style-name="T5">буквенный код шкафа или электрооборудования </text:span><text:span text:style-name="T20">(см. таблицу ниже)</text:span></text:p>
              </table:table-cell>
            </table:table-row>
            <table:table-row table:style-name="ro2">
              <table:table-cell table:style-name="ce2">
                <text:p text:style-name="P15"><text:span text:style-name="T8">CC</text:span></text:p>
              </table:table-cell>
              <table:table-cell table:style-name="ce3">
                <text:p text:style-name="P14"><text:span text:style-name="T8">цифровой порядковый номер шкафа или электрооборудования</text:span></text:p>
              </table:table-cell>
            </table:table-row>
          </table:table>
          <draw:image xlink:href="Pictures/TablePreview18.svm" xlink:type="simple" xlink:show="embed" xlink:actuate="onLoad"/>
        </draw:frame>
      </draw:page>
      <draw:page draw:name="НУМЕРАЦИЯ ШКАФОВ И ПРОЧЕГО ЭЛЕКТРООБОРУДОВАНИЯ (2)"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НУМЕРАЦИЯ ШКАФОВ И ПРОЧЕГО ЭЛЕКТРООБОРУДОВАНИЯ</text:a></text:span></text:p>
          </draw:text-box>
        </draw:frame>
        <draw:frame draw:style-name="standard" draw:layer="layout" svg:width="18.541cm" svg:height="10.928cm" svg:x="1.23cm" svg:y="2.603cm">
          <table:table table:template-name="default" table:use-first-row-styles="true" table:use-banding-rows-styles="true">
            <table:table-column table:style-name="co12"/>
            <table:table-column table:style-name="co13"/>
            <table:table-row table:style-name="ro14">
              <table:table-cell table:style-name="ce10">
                <text:p text:style-name="P13"><text:span text:style-name="T22">TAI</text:span></text:p>
              </table:table-cell>
              <table:table-cell table:style-name="ce18">
                <text:p text:style-name="P54"><text:span text:style-name="T21">Распределительная системная панель сигналов аналогового ввода </text:span></text:p>
                <text:p text:style-name="P54"><text:span text:style-name="T21">(MB.TS -&gt; MB.TAI)</text:span></text:p>
              </table:table-cell>
            </table:table-row>
            <table:table-row table:style-name="ro14">
              <table:table-cell table:style-name="ce10">
                <text:p text:style-name="P39"><text:span text:style-name="T22">TAO</text:span></text:p>
              </table:table-cell>
              <table:table-cell table:style-name="ce18">
                <text:p text:style-name="P54"><text:span text:style-name="T21">Распределительная системная панель сигналов аналогового вывода </text:span></text:p>
                <text:p text:style-name="P54"><text:span text:style-name="T21">(MB.TS &lt;- MB.TAO)</text:span></text:p>
              </table:table-cell>
            </table:table-row>
            <table:table-row table:style-name="ro14">
              <table:table-cell table:style-name="ce10">
                <text:p text:style-name="P39"><text:span text:style-name="T22">TB</text:span></text:p>
              </table:table-cell>
              <table:table-cell table:style-name="ce18">
                <text:p text:style-name="P54"><text:span text:style-name="T41">Распределительная, коммутационная панель сигналов </text:span><text:span text:style-name="T21">/ Terminal Board, Panel</text:span></text:p>
                <text:p text:style-name="P54"><text:span text:style-name="T21">(Field.JB &lt;-&gt; MB.TB)</text:span></text:p>
              </table:table-cell>
            </table:table-row>
            <table:table-row table:style-name="ro14">
              <table:table-cell table:style-name="ce10">
                <text:p text:style-name="P39"><text:span text:style-name="T22">TDI</text:span></text:p>
              </table:table-cell>
              <table:table-cell table:style-name="ce18">
                <text:p text:style-name="P54"><text:span text:style-name="T21">Распределительная системная панель сигналов дискретного ввода </text:span></text:p>
                <text:p text:style-name="P54"><text:span text:style-name="T21">(MB.TS -&gt; MB.TDI)</text:span></text:p>
              </table:table-cell>
            </table:table-row>
            <table:table-row table:style-name="ro14">
              <table:table-cell table:style-name="ce10">
                <text:p text:style-name="P39"><text:span text:style-name="T22">TDO</text:span></text:p>
              </table:table-cell>
              <table:table-cell table:style-name="ce18">
                <text:p text:style-name="P54"><text:span text:style-name="T21">Распределительная системная панель сигналов дискретного вывода </text:span></text:p>
                <text:p text:style-name="P54"><text:span text:style-name="T21">(MB.TS &lt;- MB.TDO)</text:span></text:p>
              </table:table-cell>
            </table:table-row>
            <table:table-row table:style-name="ro14">
              <table:table-cell table:style-name="ce10">
                <text:p text:style-name="P39"><text:span text:style-name="T22">TEL</text:span></text:p>
              </table:table-cell>
              <table:table-cell table:style-name="ce18">
                <text:p text:style-name="P54"><text:span text:style-name="T21">Телефон</text:span></text:p>
              </table:table-cell>
            </table:table-row>
            <table:table-row table:style-name="ro14">
              <table:table-cell table:style-name="ce10">
                <text:p text:style-name="P39"><text:span text:style-name="T22">TR</text:span></text:p>
              </table:table-cell>
              <table:table-cell table:style-name="ce3">
                <text:p text:style-name="P14"><text:span text:style-name="T8">Трансформатор</text:span></text:p>
              </table:table-cell>
            </table:table-row>
            <table:table-row table:style-name="ro14">
              <table:table-cell table:style-name="ce10">
                <text:p text:style-name="P39"><text:span text:style-name="T22">TS</text:span></text:p>
              </table:table-cell>
              <table:table-cell table:style-name="ce18">
                <text:p text:style-name="P54"><text:span text:style-name="T21">Панель преобразования сигналов </text:span></text:p>
                <text:p text:style-name="P54"><text:span text:style-name="T41">(MB.TB &lt;-&gt; </text:span><text:span text:style-name="T21">MB.TS — преобразователи/искрозащита/т.п.)</text:span></text:p>
              </table:table-cell>
            </table:table-row>
            <table:table-row table:style-name="ro14">
              <table:table-cell table:style-name="ce10">
                <text:p text:style-name="P39"><text:span text:style-name="T22">UPS</text:span></text:p>
              </table:table-cell>
              <table:table-cell table:style-name="ce3">
                <text:p text:style-name="P14"><text:span text:style-name="T8">Устройство бесперебойного электропитания</text:span></text:p>
              </table:table-cell>
            </table:table-row>
            <table:table-row table:style-name="ro7">
              <table:table-cell table:style-name="ce10">
                <text:p text:style-name="P39"><text:span text:style-name="T22">VFD</text:span></text:p>
              </table:table-cell>
              <table:table-cell table:style-name="ce18">
                <text:p text:style-name="P54"><text:span text:style-name="T21">Преобразователь частоты</text:span></text:p>
              </table:table-cell>
            </table:table-row>
            <table:table-row table:style-name="ro7">
              <table:table-cell table:style-name="ce10">
                <text:p text:style-name="P39"><text:span text:style-name="T22">WS</text:span></text:p>
              </table:table-cell>
              <table:table-cell table:style-name="ce18">
                <text:p text:style-name="P54"><text:span text:style-name="T21">Сварочная розетка</text:span></text:p>
              </table:table-cell>
            </table:table-row>
          </table:table>
          <draw:image xlink:href="Pictures/TablePreview19.svm" xlink:type="simple" xlink:show="embed" xlink:actuate="onLoad"/>
        </draw:frame>
        <draw:frame draw:style-name="gr411" draw:text-style-name="P38" draw:layer="layout" svg:width="19cm" svg:height="1.929cm" svg:x="1cm" svg:y="14.156cm">
          <draw:text-box>
            <text:p text:style-name="P34"><text:span text:style-name="T17">Пример</text:span></text:p>
            <text:p text:style-name="P34"><text:span text:style-name="T3"/></text:p>
            <text:p text:style-name="P34"><text:span text:style-name="T27">1-ELP-01 <text:s text:c="2"/></text:span><text:span text:style-name="T28">Панель аварийного освещения номер «01» для цеха номер «1»</text:span></text:p>
          </draw:text-box>
        </draw:frame>
      </draw:page>
      <draw:page draw:name="УСЛОВНО-ГРАФИЧЕСКИЕ ОБОЗНАЧЕНИЯ"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frame draw:style-name="gr412" draw:text-style-name="P18" draw:layer="layout" svg:width="15.75cm" svg:height="0.796cm" svg:x="4.25cm" svg:y="3.451cm">
          <draw:text-box>
            <text:p text:style-name="P16"><text:span text:style-name="T9">Технологическая линия</text:span></text:p>
          </draw:text-box>
        </draw:frame>
        <draw:line draw:style-name="gr413" draw:text-style-name="P23" draw:layer="layout" svg:x1="1.5cm" svg:y1="3.15cm" svg:x2="19.5cm" svg:y2="3.15cm">
          <text:p/>
        </draw:line>
        <draw:frame draw:style-name="gr412" draw:text-style-name="P18" draw:layer="layout" svg:width="19cm" svg:height="0.796cm" svg:x="1cm" svg:y="2.051cm">
          <draw:text-box>
            <text:p text:style-name="P16"><text:span text:style-name="T9">Сигнальные линии приборов</text:span></text:p>
          </draw:text-box>
        </draw:frame>
        <draw:line draw:style-name="gr414" draw:text-style-name="P23" draw:layer="layout" svg:x1="4.202cm" svg:y1="3.88cm" svg:x2="1.596cm" svg:y2="3.88cm">
          <text:p/>
        </draw:line>
        <draw:frame draw:style-name="gr412" draw:text-style-name="P18" draw:layer="layout" svg:width="15.75cm" svg:height="0.796cm" svg:x="4.25cm" svg:y="5.251cm">
          <draw:text-box>
            <text:p text:style-name="P16"><text:span text:style-name="T9">Пневматическая линия</text:span></text:p>
          </draw:text-box>
        </draw:frame>
        <draw:line draw:style-name="gr413" draw:text-style-name="P23" draw:layer="layout" svg:x1="1.5cm" svg:y1="4.95cm" svg:x2="19.5cm" svg:y2="4.95cm">
          <text:p/>
        </draw:line>
        <draw:line draw:style-name="gr415" draw:text-style-name="P30" draw:layer="layout" svg:x1="2.184cm" svg:y1="5.702cm" svg:x2="2.384cm" svg:y2="5.702cm">
          <text:p/>
        </draw:line>
        <draw:line draw:style-name="gr416" draw:text-style-name="P30" draw:layer="layout" svg:x1="2.384cm" svg:y1="5.702cm" svg:x2="2.584cm" svg:y2="5.702cm">
          <text:p/>
        </draw:line>
        <draw:line draw:style-name="gr417" draw:text-style-name="P30" draw:layer="layout" svg:x1="1.584cm" svg:y1="5.702cm" svg:x2="1.784cm" svg:y2="5.702cm">
          <text:p/>
        </draw:line>
        <draw:g>
          <draw:line draw:style-name="gr418" draw:text-style-name="P30" draw:layer="layout" svg:x1="1.984cm" svg:y1="5.702cm" svg:x2="2.184cm" svg:y2="5.702cm">
            <text:p/>
          </draw:line>
          <draw:line draw:style-name="gr419" draw:text-style-name="P30" draw:layer="layout" svg:x1="2.034cm" svg:y1="5.752cm" svg:x2="2.084cm" svg:y2="5.652cm">
            <text:p/>
          </draw:line>
          <draw:line draw:style-name="gr420" draw:text-style-name="P30" draw:layer="layout" svg:x1="2.084cm" svg:y1="5.752cm" svg:x2="2.134cm" svg:y2="5.652cm">
            <text:p/>
          </draw:line>
        </draw:g>
        <draw:line draw:style-name="gr421" draw:text-style-name="P30" draw:layer="layout" svg:x1="1.784cm" svg:y1="5.702cm" svg:x2="1.984cm" svg:y2="5.702cm">
          <text:p/>
        </draw:line>
        <draw:line draw:style-name="gr422" draw:text-style-name="P30" draw:layer="layout" svg:x1="2.784cm" svg:y1="5.702cm" svg:x2="2.984cm" svg:y2="5.702cm">
          <text:p/>
        </draw:line>
        <draw:line draw:style-name="gr423" draw:text-style-name="P30" draw:layer="layout" svg:x1="2.984cm" svg:y1="5.702cm" svg:x2="3.184cm" svg:y2="5.702cm">
          <text:p/>
        </draw:line>
        <draw:g>
          <draw:line draw:style-name="gr424" draw:text-style-name="P30" draw:layer="layout" svg:x1="2.584cm" svg:y1="5.702cm" svg:x2="2.784cm" svg:y2="5.702cm">
            <text:p/>
          </draw:line>
          <draw:line draw:style-name="gr425" draw:text-style-name="P30" draw:layer="layout" svg:x1="2.634cm" svg:y1="5.752cm" svg:x2="2.684cm" svg:y2="5.652cm">
            <text:p/>
          </draw:line>
          <draw:line draw:style-name="gr426" draw:text-style-name="P30" draw:layer="layout" svg:x1="2.684cm" svg:y1="5.752cm" svg:x2="2.734cm" svg:y2="5.652cm">
            <text:p/>
          </draw:line>
        </draw:g>
        <draw:line draw:style-name="gr427" draw:text-style-name="P30" draw:layer="layout" svg:x1="3.384cm" svg:y1="5.702cm" svg:x2="3.584cm" svg:y2="5.702cm">
          <text:p/>
        </draw:line>
        <draw:line draw:style-name="gr428" draw:text-style-name="P30" draw:layer="layout" svg:x1="3.584cm" svg:y1="5.702cm" svg:x2="3.784cm" svg:y2="5.702cm">
          <text:p/>
        </draw:line>
        <draw:g>
          <draw:line draw:style-name="gr429" draw:text-style-name="P30" draw:layer="layout" svg:x1="3.184cm" svg:y1="5.702cm" svg:x2="3.384cm" svg:y2="5.702cm">
            <text:p/>
          </draw:line>
          <draw:line draw:style-name="gr430" draw:text-style-name="P30" draw:layer="layout" svg:x1="3.234cm" svg:y1="5.752cm" svg:x2="3.284cm" svg:y2="5.652cm">
            <text:p/>
          </draw:line>
          <draw:line draw:style-name="gr431" draw:text-style-name="P30" draw:layer="layout" svg:x1="3.284cm" svg:y1="5.752cm" svg:x2="3.334cm" svg:y2="5.652cm">
            <text:p/>
          </draw:line>
        </draw:g>
        <draw:line draw:style-name="gr432" draw:text-style-name="P30" draw:layer="layout" svg:x1="3.984cm" svg:y1="5.702cm" svg:x2="4.184cm" svg:y2="5.702cm">
          <text:p/>
        </draw:line>
        <draw:line draw:style-name="gr433" draw:text-style-name="P30" draw:layer="layout" svg:x1="4.184cm" svg:y1="5.702cm" svg:x2="4.384cm" svg:y2="5.702cm">
          <text:p/>
        </draw:line>
        <draw:g>
          <draw:line draw:style-name="gr434" draw:text-style-name="P30" draw:layer="layout" svg:x1="3.784cm" svg:y1="5.702cm" svg:x2="3.984cm" svg:y2="5.702cm">
            <text:p/>
          </draw:line>
          <draw:line draw:style-name="gr435" draw:text-style-name="P30" draw:layer="layout" svg:x1="3.834cm" svg:y1="5.752cm" svg:x2="3.884cm" svg:y2="5.652cm">
            <text:p/>
          </draw:line>
          <draw:line draw:style-name="gr436" draw:text-style-name="P30" draw:layer="layout" svg:x1="3.884cm" svg:y1="5.752cm" svg:x2="3.934cm" svg:y2="5.652cm">
            <text:p/>
          </draw:line>
        </draw:g>
        <draw:frame draw:style-name="gr412" draw:text-style-name="P18" draw:layer="layout" svg:width="15.75cm" svg:height="0.796cm" svg:x="4.25cm" svg:y="7.051cm">
          <draw:text-box>
            <text:p text:style-name="P16"><text:span text:style-name="T9">Капиллярная линия</text:span></text:p>
          </draw:text-box>
        </draw:frame>
        <draw:line draw:style-name="gr413" draw:text-style-name="P23" draw:layer="layout" svg:x1="1.5cm" svg:y1="6.75cm" svg:x2="19.5cm" svg:y2="6.75cm">
          <text:p/>
        </draw:line>
        <draw:line draw:style-name="gr437" draw:text-style-name="P30" draw:layer="layout" svg:x1="2.274cm" svg:y1="7.502cm" svg:x2="2.474cm" svg:y2="7.502cm">
          <text:p/>
        </draw:line>
        <draw:line draw:style-name="gr438" draw:text-style-name="P30" draw:layer="layout" svg:x1="2.474cm" svg:y1="7.502cm" svg:x2="2.674cm" svg:y2="7.502cm">
          <text:p/>
        </draw:line>
        <draw:line draw:style-name="gr439" draw:text-style-name="P30" draw:layer="layout" svg:x1="1.674cm" svg:y1="7.502cm" svg:x2="1.874cm" svg:y2="7.502cm">
          <text:p/>
        </draw:line>
        <draw:g>
          <draw:line draw:style-name="gr440" draw:text-style-name="P30" draw:layer="layout" svg:x1="2.074cm" svg:y1="7.502cm" svg:x2="2.274cm" svg:y2="7.502cm">
            <text:p/>
          </draw:line>
          <draw:line draw:style-name="gr441" draw:text-style-name="P30" draw:layer="layout" svg:x1="2.124cm" svg:y1="7.552cm" svg:x2="2.224cm" svg:y2="7.452cm">
            <text:p/>
          </draw:line>
          <draw:line draw:style-name="gr442" draw:text-style-name="P30" draw:layer="layout" svg:x1="2.224cm" svg:y1="7.552cm" svg:x2="2.124cm" svg:y2="7.452cm">
            <text:p/>
          </draw:line>
        </draw:g>
        <draw:line draw:style-name="gr443" draw:text-style-name="P30" draw:layer="layout" svg:x1="1.874cm" svg:y1="7.502cm" svg:x2="2.074cm" svg:y2="7.502cm">
          <text:p/>
        </draw:line>
        <draw:line draw:style-name="gr444" draw:text-style-name="P30" draw:layer="layout" svg:x1="2.874cm" svg:y1="7.502cm" svg:x2="3.074cm" svg:y2="7.502cm">
          <text:p/>
        </draw:line>
        <draw:line draw:style-name="gr445" draw:text-style-name="P30" draw:layer="layout" svg:x1="3.074cm" svg:y1="7.502cm" svg:x2="3.274cm" svg:y2="7.502cm">
          <text:p/>
        </draw:line>
        <draw:line draw:style-name="gr446" draw:text-style-name="P30" draw:layer="layout" svg:x1="3.474cm" svg:y1="7.502cm" svg:x2="3.674cm" svg:y2="7.502cm">
          <text:p/>
        </draw:line>
        <draw:line draw:style-name="gr447" draw:text-style-name="P30" draw:layer="layout" svg:x1="3.674cm" svg:y1="7.502cm" svg:x2="3.874cm" svg:y2="7.502cm">
          <text:p/>
        </draw:line>
        <draw:line draw:style-name="gr448" draw:text-style-name="P30" draw:layer="layout" svg:x1="4.074cm" svg:y1="7.502cm" svg:x2="4.274cm" svg:y2="7.502cm">
          <text:p/>
        </draw:line>
        <draw:line draw:style-name="gr449" draw:text-style-name="P30" draw:layer="layout" svg:x1="4.274cm" svg:y1="7.502cm" svg:x2="4.474cm" svg:y2="7.502cm">
          <text:p/>
        </draw:line>
        <draw:g>
          <draw:line draw:style-name="gr450" draw:text-style-name="P30" draw:layer="layout" svg:x1="2.674cm" svg:y1="7.502cm" svg:x2="2.874cm" svg:y2="7.502cm">
            <text:p/>
          </draw:line>
          <draw:line draw:style-name="gr451" draw:text-style-name="P30" draw:layer="layout" svg:x1="2.724cm" svg:y1="7.552cm" svg:x2="2.824cm" svg:y2="7.452cm">
            <text:p/>
          </draw:line>
          <draw:line draw:style-name="gr452" draw:text-style-name="P30" draw:layer="layout" svg:x1="2.824cm" svg:y1="7.552cm" svg:x2="2.724cm" svg:y2="7.452cm">
            <text:p/>
          </draw:line>
        </draw:g>
        <draw:g>
          <draw:line draw:style-name="gr453" draw:text-style-name="P30" draw:layer="layout" svg:x1="3.274cm" svg:y1="7.502cm" svg:x2="3.474cm" svg:y2="7.502cm">
            <text:p/>
          </draw:line>
          <draw:line draw:style-name="gr454" draw:text-style-name="P30" draw:layer="layout" svg:x1="3.324cm" svg:y1="7.552cm" svg:x2="3.424cm" svg:y2="7.452cm">
            <text:p/>
          </draw:line>
          <draw:line draw:style-name="gr455" draw:text-style-name="P30" draw:layer="layout" svg:x1="3.424cm" svg:y1="7.552cm" svg:x2="3.324cm" svg:y2="7.452cm">
            <text:p/>
          </draw:line>
        </draw:g>
        <draw:g>
          <draw:line draw:style-name="gr456" draw:text-style-name="P30" draw:layer="layout" svg:x1="3.874cm" svg:y1="7.502cm" svg:x2="4.074cm" svg:y2="7.502cm">
            <text:p/>
          </draw:line>
          <draw:line draw:style-name="gr457" draw:text-style-name="P30" draw:layer="layout" svg:x1="3.924cm" svg:y1="7.552cm" svg:x2="4.024cm" svg:y2="7.452cm">
            <text:p/>
          </draw:line>
          <draw:line draw:style-name="gr458" draw:text-style-name="P30" draw:layer="layout" svg:x1="4.024cm" svg:y1="7.552cm" svg:x2="3.924cm" svg:y2="7.452cm">
            <text:p/>
          </draw:line>
        </draw:g>
        <draw:frame draw:style-name="gr412" draw:text-style-name="P18" draw:layer="layout" svg:width="15.75cm" svg:height="0.796cm" svg:x="4.25cm" svg:y="8.851cm">
          <draw:text-box>
            <text:p text:style-name="P16"><text:span text:style-name="T9">Электрическая линия</text:span></text:p>
          </draw:text-box>
        </draw:frame>
        <draw:line draw:style-name="gr413" draw:text-style-name="P23" draw:layer="layout" svg:x1="1.5cm" svg:y1="8.55cm" svg:x2="19.5cm" svg:y2="8.55cm">
          <text:p/>
        </draw:line>
        <draw:line draw:style-name="gr246" draw:text-style-name="P23" draw:layer="layout" svg:x1="4.202cm" svg:y1="9.28cm" svg:x2="1.596cm" svg:y2="9.28cm">
          <text:p/>
        </draw:line>
        <draw:frame draw:style-name="gr412" draw:text-style-name="P18" draw:layer="layout" svg:width="15.75cm" svg:height="0.796cm" svg:x="4.25cm" svg:y="10.651cm">
          <draw:text-box>
            <text:p text:style-name="P16"><text:span text:style-name="T9">Цифровая линия</text:span></text:p>
          </draw:text-box>
        </draw:frame>
        <draw:line draw:style-name="gr413" draw:text-style-name="P23" draw:layer="layout" svg:x1="1.5cm" svg:y1="10.35cm" svg:x2="19.5cm" svg:y2="10.35cm">
          <text:p/>
        </draw:line>
        <draw:circle draw:style-name="gr459" draw:text-style-name="P32" draw:layer="layout" svg:width="0.1cm" svg:height="0.1cm" svg:x="1.999cm" svg:y="11.052cm">
          <text:p/>
        </draw:circle>
        <draw:circle draw:style-name="gr460" draw:text-style-name="P32" draw:layer="layout" svg:width="0.1cm" svg:height="0.1cm" svg:x="2.6cm" svg:y="11.052cm">
          <text:p/>
        </draw:circle>
        <draw:line draw:style-name="gr461" draw:text-style-name="P32" draw:layer="layout" svg:x1="2.75cm" svg:y1="11.102cm" svg:x2="2.95cm" svg:y2="11.102cm">
          <text:p/>
        </draw:line>
        <draw:circle draw:style-name="gr462" draw:text-style-name="P32" draw:layer="layout" svg:width="0.1cm" svg:height="0.1cm" svg:x="3.2cm" svg:y="11.052cm">
          <text:p/>
        </draw:circle>
        <draw:line draw:style-name="gr463" draw:text-style-name="P32" draw:layer="layout" svg:x1="2.95cm" svg:y1="11.102cm" svg:x2="3.15cm" svg:y2="11.102cm">
          <text:p/>
        </draw:line>
        <draw:line draw:style-name="gr464" draw:text-style-name="P32" draw:layer="layout" svg:x1="2.15cm" svg:y1="11.102cm" svg:x2="2.35cm" svg:y2="11.102cm">
          <text:p/>
        </draw:line>
        <draw:line draw:style-name="gr465" draw:text-style-name="P32" draw:layer="layout" svg:x1="2.35cm" svg:y1="11.102cm" svg:x2="2.55cm" svg:y2="11.102cm">
          <text:p/>
        </draw:line>
        <draw:line draw:style-name="gr466" draw:text-style-name="P32" draw:layer="layout" svg:x1="1.55cm" svg:y1="11.102cm" svg:x2="1.75cm" svg:y2="11.102cm">
          <text:p/>
        </draw:line>
        <draw:line draw:style-name="gr467" draw:text-style-name="P32" draw:layer="layout" svg:x1="1.75cm" svg:y1="11.102cm" svg:x2="1.95cm" svg:y2="11.102cm">
          <text:p/>
        </draw:line>
        <draw:circle draw:style-name="gr468" draw:text-style-name="P32" draw:layer="layout" svg:width="0.1cm" svg:height="0.1cm" svg:x="3.8cm" svg:y="11.052cm">
          <text:p/>
        </draw:circle>
        <draw:line draw:style-name="gr469" draw:text-style-name="P32" draw:layer="layout" svg:x1="3.95cm" svg:y1="11.102cm" svg:x2="4.15cm" svg:y2="11.102cm">
          <text:p/>
        </draw:line>
        <draw:circle draw:style-name="gr470" draw:text-style-name="P32" draw:layer="layout" svg:width="0.1cm" svg:height="0.1cm" svg:x="4.4cm" svg:y="11.052cm">
          <text:p/>
        </draw:circle>
        <draw:line draw:style-name="gr471" draw:text-style-name="P32" draw:layer="layout" svg:x1="4.15cm" svg:y1="11.102cm" svg:x2="4.35cm" svg:y2="11.102cm">
          <text:p/>
        </draw:line>
        <draw:line draw:style-name="gr472" draw:text-style-name="P32" draw:layer="layout" svg:x1="3.35cm" svg:y1="11.102cm" svg:x2="3.55cm" svg:y2="11.102cm">
          <text:p/>
        </draw:line>
        <draw:line draw:style-name="gr473" draw:text-style-name="P32" draw:layer="layout" svg:x1="3.55cm" svg:y1="11.102cm" svg:x2="3.75cm" svg:y2="11.102cm">
          <text:p/>
        </draw:line>
        <draw:line draw:style-name="gr413" draw:text-style-name="P23" draw:layer="layout" svg:x1="1.5cm" svg:y1="12.064cm" svg:x2="19.5cm" svg:y2="12.064cm">
          <text:p/>
        </draw:line>
        <draw:frame draw:style-name="gr474" draw:text-style-name="P18" draw:layer="layout" svg:width="15.75cm" svg:height="4.611cm" svg:x="4.25cm" svg:y="12.465cm">
          <draw:text-box>
            <text:p text:style-name="P16"><text:span text:style-name="T9">Ссылка / Переход</text:span></text:p>
            <text:p text:style-name="P16"><text:span text:style-name="T3">сигнал от / на входе</text:span></text:p>
            <text:p text:style-name="P16"><text:span text:style-name="T3"/></text:p>
            <text:p text:style-name="P16"><text:span text:style-name="T3"/></text:p>
            <text:p text:style-name="P17"><text:span text:style-name="T3">сигнал к / на выходе</text:span></text:p>
            <text:p text:style-name="P17"><text:span text:style-name="T3"/></text:p>
            <text:p text:style-name="P17"><text:span text:style-name="T3">N — номер листа или имя другого раздела</text:span></text:p>
            <text:p text:style-name="P17"><text:span text:style-name="T3">M — имя объекта, или имя линии тех.процесса, или имя сигнала</text:span></text:p>
          </draw:text-box>
        </draw:frame>
        <draw:custom-shape draw:style-name="gr475" draw:text-style-name="P23" draw:layer="layout" svg:width="3cm" svg:height="1cm" svg:x="1.172cm" svg:y="12.804cm">
          <text:p/>
          <draw:enhanced-geometry svg:viewBox="0 0 21600 21600" draw:text-areas="0 0 21600 21600" draw:type="pentagon-right" draw:modifiers="18749.7500833056"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27cm" svg:y="13.139cm">
          <draw:text-box>
            <text:p text:style-name="P24"><text:span text:style-name="T12">N</text:span></text:p>
          </draw:text-box>
        </draw:frame>
        <draw:line draw:style-name="gr22" draw:text-style-name="P23" draw:layer="layout" svg:x1="1.972cm" svg:y1="12.806cm" svg:x2="1.972cm" svg:y2="13.804cm">
          <text:p/>
        </draw:line>
        <draw:frame draw:style-name="gr11" draw:text-style-name="P25" draw:layer="layout" svg:width="0.66cm" svg:height="0.366cm" svg:x="2.596cm" svg:y="13.139cm">
          <draw:text-box>
            <text:p text:style-name="P24"><text:span text:style-name="T12">M</text:span></text:p>
          </draw:text-box>
        </draw:frame>
        <draw:line draw:style-name="gr476" draw:text-style-name="P23" draw:layer="layout" svg:x1="4.672cm" svg:y1="13.284cm" svg:x2="4.166cm" svg:y2="13.284cm">
          <text:p/>
        </draw:line>
        <draw:custom-shape draw:style-name="gr475" draw:text-style-name="P23" draw:layer="layout" svg:width="3cm" svg:height="1cm" svg:x="1.672cm" svg:y="14.653cm">
          <text:p/>
          <draw:enhanced-geometry svg:viewBox="0 0 21600 21600" draw:text-areas="0 0 21600 21600" draw:type="pentagon-right" draw:modifiers="18749.7500833056" draw:enhanced-path="M 0 0 L ?f0 0 21600 10800 ?f0 21600 0 21600 Z N">
            <draw:equation draw:name="f0" draw:formula="$0 "/>
            <draw:handle draw:handle-position="$0 top" draw:handle-range-x-minimum="0" draw:handle-range-x-maximum="21600"/>
          </draw:enhanced-geometry>
        </draw:custom-shape>
        <draw:frame draw:style-name="gr11" draw:text-style-name="P25" draw:layer="layout" svg:width="0.66cm" svg:height="0.366cm" svg:x="1.77cm" svg:y="14.988cm">
          <draw:text-box>
            <text:p text:style-name="P24"><text:span text:style-name="T12">N</text:span></text:p>
          </draw:text-box>
        </draw:frame>
        <draw:line draw:style-name="gr22" draw:text-style-name="P23" draw:layer="layout" svg:x1="2.472cm" svg:y1="14.655cm" svg:x2="2.472cm" svg:y2="15.653cm">
          <text:p/>
        </draw:line>
        <draw:frame draw:style-name="gr11" draw:text-style-name="P25" draw:layer="layout" svg:width="0.66cm" svg:height="0.366cm" svg:x="3.096cm" svg:y="14.988cm">
          <draw:text-box>
            <text:p text:style-name="P24"><text:span text:style-name="T12">M</text:span></text:p>
          </draw:text-box>
        </draw:frame>
        <draw:line draw:style-name="gr476" draw:text-style-name="P23" draw:layer="layout" svg:x1="1.672cm" svg:y1="15.133cm" svg:x2="1.166cm" svg:y2="15.133cm">
          <text:p/>
        </draw:line>
      </draw:page>
      <draw:page draw:name="УСЛОВНО-ГРАФИЧЕСКИЕ ОБОЗНАЧЕНИЯ (2)"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custom-shape draw:style-name="gr10" draw:text-style-name="P23" draw:layer="layout" svg:width="1cm" svg:height="1cm" svg:x="1.7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776cm" svg:y="3.794cm">
          <draw:text-box>
            <text:p text:style-name="P24"><text:span text:style-name="T12">XX</text:span></text:p>
          </draw:text-box>
        </draw:frame>
        <draw:frame draw:style-name="gr11" draw:text-style-name="P25" draw:layer="layout" svg:width="1cm" svg:height="0.366cm" svg:x="1.767cm" svg:y="4.23cm">
          <draw:text-box>
            <text:p text:style-name="P24"><text:span text:style-name="T12">NN</text:span></text:p>
          </draw:text-box>
        </draw:frame>
        <draw:line draw:style-name="gr477" draw:text-style-name="P23" draw:layer="layout" svg:x1="1.724cm" svg:y1="4.05cm" svg:x2="1.724cm" svg:y2="5.55cm">
          <text:p/>
        </draw:line>
        <draw:line draw:style-name="gr477" draw:text-style-name="P23" draw:layer="layout" svg:x1="2.772cm" svg:y1="4.05cm" svg:x2="2.772cm" svg:y2="5.55cm">
          <text:p/>
        </draw:line>
        <draw:line draw:style-name="gr478" draw:text-style-name="P23" draw:layer="layout" svg:x1="1.75cm" svg:y1="5.274cm" svg:x2="2.75cm" svg:y2="5.274cm">
          <text:p/>
        </draw:line>
        <draw:frame draw:style-name="gr11" draw:text-style-name="P25" draw:layer="layout" svg:width="1cm" svg:height="0.366cm" svg:x="1.767cm" svg:y="4.93cm">
          <draw:text-box>
            <text:p text:style-name="P24"><text:span text:style-name="T12">10</text:span></text:p>
          </draw:text-box>
        </draw:frame>
        <draw:frame draw:style-name="gr479" draw:text-style-name="P18" draw:layer="layout" svg:width="15.75cm" svg:height="4.066cm" svg:x="4.25cm" svg:y="3.451cm">
          <draw:text-box>
            <text:p text:style-name="P16"><text:span text:style-name="T9">1. Прибор вне щита (полевой / местный)</text:span></text:p>
            <text:list text:style-name="L1">
              <text:list-item>
                <text:p text:style-name="P16"><text:span text:style-name="T3">установка:</text:span></text:p>
                <text:p text:style-name="P16"><text:span text:style-name="T3">- по месту на технологическом объекте</text:span></text:p>
              </text:list-item>
              <text:list-item>
                <text:p text:style-name="P17"><text:span text:style-name="T14">доступ к данным </text:span><text:span text:style-name="T3">(зависит от функциональных признаков)</text:span></text:p>
              </text:list-item>
            </text:list>
            <text:p text:style-name="P16"><text:span text:style-name="T3"/></text:p>
            <text:p text:style-name="P16"><text:span text:style-name="T3">XX — буквенное обозначение</text:span></text:p>
            <text:p text:style-name="P16"><text:span text:style-name="T3">NN — числовой позиционный номер (1 … )</text:span></text:p>
          </draw:text-box>
        </draw:frame>
        <draw:line draw:style-name="gr413" draw:text-style-name="P23" draw:layer="layout" svg:x1="1.5cm" svg:y1="3.15cm" svg:x2="19.5cm" svg:y2="3.15cm">
          <text:p/>
        </draw:line>
        <draw:custom-shape draw:style-name="gr10" draw:text-style-name="P23" draw:layer="layout" svg:width="1cm" svg:height="1cm" svg:x="1.75cm" svg:y="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776cm" svg:y="9.094cm">
          <draw:text-box>
            <text:p text:style-name="P24"><text:span text:style-name="T12">XX</text:span></text:p>
          </draw:text-box>
        </draw:frame>
        <draw:frame draw:style-name="gr11" draw:text-style-name="P25" draw:layer="layout" svg:width="1cm" svg:height="0.366cm" svg:x="1.767cm" svg:y="9.53cm">
          <draw:text-box>
            <text:p text:style-name="P24"><text:span text:style-name="T12">NN</text:span></text:p>
          </draw:text-box>
        </draw:frame>
        <draw:frame draw:style-name="gr480" draw:text-style-name="P18" draw:layer="layout" svg:width="15.75cm" svg:height="11.696cm" svg:x="4.25cm" svg:y="8.751cm">
          <draw:text-box>
            <text:p text:style-name="P16"><text:span text:style-name="T9">2. Прибор на щите, пульте</text:span></text:p>
            <text:list text:style-name="L1">
              <text:list-item>
                <text:p text:style-name="P16"><text:span text:style-name="T3">установка:</text:span></text:p>
                <text:p text:style-name="P16"><text:span text:style-name="T3">- по месту возле технологического объекта</text:span></text:p>
                <text:p text:style-name="P16"><text:span text:style-name="T3">- в местных или центральных операторных помещениях</text:span></text:p>
              </text:list-item>
              <text:list-item>
                <text:p text:style-name="P16"><text:span text:style-name="T3">доступ к данным:</text:span></text:p>
                <text:p text:style-name="P16"><text:span text:style-name="T3">- местный и/или дистанционный (доступно оператору)</text:span></text:p>
              </text:list-item>
            </text:list>
            <text:p text:style-name="P16"><text:span text:style-name="T3"/></text:p>
            <text:list text:continue-numbering="true" text:style-name="L1">
              <text:list-item>
                <text:p text:style-name="P17"><text:span text:style-name="T3">доступ к данным:</text:span></text:p>
                <text:p text:style-name="P17"><text:span text:style-name="T3">- местный и/или дистанционный (доступно оператору)</text:span></text:p>
              </text:list-item>
              <text:list-item>
                <text:p text:style-name="P17"><text:span text:style-name="T3">имеется дублирующая шкала / дисплей</text:span></text:p>
              </text:list-item>
            </text:list>
            <text:p text:style-name="P16"><text:span text:style-name="T3"/></text:p>
            <text:list text:continue-numbering="true" text:style-name="L1">
              <text:list-item>
                <text:p text:style-name="P17"><text:span text:style-name="T3">доступ к данным:</text:span></text:p>
                <text:p text:style-name="P17"><text:span text:style-name="T3">- местный и/или дистанционный (недоступно оператору)</text:span></text:p>
              </text:list-item>
            </text:list>
            <text:p text:style-name="P16"><text:span text:style-name="T3"/></text:p>
            <text:p text:style-name="P16"><text:span text:style-name="T3"/></text:p>
            <text:list text:continue-numbering="true" text:style-name="L1">
              <text:list-item>
                <text:p text:style-name="P17"><text:span text:style-name="T3">доступ к данным:</text:span></text:p>
                <text:p text:style-name="P17"><text:span text:style-name="T3">- местный и/или дистанционный (недоступно оператору)</text:span></text:p>
              </text:list-item>
              <text:list-item>
                <text:p text:style-name="P17"><text:span text:style-name="T3">имеется дублирующая шкала / дисплей</text:span></text:p>
              </text:list-item>
            </text:list>
            <text:p text:style-name="P16"><text:span text:style-name="T3"/></text:p>
            <text:p text:style-name="P17"><text:span text:style-name="T3">XX — буквенное обозначение</text:span></text:p>
            <text:p text:style-name="P17"><text:span text:style-name="T3">NN — числовой позиционный номер (1 … )</text:span></text:p>
          </draw:text-box>
        </draw:frame>
        <draw:line draw:style-name="gr413" draw:text-style-name="P23" draw:layer="layout" svg:x1="1.5cm" svg:y1="8.15cm" svg:x2="19.5cm" svg:y2="8.15cm">
          <text:p/>
        </draw:line>
        <draw:line draw:style-name="gr12" draw:text-style-name="P23" draw:layer="layout" svg:x1="1.75cm" svg:y1="9.454cm" svg:x2="2.75cm" svg:y2="9.454cm">
          <text:p/>
        </draw:line>
        <draw:custom-shape draw:style-name="gr10" draw:text-style-name="P23" draw:layer="layout" svg:width="1cm" svg:height="1cm" svg:x="1.738cm" svg:y="14.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764cm" svg:y="15.095cm">
          <draw:text-box>
            <text:p text:style-name="P24"><text:span text:style-name="T12">XX</text:span></text:p>
          </draw:text-box>
        </draw:frame>
        <draw:frame draw:style-name="gr11" draw:text-style-name="P25" draw:layer="layout" svg:width="1cm" svg:height="0.366cm" svg:x="1.755cm" svg:y="15.531cm">
          <draw:text-box>
            <text:p text:style-name="P24"><text:span text:style-name="T12">NN</text:span></text:p>
          </draw:text-box>
        </draw:frame>
        <draw:line draw:style-name="gr481" draw:text-style-name="P23" draw:layer="layout" svg:x1="1.738cm" svg:y1="15.455cm" svg:x2="2.738cm" svg:y2="15.455cm">
          <text:p/>
        </draw:line>
        <draw:custom-shape draw:style-name="gr10" draw:text-style-name="P23" draw:layer="layout" svg:width="1cm" svg:height="1cm" svg:x="1.726cm" svg:y="12.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752cm" svg:y="12.996cm">
          <draw:text-box>
            <text:p text:style-name="P24"><text:span text:style-name="T12">XX</text:span></text:p>
          </draw:text-box>
        </draw:frame>
        <draw:frame draw:style-name="gr11" draw:text-style-name="P25" draw:layer="layout" svg:width="1cm" svg:height="0.366cm" svg:x="1.743cm" svg:y="13.432cm">
          <draw:text-box>
            <text:p text:style-name="P24"><text:span text:style-name="T12">NN</text:span></text:p>
          </draw:text-box>
        </draw:frame>
        <draw:line draw:style-name="gr482" draw:text-style-name="P23" draw:layer="layout" svg:x1="1.726cm" svg:y1="13.308cm" svg:x2="2.726cm" svg:y2="13.308cm">
          <text:p/>
        </draw:line>
        <draw:line draw:style-name="gr482" draw:text-style-name="P23" draw:layer="layout" svg:x1="1.726cm" svg:y1="13.408cm" svg:x2="2.726cm" svg:y2="13.408cm">
          <text:p/>
        </draw:line>
        <draw:custom-shape draw:style-name="gr10" draw:text-style-name="P23" draw:layer="layout" svg:width="1cm" svg:height="1cm" svg:x="1.714cm" svg:y="1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74cm" svg:y="17.245cm">
          <draw:text-box>
            <text:p text:style-name="P24"><text:span text:style-name="T12">XX</text:span></text:p>
          </draw:text-box>
        </draw:frame>
        <draw:frame draw:style-name="gr11" draw:text-style-name="P25" draw:layer="layout" svg:width="1cm" svg:height="0.366cm" svg:x="1.731cm" svg:y="17.681cm">
          <draw:text-box>
            <text:p text:style-name="P24"><text:span text:style-name="T12">NN</text:span></text:p>
          </draw:text-box>
        </draw:frame>
        <draw:line draw:style-name="gr481" draw:text-style-name="P23" draw:layer="layout" svg:x1="1.714cm" svg:y1="17.557cm" svg:x2="2.714cm" svg:y2="17.557cm">
          <text:p/>
        </draw:line>
        <draw:line draw:style-name="gr481" draw:text-style-name="P23" draw:layer="layout" svg:x1="1.714cm" svg:y1="17.657cm" svg:x2="2.714cm" svg:y2="17.657cm">
          <text:p/>
        </draw:line>
        <draw:frame draw:style-name="gr412" draw:text-style-name="P18" draw:layer="layout" svg:width="19cm" svg:height="0.796cm" svg:x="1cm" svg:y="2.051cm">
          <draw:text-box>
            <text:p text:style-name="P16"><text:span text:style-name="T9">РСУ</text:span></text:p>
          </draw:text-box>
        </draw:frame>
        <draw:line draw:style-name="gr413" draw:text-style-name="P23" draw:layer="layout" svg:x1="1.5cm" svg:y1="21.15cm" svg:x2="19.5cm" svg:y2="21.15cm">
          <text:p/>
        </draw:line>
        <draw:line draw:style-name="gr477" draw:text-style-name="P23" draw:layer="layout" svg:x1="1.747cm" svg:y1="22.514cm" svg:x2="2.808cm" svg:y2="23.575cm">
          <text:p/>
        </draw:line>
        <draw:line draw:style-name="gr477" draw:text-style-name="P23" draw:layer="layout" svg:x1="2.488cm" svg:y1="21.773cm" svg:x2="3.549cm" svg:y2="22.834cm">
          <text:p/>
        </draw:line>
        <draw:line draw:style-name="gr478" draw:text-style-name="P23" draw:layer="layout" svg:x1="2.631cm" svg:y1="23.361cm" svg:x2="3.338cm" svg:y2="22.654cm">
          <text:p/>
        </draw:line>
        <draw:frame draw:style-name="gr11" draw:text-style-name="P25" draw:layer="layout" svg:width="1cm" svg:height="0.366cm" draw:transform="rotate (0.785398163397448) translate (2.4cm 23.106cm)">
          <draw:text-box>
            <text:p text:style-name="P24"><text:span text:style-name="T12">10</text:span></text:p>
          </draw:text-box>
        </draw:frame>
        <draw:frame draw:style-name="gr483" draw:text-style-name="P18" draw:layer="layout" svg:width="15.75cm" svg:height="6.246cm" svg:x="4.25cm" svg:y="21.551cm">
          <draw:text-box>
            <text:p text:style-name="P16"><text:span text:style-name="T9">3. Сигнал таблицы причинно-следственных связей</text:span></text:p>
            <text:p text:style-name="P16"><text:span text:style-name="T3"><text:s text:c="4"/></text:span><text:span text:style-name="T3">(INTERLOCKING SEQUENCE DIAGRAM)</text:span></text:p>
            <text:list text:style-name="L1">
              <text:list-item>
                <text:p text:style-name="P16"><text:span text:style-name="T3">причина (от прибора)</text:span></text:p>
              </text:list-item>
            </text:list>
            <text:p text:style-name="P17"><text:span text:style-name="T3">N — числовое обозначение сигнала-причины (1 … )</text:span></text:p>
            <text:p text:style-name="P16"><text:span text:style-name="T3"/></text:p>
            <text:list text:continue-numbering="true" text:style-name="L1">
              <text:list-item>
                <text:p text:style-name="P17"><text:span text:style-name="T3">следствие, воздействие (к прибору)</text:span></text:p>
              </text:list-item>
            </text:list>
            <text:p text:style-name="P16"><text:span text:style-name="T3">MM — буквенное обозначение сигнала-следствия (A … Z, AA, AB, AC ... )</text:span></text:p>
            <text:p text:style-name="P16"><text:span text:style-name="T3"/></text:p>
            <text:p text:style-name="P16"><text:span text:style-name="T3"/></text:p>
            <text:p text:style-name="P16"><text:span text:style-name="T3"/></text:p>
            <text:p text:style-name="P16"><text:span text:style-name="T3">варианты линий В/В</text:span></text:p>
          </draw:text-box>
        </draw:frame>
        <draw:custom-shape draw:style-name="gr333" draw:text-style-name="P23" draw:layer="layout" svg:width="1cm" svg:height="1cm" draw:transform="rotate (-0.785398163397448) translate (2.25cm 21.553cm)">
          <text:p/>
          <draw:enhanced-geometry svg:viewBox="0 0 21600 21600" draw:type="rectangle" draw:enhanced-path="M 0 0 L 21600 0 21600 21600 0 21600 0 0 Z N"/>
        </draw:custom-shape>
        <draw:frame draw:style-name="gr11" draw:text-style-name="P25" draw:layer="layout" svg:width="1cm" svg:height="0.366cm" svg:x="1.752cm" svg:y="21.894cm">
          <draw:text-box>
            <text:p text:style-name="P24"><text:span text:style-name="T12">I</text:span></text:p>
          </draw:text-box>
        </draw:frame>
        <draw:frame draw:style-name="gr11" draw:text-style-name="P25" draw:layer="layout" svg:width="1cm" svg:height="0.366cm" svg:x="1.743cm" svg:y="22.33cm">
          <draw:text-box>
            <text:p text:style-name="P24"><text:span text:style-name="T12">N</text:span></text:p>
          </draw:text-box>
        </draw:frame>
        <draw:custom-shape draw:style-name="gr333" draw:text-style-name="P23" draw:layer="layout" svg:width="1cm" svg:height="1cm" draw:transform="rotate (-0.785398163397448) translate (2.238cm 24.341cm)">
          <text:p/>
          <draw:enhanced-geometry svg:viewBox="0 0 21600 21600" draw:type="rectangle" draw:enhanced-path="M 0 0 L 21600 0 21600 21600 0 21600 0 0 Z N"/>
        </draw:custom-shape>
        <draw:frame draw:style-name="gr11" draw:text-style-name="P25" draw:layer="layout" svg:width="1cm" svg:height="0.366cm" svg:x="1.74cm" svg:y="24.682cm">
          <draw:text-box>
            <text:p text:style-name="P24"><text:span text:style-name="T12">I</text:span></text:p>
          </draw:text-box>
        </draw:frame>
        <draw:frame draw:style-name="gr11" draw:text-style-name="P25" draw:layer="layout" svg:width="1cm" svg:height="0.366cm" svg:x="1.731cm" svg:y="25.118cm">
          <draw:text-box>
            <text:p text:style-name="P24"><text:span text:style-name="T12">M</text:span></text:p>
          </draw:text-box>
        </draw:frame>
        <draw:line draw:style-name="gr484" draw:text-style-name="P23" draw:layer="layout" svg:x1="2.25cm" svg:y1="26.504cm" svg:x2="2.25cm" svg:y2="25.754cm">
          <text:p/>
        </draw:line>
        <draw:line draw:style-name="gr338" draw:text-style-name="P23" draw:layer="layout" svg:x1="2.25cm" svg:y1="23.73cm" svg:x2="2.25cm" svg:y2="22.98cm">
          <text:p/>
        </draw:line>
        <draw:line draw:style-name="gr338" draw:text-style-name="P23" draw:layer="layout" svg:x1="1.123cm" svg:y1="27.156cm" svg:x2="1.873cm" svg:y2="27.156cm">
          <text:p/>
        </draw:line>
        <draw:line draw:style-name="gr338" draw:text-style-name="P23" draw:layer="layout" svg:x1="2.749cm" svg:y1="27.156cm" svg:x2="3.499cm" svg:y2="27.156cm">
          <text:p/>
        </draw:line>
        <draw:line draw:style-name="gr485" draw:text-style-name="P23" draw:layer="layout" svg:x1="1.856cm" svg:y1="27.129cm" svg:x2="2.302cm" svg:y2="28.276cm">
          <text:p/>
        </draw:line>
        <draw:line draw:style-name="gr485" draw:text-style-name="P23" draw:layer="layout" svg:x1="2.801cm" svg:y1="27.14cm" svg:x2="2.305cm" svg:y2="28.266cm">
          <text:p/>
        </draw:line>
      </draw:page>
      <draw:page draw:name="УСЛОВНО-ГРАФИЧЕСКИЕ ОБОЗНАЧЕНИЯ (3)"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5cm" svg:y1="2.35cm" svg:x2="19.5cm" svg:y2="2.35cm">
          <text:p/>
        </draw:line>
        <draw:frame draw:style-name="gr486" draw:text-style-name="P18" draw:layer="layout" svg:width="15.75cm" svg:height="19.871cm" svg:x="4.25cm" svg:y="2.751cm">
          <draw:text-box>
            <text:p text:style-name="P16"><text:span text:style-name="T9">Привод регулирующего органа</text:span></text:p>
            <text:list text:style-name="L1">
              <text:list-item>
                <text:p text:style-name="P16"><text:span text:style-name="T3">механизм привода (окружность)</text:span></text:p>
                <text:p text:style-name="P16"><text:span text:style-name="T3">- принимает управляющее воздействие (например, в цифровом виде)</text:span></text:p>
                <text:p text:style-name="P16"><text:span text:style-name="T3">- и преобразует его в энергию (например, в электричество)</text:span></text:p>
              </text:list-item>
              <text:list-item>
                <text:p text:style-name="P16"><text:span text:style-name="T3">элемент передачи энергии от привода к исполнительному механизму</text:span></text:p>
                <text:p text:style-name="P16"><text:span text:style-name="T3">(вертикальная линия)</text:span></text:p>
              </text:list-item>
            </text:list>
            <text:p text:style-name="P16"><text:span text:style-name="T3"/></text:p>
            <text:p text:style-name="P16"><text:span text:style-name="T3">X — тип привода:</text:span></text:p>
            <text:p text:style-name="P16"><text:span text:style-name="T3">= <text:s text:c="3"/>— ручной / manually</text:span></text:p>
            <text:p text:style-name="P16"><text:span text:style-name="T3">= P — вневматический / Pneumatic (дифграгма / мембрана / поршень)</text:span></text:p>
            <text:p text:style-name="P16"><text:span text:style-name="T3">= M — электропривод / electric Motor</text:span></text:p>
            <text:p text:style-name="P16"><text:span text:style-name="T3">= H — гидравлический / Hydraulic</text:span></text:p>
            <text:p text:style-name="P16"><text:span text:style-name="T3">= S — соленоидный / Solenoid</text:span></text:p>
            <text:p text:style-name="P16"><text:span text:style-name="T3"/></text:p>
            <text:p text:style-name="P16"><text:span text:style-name="T3">Наличие стрелок у элемента передачи энергии показывает что будет с регулирующим органом при снятии управляющего сигнала и/или снятии энергии с привода (положение по-умолчанию, нормальное положение):</text:span></text:p>
            <text:p text:style-name="P16"><text:span text:style-name="T3"/></text:p>
            <text:list text:continue-numbering="true" text:style-name="L1">
              <text:list-item>
                <text:p text:style-name="P16"><text:span text:style-name="T3">нормальное положение не определено</text:span></text:p>
              </text:list-item>
            </text:list>
            <text:p text:style-name="P16"><text:span text:style-name="T3"/></text:p>
            <text:p text:style-name="P16"><text:span text:style-name="T3"/></text:p>
            <text:p text:style-name="P16"><text:span text:style-name="T3"/></text:p>
            <text:list text:continue-numbering="true" text:style-name="L1">
              <text:list-item>
                <text:p text:style-name="P17"><text:span text:style-name="T3">нормально-открытое положение</text:span></text:p>
              </text:list-item>
            </text:list>
            <text:p text:style-name="P17"><text:span text:style-name="T3"/></text:p>
            <text:p text:style-name="P17"><text:span text:style-name="T3"/></text:p>
            <text:p text:style-name="P17"><text:span text:style-name="T3"/></text:p>
            <text:list text:continue-numbering="true" text:style-name="L1">
              <text:list-item>
                <text:p text:style-name="P17"><text:span text:style-name="T3">нормально-закрытое положение</text:span></text:p>
              </text:list-item>
            </text:list>
            <text:p text:style-name="P17"><text:span text:style-name="T3"/></text:p>
            <text:p text:style-name="P17"><text:span text:style-name="T3"/></text:p>
            <text:p text:style-name="P17"><text:span text:style-name="T3"/></text:p>
            <text:list text:continue-numbering="true" text:style-name="L1">
              <text:list-item>
                <text:p text:style-name="P17"><text:span text:style-name="T3">остается последнее положение</text:span></text:p>
              </text:list-item>
            </text:list>
            <text:p text:style-name="P17"><text:span text:style-name="T3"/></text:p>
            <text:p text:style-name="P17"><text:span text:style-name="T3"/></text:p>
            <text:p text:style-name="P17"><text:span text:style-name="T3"/></text:p>
            <text:p text:style-name="P17"><text:span text:style-name="T9">Привод с ручным дублером (ручное управляющее воздействие)</text:span></text:p>
            <text:p text:style-name="P17"><text:span text:style-name="T42">функция стрелок у элемента передачи энергии остается такой же</text:span></text:p>
          </draw:text-box>
        </draw:frame>
        <draw:custom-shape draw:style-name="gr84" draw:text-style-name="P23" draw:layer="layout" svg:width="0.5cm" svg:height="0.5cm" svg:x="2.054cm" svg:y="3.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068cm" svg:y="3.48cm">
          <draw:text-box>
            <text:p text:style-name="P24"><text:span text:style-name="T12">X</text:span></text:p>
          </draw:text-box>
        </draw:frame>
        <draw:line draw:style-name="gr477" draw:text-style-name="P23" draw:layer="layout" svg:x1="2.278cm" svg:y1="3.9cm" svg:x2="3.778cm" svg:y2="3.9cm">
          <text:p/>
        </draw:line>
        <draw:line draw:style-name="gr477" draw:text-style-name="P23" draw:layer="layout" svg:x1="2.278cm" svg:y1="3.338cm" svg:x2="3.778cm" svg:y2="3.338cm">
          <text:p/>
        </draw:line>
        <draw:line draw:style-name="gr478" draw:text-style-name="P23" draw:layer="layout" svg:x1="3.502cm" svg:y1="3.9cm" svg:x2="3.502cm" svg:y2="3.338cm">
          <text:p/>
        </draw:line>
        <draw:frame draw:style-name="gr11" draw:text-style-name="P25" draw:layer="layout" svg:width="1cm" svg:height="0.366cm" draw:transform="rotate (1.5707963267949) translate (3.058cm 4.117cm)">
          <draw:text-box>
            <text:p text:style-name="P24"><text:span text:style-name="T12">5</text:span></text:p>
          </draw:text-box>
        </draw:frame>
        <draw:line draw:style-name="gr12" draw:text-style-name="P23" draw:layer="layout" svg:x1="2.302cm" svg:y1="3.876cm" svg:x2="2.302cm" svg:y2="4.976cm">
          <text:p/>
        </draw:line>
        <draw:line draw:style-name="gr477" draw:text-style-name="P23" draw:layer="layout" svg:x1="2.324cm" svg:y1="4.972cm" svg:x2="3.824cm" svg:y2="4.972cm">
          <text:p/>
        </draw:line>
        <draw:line draw:style-name="gr477" draw:text-style-name="P23" draw:layer="layout" svg:x1="2.324cm" svg:y1="3.924cm" svg:x2="3.824cm" svg:y2="3.924cm">
          <text:p/>
        </draw:line>
        <draw:line draw:style-name="gr478" draw:text-style-name="P23" draw:layer="layout" svg:x1="3.548cm" svg:y1="4.946cm" svg:x2="3.548cm" svg:y2="3.946cm">
          <text:p/>
        </draw:line>
        <draw:frame draw:style-name="gr11" draw:text-style-name="P25" draw:layer="layout" svg:width="1cm" svg:height="0.366cm" draw:transform="rotate (1.5707963267949) translate (3.1cm 4.929cm)">
          <draw:text-box>
            <text:p text:style-name="P24"><text:span text:style-name="T12">10</text:span></text:p>
          </draw:text-box>
        </draw:frame>
        <draw:custom-shape draw:style-name="gr84" draw:text-style-name="P23" draw:layer="layout" svg:width="0.5cm" svg:height="0.5cm" svg:x="2.048cm" svg:y="12.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062cm" svg:y="12.48cm">
          <draw:text-box>
            <text:p text:style-name="P24"><text:span text:style-name="T12">X</text:span></text:p>
          </draw:text-box>
        </draw:frame>
        <draw:line draw:style-name="gr12" draw:text-style-name="P23" draw:layer="layout" svg:x1="2.296cm" svg:y1="12.876cm" svg:x2="2.296cm" svg:y2="13.976cm">
          <text:p/>
        </draw:line>
        <draw:custom-shape draw:style-name="gr84" draw:text-style-name="P23" draw:layer="layout" svg:width="0.5cm" svg:height="0.5cm" svg:x="2.042cm" svg:y="14.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056cm" svg:y="14.581cm">
          <draw:text-box>
            <text:p text:style-name="P24"><text:span text:style-name="T12">X</text:span></text:p>
          </draw:text-box>
        </draw:frame>
        <draw:line draw:style-name="gr487" draw:text-style-name="P23" draw:layer="layout" svg:x1="2.29cm" svg:y1="14.977cm" svg:x2="2.29cm" svg:y2="16.077cm">
          <text:p/>
        </draw:line>
        <draw:custom-shape draw:style-name="gr84" draw:text-style-name="P23" draw:layer="layout" svg:width="0.5cm" svg:height="0.5cm" svg:x="2.036cm" svg:y="16.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05cm" svg:y="16.781cm">
          <draw:text-box>
            <text:p text:style-name="P24"><text:span text:style-name="T12">X</text:span></text:p>
          </draw:text-box>
        </draw:frame>
        <draw:line draw:style-name="gr347" draw:text-style-name="P23" draw:layer="layout" svg:x1="2.284cm" svg:y1="17.177cm" svg:x2="2.284cm" svg:y2="18.277cm">
          <text:p/>
        </draw:line>
        <draw:custom-shape draw:style-name="gr84" draw:text-style-name="P23" draw:layer="layout" svg:width="0.5cm" svg:height="0.5cm" svg:x="2.03cm" svg:y="18.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044cm" svg:y="18.968cm">
          <draw:text-box>
            <text:p text:style-name="P24"><text:span text:style-name="T12">X</text:span></text:p>
          </draw:text-box>
        </draw:frame>
        <draw:line draw:style-name="gr488" draw:text-style-name="P23" draw:layer="layout" svg:x1="2.278cm" svg:y1="19.364cm" svg:x2="2.278cm" svg:y2="20.464cm">
          <text:p/>
        </draw:line>
        <draw:custom-shape draw:style-name="gr84" draw:text-style-name="P23" draw:layer="layout" svg:width="0.5cm" svg:height="0.5cm" svg:x="2.042cm" svg:y="21.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056cm" svg:y="21.881cm">
          <draw:text-box>
            <text:p text:style-name="P24"><text:span text:style-name="T12">X</text:span></text:p>
          </draw:text-box>
        </draw:frame>
        <draw:line draw:style-name="gr12" draw:text-style-name="P23" draw:layer="layout" svg:x1="2.29cm" svg:y1="22.277cm" svg:x2="2.29cm" svg:y2="23.377cm">
          <text:p/>
        </draw:line>
        <draw:line draw:style-name="gr12" draw:text-style-name="P23" draw:layer="layout" svg:x1="2.301cm" svg:y1="21.414cm" svg:x2="2.301cm" svg:y2="21.754cm">
          <text:p/>
        </draw:line>
        <draw:line draw:style-name="gr12" draw:text-style-name="P23" draw:layer="layout" svg:x1="2.558cm" svg:y1="21.414cm" svg:x2="2.058cm" svg:y2="21.414cm">
          <text:p/>
        </draw:line>
        <draw:line draw:style-name="gr83" draw:text-style-name="P23" draw:layer="layout" svg:x1="2.024cm" svg:y1="3.602cm" svg:x2="1.344cm" svg:y2="3.602cm">
          <text:p/>
        </draw:line>
        <draw:line draw:style-name="gr83" draw:text-style-name="P23" draw:layer="layout" svg:x1="2.024cm" svg:y1="12.628cm" svg:x2="1.344cm" svg:y2="12.628cm">
          <text:p/>
        </draw:line>
        <draw:line draw:style-name="gr83" draw:text-style-name="P23" draw:layer="layout" svg:x1="2.024cm" svg:y1="14.728cm" svg:x2="1.344cm" svg:y2="14.728cm">
          <text:p/>
        </draw:line>
        <draw:line draw:style-name="gr83" draw:text-style-name="P23" draw:layer="layout" svg:x1="2.024cm" svg:y1="16.928cm" svg:x2="1.344cm" svg:y2="16.928cm">
          <text:p/>
        </draw:line>
        <draw:line draw:style-name="gr83" draw:text-style-name="P23" draw:layer="layout" svg:x1="2.024cm" svg:y1="19.128cm" svg:x2="1.344cm" svg:y2="19.128cm">
          <text:p/>
        </draw:line>
        <draw:line draw:style-name="gr83" draw:text-style-name="P23" draw:layer="layout" svg:x1="2.024cm" svg:y1="22.028cm" svg:x2="1.344cm" svg:y2="22.028cm">
          <text:p/>
        </draw:line>
      </draw:page>
      <draw:page draw:name="УСЛОВНО-ГРАФИЧЕСКИЕ ОБОЗНАЧЕНИЯ (4)"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frame draw:style-name="gr479" draw:text-style-name="P18" draw:layer="layout" svg:width="15.75cm" svg:height="4.066cm" svg:x="4.25cm" svg:y="3.451cm">
          <draw:text-box>
            <text:p text:style-name="P16"><text:span text:style-name="T9">1а. Прибор вне щита (полевой / местный)</text:span></text:p>
            <text:list text:style-name="L1">
              <text:list-item>
                <text:p text:style-name="P16"><text:span text:style-name="T3">установка:</text:span></text:p>
                <text:p text:style-name="P16"><text:span text:style-name="T3">- по месту на технологическом объекте</text:span></text:p>
              </text:list-item>
              <text:list-item>
                <text:p text:style-name="P17"><text:span text:style-name="T14">доступ к данным </text:span><text:span text:style-name="T3">(зависит от функциональных признаков)</text:span></text:p>
              </text:list-item>
            </text:list>
            <text:p text:style-name="P16"><text:span text:style-name="T3"/></text:p>
            <text:p text:style-name="P17"><text:span text:style-name="T3">XX — буквенное обозначение</text:span></text:p>
            <text:p text:style-name="P17"><text:span text:style-name="T3">NN — числовой позиционный номер (1 … )</text:span></text:p>
          </draw:text-box>
        </draw:frame>
        <draw:line draw:style-name="gr413" draw:text-style-name="P23" draw:layer="layout" svg:x1="1.5cm" svg:y1="3.15cm" svg:x2="19.5cm" svg:y2="3.15cm">
          <text:p/>
        </draw:line>
        <draw:frame draw:style-name="gr11" draw:text-style-name="P25" draw:layer="layout" svg:width="1cm" svg:height="0.366cm" svg:x="1.776cm" svg:y="9.094cm">
          <draw:text-box>
            <text:p text:style-name="P24"><text:span text:style-name="T12">XX</text:span></text:p>
          </draw:text-box>
        </draw:frame>
        <draw:frame draw:style-name="gr11" draw:text-style-name="P25" draw:layer="layout" svg:width="1cm" svg:height="0.366cm" svg:x="1.767cm" svg:y="9.53cm">
          <draw:text-box>
            <text:p text:style-name="P24"><text:span text:style-name="T12">NN</text:span></text:p>
          </draw:text-box>
        </draw:frame>
        <draw:frame draw:style-name="gr480" draw:text-style-name="P18" draw:layer="layout" svg:width="15.75cm" svg:height="11.696cm" svg:x="4.25cm" svg:y="8.751cm">
          <draw:text-box>
            <text:p text:style-name="P16"><text:span text:style-name="T9">2а. Прибор на щите, пульте</text:span></text:p>
            <text:list text:style-name="L1">
              <text:list-item>
                <text:p text:style-name="P16"><text:span text:style-name="T3">установка:</text:span></text:p>
                <text:p text:style-name="P16"><text:span text:style-name="T3">- по месту возле технологического объекта</text:span></text:p>
                <text:p text:style-name="P16"><text:span text:style-name="T3">- в местных или центральных операторных помещениях</text:span></text:p>
              </text:list-item>
              <text:list-item>
                <text:p text:style-name="P16"><text:span text:style-name="T3">доступ к данным:</text:span></text:p>
                <text:p text:style-name="P16"><text:span text:style-name="T3">- местный и/или дистанционный (доступно оператору)</text:span></text:p>
              </text:list-item>
            </text:list>
            <text:p text:style-name="P16"><text:span text:style-name="T3"/></text:p>
            <text:list text:continue-numbering="true" text:style-name="L1">
              <text:list-item>
                <text:p text:style-name="P17"><text:span text:style-name="T3">доступ к данным:</text:span></text:p>
                <text:p text:style-name="P17"><text:span text:style-name="T3">- местный и/или дистанционный (доступно оператору)</text:span></text:p>
              </text:list-item>
              <text:list-item>
                <text:p text:style-name="P17"><text:span text:style-name="T3">имеется дублирующая шкала / дисплей</text:span></text:p>
              </text:list-item>
            </text:list>
            <text:p text:style-name="P16"><text:span text:style-name="T3"/></text:p>
            <text:list text:continue-numbering="true" text:style-name="L1">
              <text:list-item>
                <text:p text:style-name="P17"><text:span text:style-name="T3">доступ к данным:</text:span></text:p>
                <text:p text:style-name="P17"><text:span text:style-name="T3">- местный и/или дистанционный (недоступно оператору)</text:span></text:p>
              </text:list-item>
            </text:list>
            <text:p text:style-name="P16"><text:span text:style-name="T3"/></text:p>
            <text:p text:style-name="P16"><text:span text:style-name="T3"/></text:p>
            <text:list text:continue-numbering="true" text:style-name="L1">
              <text:list-item>
                <text:p text:style-name="P17"><text:span text:style-name="T3">доступ к данным:</text:span></text:p>
                <text:p text:style-name="P17"><text:span text:style-name="T3">- местный и/или дистанционный (недоступно оператору)</text:span></text:p>
              </text:list-item>
              <text:list-item>
                <text:p text:style-name="P17"><text:span text:style-name="T3">имеется дублирующая шкала / дисплей</text:span></text:p>
              </text:list-item>
            </text:list>
            <text:p text:style-name="P16"><text:span text:style-name="T3"/></text:p>
            <text:p text:style-name="P17"><text:span text:style-name="T3">XX — буквенное обозначение</text:span></text:p>
            <text:p text:style-name="P17"><text:span text:style-name="T3">NN — числовой позиционный номер (1 … )</text:span></text:p>
          </draw:text-box>
        </draw:frame>
        <draw:line draw:style-name="gr413" draw:text-style-name="P23" draw:layer="layout" svg:x1="1.5cm" svg:y1="8.15cm" svg:x2="19.5cm" svg:y2="8.15cm">
          <text:p/>
        </draw:line>
        <draw:line draw:style-name="gr12" draw:text-style-name="P23" draw:layer="layout" svg:x1="1.75cm" svg:y1="9.454cm" svg:x2="2.75cm" svg:y2="9.454cm">
          <text:p/>
        </draw:line>
        <draw:frame draw:style-name="gr11" draw:text-style-name="P25" draw:layer="layout" svg:width="1cm" svg:height="0.366cm" svg:x="1.764cm" svg:y="15.195cm">
          <draw:text-box>
            <text:p text:style-name="P24"><text:span text:style-name="T12">XX</text:span></text:p>
          </draw:text-box>
        </draw:frame>
        <draw:frame draw:style-name="gr11" draw:text-style-name="P25" draw:layer="layout" svg:width="1cm" svg:height="0.366cm" svg:x="1.755cm" svg:y="15.631cm">
          <draw:text-box>
            <text:p text:style-name="P24"><text:span text:style-name="T12">NN</text:span></text:p>
          </draw:text-box>
        </draw:frame>
        <draw:line draw:style-name="gr481" draw:text-style-name="P23" draw:layer="layout" svg:x1="1.738cm" svg:y1="15.555cm" svg:x2="2.738cm" svg:y2="15.555cm">
          <text:p/>
        </draw:line>
        <draw:frame draw:style-name="gr11" draw:text-style-name="P25" draw:layer="layout" svg:width="1cm" svg:height="0.366cm" svg:x="1.752cm" svg:y="12.996cm">
          <draw:text-box>
            <text:p text:style-name="P24"><text:span text:style-name="T12">XX</text:span></text:p>
          </draw:text-box>
        </draw:frame>
        <draw:frame draw:style-name="gr11" draw:text-style-name="P25" draw:layer="layout" svg:width="1cm" svg:height="0.366cm" svg:x="1.743cm" svg:y="13.432cm">
          <draw:text-box>
            <text:p text:style-name="P24"><text:span text:style-name="T12">NN</text:span></text:p>
          </draw:text-box>
        </draw:frame>
        <draw:line draw:style-name="gr482" draw:text-style-name="P23" draw:layer="layout" svg:x1="1.726cm" svg:y1="13.308cm" svg:x2="2.726cm" svg:y2="13.308cm">
          <text:p/>
        </draw:line>
        <draw:line draw:style-name="gr482" draw:text-style-name="P23" draw:layer="layout" svg:x1="1.726cm" svg:y1="13.408cm" svg:x2="2.726cm" svg:y2="13.408cm">
          <text:p/>
        </draw:line>
        <draw:frame draw:style-name="gr11" draw:text-style-name="P25" draw:layer="layout" svg:width="1cm" svg:height="0.366cm" svg:x="1.74cm" svg:y="17.445cm">
          <draw:text-box>
            <text:p text:style-name="P24"><text:span text:style-name="T12">XX</text:span></text:p>
          </draw:text-box>
        </draw:frame>
        <draw:frame draw:style-name="gr11" draw:text-style-name="P25" draw:layer="layout" svg:width="1cm" svg:height="0.366cm" svg:x="1.731cm" svg:y="17.881cm">
          <draw:text-box>
            <text:p text:style-name="P24"><text:span text:style-name="T12">NN</text:span></text:p>
          </draw:text-box>
        </draw:frame>
        <draw:line draw:style-name="gr481" draw:text-style-name="P23" draw:layer="layout" svg:x1="1.714cm" svg:y1="17.757cm" svg:x2="2.714cm" svg:y2="17.757cm">
          <text:p/>
        </draw:line>
        <draw:line draw:style-name="gr481" draw:text-style-name="P23" draw:layer="layout" svg:x1="1.714cm" svg:y1="17.857cm" svg:x2="2.714cm" svg:y2="17.857cm">
          <text:p/>
        </draw:line>
        <draw:frame draw:style-name="gr412" draw:text-style-name="P18" draw:layer="layout" svg:width="19cm" svg:height="0.796cm" svg:x="1cm" svg:y="2.051cm">
          <draw:text-box>
            <text:p text:style-name="P16"><text:span text:style-name="T9">ПАЗ</text:span></text:p>
          </draw:text-box>
        </draw:frame>
        <draw:custom-shape draw:style-name="gr333" draw:text-style-name="P23" draw:layer="layout" svg:width="1cm" svg:height="1cm" svg:x="1.75cm" svg:y="3.86cm">
          <text:p/>
          <draw:enhanced-geometry svg:viewBox="0 0 21600 21600" draw:type="rectangle" draw:enhanced-path="M 0 0 L 21600 0 21600 21600 0 21600 0 0 Z N"/>
        </draw:custom-shape>
        <draw:custom-shape draw:style-name="gr345" draw:text-style-name="P23" draw:layer="layout" svg:width="1.948cm" svg:height="1.948cm" svg:x="1.276cm" svg:y="3.374cm">
          <text:p/>
          <draw:enhanced-geometry svg:viewBox="0 0 21600 21600" draw:glue-points="10800 0 0 10800 10800 21600 21600 10800" draw:text-areas="5400 5400 16200 16200" draw:type="diamond" draw:enhanced-path="M 10800 0 L 21600 10800 10800 21600 0 10800 10800 0 Z N"/>
        </draw:custom-shape>
        <draw:line draw:style-name="gr477" draw:text-style-name="P23" draw:layer="layout" svg:x1="1.724cm" svg:y1="4.65cm" svg:x2="1.724cm" svg:y2="6.15cm">
          <text:p/>
        </draw:line>
        <draw:line draw:style-name="gr477" draw:text-style-name="P23" draw:layer="layout" svg:x1="2.772cm" svg:y1="4.65cm" svg:x2="2.772cm" svg:y2="6.15cm">
          <text:p/>
        </draw:line>
        <draw:line draw:style-name="gr478" draw:text-style-name="P23" draw:layer="layout" svg:x1="1.75cm" svg:y1="5.874cm" svg:x2="2.75cm" svg:y2="5.874cm">
          <text:p/>
        </draw:line>
        <draw:frame draw:style-name="gr11" draw:text-style-name="P25" draw:layer="layout" svg:width="1cm" svg:height="0.366cm" svg:x="1.767cm" svg:y="5.53cm">
          <draw:text-box>
            <text:p text:style-name="P24"><text:span text:style-name="T12">10</text:span></text:p>
          </draw:text-box>
        </draw:frame>
        <draw:frame draw:style-name="gr11" draw:text-style-name="P25" draw:layer="layout" svg:width="1cm" svg:height="0.366cm" svg:x="1.777cm" svg:y="3.994cm">
          <draw:text-box>
            <text:p text:style-name="P24"><text:span text:style-name="T12">XX</text:span></text:p>
          </draw:text-box>
        </draw:frame>
        <draw:frame draw:style-name="gr11" draw:text-style-name="P25" draw:layer="layout" svg:width="1cm" svg:height="0.366cm" svg:x="1.768cm" svg:y="4.43cm">
          <draw:text-box>
            <text:p text:style-name="P24"><text:span text:style-name="T12">NN</text:span></text:p>
          </draw:text-box>
        </draw:frame>
        <draw:custom-shape draw:style-name="gr333" draw:text-style-name="P23" draw:layer="layout" svg:width="1cm" svg:height="1cm" svg:x="1.751cm" svg:y="8.935cm">
          <text:p/>
          <draw:enhanced-geometry svg:viewBox="0 0 21600 21600" draw:type="rectangle" draw:enhanced-path="M 0 0 L 21600 0 21600 21600 0 21600 0 0 Z N"/>
        </draw:custom-shape>
        <draw:custom-shape draw:style-name="gr345" draw:text-style-name="P23" draw:layer="layout" svg:width="1.948cm" svg:height="1.948cm" svg:x="1.277cm" svg:y="8.44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33" draw:text-style-name="P23" draw:layer="layout" svg:width="1cm" svg:height="1cm" svg:x="1.751cm" svg:y="12.835cm">
          <text:p/>
          <draw:enhanced-geometry svg:viewBox="0 0 21600 21600" draw:type="rectangle" draw:enhanced-path="M 0 0 L 21600 0 21600 21600 0 21600 0 0 Z N"/>
        </draw:custom-shape>
        <draw:custom-shape draw:style-name="gr345" draw:text-style-name="P23" draw:layer="layout" svg:width="1.948cm" svg:height="1.948cm" svg:x="1.277cm" svg:y="12.34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33" draw:text-style-name="P23" draw:layer="layout" svg:width="1cm" svg:height="1cm" svg:x="1.751cm" svg:y="15.036cm">
          <text:p/>
          <draw:enhanced-geometry svg:viewBox="0 0 21600 21600" draw:type="rectangle" draw:enhanced-path="M 0 0 L 21600 0 21600 21600 0 21600 0 0 Z N"/>
        </draw:custom-shape>
        <draw:custom-shape draw:style-name="gr345" draw:text-style-name="P23" draw:layer="layout" svg:width="1.948cm" svg:height="1.948cm" svg:x="1.277cm" svg:y="14.5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33" draw:text-style-name="P23" draw:layer="layout" svg:width="1cm" svg:height="1cm" svg:x="1.751cm" svg:y="17.31cm">
          <text:p/>
          <draw:enhanced-geometry svg:viewBox="0 0 21600 21600" draw:type="rectangle" draw:enhanced-path="M 0 0 L 21600 0 21600 21600 0 21600 0 0 Z N"/>
        </draw:custom-shape>
        <draw:custom-shape draw:style-name="gr345" draw:text-style-name="P23" draw:layer="layout" svg:width="1.948cm" svg:height="1.948cm" svg:x="1.277cm" svg:y="16.824cm">
          <text:p/>
          <draw:enhanced-geometry svg:viewBox="0 0 21600 21600" draw:glue-points="10800 0 0 10800 10800 21600 21600 10800" draw:text-areas="5400 5400 16200 16200" draw:type="diamond" draw:enhanced-path="M 10800 0 L 21600 10800 10800 21600 0 10800 10800 0 Z N"/>
        </draw:custom-shape>
        <draw:line draw:style-name="gr413" draw:text-style-name="P23" draw:layer="layout" svg:x1="1.5cm" svg:y1="21.15cm" svg:x2="19.5cm" svg:y2="21.15cm">
          <text:p/>
        </draw:line>
        <draw:line draw:style-name="gr477" draw:text-style-name="P23" draw:layer="layout" svg:x1="1.747cm" svg:y1="22.514cm" svg:x2="2.808cm" svg:y2="23.575cm">
          <text:p/>
        </draw:line>
        <draw:line draw:style-name="gr477" draw:text-style-name="P23" draw:layer="layout" svg:x1="2.488cm" svg:y1="21.773cm" svg:x2="3.549cm" svg:y2="22.834cm">
          <text:p/>
        </draw:line>
        <draw:line draw:style-name="gr478" draw:text-style-name="P23" draw:layer="layout" svg:x1="2.631cm" svg:y1="23.361cm" svg:x2="3.338cm" svg:y2="22.654cm">
          <text:p/>
        </draw:line>
        <draw:frame draw:style-name="gr11" draw:text-style-name="P25" draw:layer="layout" svg:width="1cm" svg:height="0.366cm" draw:transform="rotate (0.785398163397448) translate (2.4cm 23.106cm)">
          <draw:text-box>
            <text:p text:style-name="P24"><text:span text:style-name="T12">10</text:span></text:p>
          </draw:text-box>
        </draw:frame>
        <draw:frame draw:style-name="gr483" draw:text-style-name="P18" draw:layer="layout" svg:width="15.75cm" svg:height="6.246cm" svg:x="4.25cm" svg:y="21.551cm">
          <draw:text-box>
            <text:p text:style-name="P16"><text:span text:style-name="T9">3а. Сигнал таблицы причинно-следственных связей</text:span></text:p>
            <text:p text:style-name="P16"><text:span text:style-name="T3"><text:s text:c="4"/></text:span><text:span text:style-name="T3">(INTERLOCKING SEQUENCE DIAGRAM)</text:span></text:p>
            <text:list text:style-name="L1">
              <text:list-item>
                <text:p text:style-name="P16"><text:span text:style-name="T3">причина (от прибора)</text:span></text:p>
              </text:list-item>
            </text:list>
            <text:p text:style-name="P17"><text:span text:style-name="T3">N — числовое обозначение сигнала-причины (1 … )</text:span></text:p>
            <text:p text:style-name="P16"><text:span text:style-name="T3"/></text:p>
            <text:list text:continue-numbering="true" text:style-name="L1">
              <text:list-item>
                <text:p text:style-name="P17"><text:span text:style-name="T3">следствие, воздействие (к прибору)</text:span></text:p>
              </text:list-item>
            </text:list>
            <text:p text:style-name="P16"><text:span text:style-name="T3">MM — буквенное обозначение сигнала-следствия (A … Z, AA, AB, AC ... )</text:span></text:p>
            <text:p text:style-name="P16"><text:span text:style-name="T3"/></text:p>
            <text:p text:style-name="P16"><text:span text:style-name="T3"/></text:p>
            <text:p text:style-name="P16"><text:span text:style-name="T3"/></text:p>
            <text:p text:style-name="P16"><text:span text:style-name="T3">варианты линий В/В</text:span></text:p>
          </draw:text-box>
        </draw:frame>
        <draw:custom-shape draw:style-name="gr333" draw:text-style-name="P23" draw:layer="layout" svg:width="1cm" svg:height="1cm" draw:transform="rotate (-0.785398163397448) translate (2.25cm 21.553cm)">
          <text:p/>
          <draw:enhanced-geometry svg:viewBox="0 0 21600 21600" draw:type="rectangle" draw:enhanced-path="M 0 0 L 21600 0 21600 21600 0 21600 0 0 Z N"/>
        </draw:custom-shape>
        <draw:frame draw:style-name="gr11" draw:text-style-name="P25" draw:layer="layout" svg:width="1cm" svg:height="0.366cm" svg:x="1.752cm" svg:y="21.894cm">
          <draw:text-box>
            <text:p text:style-name="P24"><text:span text:style-name="T12">IE</text:span></text:p>
          </draw:text-box>
        </draw:frame>
        <draw:frame draw:style-name="gr11" draw:text-style-name="P25" draw:layer="layout" svg:width="1cm" svg:height="0.366cm" svg:x="1.743cm" svg:y="22.33cm">
          <draw:text-box>
            <text:p text:style-name="P24"><text:span text:style-name="T12">N</text:span></text:p>
          </draw:text-box>
        </draw:frame>
        <draw:custom-shape draw:style-name="gr333" draw:text-style-name="P23" draw:layer="layout" svg:width="1cm" svg:height="1cm" draw:transform="rotate (-0.785398163397448) translate (2.238cm 24.341cm)">
          <text:p/>
          <draw:enhanced-geometry svg:viewBox="0 0 21600 21600" draw:type="rectangle" draw:enhanced-path="M 0 0 L 21600 0 21600 21600 0 21600 0 0 Z N"/>
        </draw:custom-shape>
        <draw:frame draw:style-name="gr11" draw:text-style-name="P25" draw:layer="layout" svg:width="1cm" svg:height="0.366cm" svg:x="1.74cm" svg:y="24.682cm">
          <draw:text-box>
            <text:p text:style-name="P24"><text:span text:style-name="T12">IE</text:span></text:p>
          </draw:text-box>
        </draw:frame>
        <draw:frame draw:style-name="gr11" draw:text-style-name="P25" draw:layer="layout" svg:width="1cm" svg:height="0.366cm" svg:x="1.731cm" svg:y="25.118cm">
          <draw:text-box>
            <text:p text:style-name="P24"><text:span text:style-name="T12">M</text:span></text:p>
          </draw:text-box>
        </draw:frame>
        <draw:line draw:style-name="gr484" draw:text-style-name="P23" draw:layer="layout" svg:x1="2.25cm" svg:y1="26.504cm" svg:x2="2.25cm" svg:y2="25.754cm">
          <text:p/>
        </draw:line>
        <draw:line draw:style-name="gr338" draw:text-style-name="P23" draw:layer="layout" svg:x1="2.25cm" svg:y1="23.73cm" svg:x2="2.25cm" svg:y2="22.98cm">
          <text:p/>
        </draw:line>
        <draw:line draw:style-name="gr338" draw:text-style-name="P23" draw:layer="layout" svg:x1="1.123cm" svg:y1="27.156cm" svg:x2="1.873cm" svg:y2="27.156cm">
          <text:p/>
        </draw:line>
        <draw:line draw:style-name="gr338" draw:text-style-name="P23" draw:layer="layout" svg:x1="2.749cm" svg:y1="27.156cm" svg:x2="3.499cm" svg:y2="27.156cm">
          <text:p/>
        </draw:line>
        <draw:line draw:style-name="gr485" draw:text-style-name="P23" draw:layer="layout" svg:x1="1.856cm" svg:y1="27.129cm" svg:x2="2.302cm" svg:y2="28.276cm">
          <text:p/>
        </draw:line>
        <draw:line draw:style-name="gr485" draw:text-style-name="P23" draw:layer="layout" svg:x1="2.801cm" svg:y1="27.14cm" svg:x2="2.305cm" svg:y2="28.266cm">
          <text:p/>
        </draw:line>
      </draw:page>
      <draw:page draw:name="УСЛОВНО-ГРАФИЧЕСКИЕ ОБОЗНАЧЕНИЯ (5)"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5cm" svg:y1="2.35cm" svg:x2="19.5cm" svg:y2="2.35cm">
          <text:p/>
        </draw:line>
        <draw:frame draw:style-name="gr489" draw:text-style-name="P18" draw:layer="layout" svg:width="15.75cm" svg:height="14.966cm" svg:x="4.25cm" svg:y="2.751cm">
          <draw:text-box>
            <text:p text:style-name="P16"><text:span text:style-name="T9">Привод регулирующего органа</text:span></text:p>
            <text:list text:style-name="L1">
              <text:list-item>
                <text:p text:style-name="P16"><text:span text:style-name="T3">механизм привода (окружность)</text:span></text:p>
                <text:p text:style-name="P16"><text:span text:style-name="T3">- принимает управляющее воздействие (например, в цифровом виде)</text:span></text:p>
                <text:p text:style-name="P16"><text:span text:style-name="T3">- и преобразует его в энергию (например, в электричество)</text:span></text:p>
              </text:list-item>
              <text:list-item>
                <text:p text:style-name="P16"><text:span text:style-name="T3">элемент передачи энергии от привода к исполнительному механизму</text:span></text:p>
                <text:p text:style-name="P16"><text:span text:style-name="T3">(вертикальная линия)</text:span></text:p>
              </text:list-item>
            </text:list>
            <text:p text:style-name="P16"><text:span text:style-name="T3"/></text:p>
            <text:p text:style-name="P16"><text:span text:style-name="T3">X — тип привода (аналогично РСУ)</text:span></text:p>
            <text:p text:style-name="P16"><text:span text:style-name="T3"/></text:p>
            <text:p text:style-name="P16"><text:span text:style-name="T3"/></text:p>
            <text:list text:continue-numbering="true" text:style-name="L1">
              <text:list-item>
                <text:p text:style-name="P16"><text:span text:style-name="T3">нормальное положение не определено</text:span></text:p>
              </text:list-item>
            </text:list>
            <text:p text:style-name="P16"><text:span text:style-name="T3"/></text:p>
            <text:p text:style-name="P16"><text:span text:style-name="T3"/></text:p>
            <text:p text:style-name="P16"><text:span text:style-name="T3"/></text:p>
            <text:list text:continue-numbering="true" text:style-name="L1">
              <text:list-item>
                <text:p text:style-name="P17"><text:span text:style-name="T3">нормально-открытое положение</text:span></text:p>
              </text:list-item>
            </text:list>
            <text:p text:style-name="P17"><text:span text:style-name="T3"/></text:p>
            <text:p text:style-name="P17"><text:span text:style-name="T3"/></text:p>
            <text:p text:style-name="P17"><text:span text:style-name="T3"/></text:p>
            <text:list text:continue-numbering="true" text:style-name="L1">
              <text:list-item>
                <text:p text:style-name="P17"><text:span text:style-name="T3">нормально-закрытое положение</text:span></text:p>
              </text:list-item>
            </text:list>
            <text:p text:style-name="P17"><text:span text:style-name="T3"/></text:p>
            <text:p text:style-name="P17"><text:span text:style-name="T3"/></text:p>
            <text:p text:style-name="P17"><text:span text:style-name="T3"/></text:p>
            <text:list text:continue-numbering="true" text:style-name="L1">
              <text:list-item>
                <text:p text:style-name="P17"><text:span text:style-name="T3">остается последнее положение</text:span></text:p>
              </text:list-item>
            </text:list>
            <text:p text:style-name="P17"><text:span text:style-name="T3"/></text:p>
            <text:p text:style-name="P17"><text:span text:style-name="T3"/></text:p>
            <text:p text:style-name="P17"><text:span text:style-name="T9">Привод с ручным дублером (ручное управляющее воздействие)</text:span></text:p>
            <text:p text:style-name="P17"><text:span text:style-name="T42">функция стрелок у элемента передачи энергии остается такой же</text:span></text:p>
          </draw:text-box>
        </draw:frame>
        <draw:frame draw:style-name="gr11" draw:text-style-name="P25" draw:layer="layout" svg:width="0.5cm" svg:height="0.366cm" svg:x="2.068cm" svg:y="3.48cm">
          <draw:text-box>
            <text:p text:style-name="P24"><text:span text:style-name="T12">X</text:span></text:p>
          </draw:text-box>
        </draw:frame>
        <draw:line draw:style-name="gr477" draw:text-style-name="P23" draw:layer="layout" svg:x1="2.278cm" svg:y1="3.9cm" svg:x2="3.778cm" svg:y2="3.9cm">
          <text:p/>
        </draw:line>
        <draw:line draw:style-name="gr477" draw:text-style-name="P23" draw:layer="layout" svg:x1="2.278cm" svg:y1="3.338cm" svg:x2="3.778cm" svg:y2="3.338cm">
          <text:p/>
        </draw:line>
        <draw:line draw:style-name="gr478" draw:text-style-name="P23" draw:layer="layout" svg:x1="3.502cm" svg:y1="3.9cm" svg:x2="3.502cm" svg:y2="3.338cm">
          <text:p/>
        </draw:line>
        <draw:frame draw:style-name="gr11" draw:text-style-name="P25" draw:layer="layout" svg:width="1cm" svg:height="0.366cm" draw:transform="rotate (1.5707963267949) translate (3.058cm 4.117cm)">
          <draw:text-box>
            <text:p text:style-name="P24"><text:span text:style-name="T12">5</text:span></text:p>
          </draw:text-box>
        </draw:frame>
        <draw:line draw:style-name="gr12" draw:text-style-name="P23" draw:layer="layout" svg:x1="2.302cm" svg:y1="3.876cm" svg:x2="2.302cm" svg:y2="4.976cm">
          <text:p/>
        </draw:line>
        <draw:line draw:style-name="gr477" draw:text-style-name="P23" draw:layer="layout" svg:x1="2.324cm" svg:y1="4.972cm" svg:x2="3.824cm" svg:y2="4.972cm">
          <text:p/>
        </draw:line>
        <draw:line draw:style-name="gr477" draw:text-style-name="P23" draw:layer="layout" svg:x1="2.324cm" svg:y1="3.924cm" svg:x2="3.824cm" svg:y2="3.924cm">
          <text:p/>
        </draw:line>
        <draw:line draw:style-name="gr478" draw:text-style-name="P23" draw:layer="layout" svg:x1="3.548cm" svg:y1="4.946cm" svg:x2="3.548cm" svg:y2="3.946cm">
          <text:p/>
        </draw:line>
        <draw:frame draw:style-name="gr11" draw:text-style-name="P25" draw:layer="layout" svg:width="1cm" svg:height="0.366cm" draw:transform="rotate (1.5707963267949) translate (3.1cm 4.929cm)">
          <draw:text-box>
            <text:p text:style-name="P24"><text:span text:style-name="T12">10</text:span></text:p>
          </draw:text-box>
        </draw:frame>
        <draw:frame draw:style-name="gr11" draw:text-style-name="P25" draw:layer="layout" svg:width="0.5cm" svg:height="0.366cm" svg:x="2.062cm" svg:y="8.18cm">
          <draw:text-box>
            <text:p text:style-name="P24"><text:span text:style-name="T12">X</text:span></text:p>
          </draw:text-box>
        </draw:frame>
        <draw:line draw:style-name="gr12" draw:text-style-name="P23" draw:layer="layout" svg:x1="2.296cm" svg:y1="8.576cm" svg:x2="2.296cm" svg:y2="9.676cm">
          <text:p/>
        </draw:line>
        <draw:frame draw:style-name="gr11" draw:text-style-name="P25" draw:layer="layout" svg:width="0.5cm" svg:height="0.366cm" svg:x="2.056cm" svg:y="10.281cm">
          <draw:text-box>
            <text:p text:style-name="P24"><text:span text:style-name="T12">X</text:span></text:p>
          </draw:text-box>
        </draw:frame>
        <draw:line draw:style-name="gr487" draw:text-style-name="P23" draw:layer="layout" svg:x1="2.29cm" svg:y1="10.651cm" svg:x2="2.29cm" svg:y2="11.751cm">
          <text:p/>
        </draw:line>
        <draw:frame draw:style-name="gr11" draw:text-style-name="P25" draw:layer="layout" svg:width="0.5cm" svg:height="0.366cm" svg:x="2.05cm" svg:y="12.381cm">
          <draw:text-box>
            <text:p text:style-name="P24"><text:span text:style-name="T12">X</text:span></text:p>
          </draw:text-box>
        </draw:frame>
        <draw:line draw:style-name="gr347" draw:text-style-name="P23" draw:layer="layout" svg:x1="2.284cm" svg:y1="12.777cm" svg:x2="2.284cm" svg:y2="13.877cm">
          <text:p/>
        </draw:line>
        <draw:custom-shape draw:style-name="gr349" draw:text-style-name="P23" draw:layer="layout" svg:width="0.5cm" svg:height="0.5cm" svg:x="2.054cm" svg:y="3.36cm">
          <text:p/>
          <draw:enhanced-geometry svg:viewBox="0 0 21600 21600" draw:type="rectangle" draw:enhanced-path="M 0 0 L 21600 0 21600 21600 0 21600 0 0 Z N"/>
        </draw:custom-shape>
        <draw:custom-shape draw:style-name="gr349" draw:text-style-name="P23" draw:layer="layout" svg:width="0.5cm" svg:height="0.5cm" svg:x="2.054cm" svg:y="8.06cm">
          <text:p/>
          <draw:enhanced-geometry svg:viewBox="0 0 21600 21600" draw:type="rectangle" draw:enhanced-path="M 0 0 L 21600 0 21600 21600 0 21600 0 0 Z N"/>
        </draw:custom-shape>
        <draw:custom-shape draw:style-name="gr349" draw:text-style-name="P23" draw:layer="layout" svg:width="0.5cm" svg:height="0.5cm" svg:x="2.054cm" svg:y="10.156cm">
          <text:p/>
          <draw:enhanced-geometry svg:viewBox="0 0 21600 21600" draw:type="rectangle" draw:enhanced-path="M 0 0 L 21600 0 21600 21600 0 21600 0 0 Z N"/>
        </draw:custom-shape>
        <draw:custom-shape draw:style-name="gr349" draw:text-style-name="P23" draw:layer="layout" svg:width="0.5cm" svg:height="0.5cm" svg:x="2.054cm" svg:y="12.278cm">
          <text:p/>
          <draw:enhanced-geometry svg:viewBox="0 0 21600 21600" draw:type="rectangle" draw:enhanced-path="M 0 0 L 21600 0 21600 21600 0 21600 0 0 Z N"/>
        </draw:custom-shape>
        <draw:frame draw:style-name="gr11" draw:text-style-name="P25" draw:layer="layout" svg:width="0.5cm" svg:height="0.366cm" svg:x="2.038cm" svg:y="14.568cm">
          <draw:text-box>
            <text:p text:style-name="P24"><text:span text:style-name="T12">X</text:span></text:p>
          </draw:text-box>
        </draw:frame>
        <draw:line draw:style-name="gr488" draw:text-style-name="P23" draw:layer="layout" svg:x1="2.272cm" svg:y1="14.964cm" svg:x2="2.272cm" svg:y2="16.064cm">
          <text:p/>
        </draw:line>
        <draw:custom-shape draw:style-name="gr349" draw:text-style-name="P23" draw:layer="layout" svg:width="0.5cm" svg:height="0.5cm" svg:x="2.054cm" svg:y="14.452cm">
          <text:p/>
          <draw:enhanced-geometry svg:viewBox="0 0 21600 21600" draw:type="rectangle" draw:enhanced-path="M 0 0 L 21600 0 21600 21600 0 21600 0 0 Z N"/>
        </draw:custom-shape>
        <draw:frame draw:style-name="gr11" draw:text-style-name="P25" draw:layer="layout" svg:width="0.5cm" svg:height="0.366cm" svg:x="2.058cm" svg:y="17.38cm">
          <draw:text-box>
            <text:p text:style-name="P24"><text:span text:style-name="T12">X</text:span></text:p>
          </draw:text-box>
        </draw:frame>
        <draw:line draw:style-name="gr12" draw:text-style-name="P23" draw:layer="layout" svg:x1="2.292cm" svg:y1="17.776cm" svg:x2="2.292cm" svg:y2="18.876cm">
          <text:p/>
        </draw:line>
        <draw:custom-shape draw:style-name="gr349" draw:text-style-name="P23" draw:layer="layout" svg:width="0.5cm" svg:height="0.5cm" svg:x="2.05cm" svg:y="17.26cm">
          <text:p/>
          <draw:enhanced-geometry svg:viewBox="0 0 21600 21600" draw:type="rectangle" draw:enhanced-path="M 0 0 L 21600 0 21600 21600 0 21600 0 0 Z N"/>
        </draw:custom-shape>
        <draw:line draw:style-name="gr83" draw:text-style-name="P23" draw:layer="layout" svg:x1="2.024cm" svg:y1="12.55cm" svg:x2="1.344cm" svg:y2="12.55cm">
          <text:p/>
        </draw:line>
        <draw:line draw:style-name="gr83" draw:text-style-name="P23" draw:layer="layout" svg:x1="2.024cm" svg:y1="10.428cm" svg:x2="1.344cm" svg:y2="10.428cm">
          <text:p/>
        </draw:line>
        <draw:line draw:style-name="gr83" draw:text-style-name="P23" draw:layer="layout" svg:x1="2.024cm" svg:y1="8.328cm" svg:x2="1.344cm" svg:y2="8.328cm">
          <text:p/>
        </draw:line>
        <draw:line draw:style-name="gr83" draw:text-style-name="P23" draw:layer="layout" svg:x1="2.024cm" svg:y1="3.628cm" svg:x2="1.344cm" svg:y2="3.628cm">
          <text:p/>
        </draw:line>
        <draw:line draw:style-name="gr83" draw:text-style-name="P23" draw:layer="layout" svg:x1="2.024cm" svg:y1="14.698cm" svg:x2="1.344cm" svg:y2="14.698cm">
          <text:p/>
        </draw:line>
        <draw:line draw:style-name="gr83" draw:text-style-name="P23" draw:layer="layout" svg:x1="2.024cm" svg:y1="17.524cm" svg:x2="1.344cm" svg:y2="17.524cm">
          <text:p/>
        </draw:line>
        <draw:line draw:style-name="gr12" draw:text-style-name="P23" draw:layer="layout" svg:x1="2.301cm" svg:y1="16.914cm" svg:x2="2.301cm" svg:y2="17.254cm">
          <text:p/>
        </draw:line>
        <draw:line draw:style-name="gr12" draw:text-style-name="P23" draw:layer="layout" svg:x1="2.558cm" svg:y1="16.914cm" svg:x2="2.058cm" svg:y2="16.914cm">
          <text:p/>
        </draw:line>
      </draw:page>
      <draw:page draw:name="УСЛОВНО-ГРАФИЧЕСКИЕ ОБОЗНАЧЕНИЯ (6)"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5cm" svg:y1="3.15cm" svg:x2="19.5cm" svg:y2="3.15cm">
          <text:p/>
        </draw:line>
        <draw:frame draw:style-name="gr490" draw:text-style-name="P18" draw:layer="layout" svg:width="15.75cm" svg:height="8.971cm" svg:x="4.25cm" svg:y="3.551cm">
          <draw:text-box>
            <text:p text:style-name="P16"><text:span text:style-name="T9">Двухпозиционный клапан</text:span></text:p>
            <text:p text:style-name="P16"><text:span text:style-name="T3"/></text:p>
            <text:p text:style-name="P16"><text:span text:style-name="T3"/></text:p>
            <text:p text:style-name="P16"><text:span text:style-name="T3"/></text:p>
            <text:p text:style-name="P16"><text:span text:style-name="T3">с электромагнитным / соленоидным приводом (для РСУ)</text:span></text:p>
            <text:p text:style-name="P17"><text:span text:style-name="T3">нормально-открытый</text:span></text:p>
            <text:p text:style-name="P16"><text:span text:style-name="T3"/></text:p>
            <text:p text:style-name="P16"><text:span text:style-name="T3"/></text:p>
            <text:p text:style-name="P16"><text:span text:style-name="T3"/></text:p>
            <text:p text:style-name="P16"><text:span text:style-name="T3">с пневматическим приводом (для РСУ)</text:span></text:p>
            <text:p text:style-name="P17"><text:span text:style-name="T3">нормально-закрытый</text:span></text:p>
            <text:p text:style-name="P17"><text:span text:style-name="T3"/></text:p>
            <text:p text:style-name="P17"><text:span text:style-name="T3"/></text:p>
            <text:p text:style-name="P17"><text:span text:style-name="T3"/></text:p>
            <text:p text:style-name="P17"><text:span text:style-name="T3">с пневматическим приводом (для ПАЗ)</text:span></text:p>
            <text:p text:style-name="P17"><text:span text:style-name="T3">нормально-закрытый</text:span></text:p>
          </draw:text-box>
        </draw:frame>
        <draw:frame draw:style-name="gr412" draw:text-style-name="P18" draw:layer="layout" svg:width="19cm" svg:height="0.796cm" svg:x="1cm" svg:y="2.051cm">
          <draw:text-box>
            <text:p text:style-name="P16"><text:span text:style-name="T9">Регулирующие органы (для всех систем)</text:span></text:p>
          </draw:text-box>
        </draw:frame>
        <draw:custom-shape draw:style-name="gr29" draw:text-style-name="P23" draw:layer="layout" svg:width="0.5cm" svg:height="0.5cm" draw:transform="rotate (-1.5707963267949) translate (2.5cm 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2.501cm 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23" draw:layer="layout" svg:width="0.5cm" svg:height="0.5cm" svg:x="2.262cm" svg:y="5.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276cm" svg:y="6.112cm">
          <draw:text-box>
            <text:p text:style-name="P24"><text:span text:style-name="T12">S</text:span></text:p>
          </draw:text-box>
        </draw:frame>
        <draw:line draw:style-name="gr487" draw:text-style-name="P23" draw:layer="layout" svg:x1="2.51cm" svg:y1="6.508cm" svg:x2="2.51cm" svg:y2="7.608cm">
          <text:p/>
        </draw:line>
        <draw:custom-shape draw:style-name="gr29" draw:text-style-name="P23" draw:layer="layout" svg:width="0.5cm" svg:height="0.5cm" draw:transform="rotate (-1.5707963267949) translate (2.504cm 7.3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2.505cm 7.8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23" draw:layer="layout" svg:width="0.5cm" svg:height="0.5cm" svg:x="2.262cm" svg:y="8.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276cm" svg:y="8.782cm">
          <draw:text-box>
            <text:p text:style-name="P24"><text:span text:style-name="T12">P</text:span></text:p>
          </draw:text-box>
        </draw:frame>
        <draw:line draw:style-name="gr347" draw:text-style-name="P23" draw:layer="layout" svg:x1="2.51cm" svg:y1="9.178cm" svg:x2="2.51cm" svg:y2="10.278cm">
          <text:p/>
        </draw:line>
        <draw:custom-shape draw:style-name="gr491" draw:text-style-name="P31" draw:layer="layout" svg:width="0.5cm" svg:height="0.5cm" draw:transform="rotate (-1.5707963267949) translate (2.504cm 10.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1" draw:text-style-name="P31" draw:layer="layout" svg:width="0.5cm" svg:height="0.5cm" draw:transform="rotate (1.5707963267949) translate (2.505cm 10.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25" draw:layer="layout" svg:width="0.5cm" svg:height="0.366cm" svg:x="2.268cm" svg:y="11.583cm">
          <draw:text-box>
            <text:p text:style-name="P24"><text:span text:style-name="T12">P</text:span></text:p>
          </draw:text-box>
        </draw:frame>
        <draw:line draw:style-name="gr347" draw:text-style-name="P23" draw:layer="layout" svg:x1="2.502cm" svg:y1="11.979cm" svg:x2="2.502cm" svg:y2="13.079cm">
          <text:p/>
        </draw:line>
        <draw:custom-shape draw:style-name="gr491" draw:text-style-name="P31" draw:layer="layout" svg:width="0.5cm" svg:height="0.5cm" draw:transform="rotate (-1.5707963267949) translate (2.496cm 12.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1" draw:text-style-name="P31" draw:layer="layout" svg:width="0.5cm" svg:height="0.5cm" draw:transform="rotate (1.5707963267949) translate (2.497cm 13.3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9" draw:text-style-name="P23" draw:layer="layout" svg:width="0.5cm" svg:height="0.5cm" svg:x="2.25cm" svg:y="11.486cm">
          <text:p/>
          <draw:enhanced-geometry svg:viewBox="0 0 21600 21600" draw:type="rectangle" draw:enhanced-path="M 0 0 L 21600 0 21600 21600 0 21600 0 0 Z N"/>
        </draw:custom-shape>
        <draw:line draw:style-name="gr413" draw:text-style-name="P23" draw:layer="layout" svg:x1="1.5cm" svg:y1="14.25cm" svg:x2="19.5cm" svg:y2="14.25cm">
          <text:p/>
        </draw:line>
        <draw:frame draw:style-name="gr492" draw:text-style-name="P18" draw:layer="layout" svg:width="15.75cm" svg:height="1.886cm" svg:x="4.25cm" svg:y="14.651cm">
          <draw:text-box>
            <text:p text:style-name="P16"><text:span text:style-name="T9">3-ходовой клапан</text:span></text:p>
            <text:p text:style-name="P17"><text:span text:style-name="T3">с электромагтинтным / соленоидным приводом (для РСУ)</text:span></text:p>
            <text:p text:style-name="P17"><text:span text:style-name="T3">нормальное положение не определено</text:span></text:p>
          </draw:text-box>
        </draw:frame>
        <draw:custom-shape draw:style-name="gr29" draw:text-style-name="P23" draw:layer="layout" svg:width="0.5cm" svg:height="0.5cm" draw:transform="rotate (-1.5707963267949) translate (2.5cm 1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2.501cm 1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 draw:text-style-name="P23" draw:layer="layout" svg:x1="2.502cm" svg:y1="15.4cm" svg:x2="2.502cm" svg:y2="16.493cm">
          <text:p/>
        </draw:line>
        <draw:line draw:style-name="gr83" draw:text-style-name="P23" draw:layer="layout" svg:x1="2.25cm" svg:y1="11.728cm" svg:x2="1.57cm" svg:y2="11.728cm">
          <text:p/>
        </draw:line>
        <draw:line draw:style-name="gr83" draw:text-style-name="P23" draw:layer="layout" svg:x1="2.25cm" svg:y1="8.928cm" svg:x2="1.57cm" svg:y2="8.928cm">
          <text:p/>
        </draw:line>
        <draw:line draw:style-name="gr83" draw:text-style-name="P23" draw:layer="layout" svg:x1="2.25cm" svg:y1="6.28cm" svg:x2="1.57cm" svg:y2="6.28cm">
          <text:p/>
        </draw:line>
        <draw:g>
          <draw:line draw:style-name="gr493" draw:text-style-name="P30" draw:layer="layout" svg:x1="2.768cm" svg:y1="11.744cm" svg:x2="2.968cm" svg:y2="11.744cm">
            <text:p/>
          </draw:line>
          <draw:line draw:style-name="gr494" draw:text-style-name="P30" draw:layer="layout" svg:x1="2.818cm" svg:y1="11.794cm" svg:x2="2.868cm" svg:y2="11.694cm">
            <text:p/>
          </draw:line>
          <draw:line draw:style-name="gr495" draw:text-style-name="P30" draw:layer="layout" svg:x1="2.868cm" svg:y1="11.794cm" svg:x2="2.918cm" svg:y2="11.694cm">
            <text:p/>
          </draw:line>
        </draw:g>
        <draw:g>
          <draw:line draw:style-name="gr496" draw:text-style-name="P30" draw:layer="layout" svg:x1="2.952cm" svg:y1="11.744cm" svg:x2="3.152cm" svg:y2="11.744cm">
            <text:p/>
          </draw:line>
          <draw:line draw:style-name="gr497" draw:text-style-name="P30" draw:layer="layout" svg:x1="3.002cm" svg:y1="11.794cm" svg:x2="3.052cm" svg:y2="11.694cm">
            <text:p/>
          </draw:line>
          <draw:line draw:style-name="gr498" draw:text-style-name="P30" draw:layer="layout" svg:x1="3.052cm" svg:y1="11.794cm" svg:x2="3.102cm" svg:y2="11.694cm">
            <text:p/>
          </draw:line>
        </draw:g>
        <draw:g>
          <draw:line draw:style-name="gr499" draw:text-style-name="P30" draw:layer="layout" svg:x1="3.13cm" svg:y1="11.744cm" svg:x2="3.33cm" svg:y2="11.744cm">
            <text:p/>
          </draw:line>
          <draw:line draw:style-name="gr500" draw:text-style-name="P30" draw:layer="layout" svg:x1="3.18cm" svg:y1="11.794cm" svg:x2="3.23cm" svg:y2="11.694cm">
            <text:p/>
          </draw:line>
          <draw:line draw:style-name="gr501" draw:text-style-name="P30" draw:layer="layout" svg:x1="3.23cm" svg:y1="11.794cm" svg:x2="3.28cm" svg:y2="11.694cm">
            <text:p/>
          </draw:line>
        </draw:g>
        <draw:g>
          <draw:line draw:style-name="gr502" draw:text-style-name="P30" draw:layer="layout" svg:x1="2.768cm" svg:y1="8.918cm" svg:x2="2.968cm" svg:y2="8.918cm">
            <text:p/>
          </draw:line>
          <draw:line draw:style-name="gr503" draw:text-style-name="P30" draw:layer="layout" svg:x1="2.818cm" svg:y1="8.968cm" svg:x2="2.868cm" svg:y2="8.868cm">
            <text:p/>
          </draw:line>
          <draw:line draw:style-name="gr504" draw:text-style-name="P30" draw:layer="layout" svg:x1="2.868cm" svg:y1="8.968cm" svg:x2="2.918cm" svg:y2="8.868cm">
            <text:p/>
          </draw:line>
        </draw:g>
        <draw:g>
          <draw:line draw:style-name="gr505" draw:text-style-name="P30" draw:layer="layout" svg:x1="2.952cm" svg:y1="8.918cm" svg:x2="3.152cm" svg:y2="8.918cm">
            <text:p/>
          </draw:line>
          <draw:line draw:style-name="gr506" draw:text-style-name="P30" draw:layer="layout" svg:x1="3.002cm" svg:y1="8.968cm" svg:x2="3.052cm" svg:y2="8.868cm">
            <text:p/>
          </draw:line>
          <draw:line draw:style-name="gr507" draw:text-style-name="P30" draw:layer="layout" svg:x1="3.052cm" svg:y1="8.968cm" svg:x2="3.102cm" svg:y2="8.868cm">
            <text:p/>
          </draw:line>
        </draw:g>
        <draw:g>
          <draw:line draw:style-name="gr508" draw:text-style-name="P30" draw:layer="layout" svg:x1="3.13cm" svg:y1="8.918cm" svg:x2="3.33cm" svg:y2="8.918cm">
            <text:p/>
          </draw:line>
          <draw:line draw:style-name="gr509" draw:text-style-name="P30" draw:layer="layout" svg:x1="3.18cm" svg:y1="8.968cm" svg:x2="3.23cm" svg:y2="8.868cm">
            <text:p/>
          </draw:line>
          <draw:line draw:style-name="gr510" draw:text-style-name="P30" draw:layer="layout" svg:x1="3.23cm" svg:y1="8.968cm" svg:x2="3.28cm" svg:y2="8.868cm">
            <text:p/>
          </draw:line>
        </draw:g>
        <draw:line draw:style-name="gr413" draw:text-style-name="P23" draw:layer="layout" svg:x1="1.5cm" svg:y1="17.963cm" svg:x2="19.5cm" svg:y2="17.963cm">
          <text:p/>
        </draw:line>
        <draw:frame draw:style-name="gr492" draw:text-style-name="P18" draw:layer="layout" svg:width="15.75cm" svg:height="1.886cm" svg:x="4.25cm" svg:y="18.364cm">
          <draw:text-box>
            <text:p text:style-name="P16"><text:span text:style-name="T9">4-х ходовой клапан</text:span></text:p>
            <text:p text:style-name="P17"><text:span text:style-name="T3">с электромагтинтным / соленоидным приводом (для РСУ)</text:span></text:p>
            <text:p text:style-name="P17"><text:span text:style-name="T3">нормальное положение не определено</text:span></text:p>
          </draw:text-box>
        </draw:frame>
        <draw:line draw:style-name="gr413" draw:text-style-name="P23" draw:layer="layout" svg:x1="1.5cm" svg:y1="21.676cm" svg:x2="19.5cm" svg:y2="21.676cm">
          <text:p/>
        </draw:line>
        <draw:frame draw:style-name="gr492" draw:text-style-name="P18" draw:layer="layout" svg:width="15.75cm" svg:height="1.886cm" svg:x="4.25cm" svg:y="22.077cm">
          <draw:text-box>
            <text:p text:style-name="P16"><text:span text:style-name="T9">Регулирующий клапан</text:span></text:p>
            <text:p text:style-name="P17"><text:span text:style-name="T3">с пневматическим приводом (для ПАЗ)</text:span></text:p>
            <text:p text:style-name="P17"><text:span text:style-name="T3">остается последнее положение</text:span></text:p>
          </draw:text-box>
        </draw:frame>
        <draw:custom-shape draw:style-name="gr29" draw:text-style-name="P23" draw:layer="layout" svg:width="0.5cm" svg:height="0.5cm" draw:transform="rotate (-1.5707963267949) translate (2.5cm 24.1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2.501cm 24.6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88" draw:text-style-name="P23" draw:layer="layout" svg:x1="2.502cm" svg:y1="23.326cm" svg:x2="2.502cm" svg:y2="24.419cm">
          <text:p/>
        </draw:line>
        <draw:custom-shape draw:style-name="gr349" draw:text-style-name="P23" draw:layer="layout" svg:width="0.5cm" svg:height="0.5cm" svg:x="2.25cm" svg:y="22.826cm">
          <text:p/>
          <draw:enhanced-geometry svg:viewBox="0 0 21600 21600" draw:type="rectangle" draw:enhanced-path="M 0 0 L 21600 0 21600 21600 0 21600 0 0 Z N"/>
        </draw:custom-shape>
        <draw:ellipse draw:style-name="gr31" draw:text-style-name="P23" draw:layer="layout" svg:width="0.877cm" svg:height="0.5cm" draw:transform="rotate (-3.14159265358979) translate (2.936cm 23.076cm)" draw:kind="cut" draw:start-angle="180" draw:end-angle="0">
          <text:p/>
        </draw:ellipse>
        <draw:g>
          <draw:line draw:style-name="gr511" draw:text-style-name="P30" draw:layer="layout" svg:x1="2.768cm" svg:y1="23.022cm" svg:x2="2.968cm" svg:y2="23.022cm">
            <text:p/>
          </draw:line>
          <draw:line draw:style-name="gr512" draw:text-style-name="P30" draw:layer="layout" svg:x1="2.818cm" svg:y1="23.072cm" svg:x2="2.868cm" svg:y2="22.972cm">
            <text:p/>
          </draw:line>
          <draw:line draw:style-name="gr513" draw:text-style-name="P30" draw:layer="layout" svg:x1="2.868cm" svg:y1="23.072cm" svg:x2="2.918cm" svg:y2="22.972cm">
            <text:p/>
          </draw:line>
        </draw:g>
        <draw:g>
          <draw:line draw:style-name="gr514" draw:text-style-name="P30" draw:layer="layout" svg:x1="2.952cm" svg:y1="23.022cm" svg:x2="3.152cm" svg:y2="23.022cm">
            <text:p/>
          </draw:line>
          <draw:line draw:style-name="gr515" draw:text-style-name="P30" draw:layer="layout" svg:x1="3.002cm" svg:y1="23.072cm" svg:x2="3.052cm" svg:y2="22.972cm">
            <text:p/>
          </draw:line>
          <draw:line draw:style-name="gr516" draw:text-style-name="P30" draw:layer="layout" svg:x1="3.052cm" svg:y1="23.072cm" svg:x2="3.102cm" svg:y2="22.972cm">
            <text:p/>
          </draw:line>
        </draw:g>
        <draw:frame draw:style-name="gr11" draw:text-style-name="P25" draw:layer="layout" svg:width="0.5cm" svg:height="0.366cm" svg:x="2.268cm" svg:y="22.957cm">
          <draw:text-box>
            <text:p text:style-name="P24"><text:span text:style-name="T12">P</text:span></text:p>
          </draw:text-box>
        </draw:frame>
        <draw:g>
          <draw:line draw:style-name="gr517" draw:text-style-name="P30" draw:layer="layout" svg:x1="2.724cm" svg:y1="22.226cm" svg:x2="2.924cm" svg:y2="22.226cm">
            <text:p/>
          </draw:line>
          <draw:line draw:style-name="gr518" draw:text-style-name="P30" draw:layer="layout" svg:x1="2.774cm" svg:y1="22.276cm" svg:x2="2.824cm" svg:y2="22.176cm">
            <text:p/>
          </draw:line>
          <draw:line draw:style-name="gr519" draw:text-style-name="P30" draw:layer="layout" svg:x1="2.824cm" svg:y1="22.276cm" svg:x2="2.874cm" svg:y2="22.176cm">
            <text:p/>
          </draw:line>
        </draw:g>
        <draw:g>
          <draw:line draw:style-name="gr520" draw:text-style-name="P30" draw:layer="layout" svg:x1="2.908cm" svg:y1="22.226cm" svg:x2="3.108cm" svg:y2="22.226cm">
            <text:p/>
          </draw:line>
          <draw:line draw:style-name="gr521" draw:text-style-name="P30" draw:layer="layout" svg:x1="2.958cm" svg:y1="22.276cm" svg:x2="3.008cm" svg:y2="22.176cm">
            <text:p/>
          </draw:line>
          <draw:line draw:style-name="gr522" draw:text-style-name="P30" draw:layer="layout" svg:x1="3.008cm" svg:y1="22.276cm" svg:x2="3.058cm" svg:y2="22.176cm">
            <text:p/>
          </draw:line>
        </draw:g>
        <draw:g>
          <draw:line draw:style-name="gr523" draw:text-style-name="P30" draw:layer="layout" svg:x1="3.108cm" svg:y1="22.226cm" svg:x2="3.308cm" svg:y2="22.226cm">
            <text:p/>
          </draw:line>
          <draw:line draw:style-name="gr524" draw:text-style-name="P30" draw:layer="layout" svg:x1="3.158cm" svg:y1="22.276cm" svg:x2="3.208cm" svg:y2="22.176cm">
            <text:p/>
          </draw:line>
          <draw:line draw:style-name="gr525" draw:text-style-name="P30" draw:layer="layout" svg:x1="3.208cm" svg:y1="22.276cm" svg:x2="3.258cm" svg:y2="22.176cm">
            <text:p/>
          </draw:line>
        </draw:g>
        <draw:g>
          <draw:line draw:style-name="gr526" draw:text-style-name="P30" draw:layer="layout" svg:x1="2.524cm" svg:y1="22.226cm" svg:x2="2.724cm" svg:y2="22.226cm">
            <text:p/>
          </draw:line>
          <draw:line draw:style-name="gr527" draw:text-style-name="P30" draw:layer="layout" svg:x1="2.574cm" svg:y1="22.276cm" svg:x2="2.624cm" svg:y2="22.176cm">
            <text:p/>
          </draw:line>
          <draw:line draw:style-name="gr528" draw:text-style-name="P30" draw:layer="layout" svg:x1="2.624cm" svg:y1="22.276cm" svg:x2="2.674cm" svg:y2="22.176cm">
            <text:p/>
          </draw:line>
        </draw:g>
        <draw:g>
          <draw:line draw:style-name="gr529" draw:text-style-name="P30" draw:layer="layout" svg:x1="2.512cm" svg:y1="22.57cm" svg:x2="2.512cm" svg:y2="22.37cm">
            <text:p/>
          </draw:line>
          <draw:line draw:style-name="gr530" draw:text-style-name="P30" draw:layer="layout" svg:x1="2.562cm" svg:y1="22.52cm" svg:x2="2.462cm" svg:y2="22.47cm">
            <text:p/>
          </draw:line>
          <draw:line draw:style-name="gr531" draw:text-style-name="P30" draw:layer="layout" svg:x1="2.562cm" svg:y1="22.47cm" svg:x2="2.462cm" svg:y2="22.42cm">
            <text:p/>
          </draw:line>
        </draw:g>
        <draw:g>
          <draw:line draw:style-name="gr532" draw:text-style-name="P30" draw:layer="layout" svg:x1="2.512cm" svg:y1="22.426cm" svg:x2="2.512cm" svg:y2="22.226cm">
            <text:p/>
          </draw:line>
          <draw:line draw:style-name="gr533" draw:text-style-name="P30" draw:layer="layout" svg:x1="2.562cm" svg:y1="22.376cm" svg:x2="2.462cm" svg:y2="22.326cm">
            <text:p/>
          </draw:line>
          <draw:line draw:style-name="gr534" draw:text-style-name="P30" draw:layer="layout" svg:x1="2.562cm" svg:y1="22.326cm" svg:x2="2.462cm" svg:y2="22.276cm">
            <text:p/>
          </draw:line>
        </draw:g>
        <draw:g>
          <draw:line draw:style-name="gr535" draw:text-style-name="P30" draw:layer="layout" svg:x1="3.313cm" svg:y1="22.559cm" svg:x2="3.313cm" svg:y2="22.359cm">
            <text:p/>
          </draw:line>
          <draw:line draw:style-name="gr536" draw:text-style-name="P30" draw:layer="layout" svg:x1="3.363cm" svg:y1="22.509cm" svg:x2="3.263cm" svg:y2="22.459cm">
            <text:p/>
          </draw:line>
          <draw:line draw:style-name="gr537" draw:text-style-name="P30" draw:layer="layout" svg:x1="3.363cm" svg:y1="22.459cm" svg:x2="3.263cm" svg:y2="22.409cm">
            <text:p/>
          </draw:line>
        </draw:g>
        <draw:g>
          <draw:line draw:style-name="gr538" draw:text-style-name="P30" draw:layer="layout" svg:x1="3.313cm" svg:y1="22.415cm" svg:x2="3.313cm" svg:y2="22.215cm">
            <text:p/>
          </draw:line>
          <draw:line draw:style-name="gr539" draw:text-style-name="P30" draw:layer="layout" svg:x1="3.363cm" svg:y1="22.365cm" svg:x2="3.263cm" svg:y2="22.315cm">
            <text:p/>
          </draw:line>
          <draw:line draw:style-name="gr540" draw:text-style-name="P30" draw:layer="layout" svg:x1="3.363cm" svg:y1="22.315cm" svg:x2="3.263cm" svg:y2="22.265cm">
            <text:p/>
          </draw:line>
        </draw:g>
        <draw:g>
          <draw:line draw:style-name="gr541" draw:text-style-name="P30" draw:layer="layout" svg:x1="3.313cm" svg:y1="22.859cm" svg:x2="3.313cm" svg:y2="22.659cm">
            <text:p/>
          </draw:line>
          <draw:line draw:style-name="gr542" draw:text-style-name="P30" draw:layer="layout" svg:x1="3.363cm" svg:y1="22.809cm" svg:x2="3.263cm" svg:y2="22.759cm">
            <text:p/>
          </draw:line>
          <draw:line draw:style-name="gr543" draw:text-style-name="P30" draw:layer="layout" svg:x1="3.363cm" svg:y1="22.759cm" svg:x2="3.263cm" svg:y2="22.709cm">
            <text:p/>
          </draw:line>
        </draw:g>
        <draw:g>
          <draw:line draw:style-name="gr544" draw:text-style-name="P30" draw:layer="layout" svg:x1="3.313cm" svg:y1="22.715cm" svg:x2="3.313cm" svg:y2="22.515cm">
            <text:p/>
          </draw:line>
          <draw:line draw:style-name="gr545" draw:text-style-name="P30" draw:layer="layout" svg:x1="3.363cm" svg:y1="22.665cm" svg:x2="3.263cm" svg:y2="22.615cm">
            <text:p/>
          </draw:line>
          <draw:line draw:style-name="gr546" draw:text-style-name="P30" draw:layer="layout" svg:x1="3.363cm" svg:y1="22.615cm" svg:x2="3.263cm" svg:y2="22.565cm">
            <text:p/>
          </draw:line>
        </draw:g>
        <draw:g>
          <draw:line draw:style-name="gr547" draw:text-style-name="P30" draw:layer="layout" svg:x1="3.313cm" svg:y1="23.011cm" svg:x2="3.313cm" svg:y2="22.811cm">
            <text:p/>
          </draw:line>
          <draw:line draw:style-name="gr548" draw:text-style-name="P30" draw:layer="layout" svg:x1="3.363cm" svg:y1="22.961cm" svg:x2="3.263cm" svg:y2="22.911cm">
            <text:p/>
          </draw:line>
          <draw:line draw:style-name="gr549" draw:text-style-name="P30" draw:layer="layout" svg:x1="3.363cm" svg:y1="22.911cm" svg:x2="3.263cm" svg:y2="22.861cm">
            <text:p/>
          </draw:line>
        </draw:g>
        <draw:g>
          <draw:line draw:style-name="gr550" draw:text-style-name="P30" draw:layer="layout" svg:x1="3.122cm" svg:y1="23.022cm" svg:x2="3.322cm" svg:y2="23.022cm">
            <text:p/>
          </draw:line>
          <draw:line draw:style-name="gr551" draw:text-style-name="P30" draw:layer="layout" svg:x1="3.172cm" svg:y1="23.072cm" svg:x2="3.222cm" svg:y2="22.972cm">
            <text:p/>
          </draw:line>
          <draw:line draw:style-name="gr552" draw:text-style-name="P30" draw:layer="layout" svg:x1="3.222cm" svg:y1="23.072cm" svg:x2="3.272cm" svg:y2="22.972cm">
            <text:p/>
          </draw:line>
        </draw:g>
        <draw:g>
          <draw:line draw:style-name="gr553" draw:text-style-name="P30" draw:layer="layout" svg:x1="2.768cm" svg:y1="23.238cm" svg:x2="2.968cm" svg:y2="23.238cm">
            <text:p/>
          </draw:line>
          <draw:line draw:style-name="gr554" draw:text-style-name="P30" draw:layer="layout" svg:x1="2.818cm" svg:y1="23.288cm" svg:x2="2.868cm" svg:y2="23.188cm">
            <text:p/>
          </draw:line>
          <draw:line draw:style-name="gr555" draw:text-style-name="P30" draw:layer="layout" svg:x1="2.868cm" svg:y1="23.288cm" svg:x2="2.918cm" svg:y2="23.188cm">
            <text:p/>
          </draw:line>
        </draw:g>
        <draw:g>
          <draw:line draw:style-name="gr556" draw:text-style-name="P30" draw:layer="layout" svg:x1="2.952cm" svg:y1="23.238cm" svg:x2="3.152cm" svg:y2="23.238cm">
            <text:p/>
          </draw:line>
          <draw:line draw:style-name="gr557" draw:text-style-name="P30" draw:layer="layout" svg:x1="3.002cm" svg:y1="23.288cm" svg:x2="3.052cm" svg:y2="23.188cm">
            <text:p/>
          </draw:line>
          <draw:line draw:style-name="gr558" draw:text-style-name="P30" draw:layer="layout" svg:x1="3.052cm" svg:y1="23.288cm" svg:x2="3.102cm" svg:y2="23.188cm">
            <text:p/>
          </draw:line>
        </draw:g>
        <draw:g>
          <draw:line draw:style-name="gr559" draw:text-style-name="P30" draw:layer="layout" svg:x1="3.13cm" svg:y1="23.238cm" svg:x2="3.33cm" svg:y2="23.238cm">
            <text:p/>
          </draw:line>
          <draw:line draw:style-name="gr560" draw:text-style-name="P30" draw:layer="layout" svg:x1="3.18cm" svg:y1="23.288cm" svg:x2="3.23cm" svg:y2="23.188cm">
            <text:p/>
          </draw:line>
          <draw:line draw:style-name="gr561" draw:text-style-name="P30" draw:layer="layout" svg:x1="3.23cm" svg:y1="23.288cm" svg:x2="3.28cm" svg:y2="23.188cm">
            <text:p/>
          </draw:line>
        </draw:g>
        <draw:line draw:style-name="gr83" draw:text-style-name="P23" draw:layer="layout" svg:x1="2.25cm" svg:y1="23.102cm" svg:x2="1.57cm" svg:y2="23.102cm">
          <text:p/>
        </draw:line>
        <draw:custom-shape draw:style-name="gr84" draw:text-style-name="P23" draw:layer="layout" svg:width="0.5cm" svg:height="0.5cm" svg:x="2.268cm" svg:y="1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2.282cm" svg:y="14.986cm">
          <draw:text-box>
            <text:p text:style-name="P24"><text:span text:style-name="T12">S</text:span></text:p>
          </draw:text-box>
        </draw:frame>
        <draw:line draw:style-name="gr83" draw:text-style-name="P23" draw:layer="layout" svg:x1="2.256cm" svg:y1="15.154cm" svg:x2="1.576cm" svg:y2="15.154cm">
          <text:p/>
        </draw:line>
        <draw:custom-shape draw:style-name="gr29" draw:text-style-name="P23" draw:layer="layout" svg:width="0.5cm" svg:height="0.5cm" draw:transform="rotate (-0.0174532925199433) translate (2.257cm 16.4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2.5cm 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1.5707963267949) translate (2.501cm 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0.0174532925199433) translate (2.257cm 20.4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3" draw:layer="layout" svg:width="0.5cm" svg:height="0.5cm" draw:transform="rotate (-3.14159265358979) translate (2.751cm 20.4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 draw:text-style-name="P23" draw:layer="layout" svg:x1="1.675cm" svg:y1="19.63cm" svg:x2="2.448cm" svg:y2="20.403cm">
          <text:p/>
        </draw:line>
        <draw:custom-shape draw:style-name="gr84" draw:text-style-name="P23" draw:layer="layout" svg:width="0.5cm" svg:height="0.5cm" svg:x="1.26cm" svg:y="19.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0.5cm" svg:height="0.366cm" svg:x="1.274cm" svg:y="19.288cm">
          <draw:text-box>
            <text:p text:style-name="P24"><text:span text:style-name="T12">S</text:span></text:p>
          </draw:text-box>
        </draw:frame>
        <draw:line draw:style-name="gr83" draw:text-style-name="P23" draw:layer="layout" svg:x1="1.5cm" svg:y1="19.18cm" svg:x2="1.5cm" svg:y2="18.5cm">
          <text:p/>
        </draw:line>
        <draw:line draw:style-name="gr413" draw:text-style-name="P23" draw:layer="layout" svg:x1="1.5cm" svg:y1="25.289cm" svg:x2="19.5cm" svg:y2="25.289cm">
          <text:p/>
        </draw:line>
        <draw:frame draw:style-name="gr492" draw:text-style-name="P18" draw:layer="layout" svg:width="15.75cm" svg:height="1.886cm" svg:x="4.25cm" svg:y="25.69cm">
          <draw:text-box>
            <text:p text:style-name="P16"><text:span text:style-name="T9">Поршень с продольным перемещением</text:span></text:p>
            <text:p text:style-name="P17"><text:span text:style-name="T3">с пневматическим приводом (для РСУ)</text:span></text:p>
            <text:p text:style-name="P17"><text:span text:style-name="T3">остается последнее положение</text:span></text:p>
          </draw:text-box>
        </draw:frame>
        <draw:custom-shape draw:style-name="gr562" draw:text-style-name="P23" draw:layer="layout" svg:width="1.25cm" svg:height="0.5cm" svg:x="1.938cm" svg:y="27.448cm">
          <text:p/>
          <draw:enhanced-geometry svg:viewBox="0 0 21600 21600" draw:mirror-horizontal="false" draw:mirror-vertical="false" draw:type="rectangle" draw:enhanced-path="M 0 0 L 21600 0 21600 21600 0 21600 0 0 Z N"/>
        </draw:custom-shape>
        <draw:line draw:style-name="gr20" draw:text-style-name="P23" draw:layer="layout" svg:x1="1.318cm" svg:y1="27.688cm" svg:x2="2.885cm" svg:y2="27.688cm">
          <text:p/>
        </draw:line>
        <draw:line draw:style-name="gr20" draw:text-style-name="P23" draw:layer="layout" svg:x1="2.896cm" svg:y1="27.938cm" svg:x2="2.896cm" svg:y2="27.438cm">
          <text:p/>
        </draw:line>
        <draw:frame draw:style-name="gr11" draw:text-style-name="P25" draw:layer="layout" svg:width="0.5cm" svg:height="0.366cm" svg:x="2.352cm" svg:y="25.942cm">
          <draw:text-box>
            <text:p text:style-name="P24"><text:span text:style-name="T12">P</text:span></text:p>
          </draw:text-box>
        </draw:frame>
        <draw:line draw:style-name="gr347" draw:text-style-name="P23" draw:layer="layout" svg:x1="2.586cm" svg:y1="26.338cm" svg:x2="2.586cm" svg:y2="27.438cm">
          <text:p/>
        </draw:line>
        <draw:custom-shape draw:style-name="gr349" draw:text-style-name="P23" draw:layer="layout" svg:width="0.5cm" svg:height="0.5cm" svg:x="2.334cm" svg:y="25.845cm">
          <text:p/>
          <draw:enhanced-geometry svg:viewBox="0 0 21600 21600" draw:type="rectangle" draw:enhanced-path="M 0 0 L 21600 0 21600 21600 0 21600 0 0 Z N"/>
        </draw:custom-shape>
        <draw:line draw:style-name="gr83" draw:text-style-name="P23" draw:layer="layout" svg:x1="2.334cm" svg:y1="26.087cm" svg:x2="1.654cm" svg:y2="26.087cm">
          <text:p/>
        </draw:line>
        <draw:g>
          <draw:line draw:style-name="gr563" draw:text-style-name="P30" draw:layer="layout" svg:x1="2.852cm" svg:y1="26.103cm" svg:x2="3.052cm" svg:y2="26.103cm">
            <text:p/>
          </draw:line>
          <draw:line draw:style-name="gr564" draw:text-style-name="P30" draw:layer="layout" svg:x1="2.902cm" svg:y1="26.153cm" svg:x2="2.952cm" svg:y2="26.053cm">
            <text:p/>
          </draw:line>
          <draw:line draw:style-name="gr565" draw:text-style-name="P30" draw:layer="layout" svg:x1="2.952cm" svg:y1="26.153cm" svg:x2="3.002cm" svg:y2="26.053cm">
            <text:p/>
          </draw:line>
        </draw:g>
        <draw:g>
          <draw:line draw:style-name="gr566" draw:text-style-name="P30" draw:layer="layout" svg:x1="3.036cm" svg:y1="26.103cm" svg:x2="3.236cm" svg:y2="26.103cm">
            <text:p/>
          </draw:line>
          <draw:line draw:style-name="gr567" draw:text-style-name="P30" draw:layer="layout" svg:x1="3.086cm" svg:y1="26.153cm" svg:x2="3.136cm" svg:y2="26.053cm">
            <text:p/>
          </draw:line>
          <draw:line draw:style-name="gr568" draw:text-style-name="P30" draw:layer="layout" svg:x1="3.136cm" svg:y1="26.153cm" svg:x2="3.186cm" svg:y2="26.053cm">
            <text:p/>
          </draw:line>
        </draw:g>
        <draw:g>
          <draw:line draw:style-name="gr569" draw:text-style-name="P30" draw:layer="layout" svg:x1="3.214cm" svg:y1="26.103cm" svg:x2="3.414cm" svg:y2="26.103cm">
            <text:p/>
          </draw:line>
          <draw:line draw:style-name="gr570" draw:text-style-name="P30" draw:layer="layout" svg:x1="3.264cm" svg:y1="26.153cm" svg:x2="3.314cm" svg:y2="26.053cm">
            <text:p/>
          </draw:line>
          <draw:line draw:style-name="gr571" draw:text-style-name="P30" draw:layer="layout" svg:x1="3.314cm" svg:y1="26.153cm" svg:x2="3.364cm" svg:y2="26.053cm">
            <text:p/>
          </draw:line>
        </draw:g>
      </draw:page>
      <draw:page draw:name="УСЛОВНО-ГРАФИЧЕСКИЕ ОБОЗНАЧЕНИЯ (7)"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5cm" svg:y1="3.15cm" svg:x2="19.5cm" svg:y2="3.15cm">
          <text:p/>
        </draw:line>
        <draw:frame draw:style-name="gr479" draw:text-style-name="P18" draw:layer="layout" svg:width="15.75cm" svg:height="4.066cm" svg:x="4.25cm" svg:y="3.551cm">
          <draw:text-box>
            <text:p text:style-name="P16"><text:span text:style-name="T9">Функциональный блок цифровой техники </text:span></text:p>
            <text:list text:style-name="L1">
              <text:list-item>
                <text:p text:style-name="P16"><text:span text:style-name="T3">контроллер, системный блок, экран оператора и т. п.</text:span></text:p>
              </text:list-item>
              <text:list-item>
                <text:p text:style-name="P16"><text:span text:style-name="T3">внутри могут располагаться:</text:span></text:p>
                <text:p text:style-name="P16"><text:span text:style-name="T3">- элементы 1, 2 (со вторичными функциями)</text:span></text:p>
                <text:p text:style-name="P17"><text:span text:style-name="T3">- элементы 1а, 2а (со вторичными функциями)</text:span></text:p>
              </text:list-item>
            </text:list>
            <text:p text:style-name="P16"><text:span text:style-name="T3"/></text:p>
            <text:p text:style-name="P16"><text:span text:style-name="T42">если размеры не указаны, то на рассмотрение разработчика</text:span></text:p>
          </draw:text-box>
        </draw:frame>
        <draw:custom-shape draw:style-name="gr333" draw:text-style-name="P23" draw:layer="layout" svg:width="1cm" svg:height="1cm" svg:x="1.75cm" svg:y="3.76cm">
          <text:p/>
          <draw:enhanced-geometry svg:viewBox="0 0 21600 21600" draw:type="rectangle" draw:enhanced-path="M 0 0 L 21600 0 21600 21600 0 21600 0 0 Z N"/>
        </draw:custom-shape>
        <draw:frame draw:style-name="gr412" draw:text-style-name="P18" draw:layer="layout" svg:width="19cm" svg:height="0.796cm" svg:x="1cm" svg:y="2.051cm">
          <draw:text-box>
            <text:p text:style-name="P16"><text:span text:style-name="T9">Для всех систем</text:span></text:p>
          </draw:text-box>
        </draw:frame>
        <draw:line draw:style-name="gr413" draw:text-style-name="P23" draw:layer="layout" svg:x1="1.5cm" svg:y1="19.364cm" svg:x2="19.5cm" svg:y2="19.364cm">
          <text:p/>
        </draw:line>
        <draw:frame draw:style-name="gr412" draw:text-style-name="P18" draw:layer="layout" svg:width="15.75cm" svg:height="0.796cm" svg:x="4.25cm" svg:y="19.765cm">
          <draw:text-box>
            <text:p text:style-name="P16"><text:span text:style-name="T9">Расходомер V-образным конусом</text:span></text:p>
          </draw:text-box>
        </draw:frame>
        <draw:custom-shape draw:style-name="gr572" draw:text-style-name="P23" draw:layer="layout" svg:width="1cm" svg:height="0.5cm" svg:x="1.816cm" svg:y="19.848cm">
          <text:p/>
          <draw:enhanced-geometry svg:viewBox="0 0 21600 21600" draw:mirror-horizontal="false" draw:mirror-vertical="false" draw:type="rectangle" draw:enhanced-path="M 0 0 L 21600 0 21600 21600 0 21600 0 0 Z N"/>
        </draw:custom-shape>
        <draw:line draw:style-name="gr20" draw:text-style-name="P23" draw:layer="layout" svg:x1="2.31cm" svg:y1="19.835cm" svg:x2="2.307cm" svg:y2="20.12cm">
          <text:p/>
        </draw:line>
        <draw:custom-shape draw:style-name="gr29" draw:text-style-name="P23" draw:layer="layout" svg:width="0.2cm" svg:height="0.2cm" draw:transform="rotate (1.5707963267949) translate (2.307cm 20.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13" draw:text-style-name="P23" draw:layer="layout" svg:x1="1.5cm" svg:y1="21.264cm" svg:x2="19.5cm" svg:y2="21.264cm">
          <text:p/>
        </draw:line>
        <draw:frame draw:style-name="gr412" draw:text-style-name="P18" draw:layer="layout" svg:width="15.75cm" svg:height="0.796cm" svg:x="4.25cm" svg:y="21.665cm">
          <draw:text-box>
            <text:p text:style-name="P16"><text:span text:style-name="T9">Расходомер с усредняющей трубкой Пито</text:span></text:p>
          </draw:text-box>
        </draw:frame>
        <draw:custom-shape draw:style-name="gr572" draw:text-style-name="P23" draw:layer="layout" svg:width="1cm" svg:height="0.5cm" svg:x="1.816cm" svg:y="21.748cm">
          <text:p/>
          <draw:enhanced-geometry svg:viewBox="0 0 21600 21600" draw:mirror-horizontal="false" draw:mirror-vertical="false" draw:type="rectangle" draw:enhanced-path="M 0 0 L 21600 0 21600 21600 0 21600 0 0 Z N"/>
        </draw:custom-shape>
        <draw:line draw:style-name="gr20" draw:text-style-name="P23" draw:layer="layout" svg:x1="2.31cm" svg:y1="21.735cm" svg:x2="2.314cm" svg:y2="22.141cm">
          <text:p/>
        </draw:line>
        <draw:line draw:style-name="gr20" draw:text-style-name="P23" draw:layer="layout" svg:x1="2.017cm" svg:y1="21.891cm" svg:x2="2.302cm" svg:y2="21.894cm">
          <text:p/>
        </draw:line>
        <draw:line draw:style-name="gr20" draw:text-style-name="P23" draw:layer="layout" svg:x1="2.018cm" svg:y1="21.997cm" svg:x2="2.303cm" svg:y2="22cm">
          <text:p/>
        </draw:line>
        <draw:line draw:style-name="gr20" draw:text-style-name="P23" draw:layer="layout" svg:x1="2.019cm" svg:y1="22.113cm" svg:x2="2.304cm" svg:y2="22.116cm">
          <text:p/>
        </draw:line>
        <draw:line draw:style-name="gr413" draw:text-style-name="P23" draw:layer="layout" svg:x1="1.5cm" svg:y1="23.164cm" svg:x2="19.5cm" svg:y2="23.164cm">
          <text:p/>
        </draw:line>
        <draw:frame draw:style-name="gr412" draw:text-style-name="P18" draw:layer="layout" svg:width="15.75cm" svg:height="0.796cm" svg:x="4.25cm" svg:y="23.565cm">
          <draw:text-box>
            <text:p text:style-name="P16"><text:span text:style-name="T9">Расходомер турбинный</text:span></text:p>
          </draw:text-box>
        </draw:frame>
        <draw:custom-shape draw:style-name="gr572" draw:text-style-name="P23" draw:layer="layout" svg:width="1cm" svg:height="0.5cm" svg:x="1.816cm" svg:y="23.648cm">
          <text:p/>
          <draw:enhanced-geometry svg:viewBox="0 0 21600 21600" draw:mirror-horizontal="false" draw:mirror-vertical="false" draw:type="rectangle" draw:enhanced-path="M 0 0 L 21600 0 21600 21600 0 21600 0 0 Z N"/>
        </draw:custom-shape>
        <draw:frame draw:style-name="gr11" draw:text-style-name="P25" draw:layer="layout" svg:width="1cm" svg:height="0.366cm" svg:x="1.818cm" svg:y="23.752cm">
          <draw:text-box>
            <text:p text:style-name="P24"><text:span text:style-name="T12">T</text:span></text:p>
          </draw:text-box>
        </draw:frame>
        <draw:line draw:style-name="gr413" draw:text-style-name="P23" draw:layer="layout" svg:x1="1.5cm" svg:y1="25.064cm" svg:x2="19.5cm" svg:y2="25.064cm">
          <text:p/>
        </draw:line>
        <draw:frame draw:style-name="gr412" draw:text-style-name="P18" draw:layer="layout" svg:width="15.75cm" svg:height="0.796cm" svg:x="4.25cm" svg:y="25.465cm">
          <draw:text-box>
            <text:p text:style-name="P16"><text:span text:style-name="T9">Разделительная диафрагма</text:span></text:p>
          </draw:text-box>
        </draw:frame>
        <draw:custom-shape draw:style-name="gr573" draw:text-style-name="P55" draw:layer="layout" svg:width="0.8cm" svg:height="0.25cm" svg:x="1.92cm" svg:y="25.756cm">
          <text:p/>
          <draw:enhanced-geometry svg:viewBox="0 0 21600 21600" draw:mirror-horizontal="false" draw:mirror-vertical="false" draw:type="rectangle" draw:enhanced-path="M 0 0 L 21600 0 21600 21600 0 21600 0 0 Z N"/>
        </draw:custom-shape>
        <draw:line draw:style-name="gr413" draw:text-style-name="P23" draw:layer="layout" svg:x1="1.5cm" svg:y1="26.764cm" svg:x2="19.5cm" svg:y2="26.764cm">
          <text:p/>
        </draw:line>
        <draw:frame draw:style-name="gr412" draw:text-style-name="P18" draw:layer="layout" svg:width="15.75cm" svg:height="0.796cm" svg:x="4.25cm" svg:y="27.165cm">
          <draw:text-box>
            <text:p text:style-name="P16"><text:span text:style-name="T9">Тензодатчик</text:span></text:p>
          </draw:text-box>
        </draw:frame>
        <draw:custom-shape draw:style-name="gr29" draw:text-style-name="P23" draw:layer="layout" svg:width="0.5cm" svg:height="0.21cm" svg:x="2.13cm" svg:y="2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 draw:text-style-name="P23" draw:layer="layout" svg:x1="2.75cm" svg:y1="27.73cm" svg:x2="2cm" svg:y2="27.73cm">
          <text:p/>
        </draw:line>
        <draw:line draw:style-name="gr413" draw:text-style-name="P23" draw:layer="layout" svg:x1="1.5cm" svg:y1="8.163cm" svg:x2="19.5cm" svg:y2="8.163cm">
          <text:p/>
        </draw:line>
        <draw:frame draw:style-name="gr412" draw:text-style-name="P18" draw:layer="layout" svg:width="15.75cm" svg:height="0.796cm" svg:x="4.25cm" svg:y="8.564cm">
          <draw:text-box>
            <text:p text:style-name="P16"><text:span text:style-name="T9">Фланцы</text:span></text:p>
          </draw:text-box>
        </draw:frame>
        <draw:line draw:style-name="gr20" draw:text-style-name="P23" draw:layer="layout" svg:x1="2.186cm" svg:y1="8.803cm" svg:x2="2.186cm" svg:y2="9.303cm">
          <text:p/>
        </draw:line>
        <draw:line draw:style-name="gr20" draw:text-style-name="P23" draw:layer="layout" svg:x1="2.386cm" svg:y1="8.803cm" svg:x2="2.386cm" svg:y2="9.303cm">
          <text:p/>
        </draw:line>
        <draw:line draw:style-name="gr413" draw:text-style-name="P23" draw:layer="layout" svg:x1="1.5cm" svg:y1="10.063cm" svg:x2="19.5cm" svg:y2="10.063cm">
          <text:p/>
        </draw:line>
        <draw:frame draw:style-name="gr412" draw:text-style-name="P18" draw:layer="layout" svg:width="15.75cm" svg:height="0.796cm" svg:x="4.25cm" svg:y="10.464cm">
          <draw:text-box>
            <text:p text:style-name="P16"><text:span text:style-name="T9">Фланцы и диафрагма</text:span></text:p>
          </draw:text-box>
        </draw:frame>
        <draw:line draw:style-name="gr20" draw:text-style-name="P23" draw:layer="layout" svg:x1="2.186cm" svg:y1="10.703cm" svg:x2="2.186cm" svg:y2="11.203cm">
          <text:p/>
        </draw:line>
        <draw:line draw:style-name="gr20" draw:text-style-name="P23" draw:layer="layout" svg:x1="2.386cm" svg:y1="10.703cm" svg:x2="2.386cm" svg:y2="11.203cm">
          <text:p/>
        </draw:line>
        <draw:line draw:style-name="gr341" draw:text-style-name="P23" draw:layer="layout" svg:x1="2.286cm" svg:y1="10.446cm" svg:x2="2.286cm" svg:y2="11.446cm">
          <text:p/>
        </draw:line>
        <draw:line draw:style-name="gr413" draw:text-style-name="P23" draw:layer="layout" svg:x1="1.5cm" svg:y1="11.964cm" svg:x2="19.5cm" svg:y2="11.964cm">
          <text:p/>
        </draw:line>
        <draw:frame draw:style-name="gr412" draw:text-style-name="P18" draw:layer="layout" svg:width="15.75cm" svg:height="0.796cm" svg:x="4.25cm" svg:y="12.365cm">
          <draw:text-box>
            <text:p text:style-name="P16"><text:span text:style-name="T9">Расходомер Кориолиса</text:span></text:p>
          </draw:text-box>
        </draw:frame>
        <draw:custom-shape draw:style-name="gr572" draw:text-style-name="P23" draw:layer="layout" svg:width="1cm" svg:height="0.5cm" svg:x="1.816cm" svg:y="12.448cm">
          <text:p/>
          <draw:enhanced-geometry svg:viewBox="0 0 21600 21600" draw:mirror-horizontal="false" draw:mirror-vertical="false" draw:type="rectangle" draw:enhanced-path="M 0 0 L 21600 0 21600 21600 0 21600 0 0 Z N"/>
        </draw:custom-shape>
        <draw:line draw:style-name="gr574" draw:text-style-name="P23" draw:layer="layout" svg:x1="1.912cm" svg:y1="12.726cm" svg:x2="2.074cm" svg:y2="12.726cm">
          <text:p/>
        </draw:line>
        <draw:line draw:style-name="gr574" draw:text-style-name="P23" draw:layer="layout" svg:x1="2.076cm" svg:y1="12.722cm" svg:x2="2.191cm" svg:y2="12.607cm">
          <text:p/>
        </draw:line>
        <draw:line draw:style-name="gr574" draw:text-style-name="P23" draw:layer="layout" svg:x1="2.449cm" svg:y1="12.837cm" svg:x2="2.564cm" svg:y2="12.722cm">
          <text:p/>
        </draw:line>
        <draw:line draw:style-name="gr574" draw:text-style-name="P23" draw:layer="layout" svg:x1="2.449cm" svg:y1="12.836cm" svg:x2="2.188cm" svg:y2="12.607cm">
          <text:p/>
        </draw:line>
        <draw:line draw:style-name="gr574" draw:text-style-name="P23" draw:layer="layout" svg:x1="2.005cm" svg:y1="12.723cm" svg:x2="2.12cm" svg:y2="12.608cm">
          <text:p/>
        </draw:line>
        <draw:line draw:style-name="gr574" draw:text-style-name="P23" draw:layer="layout" svg:x1="2.492cm" svg:y1="12.723cm" svg:x2="2.689cm" svg:y2="12.723cm">
          <text:p/>
        </draw:line>
        <draw:line draw:style-name="gr574" draw:text-style-name="P23" draw:layer="layout" svg:x1="2.378cm" svg:y1="12.838cm" svg:x2="2.493cm" svg:y2="12.723cm">
          <text:p/>
        </draw:line>
        <draw:line draw:style-name="gr574" draw:text-style-name="P23" draw:layer="layout" svg:x1="2.378cm" svg:y1="12.837cm" svg:x2="2.117cm" svg:y2="12.608cm">
          <text:p/>
        </draw:line>
        <draw:line draw:style-name="gr413" draw:text-style-name="P23" draw:layer="layout" svg:x1="1.5cm" svg:y1="13.864cm" svg:x2="19.5cm" svg:y2="13.864cm">
          <text:p/>
        </draw:line>
        <draw:frame draw:style-name="gr412" draw:text-style-name="P18" draw:layer="layout" svg:width="15.75cm" svg:height="0.796cm" svg:x="4.25cm" svg:y="14.265cm">
          <draw:text-box>
            <text:p text:style-name="P16"><text:span text:style-name="T9">Расходомер объемный</text:span></text:p>
          </draw:text-box>
        </draw:frame>
        <draw:custom-shape draw:style-name="gr572" draw:text-style-name="P23" draw:layer="layout" svg:width="1cm" svg:height="0.5cm" svg:x="1.816cm" svg:y="14.348cm">
          <text:p/>
          <draw:enhanced-geometry svg:viewBox="0 0 21600 21600" draw:mirror-horizontal="false" draw:mirror-vertical="false" draw:type="rectangle" draw:enhanced-path="M 0 0 L 21600 0 21600 21600 0 21600 0 0 Z N"/>
        </draw:custom-shape>
        <draw:frame draw:style-name="gr11" draw:text-style-name="P25" draw:layer="layout" svg:width="1cm" svg:height="0.366cm" svg:x="1.816cm" svg:y="14.457cm">
          <draw:text-box>
            <text:p text:style-name="P24"><text:span text:style-name="T12">V</text:span></text:p>
          </draw:text-box>
        </draw:frame>
        <draw:line draw:style-name="gr413" draw:text-style-name="P23" draw:layer="layout" svg:x1="1.5cm" svg:y1="15.764cm" svg:x2="19.5cm" svg:y2="15.764cm">
          <text:p/>
        </draw:line>
        <draw:frame draw:style-name="gr412" draw:text-style-name="P18" draw:layer="layout" svg:width="15.75cm" svg:height="0.796cm" svg:x="4.25cm" svg:y="16.165cm">
          <draw:text-box>
            <text:p text:style-name="P16"><text:span text:style-name="T9">Расходомер электромагнитный</text:span></text:p>
          </draw:text-box>
        </draw:frame>
        <draw:custom-shape draw:style-name="gr572" draw:text-style-name="P23" draw:layer="layout" svg:width="1cm" svg:height="0.5cm" svg:x="1.816cm" svg:y="16.248cm">
          <text:p/>
          <draw:enhanced-geometry svg:viewBox="0 0 21600 21600" draw:mirror-horizontal="false" draw:mirror-vertical="false" draw:type="rectangle" draw:enhanced-path="M 0 0 L 21600 0 21600 21600 0 21600 0 0 Z N"/>
        </draw:custom-shape>
        <draw:frame draw:style-name="gr11" draw:text-style-name="P25" draw:layer="layout" svg:width="1cm" svg:height="0.366cm" svg:x="1.816cm" svg:y="16.357cm">
          <draw:text-box>
            <text:p text:style-name="P24"><text:span text:style-name="T12">M</text:span></text:p>
          </draw:text-box>
        </draw:frame>
        <draw:line draw:style-name="gr413" draw:text-style-name="P23" draw:layer="layout" svg:x1="1.5cm" svg:y1="17.564cm" svg:x2="19.5cm" svg:y2="17.564cm">
          <text:p/>
        </draw:line>
        <draw:frame draw:style-name="gr412" draw:text-style-name="P18" draw:layer="layout" svg:width="15.75cm" svg:height="0.796cm" svg:x="4.25cm" svg:y="17.965cm">
          <draw:text-box>
            <text:p text:style-name="P16"><text:span text:style-name="T9">Расходомер вихревой</text:span></text:p>
          </draw:text-box>
        </draw:frame>
        <draw:custom-shape draw:style-name="gr572" draw:text-style-name="P23" draw:layer="layout" svg:width="1cm" svg:height="0.5cm" svg:x="1.816cm" svg:y="18.048cm">
          <text:p/>
          <draw:enhanced-geometry svg:viewBox="0 0 21600 21600" draw:mirror-horizontal="false" draw:mirror-vertical="false" draw:type="rectangle" draw:enhanced-path="M 0 0 L 21600 0 21600 21600 0 21600 0 0 Z N"/>
        </draw:custom-shape>
        <draw:custom-shape draw:style-name="gr29" draw:text-style-name="P23" draw:layer="layout" svg:width="0.25cm" svg:height="0.25cm" draw:transform="rotate (1.5707963267949) translate (2.195cm 18.425cm)">
          <text:p/>
          <draw:enhanced-geometry svg:viewBox="0 0 21600 21600" draw:glue-points="10800 0 2160 10800 10800 21600 19440 10800" draw:text-areas="4350 0 17250 21600" draw:type="flowchart-manual-operation" draw:enhanced-path="M 0 0 L 21600 0 17250 21600 4350 21600 0 0 Z N"/>
        </draw:custom-shape>
        <draw:line draw:style-name="gr20" draw:text-style-name="P23" draw:layer="layout" svg:x1="2.31cm" svg:y1="18.035cm" svg:x2="2.31cm" svg:y2="18.22cm">
          <text:p/>
        </draw:line>
      </draw:page>
      <draw:page draw:name="УСЛОВНО-ГРАФИЧЕСКИЕ ОБОЗНАЧЕНИЯ (8)"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5cm" svg:y1="2.563cm" svg:x2="19.5cm" svg:y2="2.563cm">
          <text:p/>
        </draw:line>
        <draw:g>
          <draw:circle draw:style-name="gr575" draw:text-style-name="P29" draw:layer="layout" svg:width="1cm" svg:height="1cm" svg:x="1.75cm" svg:y="3cm">
            <text:p/>
          </draw:circle>
          <draw:line draw:style-name="gr576" draw:text-style-name="P29" draw:layer="layout" svg:x1="1.95cm" svg:y1="3.1cm" svg:x2="2.7cm" svg:y2="3.3cm">
            <text:p/>
          </draw:line>
          <draw:line draw:style-name="gr577" draw:text-style-name="P29" draw:layer="layout" svg:x1="1.95cm" svg:y1="3.9cm" svg:x2="2.7cm" svg:y2="3.7cm">
            <text:p/>
          </draw:line>
          <draw:ellipse draw:style-name="gr578" draw:text-style-name="P29" draw:layer="layout" svg:width="0.045cm" svg:height="0.267cm" draw:transform="rotate (-1.5707963267949) translate (2.506cm 3.473cm)">
            <text:p/>
          </draw:ellipse>
          <draw:ellipse draw:style-name="gr579" draw:text-style-name="P29" draw:layer="layout" svg:width="0.044cm" svg:height="0.266cm" draw:transform="skewX (-0.0225147473507269) rotate (2.59739899281796) translate (2.128cm 3.75cm)">
            <text:p/>
          </draw:ellipse>
          <draw:ellipse draw:style-name="gr580" draw:text-style-name="P29" draw:layer="layout" svg:width="0.045cm" svg:height="0.267cm" draw:transform="skewX (-0.00750491578357567) rotate (0.513650398861931) translate (2.083cm 3.262cm)">
            <text:p/>
          </draw:ellipse>
        </draw:g>
        <draw:frame draw:style-name="gr412" draw:text-style-name="P18" draw:layer="layout" svg:width="15.75cm" svg:height="0.796cm" svg:x="4.25cm" svg:y="2.964cm">
          <draw:text-box>
            <text:p text:style-name="P16"><text:span text:style-name="T9">Вентилятор</text:span></text:p>
          </draw:text-box>
        </draw:frame>
        <draw:line draw:style-name="gr413" draw:text-style-name="P23" draw:layer="layout" svg:x1="1.5cm" svg:y1="4.787cm" svg:x2="19.5cm" svg:y2="4.787cm">
          <text:p/>
        </draw:line>
        <draw:frame draw:style-name="gr412" draw:text-style-name="P18" draw:layer="layout" svg:width="15.75cm" svg:height="0.796cm" svg:x="4.25cm" svg:y="5.188cm">
          <draw:text-box>
            <text:p text:style-name="P16"><text:span text:style-name="T9">Компрессор</text:span></text:p>
          </draw:text-box>
        </draw:frame>
        <draw:g>
          <draw:circle draw:style-name="gr581" draw:text-style-name="P29" draw:layer="layout" svg:width="1cm" svg:height="1cm" svg:x="1.85cm" svg:y="6.6cm">
            <text:p/>
          </draw:circle>
          <draw:line draw:style-name="gr582" draw:text-style-name="P29" draw:layer="layout" svg:x1="2.05cm" svg:y1="6.7cm" svg:x2="2.8cm" svg:y2="6.9cm">
            <text:p/>
          </draw:line>
          <draw:line draw:style-name="gr583" draw:text-style-name="P29" draw:layer="layout" svg:x1="2.05cm" svg:y1="7.5cm" svg:x2="2.8cm" svg:y2="7.3cm">
            <text:p/>
          </draw:line>
          <draw:line draw:style-name="gr584" draw:text-style-name="P29" draw:layer="layout" svg:x1="2.25cm" svg:y1="7.1cm" svg:x2="2.6cm" svg:y2="7.1cm">
            <text:p/>
          </draw:line>
          <draw:line draw:style-name="gr585" draw:text-style-name="P29" draw:layer="layout" svg:x1="2.25cm" svg:y1="6.95cm" svg:x2="2.25cm" svg:y2="7.25cm">
            <text:p/>
          </draw:line>
        </draw:g>
        <draw:line draw:style-name="gr257" draw:text-style-name="P23" draw:layer="layout" svg:x1="2.852cm" svg:y1="20.222cm" svg:x2="1.703cm" svg:y2="21.371cm">
          <text:p/>
        </draw:line>
        <draw:line draw:style-name="gr413" draw:text-style-name="P23" draw:layer="layout" svg:x1="1.5cm" svg:y1="14.263cm" svg:x2="19.5cm" svg:y2="14.263cm">
          <text:p/>
        </draw:line>
        <draw:frame draw:style-name="gr586" draw:text-style-name="P18" draw:layer="layout" svg:width="15.75cm" svg:height="6.791cm" svg:x="4.25cm" svg:y="14.664cm">
          <draw:text-box>
            <text:p text:style-name="P16"><text:span text:style-name="T9">Двигатель</text:span></text:p>
            <text:p text:style-name="P16"><text:span text:style-name="T3">с прямым пуском или устройством плавного пуска</text:span></text:p>
            <text:p text:style-name="P16"><text:span text:style-name="T3"/></text:p>
            <text:p text:style-name="P16"><text:span text:style-name="T3"/></text:p>
            <text:p text:style-name="P16"><text:span text:style-name="T3"/></text:p>
            <text:p text:style-name="P17"><text:span text:style-name="T3">с прямым пуском или устройством плавного пуска</text:span></text:p>
            <text:p text:style-name="P16"><text:span text:style-name="T3">и с приводным элементом (стрелки не рисуются)</text:span></text:p>
            <text:p text:style-name="P16"><text:span text:style-name="T3"/></text:p>
            <text:p text:style-name="P16"><text:span text:style-name="T3"/></text:p>
            <text:p text:style-name="P16"><text:span text:style-name="T3"/></text:p>
            <text:p text:style-name="P16"><text:span text:style-name="T3">с частотным регулированием</text:span></text:p>
            <text:p text:style-name="P17"><text:span text:style-name="T3">и с приводным элементом</text:span></text:p>
          </draw:text-box>
        </draw:frame>
        <draw:custom-shape draw:style-name="gr10" draw:text-style-name="P23" draw:layer="layout" svg:width="1cm" svg:height="1cm" svg:x="1.75cm" svg:y="14.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776cm" svg:y="15.195cm">
          <draw:text-box>
            <text:p text:style-name="P24"><text:span text:style-name="T12">M</text:span></text:p>
          </draw:text-box>
        </draw:frame>
        <draw:line draw:style-name="gr477" draw:text-style-name="P23" draw:layer="layout" svg:x1="1.724cm" svg:y1="15.251cm" svg:x2="1.724cm" svg:y2="16.751cm">
          <text:p/>
        </draw:line>
        <draw:line draw:style-name="gr477" draw:text-style-name="P23" draw:layer="layout" svg:x1="2.772cm" svg:y1="15.251cm" svg:x2="2.772cm" svg:y2="16.751cm">
          <text:p/>
        </draw:line>
        <draw:line draw:style-name="gr478" draw:text-style-name="P23" draw:layer="layout" svg:x1="1.75cm" svg:y1="16.475cm" svg:x2="2.75cm" svg:y2="16.475cm">
          <text:p/>
        </draw:line>
        <draw:frame draw:style-name="gr11" draw:text-style-name="P25" draw:layer="layout" svg:width="1cm" svg:height="0.366cm" svg:x="1.767cm" svg:y="16.131cm">
          <draw:text-box>
            <text:p text:style-name="P24"><text:span text:style-name="T12">10</text:span></text:p>
          </draw:text-box>
        </draw:frame>
        <draw:custom-shape draw:style-name="gr10" draw:text-style-name="P23" draw:layer="layout" svg:width="1cm" svg:height="1cm" svg:x="1.738cm" svg:y="1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764cm" svg:y="17.896cm">
          <draw:text-box>
            <text:p text:style-name="P24"><text:span text:style-name="T12">M</text:span></text:p>
          </draw:text-box>
        </draw:frame>
        <draw:line draw:style-name="gr20" draw:text-style-name="P23" draw:layer="layout" svg:x1="2.25cm" svg:y1="18.514cm" svg:x2="2.25cm" svg:y2="19.607cm">
          <text:p/>
        </draw:line>
        <draw:custom-shape draw:style-name="gr19" draw:text-style-name="P26" draw:layer="layout" svg:width="1cm" svg:height="1cm" svg:x="1.726cm" svg:y="20.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5" draw:layer="layout" svg:width="1cm" svg:height="0.366cm" svg:x="1.752cm" svg:y="20.697cm">
          <draw:text-box>
            <text:p text:style-name="P24"><text:span text:style-name="T12">M</text:span></text:p>
          </draw:text-box>
        </draw:frame>
        <draw:line draw:style-name="gr20" draw:text-style-name="P23" draw:layer="layout" svg:x1="2.238cm" svg:y1="21.315cm" svg:x2="2.238cm" svg:y2="22.408cm">
          <text:p/>
        </draw:line>
        <draw:g>
          <draw:circle draw:style-name="gr587" draw:text-style-name="P29" draw:layer="layout" svg:width="1cm" svg:height="1cm" svg:x="1.831cm" svg:y="5.317cm">
            <text:p/>
          </draw:circle>
          <draw:line draw:style-name="gr588" draw:text-style-name="P29" draw:layer="layout" svg:x1="2.031cm" svg:y1="5.417cm" svg:x2="2.781cm" svg:y2="5.617cm">
            <text:p/>
          </draw:line>
          <draw:line draw:style-name="gr589" draw:text-style-name="P29" draw:layer="layout" svg:x1="2.031cm" svg:y1="6.217cm" svg:x2="2.781cm" svg:y2="6.017cm">
            <text:p/>
          </draw:line>
        </draw:g>
        <draw:g>
          <draw:circle draw:style-name="gr590" draw:text-style-name="P29" draw:layer="layout" svg:width="1cm" svg:height="1cm" svg:x="1.864cm" svg:y="7.84cm">
            <text:p/>
          </draw:circle>
          <draw:line draw:style-name="gr591" draw:text-style-name="P29" draw:layer="layout" svg:x1="2.064cm" svg:y1="7.94cm" svg:x2="2.814cm" svg:y2="8.14cm">
            <text:p/>
          </draw:line>
          <draw:line draw:style-name="gr592" draw:text-style-name="P29" draw:layer="layout" svg:x1="2.064cm" svg:y1="8.74cm" svg:x2="2.814cm" svg:y2="8.54cm">
            <text:p/>
          </draw:line>
          <draw:custom-shape draw:style-name="gr593" draw:text-style-name="P29" draw:layer="layout" svg:width="0.3cm" svg:height="0.3cm" svg:x="2.014cm" svg:y="8.19cm">
            <text:p/>
            <draw:enhanced-geometry svg:viewBox="0 0 21600 21600" draw:type="rectangle" draw:enhanced-path="M 0 0 L 21600 0 21600 21600 0 21600 0 0 Z N"/>
          </draw:custom-shape>
        </draw:g>
        <draw:line draw:style-name="gr413" draw:text-style-name="P23" draw:layer="layout" svg:x1="1.5cm" svg:y1="9.494cm" svg:x2="19.5cm" svg:y2="9.494cm">
          <text:p/>
        </draw:line>
        <draw:frame draw:style-name="gr412" draw:text-style-name="P18" draw:layer="layout" svg:width="15.75cm" svg:height="0.796cm" svg:x="4.25cm" svg:y="9.895cm">
          <draw:text-box>
            <text:p text:style-name="P16"><text:span text:style-name="T9">Насос</text:span></text:p>
          </draw:text-box>
        </draw:frame>
        <draw:g>
          <draw:circle draw:style-name="gr594" draw:text-style-name="P29" draw:layer="layout" svg:width="1cm" svg:height="1cm" svg:x="1.896cm" svg:y="10cm">
            <text:p/>
          </draw:circle>
          <draw:line draw:style-name="gr595" draw:text-style-name="P29" draw:layer="layout" svg:x1="2.396cm" svg:y1="10cm" svg:x2="2.896cm" svg:y2="10.5cm">
            <text:p/>
          </draw:line>
          <draw:line draw:style-name="gr596" draw:text-style-name="P29" draw:layer="layout" svg:x1="2.396cm" svg:y1="11cm" svg:x2="2.896cm" svg:y2="10.5cm">
            <text:p/>
          </draw:line>
        </draw:g>
        <draw:g>
          <draw:circle draw:style-name="gr597" draw:text-style-name="P29" draw:layer="layout" svg:width="1cm" svg:height="1cm" svg:x="1.906cm" svg:y="11.25cm">
            <text:p/>
          </draw:circle>
          <draw:line draw:style-name="gr598" draw:text-style-name="P29" draw:layer="layout" svg:x1="2.406cm" svg:y1="11.25cm" svg:x2="2.906cm" svg:y2="11.75cm">
            <text:p/>
          </draw:line>
          <draw:line draw:style-name="gr599" draw:text-style-name="P29" draw:layer="layout" svg:x1="2.406cm" svg:y1="12.25cm" svg:x2="2.906cm" svg:y2="11.75cm">
            <text:p/>
          </draw:line>
          <draw:line draw:style-name="gr600" draw:text-style-name="P29" draw:layer="layout" svg:x1="2.356cm" svg:y1="11.75cm" svg:x2="2.706cm" svg:y2="11.75cm">
            <text:p/>
          </draw:line>
          <draw:line draw:style-name="gr601" draw:text-style-name="P29" draw:layer="layout" svg:x1="2.356cm" svg:y1="11.6cm" svg:x2="2.356cm" svg:y2="11.9cm">
            <text:p/>
          </draw:line>
        </draw:g>
        <draw:g>
          <draw:circle draw:style-name="gr602" draw:text-style-name="P29" draw:layer="layout" svg:width="1cm" svg:height="1cm" svg:x="1.922cm" svg:y="12.464cm">
            <text:p/>
          </draw:circle>
          <draw:line draw:style-name="gr603" draw:text-style-name="P29" draw:layer="layout" svg:x1="2.422cm" svg:y1="12.464cm" svg:x2="2.922cm" svg:y2="12.964cm">
            <text:p/>
          </draw:line>
          <draw:line draw:style-name="gr604" draw:text-style-name="P29" draw:layer="layout" svg:x1="2.422cm" svg:y1="13.464cm" svg:x2="2.922cm" svg:y2="12.964cm">
            <text:p/>
          </draw:line>
          <draw:custom-shape draw:style-name="gr605" draw:text-style-name="P29" draw:layer="layout" svg:width="0.3cm" svg:height="0.3cm" svg:x="2.071cm" svg:y="12.814cm">
            <text:p/>
            <draw:enhanced-geometry svg:viewBox="0 0 21600 21600" draw:type="rectangle" draw:enhanced-path="M 0 0 L 21600 0 21600 21600 0 21600 0 0 Z N"/>
          </draw:custom-shape>
        </draw:g>
        <draw:line draw:style-name="gr413" draw:text-style-name="P23" draw:layer="layout" svg:x1="1.5cm" svg:y1="23.301cm" svg:x2="19.5cm" svg:y2="23.301cm">
          <text:p/>
        </draw:line>
        <draw:frame draw:style-name="gr412" draw:text-style-name="P18" draw:layer="layout" svg:width="15.75cm" svg:height="0.796cm" svg:x="4.25cm" svg:y="23.702cm">
          <draw:text-box>
            <text:p text:style-name="P16"><text:span text:style-name="T9">Мешалка</text:span></text:p>
          </draw:text-box>
        </draw:frame>
        <draw:g>
          <draw:line draw:style-name="gr606" draw:text-style-name="P29" draw:layer="layout" svg:x1="1.877cm" svg:y1="25.536cm" svg:x2="1.877cm" svg:y2="25.836cm">
            <text:p/>
          </draw:line>
          <draw:line draw:style-name="gr607" draw:text-style-name="P29" draw:layer="layout" svg:x1="2.677cm" svg:y1="25.536cm" svg:x2="2.677cm" svg:y2="25.836cm">
            <text:p/>
          </draw:line>
          <draw:line draw:style-name="gr608" draw:text-style-name="P29" draw:layer="layout" svg:x1="2.277cm" svg:y1="25.936cm" svg:x2="1.877cm" svg:y2="25.836cm">
            <text:p/>
          </draw:line>
          <draw:line draw:style-name="gr609" draw:text-style-name="P29" draw:layer="layout" svg:x1="2.677cm" svg:y1="25.836cm" svg:x2="2.277cm" svg:y2="25.936cm">
            <text:p/>
          </draw:line>
          <draw:line draw:style-name="gr610" draw:text-style-name="P29" draw:layer="layout" svg:x1="2.277cm" svg:y1="24.458cm" svg:x2="2.277cm" svg:y2="25.902cm">
            <text:p/>
          </draw:line>
          <draw:custom-shape draw:style-name="gr611" draw:text-style-name="P29" draw:layer="layout" svg:width="0.3cm" svg:height="0.45cm" svg:x="2.127cm" svg:y="24.008cm">
            <text:p/>
            <draw:enhanced-geometry svg:viewBox="0 0 21600 21600" draw:type="rectangle" draw:enhanced-path="M 0 0 L 21600 0 21600 21600 0 21600 0 0 Z N"/>
          </draw:custom-shape>
          <draw:line draw:style-name="gr612" draw:text-style-name="P29" draw:layer="layout" svg:x1="2.077cm" svg:y1="24.108cm" svg:x2="2.477cm" svg:y2="24.108cm">
            <text:p/>
          </draw:line>
          <draw:line draw:style-name="gr613" draw:text-style-name="P29" draw:layer="layout" svg:x1="2.077cm" svg:y1="24.358cm" svg:x2="2.477cm" svg:y2="24.358cm">
            <text:p/>
          </draw:line>
        </draw:g>
      </draw:page>
      <draw:page draw:name="УСЛОВНО-ГРАФИЧЕСКИЕ ОБОЗНАЧЕНИЯ (9)"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5cm" svg:y1="2.571cm" svg:x2="19.5cm" svg:y2="2.571cm">
          <text:p/>
        </draw:line>
        <draw:frame draw:style-name="gr412" draw:text-style-name="P18" draw:layer="layout" svg:width="15.75cm" svg:height="0.796cm" svg:x="4.25cm" svg:y="2.972cm">
          <draw:text-box>
            <text:p text:style-name="P16"><text:span text:style-name="T9">Нагреватель</text:span></text:p>
          </draw:text-box>
        </draw:frame>
        <draw:g>
          <draw:custom-shape draw:style-name="gr614" draw:text-style-name="P29" draw:layer="layout" svg:width="1cm" svg:height="1cm" svg:x="2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5" draw:text-style-name="P29" draw:layer="layout" svg:x1="2.75cm" svg:y1="3.75cm" svg:x2="2.35cm" svg:y2="3.5cm">
            <text:p/>
          </draw:line>
          <draw:line draw:style-name="gr616" draw:text-style-name="P29" draw:layer="layout" svg:x1="2.35cm" svg:y1="3.5cm" svg:x2="2.75cm" svg:y2="3.25cm">
            <text:p/>
          </draw:line>
          <draw:line draw:style-name="gr617" draw:text-style-name="P29" draw:layer="layout" svg:x1="2.05cm" svg:y1="3.25cm" svg:x2="2.75cm" svg:y2="3.25cm">
            <text:p/>
          </draw:line>
          <draw:line draw:style-name="gr618" draw:text-style-name="P29" draw:layer="layout" svg:x1="2.05cm" svg:y1="3.75cm" svg:x2="2.75cm" svg:y2="3.75cm">
            <text:p/>
          </draw:line>
        </draw:g>
        <draw:g>
          <draw:custom-shape draw:style-name="gr619" draw:text-style-name="P29" draw:layer="layout" svg:width="1cm" svg:height="1cm" svg:x="2cm" svg:y="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0" draw:text-style-name="P29" draw:layer="layout" svg:x1="2.1cm" svg:y1="4.75cm" svg:x2="2.35cm" svg:y2="4.5cm">
            <text:p/>
          </draw:line>
          <draw:line draw:style-name="gr621" draw:text-style-name="P29" draw:layer="layout" svg:x1="2.65cm" svg:y1="5cm" svg:x2="2.9cm" svg:y2="4.75cm">
            <text:p/>
          </draw:line>
          <draw:line draw:style-name="gr622" draw:text-style-name="P29" draw:layer="layout" svg:x1="2.65cm" svg:y1="5cm" svg:x2="2.35cm" svg:y2="4.5cm">
            <text:p/>
          </draw:line>
          <draw:line draw:style-name="gr623" draw:text-style-name="P29" draw:layer="layout" svg:x1="2cm" svg:y1="4.75cm" svg:x2="2.1cm" svg:y2="4.75cm">
            <text:p/>
          </draw:line>
          <draw:line draw:style-name="gr624" draw:text-style-name="P29" draw:layer="layout" svg:x1="2.9cm" svg:y1="4.75cm" svg:x2="3cm" svg:y2="4.75cm">
            <text:p/>
          </draw:line>
        </draw:g>
        <draw:g>
          <draw:custom-shape draw:style-name="gr625" draw:text-style-name="P29" draw:layer="layout" svg:width="1cm" svg:height="1cm" svg:x="1.986cm" svg:y="5.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6" draw:text-style-name="P56" draw:layer="layout" svg:x1="2.135cm" svg:y1="6.248cm" svg:x2="2.802cm" svg:y2="5.679cm">
            <text:p/>
          </draw:line>
        </draw:g>
        <draw:line draw:style-name="gr413" draw:text-style-name="P23" draw:layer="layout" svg:x1="1.5cm" svg:y1="7.179cm" svg:x2="19.5cm" svg:y2="7.179cm">
          <text:p/>
        </draw:line>
        <draw:frame draw:style-name="gr412" draw:text-style-name="P18" draw:layer="layout" svg:width="15.75cm" svg:height="0.796cm" svg:x="4.25cm" svg:y="7.58cm">
          <draw:text-box>
            <text:p text:style-name="P16"><text:span text:style-name="T9">Горелка</text:span></text:p>
          </draw:text-box>
        </draw:frame>
        <draw:g>
          <draw:custom-shape draw:style-name="gr627" draw:text-style-name="P29" draw:layer="layout" svg:width="0.95cm" svg:height="0.475cm" svg:x="2.05cm" svg:y="8.175cm">
            <text:p/>
            <draw:enhanced-geometry svg:viewBox="0 0 21600 21600" draw:type="rectangle" draw:enhanced-path="M 0 0 L 21600 0 21600 21600 0 21600 0 0 Z N"/>
          </draw:custom-shape>
          <draw:g>
            <draw:ellipse draw:style-name="gr628" draw:text-style-name="P29" draw:layer="layout" svg:width="1.164cm" svg:height="1.643cm" draw:transform="rotate (-3.14159265358979) translate (2.82cm 8.989cm)" draw:kind="arc" draw:start-angle="179.65" draw:end-angle="240.41">
              <text:p/>
            </draw:ellipse>
            <draw:ellipse draw:style-name="gr629" draw:text-style-name="P29" draw:layer="layout" svg:width="1.163cm" svg:height="1.643cm" draw:transform="rotate (-3.14159265358979) translate (3.393cm 8.989cm)" draw:kind="arc" draw:start-angle="299.58" draw:end-angle="0.36">
              <text:p/>
            </draw:ellipse>
          </draw:g>
          <draw:g>
            <draw:ellipse draw:style-name="gr630" draw:text-style-name="P29" draw:layer="layout" svg:width="0.63cm" svg:height="0.889cm" draw:transform="rotate (-3.14159265358979) translate (2.685cm 8.614cm)" draw:kind="arc" draw:start-angle="179.65" draw:end-angle="240.41">
              <text:p/>
            </draw:ellipse>
            <draw:ellipse draw:style-name="gr631" draw:text-style-name="P29" draw:layer="layout" svg:width="0.63cm" svg:height="0.889cm" draw:transform="rotate (-3.14159265358979) translate (2.995cm 8.614cm)" draw:kind="arc" draw:start-angle="299.58" draw:end-angle="0.36">
              <text:p/>
            </draw:ellipse>
          </draw:g>
        </draw:g>
        <draw:line draw:style-name="gr413" draw:text-style-name="P23" draw:layer="layout" svg:x1="1.5cm" svg:y1="9.386cm" svg:x2="19.5cm" svg:y2="9.386cm">
          <text:p/>
        </draw:line>
        <draw:frame draw:style-name="gr412" draw:text-style-name="P18" draw:layer="layout" svg:width="15.75cm" svg:height="0.796cm" svg:x="4.25cm" svg:y="9.787cm">
          <draw:text-box>
            <text:p text:style-name="P16"><text:span text:style-name="T9">Кулер</text:span></text:p>
          </draw:text-box>
        </draw:frame>
        <draw:g>
          <draw:line draw:style-name="gr632" draw:text-style-name="P29" draw:layer="layout" svg:x1="2.5cm" svg:y1="14.25cm" svg:x2="3.1cm" svg:y2="14.65cm">
            <text:p/>
          </draw:line>
          <draw:line draw:style-name="gr633" draw:text-style-name="P29" draw:layer="layout" svg:x1="1.9cm" svg:y1="14.65cm" svg:x2="3.1cm" svg:y2="14.65cm">
            <text:p/>
          </draw:line>
          <draw:line draw:style-name="gr634" draw:text-style-name="P29" draw:layer="layout" svg:x1="1.9cm" svg:y1="13.85cm" svg:x2="3.1cm" svg:y2="13.85cm">
            <text:p/>
          </draw:line>
          <draw:line draw:style-name="gr635" draw:text-style-name="P29" draw:layer="layout" svg:x1="2.5cm" svg:y1="14.25cm" svg:x2="3.1cm" svg:y2="13.85cm">
            <text:p/>
          </draw:line>
        </draw:g>
        <draw:g>
          <draw:g>
            <draw:custom-shape draw:style-name="gr636" draw:text-style-name="P29" draw:layer="layout" svg:width="1cm" svg:height="1cm" svg:x="2.012cm" svg:y="9.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7" draw:text-style-name="P56" draw:layer="layout" svg:x1="2.8cm" svg:y1="10.603cm" svg:x2="2.236cm" svg:y2="10.106cm">
              <text:p/>
            </draw:line>
          </draw:g>
        </draw:g>
        <draw:g>
          <draw:custom-shape draw:style-name="gr638" draw:text-style-name="P29" draw:layer="layout" svg:width="2cm" svg:height="0.5cm" svg:x="1.6cm" svg:y="11.3cm">
            <text:p/>
            <draw:enhanced-geometry svg:viewBox="0 0 21600 21600" draw:type="rectangle" draw:enhanced-path="M 0 0 L 21600 0 21600 21600 0 21600 0 0 Z N"/>
          </draw:custom-shape>
          <draw:line draw:style-name="gr639" draw:text-style-name="P29" draw:layer="layout" svg:x1="3.4cm" svg:y1="11.3cm" svg:x2="3.4cm" svg:y2="12cm">
            <text:p/>
          </draw:line>
          <draw:line draw:style-name="gr640" draw:text-style-name="P29" draw:layer="layout" svg:x1="3.4cm" svg:y1="12cm" svg:x2="3.6cm" svg:y2="12.3cm">
            <text:p/>
          </draw:line>
          <draw:line draw:style-name="gr641" draw:text-style-name="P29" draw:layer="layout" svg:x1="1.8cm" svg:y1="11.3cm" svg:x2="1.8cm" svg:y2="12cm">
            <text:p/>
          </draw:line>
          <draw:line draw:style-name="gr642" draw:text-style-name="P29" draw:layer="layout" svg:x1="1.8cm" svg:y1="12cm" svg:x2="1.6cm" svg:y2="12.3cm">
            <text:p/>
          </draw:line>
          <draw:custom-shape draw:style-name="gr643" draw:text-style-name="P29" draw:layer="layout" svg:width="0.2cm" svg:height="0.45cm" draw:transform="rotate (-1.5707963267949) translate (2.6cm 1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4" draw:text-style-name="P29" draw:layer="layout" svg:width="0.2cm" svg:height="0.45cm" draw:transform="rotate (1.5707963267949) translate (2.6cm 1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13" draw:text-style-name="P23" draw:layer="layout" svg:x1="1.5cm" svg:y1="13.093cm" svg:x2="19.5cm" svg:y2="13.093cm">
          <text:p/>
        </draw:line>
        <draw:frame draw:style-name="gr645" draw:text-style-name="P18" draw:layer="layout" svg:width="15.75cm" svg:height="13.331cm" svg:x="4.25cm" svg:y="13.494cm">
          <draw:text-box>
            <text:p text:style-name="P16"><text:span text:style-name="T9">Теплообменник</text:span></text:p>
            <text:p text:style-name="P16"><text:span text:style-name="T3">змеевик</text:span></text:p>
            <text:p text:style-name="P16"><text:span text:style-name="T9"/></text:p>
            <text:p text:style-name="P16"><text:span text:style-name="T9"/></text:p>
            <text:p text:style-name="P16"><text:span text:style-name="T3">ребристый</text:span></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3">кожухотрубный</text:span></text:p>
            <text:p text:style-name="P16"><text:span text:style-name="T3"/></text:p>
            <text:p text:style-name="P16"><text:span text:style-name="T3"/></text:p>
            <text:p text:style-name="P16"><text:span text:style-name="T3"/></text:p>
            <text:p text:style-name="P16"><text:span text:style-name="T3"/></text:p>
            <text:p text:style-name="P16"><text:span text:style-name="T3">пластинчатый</text:span></text:p>
          </draw:text-box>
        </draw:frame>
        <draw:g>
          <draw:circle draw:style-name="gr646" draw:text-style-name="P29" draw:layer="layout" svg:width="0.3cm" svg:height="0.3cm" svg:x="3.08cm" svg:y="15.672cm">
            <text:p/>
          </draw:circle>
          <draw:circle draw:style-name="gr647" draw:text-style-name="P29" draw:layer="layout" svg:width="0.3cm" svg:height="0.3cm" svg:x="1.682cm" svg:y="15.972cm">
            <text:p/>
          </draw:circle>
          <draw:circle draw:style-name="gr648" draw:text-style-name="P29" draw:layer="layout" svg:width="0.3cm" svg:height="0.3cm" svg:x="3.08cm" svg:y="16.272cm">
            <text:p/>
          </draw:circle>
          <draw:circle draw:style-name="gr649" draw:text-style-name="P29" draw:layer="layout" svg:width="0.3cm" svg:height="0.3cm" svg:x="1.682cm" svg:y="16.572cm">
            <text:p/>
          </draw:circle>
          <draw:custom-shape draw:style-name="gr650" draw:text-style-name="P29" draw:layer="layout" svg:width="1.4cm" svg:height="2.1cm" svg:x="1.832cm" svg:y="15.272cm">
            <text:p/>
            <draw:enhanced-geometry svg:viewBox="0 0 21600 21600" draw:mirror-vertical="true" draw:type="rectangle" draw:enhanced-path="M 0 0 L 21600 0 21600 21600 0 21600 0 0 Z N"/>
          </draw:custom-shape>
        </draw:g>
        <draw:g>
          <draw:custom-shape draw:style-name="gr651" draw:text-style-name="P29" draw:layer="layout" svg:width="1.4cm" svg:height="2.1cm" svg:x="1.826cm" svg:y="17.624cm">
            <text:p/>
            <draw:enhanced-geometry svg:viewBox="0 0 21600 21600" draw:mirror-vertical="true" draw:type="rectangle" draw:enhanced-path="M 0 0 L 21600 0 21600 21600 0 21600 0 0 Z N"/>
          </draw:custom-shape>
          <draw:circle draw:style-name="gr652" draw:text-style-name="P29" draw:layer="layout" svg:width="0.3cm" svg:height="0.3cm" svg:x="3.226cm" svg:y="18.024cm">
            <text:p/>
          </draw:circle>
          <draw:circle draw:style-name="gr653" draw:text-style-name="P29" draw:layer="layout" svg:width="0.3cm" svg:height="0.3cm" svg:x="1.526cm" svg:y="18.324cm">
            <text:p/>
          </draw:circle>
          <draw:circle draw:style-name="gr654" draw:text-style-name="P29" draw:layer="layout" svg:width="0.3cm" svg:height="0.3cm" svg:x="3.226cm" svg:y="18.624cm">
            <text:p/>
          </draw:circle>
          <draw:circle draw:style-name="gr655" draw:text-style-name="P29" draw:layer="layout" svg:width="0.3cm" svg:height="0.3cm" svg:x="1.526cm" svg:y="18.924cm">
            <text:p/>
          </draw:circle>
        </draw:g>
        <draw:g>
          <draw:custom-shape draw:style-name="gr656" draw:text-style-name="P29" draw:layer="layout" svg:width="1.4cm" svg:height="2.1cm" svg:x="1.794cm" svg:y="20.146cm">
            <text:p/>
            <draw:enhanced-geometry svg:viewBox="0 0 21600 21600" draw:mirror-vertical="true" draw:type="rectangle" draw:enhanced-path="M 0 0 L 21600 0 21600 21600 0 21600 0 0 Z N"/>
          </draw:custom-shape>
          <draw:line draw:style-name="gr657" draw:text-style-name="P29" draw:layer="layout" svg:x1="3.394cm" svg:y1="20.346cm" svg:x2="3.194cm" svg:y2="20.346cm">
            <text:p/>
          </draw:line>
          <draw:line draw:style-name="gr658" draw:text-style-name="P29" draw:layer="layout" svg:x1="3.394cm" svg:y1="22.046cm" svg:x2="3.194cm" svg:y2="22.046cm">
            <text:p/>
          </draw:line>
          <draw:line draw:style-name="gr659" draw:text-style-name="P29" draw:layer="layout" svg:x1="3.394cm" svg:y1="20.346cm" svg:x2="3.394cm" svg:y2="22.046cm">
            <text:p/>
          </draw:line>
          <draw:line draw:style-name="gr660" draw:text-style-name="P29" draw:layer="layout" svg:x1="1.794cm" svg:y1="20.346cm" svg:x2="1.594cm" svg:y2="20.346cm">
            <text:p/>
          </draw:line>
          <draw:line draw:style-name="gr661" draw:text-style-name="P29" draw:layer="layout" svg:x1="1.794cm" svg:y1="22.046cm" svg:x2="1.594cm" svg:y2="22.046cm">
            <text:p/>
          </draw:line>
          <draw:line draw:style-name="gr662" draw:text-style-name="P29" draw:layer="layout" svg:x1="1.594cm" svg:y1="20.346cm" svg:x2="1.594cm" svg:y2="22.046cm">
            <text:p/>
          </draw:line>
        </draw:g>
        <draw:g>
          <draw:custom-shape draw:style-name="gr663" draw:text-style-name="P29" draw:layer="layout" svg:width="2.7cm" svg:height="0.9cm" svg:x="1.331cm" svg:y="22.907cm">
            <text:p/>
            <draw:enhanced-geometry svg:viewBox="0 0 21600 21600" draw:type="rectangle" draw:enhanced-path="M 0 0 L 21600 0 21600 21600 0 21600 0 0 Z N"/>
          </draw:custom-shape>
          <draw:line draw:style-name="gr664" draw:text-style-name="P29" draw:layer="layout" svg:x1="1.331cm" svg:y1="23.357cm" svg:x2="4.031cm" svg:y2="23.357cm">
            <text:p/>
          </draw:line>
        </draw:g>
        <draw:g>
          <draw:path draw:style-name="gr665" draw:text-style-name="P29" draw:layer="layout" svg:width="0.455cm" svg:height="0.832cm" svg:x="1.324cm" svg:y="24.097cm" svg:viewBox="0 0 456 833" svg:d="M164 825c-15-6-28-15-41-25-12-11-24-24-35-39s-21-32-30-51c-18-37-33-81-43-131-10-49-15-104-15-162s5-113 15-163c10-49 25-94 43-131 9-19 19-36 30-51s23-28 35-38c13-11 26-19 41-25 14-6 29-9 44-9h236c3 0 4 1 6 2s3 2 5 4c1 2 1 4 1 6v809c0 2 0 4-1 6-2 2-3 4-5 5s-3 1-6 1h-236c-15 0-30-3-44-8z">
            <text:p/>
          </draw:path>
          <draw:path draw:style-name="gr666" draw:text-style-name="P29" draw:layer="layout" svg:width="2.28cm" svg:height="0.832cm" svg:x="1.723cm" svg:y="24.097cm" svg:viewBox="0 0 2281 833" svg:d="M6 832c-2-1-3-3-4-5s-2-4-2-6v-809c0-2 1-4 2-6s2-3 4-4 4-2 6-2h1796 129 115c18 0 35 3 51 9s31 15 46 27c13 10 26 24 38 39s23 32 33 51c19 37 34 81 45 131 10 48 16 102 16 160 0 57-6 111-16 160-11 49-26 93-45 130-10 19-21 36-33 51-12 16-25 29-38 40-15 11-30 20-46 26s-33 9-51 9h-115-129-1796c-2 0-4 0-6-1z">
            <text:p/>
          </draw:path>
          <draw:path draw:style-name="gr667" draw:text-style-name="P29" draw:layer="layout" svg:width="2.085cm" svg:height="0.599cm" svg:x="1.723cm" svg:y="24.219cm" svg:viewBox="0 0 2086 600" svg:d="M2086 300c0 170-130 300-300 300h-1786v-600h1786c170 0 300 130 300 300z">
            <text:p/>
          </draw:path>
          <draw:line draw:style-name="gr668" draw:text-style-name="P29" draw:layer="layout" svg:x1="1.704cm" svg:y1="24.497cm" svg:x2="1.324cm" svg:y2="24.497cm">
            <text:p/>
          </draw:line>
        </draw:g>
        <draw:g>
          <draw:custom-shape draw:style-name="gr669" draw:text-style-name="P29" draw:layer="layout" svg:width="2cm" svg:height="0.7cm" svg:x="1.75cm" svg:y="26.1cm">
            <text:p/>
            <draw:enhanced-geometry svg:viewBox="0 0 21600 21600" draw:type="rectangle" draw:enhanced-path="M 0 0 L 21600 0 21600 21600 0 21600 0 0 Z N"/>
          </draw:custom-shape>
          <draw:line draw:style-name="gr670" draw:text-style-name="P29" draw:layer="layout" svg:x1="1.75cm" svg:y1="26.8cm" svg:x2="3.75cm" svg:y2="26.1cm">
            <text:p/>
          </draw:line>
          <draw:line draw:style-name="gr671" draw:text-style-name="P29" draw:layer="layout" svg:x1="1.75cm" svg:y1="26.1cm" svg:x2="3.75cm" svg:y2="26.8cm">
            <text:p/>
          </draw:line>
          <draw:line draw:style-name="gr672" draw:text-style-name="P29" draw:layer="layout" svg:x1="3.05cm" svg:y1="26.1cm" svg:x2="3.05cm" svg:y2="26.8cm">
            <text:p/>
          </draw:line>
          <draw:line draw:style-name="gr673" draw:text-style-name="P29" draw:layer="layout" svg:x1="2.75cm" svg:y1="26.1cm" svg:x2="2.75cm" svg:y2="26.8cm">
            <text:p/>
          </draw:line>
          <draw:line draw:style-name="gr674" draw:text-style-name="P29" draw:layer="layout" svg:x1="2.45cm" svg:y1="26.1cm" svg:x2="2.45cm" svg:y2="26.8cm">
            <text:p/>
          </draw:line>
        </draw:g>
      </draw:page>
      <draw:page draw:name="УСЛОВНО-ГРАФИЧЕСКИЕ ОБОЗНАЧЕНИЯ (10)"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5cm" svg:y1="6.071cm" svg:x2="19.5cm" svg:y2="6.071cm">
          <text:p/>
        </draw:line>
        <draw:frame draw:style-name="gr675" draw:text-style-name="P18" draw:layer="layout" svg:width="15.75cm" svg:height="12.241cm" svg:x="4.25cm" svg:y="6.472cm">
          <draw:text-box>
            <text:p text:style-name="P16"><text:span text:style-name="T9">Фильтр</text:span></text:p>
            <text:p text:style-name="P16"><text:span text:style-name="T3">воздушный</text:span></text:p>
            <text:p text:style-name="P16"><text:span text:style-name="T3"/></text:p>
            <text:p text:style-name="P16"><text:span text:style-name="T3"/></text:p>
            <text:p text:style-name="P16"><text:span text:style-name="T3"/></text:p>
            <text:p text:style-name="P16"><text:span text:style-name="T3">фильтр-мешок</text:span></text:p>
            <text:p text:style-name="P16"><text:span text:style-name="T3"/></text:p>
            <text:p text:style-name="P16"><text:span text:style-name="T3"/></text:p>
            <text:p text:style-name="P16"><text:span text:style-name="T3"/></text:p>
            <text:p text:style-name="P16"><text:span text:style-name="T3"/></text:p>
            <text:p text:style-name="P16"><text:span text:style-name="T3">картридж</text:span></text:p>
            <text:p text:style-name="P16"><text:span text:style-name="T3"/></text:p>
            <text:p text:style-name="P16"><text:span text:style-name="T3"/></text:p>
            <text:p text:style-name="P16"><text:span text:style-name="T3"/></text:p>
            <text:p text:style-name="P16"><text:span text:style-name="T3">пресс</text:span></text:p>
            <text:p text:style-name="P16"><text:span text:style-name="T3"/></text:p>
            <text:p text:style-name="P16"><text:span text:style-name="T3"/></text:p>
            <text:p text:style-name="P16"><text:span text:style-name="T3"/></text:p>
            <text:p text:style-name="P16"><text:span text:style-name="T3">активированный уголь</text:span></text:p>
            <text:p text:style-name="P16"><text:span text:style-name="T3"/></text:p>
            <text:p text:style-name="P16"><text:span text:style-name="T3"/></text:p>
            <text:p text:style-name="P16"><text:span text:style-name="T3"/></text:p>
          </draw:text-box>
        </draw:frame>
        <draw:custom-shape draw:style-name="gr676" draw:text-style-name="P29" draw:layer="layout" svg:width="0.5cm" svg:height="1.5cm" svg:x="2.25cm" svg:y="6.5cm">
          <text:p/>
          <draw:enhanced-geometry svg:viewBox="0 0 21600 21600" draw:type="rectangle" draw:enhanced-path="M 0 0 L 21600 0 21600 21600 0 21600 0 0 Z N"/>
        </draw:custom-shape>
        <draw:line draw:style-name="gr341" draw:text-style-name="P23" draw:layer="layout" svg:x1="2.75cm" svg:y1="6.5cm" svg:x2="2.25cm" svg:y2="7.973cm">
          <text:p/>
        </draw:line>
        <draw:g>
          <draw:custom-shape draw:style-name="gr677" draw:text-style-name="P29" draw:layer="layout" svg:width="1.2cm" svg:height="2cm" svg:x="1.938cm" svg:y="8.497cm">
            <text:p/>
            <draw:enhanced-geometry svg:viewBox="0 0 21600 21600" draw:type="rectangle" draw:enhanced-path="M 0 0 L 21600 0 21600 21600 0 21600 0 0 Z N"/>
          </draw:custom-shape>
          <draw:line draw:style-name="gr678" draw:text-style-name="P57" draw:layer="layout" svg:x1="2.338cm" svg:y1="9.904cm" svg:x2="2.738cm" svg:y2="9.904cm">
            <text:p/>
          </draw:line>
          <draw:line draw:style-name="gr679" draw:text-style-name="P57" draw:layer="layout" svg:x1="1.938cm" svg:y1="8.904cm" svg:x2="2.338cm" svg:y2="8.904cm">
            <text:p/>
          </draw:line>
          <draw:line draw:style-name="gr680" draw:text-style-name="P57" draw:layer="layout" svg:x1="2.738cm" svg:y1="9.304cm" svg:x2="2.738cm" svg:y2="9.604cm">
            <text:p/>
          </draw:line>
          <draw:line draw:style-name="gr681" draw:text-style-name="P57" draw:layer="layout" svg:x1="2.738cm" svg:y1="8.904cm" svg:x2="3.138cm" svg:y2="8.904cm">
            <text:p/>
          </draw:line>
          <draw:line draw:style-name="gr682" draw:text-style-name="P57" draw:layer="layout" svg:x1="2.738cm" svg:y1="9.704cm" svg:x2="2.738cm" svg:y2="9.904cm">
            <text:p/>
          </draw:line>
          <draw:line draw:style-name="gr683" draw:text-style-name="P57" draw:layer="layout" svg:x1="2.338cm" svg:y1="9.704cm" svg:x2="2.338cm" svg:y2="9.904cm">
            <text:p/>
          </draw:line>
          <draw:line draw:style-name="gr684" draw:text-style-name="P57" draw:layer="layout" svg:x1="2.738cm" svg:y1="8.904cm" svg:x2="2.738cm" svg:y2="9.204cm">
            <text:p/>
          </draw:line>
          <draw:line draw:style-name="gr685" draw:text-style-name="P57" draw:layer="layout" svg:x1="2.338cm" svg:y1="9.304cm" svg:x2="2.338cm" svg:y2="9.604cm">
            <text:p/>
          </draw:line>
          <draw:line draw:style-name="gr686" draw:text-style-name="P57" draw:layer="layout" svg:x1="2.338cm" svg:y1="8.904cm" svg:x2="2.338cm" svg:y2="9.204cm">
            <text:p/>
          </draw:line>
          <draw:line draw:style-name="gr687" draw:text-style-name="P29" draw:layer="layout" svg:x1="3.138cm" svg:y1="9.897cm" svg:x2="2.538cm" svg:y2="10.497cm">
            <text:p/>
          </draw:line>
          <draw:line draw:style-name="gr688" draw:text-style-name="P29" draw:layer="layout" svg:x1="1.938cm" svg:y1="9.897cm" svg:x2="2.538cm" svg:y2="10.497cm">
            <text:p/>
          </draw:line>
        </draw:g>
        <draw:line draw:style-name="gr413" draw:text-style-name="P23" draw:layer="layout" svg:x1="1.5cm" svg:y1="2.608cm" svg:x2="19.5cm" svg:y2="2.608cm">
          <text:p/>
        </draw:line>
        <draw:frame draw:style-name="gr412" draw:text-style-name="P18" draw:layer="layout" svg:width="15.75cm" svg:height="0.796cm" svg:x="4.25cm" svg:y="3.009cm">
          <draw:text-box>
            <text:p text:style-name="P16"><text:span text:style-name="T9">Генератор пара, горячего воздуха, холода, пр.</text:span></text:p>
          </draw:text-box>
        </draw:frame>
        <draw:g>
          <draw:custom-shape draw:style-name="gr689" draw:text-style-name="P29" draw:layer="layout" svg:width="1.397cm" svg:height="1.397cm" svg:x="1.853cm" svg:y="3.51cm">
            <text:p/>
            <draw:enhanced-geometry svg:viewBox="0 0 21600 21600" draw:type="rectangle" draw:enhanced-path="M 0 0 L 21600 0 21600 21600 0 21600 0 0 Z N"/>
          </draw:custom-shape>
          <draw:ellipse draw:style-name="gr690" draw:text-style-name="P29" draw:layer="layout" svg:width="0.699cm" svg:height="0.698cm" svg:x="2.202cm" svg:y="3.161cm" draw:kind="arc" draw:start-angle="0" draw:end-angle="180">
            <text:p/>
          </draw:ellipse>
        </draw:g>
        <draw:g>
          <draw:custom-shape draw:style-name="gr691" draw:text-style-name="P29" draw:layer="layout" svg:width="1.2cm" svg:height="2cm" svg:x="1.967cm" svg:y="11.338cm">
            <text:p/>
            <draw:enhanced-geometry svg:viewBox="0 0 21600 21600" draw:type="rectangle" draw:enhanced-path="M 0 0 L 21600 0 21600 21600 0 21600 0 0 Z N"/>
          </draw:custom-shape>
          <draw:line draw:style-name="gr692" draw:text-style-name="P57" draw:layer="layout" svg:x1="2.367cm" svg:y1="12.745cm" svg:x2="2.767cm" svg:y2="12.745cm">
            <text:p/>
          </draw:line>
          <draw:line draw:style-name="gr693" draw:text-style-name="P57" draw:layer="layout" svg:x1="1.967cm" svg:y1="11.745cm" svg:x2="2.367cm" svg:y2="11.745cm">
            <text:p/>
          </draw:line>
          <draw:line draw:style-name="gr694" draw:text-style-name="P57" draw:layer="layout" svg:x1="2.767cm" svg:y1="12.145cm" svg:x2="2.767cm" svg:y2="12.445cm">
            <text:p/>
          </draw:line>
          <draw:line draw:style-name="gr695" draw:text-style-name="P57" draw:layer="layout" svg:x1="2.767cm" svg:y1="11.745cm" svg:x2="3.167cm" svg:y2="11.745cm">
            <text:p/>
          </draw:line>
          <draw:line draw:style-name="gr696" draw:text-style-name="P57" draw:layer="layout" svg:x1="2.767cm" svg:y1="12.545cm" svg:x2="2.767cm" svg:y2="12.745cm">
            <text:p/>
          </draw:line>
          <draw:line draw:style-name="gr697" draw:text-style-name="P57" draw:layer="layout" svg:x1="2.367cm" svg:y1="12.545cm" svg:x2="2.367cm" svg:y2="12.745cm">
            <text:p/>
          </draw:line>
          <draw:line draw:style-name="gr698" draw:text-style-name="P57" draw:layer="layout" svg:x1="2.767cm" svg:y1="11.745cm" svg:x2="2.767cm" svg:y2="12.045cm">
            <text:p/>
          </draw:line>
          <draw:line draw:style-name="gr699" draw:text-style-name="P57" draw:layer="layout" svg:x1="2.367cm" svg:y1="12.145cm" svg:x2="2.367cm" svg:y2="12.445cm">
            <text:p/>
          </draw:line>
          <draw:line draw:style-name="gr700" draw:text-style-name="P57" draw:layer="layout" svg:x1="2.367cm" svg:y1="11.745cm" svg:x2="2.367cm" svg:y2="12.045cm">
            <text:p/>
          </draw:line>
          <draw:line draw:style-name="gr701" draw:text-style-name="P29" draw:layer="layout" svg:x1="1.967cm" svg:y1="12.938cm" svg:x2="2.267cm" svg:y2="12.938cm">
            <text:p/>
          </draw:line>
          <draw:line draw:style-name="gr702" draw:text-style-name="P29" draw:layer="layout" svg:x1="2.367cm" svg:y1="12.938cm" svg:x2="2.767cm" svg:y2="12.938cm">
            <text:p/>
          </draw:line>
          <draw:line draw:style-name="gr703" draw:text-style-name="P29" draw:layer="layout" svg:x1="2.867cm" svg:y1="12.938cm" svg:x2="3.167cm" svg:y2="12.938cm">
            <text:p/>
          </draw:line>
        </draw:g>
        <draw:g>
          <draw:custom-shape draw:style-name="gr704" draw:text-style-name="P29" draw:layer="layout" svg:width="1.2cm" svg:height="2cm" draw:transform="rotate (-1.5707963267949) translate (3.618cm 14.069cm)">
            <text:p/>
            <draw:enhanced-geometry svg:viewBox="0 0 21600 21600" draw:type="rectangle" draw:enhanced-path="M 0 0 L 21600 0 21600 21600 0 21600 0 0 Z N"/>
          </draw:custom-shape>
          <draw:line draw:style-name="gr705" draw:text-style-name="P57" draw:layer="layout" svg:x1="3.618cm" svg:y1="15.069cm" svg:x2="1.618cm" svg:y2="15.069cm">
            <text:p/>
          </draw:line>
          <draw:line draw:style-name="gr706" draw:text-style-name="P29" draw:layer="layout" svg:x1="1.818cm" svg:y1="14.469cm" svg:x2="1.818cm" svg:y2="14.669cm">
            <text:p/>
          </draw:line>
          <draw:line draw:style-name="gr707" draw:text-style-name="P29" draw:layer="layout" svg:x1="1.818cm" svg:y1="14.069cm" svg:x2="1.818cm" svg:y2="14.269cm">
            <text:p/>
          </draw:line>
          <draw:line draw:style-name="gr708" draw:text-style-name="P29" draw:layer="layout" svg:x1="1.818cm" svg:y1="14.869cm" svg:x2="1.818cm" svg:y2="15.069cm">
            <text:p/>
          </draw:line>
          <draw:line draw:style-name="gr709" draw:text-style-name="P29" draw:layer="layout" svg:x1="2.218cm" svg:y1="14.469cm" svg:x2="2.218cm" svg:y2="14.669cm">
            <text:p/>
          </draw:line>
          <draw:line draw:style-name="gr710" draw:text-style-name="P29" draw:layer="layout" svg:x1="2.218cm" svg:y1="14.069cm" svg:x2="2.218cm" svg:y2="14.269cm">
            <text:p/>
          </draw:line>
          <draw:line draw:style-name="gr711" draw:text-style-name="P29" draw:layer="layout" svg:x1="2.218cm" svg:y1="14.869cm" svg:x2="2.218cm" svg:y2="15.069cm">
            <text:p/>
          </draw:line>
          <draw:line draw:style-name="gr712" draw:text-style-name="P29" draw:layer="layout" svg:x1="2.618cm" svg:y1="14.469cm" svg:x2="2.618cm" svg:y2="14.669cm">
            <text:p/>
          </draw:line>
          <draw:line draw:style-name="gr713" draw:text-style-name="P29" draw:layer="layout" svg:x1="2.618cm" svg:y1="14.069cm" svg:x2="2.618cm" svg:y2="14.269cm">
            <text:p/>
          </draw:line>
          <draw:line draw:style-name="gr714" draw:text-style-name="P29" draw:layer="layout" svg:x1="2.618cm" svg:y1="14.869cm" svg:x2="2.618cm" svg:y2="15.069cm">
            <text:p/>
          </draw:line>
          <draw:line draw:style-name="gr715" draw:text-style-name="P29" draw:layer="layout" svg:x1="3.018cm" svg:y1="14.469cm" svg:x2="3.018cm" svg:y2="14.669cm">
            <text:p/>
          </draw:line>
          <draw:line draw:style-name="gr716" draw:text-style-name="P29" draw:layer="layout" svg:x1="3.018cm" svg:y1="14.069cm" svg:x2="3.018cm" svg:y2="14.269cm">
            <text:p/>
          </draw:line>
          <draw:line draw:style-name="gr717" draw:text-style-name="P29" draw:layer="layout" svg:x1="3.018cm" svg:y1="14.869cm" svg:x2="3.018cm" svg:y2="15.069cm">
            <text:p/>
          </draw:line>
          <draw:line draw:style-name="gr718" draw:text-style-name="P29" draw:layer="layout" svg:x1="3.418cm" svg:y1="14.469cm" svg:x2="3.418cm" svg:y2="14.669cm">
            <text:p/>
          </draw:line>
          <draw:line draw:style-name="gr719" draw:text-style-name="P29" draw:layer="layout" svg:x1="3.418cm" svg:y1="14.069cm" svg:x2="3.418cm" svg:y2="14.269cm">
            <text:p/>
          </draw:line>
          <draw:line draw:style-name="gr720" draw:text-style-name="P29" draw:layer="layout" svg:x1="3.418cm" svg:y1="14.869cm" svg:x2="3.418cm" svg:y2="15.069cm">
            <text:p/>
          </draw:line>
        </draw:g>
        <draw:g>
          <draw:custom-shape draw:style-name="gr721" draw:text-style-name="P29" draw:layer="layout" svg:width="1.2cm" svg:height="2cm" svg:x="2.05cm" svg:y="15.8cm">
            <text:p/>
            <draw:enhanced-geometry svg:viewBox="0 0 21600 21600" draw:type="rectangle" draw:enhanced-path="M 0 0 L 21600 0 21600 21600 0 21600 0 0 Z N"/>
          </draw:custom-shape>
          <draw:line draw:style-name="gr722" draw:text-style-name="P29" draw:layer="layout" svg:x1="2.05cm" svg:y1="16.2cm" svg:x2="2.35cm" svg:y2="16.2cm">
            <text:p/>
          </draw:line>
          <draw:line draw:style-name="gr723" draw:text-style-name="P29" draw:layer="layout" svg:x1="2.45cm" svg:y1="16.2cm" svg:x2="2.85cm" svg:y2="16.2cm">
            <text:p/>
          </draw:line>
          <draw:line draw:style-name="gr724" draw:text-style-name="P29" draw:layer="layout" svg:x1="2.95cm" svg:y1="16.2cm" svg:x2="3.25cm" svg:y2="16.2cm">
            <text:p/>
          </draw:line>
          <draw:line draw:style-name="gr725" draw:text-style-name="P29" draw:layer="layout" svg:x1="2.05cm" svg:y1="17.4cm" svg:x2="2.35cm" svg:y2="17.4cm">
            <text:p/>
          </draw:line>
          <draw:line draw:style-name="gr726" draw:text-style-name="P29" draw:layer="layout" svg:x1="2.45cm" svg:y1="17.4cm" svg:x2="2.85cm" svg:y2="17.4cm">
            <text:p/>
          </draw:line>
          <draw:line draw:style-name="gr727" draw:text-style-name="P29" draw:layer="layout" svg:x1="2.95cm" svg:y1="17.4cm" svg:x2="3.25cm" svg:y2="17.4cm">
            <text:p/>
          </draw:line>
          <draw:line draw:style-name="gr728" draw:text-style-name="P29" draw:layer="layout" svg:x1="2.45cm" svg:y1="16.2cm" svg:x2="2.45cm" svg:y2="17.4cm">
            <text:p/>
          </draw:line>
          <draw:line draw:style-name="gr729" draw:text-style-name="P29" draw:layer="layout" svg:x1="2.85cm" svg:y1="16.2cm" svg:x2="2.85cm" svg:y2="17.4cm">
            <text:p/>
          </draw:line>
        </draw:g>
      </draw:page>
      <draw:page draw:name="УСЛОВНО-ГРАФИЧЕСКИЕ ОБОЗНАЧЕНИЯ (11)"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493cm" svg:y1="2.671cm" svg:x2="19.493cm" svg:y2="2.671cm">
          <text:p/>
        </draw:line>
        <draw:frame draw:style-name="gr412" draw:text-style-name="P18" draw:layer="layout" svg:width="15.75cm" svg:height="0.796cm" svg:x="4.243cm" svg:y="3.072cm">
          <draw:text-box>
            <text:p text:style-name="P16"><text:span text:style-name="T9">Ленточный конвейер</text:span></text:p>
          </draw:text-box>
        </draw:frame>
        <draw:line draw:style-name="gr413" draw:text-style-name="P23" draw:layer="layout" svg:x1="1.486cm" svg:y1="8.471cm" svg:x2="19.486cm" svg:y2="8.471cm">
          <text:p/>
        </draw:line>
        <draw:frame draw:style-name="gr412" draw:text-style-name="P18" draw:layer="layout" svg:width="15.75cm" svg:height="0.796cm" svg:x="4.236cm" svg:y="8.872cm">
          <draw:text-box>
            <text:p text:style-name="P16"><text:span text:style-name="T9">Элеватор</text:span></text:p>
          </draw:text-box>
        </draw:frame>
        <draw:g>
          <draw:custom-shape draw:style-name="gr730" draw:text-style-name="P29" draw:layer="layout" svg:width="0.3cm" svg:height="2cm" svg:x="2.743cm" svg:y="9.158cm">
            <text:p/>
            <draw:enhanced-geometry svg:viewBox="0 0 21600 21600" draw:type="rectangle" draw:enhanced-path="M 0 0 L 21600 0 21600 21600 0 21600 0 0 Z N"/>
          </draw:custom-shape>
          <draw:custom-shape draw:style-name="gr731" draw:text-style-name="P29" draw:layer="layout" svg:width="0.2cm" svg:height="0.2cm" svg:x="3.043cm" svg:y="9.15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32" draw:text-style-name="P29" draw:layer="layout" svg:width="0.199cm" svg:height="0.2cm" svg:x="2.528cm" svg:y="10.95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g>
        <draw:path draw:style-name="gr733" draw:text-style-name="P29" draw:layer="layout" svg:width="0.729cm" svg:height="2.312cm" draw:transform="rotate (-0.523598775598299) translate (3.20407928444418cm 11.405324690455cm)" svg:viewBox="0 0 730 2313" svg:d="M220 2067v-262-2-1526c0-1 0-3 0-4 0-6 0-12 0-18 0-23 2-45 8-66s14-41 26-61c12-21 25-38 40-54 15-15 33-28 53-40 21-12 41-20 62-26 21-5 42-8 66-8 23 0 45 3 66 8 21 6 41 14 61 26 21 12 38 25 53 40 16 16 29 33 41 54 11 20 20 40 26 61 5 21 8 43 8 66 0 3 0 6 0 9h-220v244 20 1508c0 1 0 3-1 4 1 6 1 12 1 18 0 24-3 45-8 66-6 21-14 41-26 62-12 20-25 37-40 53-16 15-33 28-54 40-20 12-40 20-61 26-21 5-43 8-66 8-24 0-45-3-66-8-21-6-41-14-62-26-20-12-37-25-53-40-15-16-28-33-40-53-12-21-20-41-26-62-5-18-7-37-8-57z">
          <text:p/>
        </draw:path>
        <draw:g>
          <draw:custom-shape draw:style-name="gr734" draw:text-style-name="P29" draw:layer="layout" svg:width="0.5cm" svg:height="0.5cm" svg:x="1.384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5" draw:text-style-name="P29" draw:layer="layout" svg:x1="1.684cm" svg:y1="3.281cm" svg:x2="4.084cm" svg:y2="3.281cm">
            <text:p/>
          </draw:line>
          <draw:line draw:style-name="gr736" draw:text-style-name="P29" draw:layer="layout" svg:x1="1.634cm" svg:y1="3.78cm" svg:x2="4.084cm" svg:y2="3.78cm">
            <text:p/>
          </draw:line>
          <draw:custom-shape draw:style-name="gr737" draw:text-style-name="P29" draw:layer="layout" svg:width="0.5cm" svg:height="0.5cm" svg:x="3.784cm" svg:y="3.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13" draw:text-style-name="P23" draw:layer="layout" svg:x1="1.486cm" svg:y1="4.671cm" svg:x2="19.486cm" svg:y2="4.671cm">
          <text:p/>
        </draw:line>
        <draw:frame draw:style-name="gr412" draw:text-style-name="P18" draw:layer="layout" svg:width="15.75cm" svg:height="0.796cm" svg:x="4.236cm" svg:y="5.072cm">
          <draw:text-box>
            <text:p text:style-name="P16"><text:span text:style-name="T9">Винтовой конвейер</text:span></text:p>
          </draw:text-box>
        </draw:frame>
        <draw:g>
          <draw:custom-shape draw:style-name="gr738" draw:text-style-name="P23" draw:layer="layout" svg:width="2.984cm" svg:height="0.5cm" svg:x="1.516cm" svg:y="5.238cm">
            <text:p/>
            <draw:enhanced-geometry svg:viewBox="0 0 21600 21600" draw:mirror-horizontal="false" draw:mirror-vertical="false" draw:type="rectangle" draw:enhanced-path="M 0 0 L 21600 0 21600 21600 0 21600 0 0 Z N"/>
          </draw:custom-shape>
          <draw:line draw:style-name="gr739" draw:text-style-name="P23" draw:layer="layout" svg:x1="1.518cm" svg:y1="5.501cm" svg:x2="1.768cm" svg:y2="5.501cm">
            <text:p/>
          </draw:line>
          <draw:line draw:style-name="gr739" draw:text-style-name="P23" draw:layer="layout" svg:x1="1.772cm" svg:y1="5.499cm" svg:x2="2.016cm" svg:y2="5.248cm">
            <text:p/>
          </draw:line>
          <draw:line draw:style-name="gr739" draw:text-style-name="P23" draw:layer="layout" svg:x1="2.505cm" svg:y1="5.729cm" svg:x2="2.009cm" svg:y2="5.247cm">
            <text:p/>
          </draw:line>
          <draw:line draw:style-name="gr739" draw:text-style-name="P23" draw:layer="layout" svg:x1="2.503cm" svg:y1="5.729cm" svg:x2="2.976cm" svg:y2="5.249cm">
            <text:p/>
          </draw:line>
          <draw:line draw:style-name="gr739" draw:text-style-name="P23" draw:layer="layout" svg:x1="3.475cm" svg:y1="5.729cm" svg:x2="2.979cm" svg:y2="5.247cm">
            <text:p/>
          </draw:line>
          <draw:line draw:style-name="gr739" draw:text-style-name="P23" draw:layer="layout" svg:x1="3.484cm" svg:y1="5.729cm" svg:x2="3.957cm" svg:y2="5.249cm">
            <text:p/>
          </draw:line>
          <draw:line draw:style-name="gr739" draw:text-style-name="P23" draw:layer="layout" svg:x1="4.46cm" svg:y1="5.729cm" svg:x2="3.964cm" svg:y2="5.247cm">
            <text:p/>
          </draw:line>
        </draw:g>
        <draw:line draw:style-name="gr413" draw:text-style-name="P23" draw:layer="layout" svg:x1="1.486cm" svg:y1="6.571cm" svg:x2="19.486cm" svg:y2="6.571cm">
          <text:p/>
        </draw:line>
        <draw:frame draw:style-name="gr412" draw:text-style-name="P18" draw:layer="layout" svg:width="15.75cm" svg:height="0.796cm" svg:x="4.236cm" svg:y="6.972cm">
          <draw:text-box>
            <text:p text:style-name="P16"><text:span text:style-name="T9">Реклеймер</text:span></text:p>
          </draw:text-box>
        </draw:frame>
        <draw:custom-shape draw:style-name="gr740" draw:text-style-name="P29" draw:layer="layout" svg:width="0.25cm" svg:height="0.25cm" svg:x="1.458cm" svg:y="7.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1" draw:text-style-name="P29" draw:layer="layout" svg:x1="1.606cm" svg:y1="7.282cm" svg:x2="4.006cm" svg:y2="7.282cm">
          <text:p/>
        </draw:line>
        <draw:custom-shape draw:style-name="gr742" draw:text-style-name="P29" draw:layer="layout" svg:width="0.25cm" svg:height="0.25cm" svg:x="3.919cm" svg:y="7.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3" draw:text-style-name="P29" draw:layer="layout" svg:x1="1.606cm" svg:y1="7.534cm" svg:x2="4.006cm" svg:y2="7.534cm">
          <text:p/>
        </draw:line>
        <draw:line draw:style-name="gr12" draw:text-style-name="P23" draw:layer="layout" svg:x1="1.71cm" svg:y1="7.138cm" svg:x2="1.749cm" svg:y2="7.283cm">
          <text:p/>
        </draw:line>
        <draw:line draw:style-name="gr12" draw:text-style-name="P23" draw:layer="layout" svg:x1="1.91cm" svg:y1="7.138cm" svg:x2="1.949cm" svg:y2="7.283cm">
          <text:p/>
        </draw:line>
        <draw:line draw:style-name="gr12" draw:text-style-name="P23" draw:layer="layout" svg:x1="2.11cm" svg:y1="7.138cm" svg:x2="2.149cm" svg:y2="7.283cm">
          <text:p/>
        </draw:line>
        <draw:line draw:style-name="gr12" draw:text-style-name="P23" draw:layer="layout" svg:x1="2.31cm" svg:y1="7.138cm" svg:x2="2.349cm" svg:y2="7.283cm">
          <text:p/>
        </draw:line>
        <draw:line draw:style-name="gr12" draw:text-style-name="P23" draw:layer="layout" svg:x1="2.51cm" svg:y1="7.138cm" svg:x2="2.549cm" svg:y2="7.283cm">
          <text:p/>
        </draw:line>
        <draw:line draw:style-name="gr12" draw:text-style-name="P23" draw:layer="layout" svg:x1="2.71cm" svg:y1="7.138cm" svg:x2="2.749cm" svg:y2="7.283cm">
          <text:p/>
        </draw:line>
        <draw:line draw:style-name="gr12" draw:text-style-name="P23" draw:layer="layout" svg:x1="2.91cm" svg:y1="7.138cm" svg:x2="2.949cm" svg:y2="7.283cm">
          <text:p/>
        </draw:line>
        <draw:line draw:style-name="gr12" draw:text-style-name="P23" draw:layer="layout" svg:x1="3.11cm" svg:y1="7.138cm" svg:x2="3.149cm" svg:y2="7.283cm">
          <text:p/>
        </draw:line>
        <draw:line draw:style-name="gr12" draw:text-style-name="P23" draw:layer="layout" svg:x1="3.31cm" svg:y1="7.138cm" svg:x2="3.349cm" svg:y2="7.283cm">
          <text:p/>
        </draw:line>
        <draw:line draw:style-name="gr12" draw:text-style-name="P23" draw:layer="layout" svg:x1="3.51cm" svg:y1="7.138cm" svg:x2="3.549cm" svg:y2="7.283cm">
          <text:p/>
        </draw:line>
        <draw:line draw:style-name="gr12" draw:text-style-name="P23" draw:layer="layout" svg:x1="3.71cm" svg:y1="7.138cm" svg:x2="3.749cm" svg:y2="7.283cm">
          <text:p/>
        </draw:line>
        <draw:line draw:style-name="gr12" draw:text-style-name="P23" draw:layer="layout" svg:x1="3.91cm" svg:y1="7.138cm" svg:x2="3.949cm" svg:y2="7.283cm">
          <text:p/>
        </draw:line>
        <draw:line draw:style-name="gr12" draw:text-style-name="P23" draw:layer="layout" svg:x1="3.949cm" svg:y1="7.683cm" svg:x2="3.91cm" svg:y2="7.538cm">
          <text:p/>
        </draw:line>
        <draw:line draw:style-name="gr12" draw:text-style-name="P23" draw:layer="layout" svg:x1="3.749cm" svg:y1="7.683cm" svg:x2="3.71cm" svg:y2="7.538cm">
          <text:p/>
        </draw:line>
        <draw:line draw:style-name="gr12" draw:text-style-name="P23" draw:layer="layout" svg:x1="3.549cm" svg:y1="7.683cm" svg:x2="3.51cm" svg:y2="7.538cm">
          <text:p/>
        </draw:line>
        <draw:line draw:style-name="gr12" draw:text-style-name="P23" draw:layer="layout" svg:x1="3.349cm" svg:y1="7.683cm" svg:x2="3.31cm" svg:y2="7.538cm">
          <text:p/>
        </draw:line>
        <draw:line draw:style-name="gr12" draw:text-style-name="P23" draw:layer="layout" svg:x1="3.149cm" svg:y1="7.683cm" svg:x2="3.11cm" svg:y2="7.538cm">
          <text:p/>
        </draw:line>
        <draw:line draw:style-name="gr12" draw:text-style-name="P23" draw:layer="layout" svg:x1="2.949cm" svg:y1="7.683cm" svg:x2="2.91cm" svg:y2="7.538cm">
          <text:p/>
        </draw:line>
        <draw:line draw:style-name="gr12" draw:text-style-name="P23" draw:layer="layout" svg:x1="2.749cm" svg:y1="7.683cm" svg:x2="2.71cm" svg:y2="7.538cm">
          <text:p/>
        </draw:line>
        <draw:line draw:style-name="gr12" draw:text-style-name="P23" draw:layer="layout" svg:x1="2.549cm" svg:y1="7.683cm" svg:x2="2.51cm" svg:y2="7.538cm">
          <text:p/>
        </draw:line>
        <draw:line draw:style-name="gr12" draw:text-style-name="P23" draw:layer="layout" svg:x1="2.349cm" svg:y1="7.683cm" svg:x2="2.31cm" svg:y2="7.538cm">
          <text:p/>
        </draw:line>
        <draw:line draw:style-name="gr12" draw:text-style-name="P23" draw:layer="layout" svg:x1="2.149cm" svg:y1="7.683cm" svg:x2="2.11cm" svg:y2="7.538cm">
          <text:p/>
        </draw:line>
        <draw:line draw:style-name="gr12" draw:text-style-name="P23" draw:layer="layout" svg:x1="1.949cm" svg:y1="7.683cm" svg:x2="1.91cm" svg:y2="7.538cm">
          <text:p/>
        </draw:line>
        <draw:line draw:style-name="gr12" draw:text-style-name="P23" draw:layer="layout" svg:x1="1.749cm" svg:y1="7.683cm" svg:x2="1.71cm" svg:y2="7.538cm">
          <text:p/>
        </draw:line>
        <draw:line draw:style-name="gr413" draw:text-style-name="P23" draw:layer="layout" svg:x1="1.486cm" svg:y1="14.179cm" svg:x2="19.486cm" svg:y2="14.179cm">
          <text:p/>
        </draw:line>
        <draw:frame draw:style-name="gr412" draw:text-style-name="P18" draw:layer="layout" svg:width="15.75cm" svg:height="0.796cm" svg:x="4.236cm" svg:y="14.58cm">
          <draw:text-box>
            <text:p text:style-name="P16"><text:span text:style-name="T9">Дробилка</text:span></text:p>
          </draw:text-box>
        </draw:frame>
        <draw:custom-shape draw:style-name="gr744" draw:text-style-name="P23" draw:layer="layout" svg:width="1.75cm" svg:height="1.698cm" draw:transform="rotate (-1.5707963267949) translate (3.644cm 14.724cm)">
          <text:p/>
          <draw:enhanced-geometry svg:viewBox="0 0 21600 21600" draw:text-areas="0 0 21600 21600" draw:type="pentagon-right" draw:modifiers="16196.9160479726" draw:enhanced-path="M 0 0 L ?f0 0 21600 10800 ?f0 21600 0 21600 Z N">
            <draw:equation draw:name="f0" draw:formula="$0 "/>
            <draw:handle draw:handle-position="$0 top" draw:handle-range-x-minimum="0" draw:handle-range-x-maximum="21600"/>
          </draw:enhanced-geometry>
        </draw:custom-shape>
        <draw:custom-shape draw:style-name="gr745" draw:text-style-name="P23" draw:layer="layout" svg:width="0.75cm" svg:height="0.75cm" svg:x="2.026cm" svg:y="14.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6" draw:text-style-name="P23" draw:layer="layout" svg:width="0.75cm" svg:height="0.75cm" svg:x="2.827cm" svg:y="14.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6" draw:text-style-name="P23" draw:layer="layout" svg:width="0.75cm" svg:height="0.75cm" svg:x="2.402cm" svg:y="15.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3" draw:text-style-name="P23" draw:layer="layout" svg:x1="1.486cm" svg:y1="16.992cm" svg:x2="19.486cm" svg:y2="16.992cm">
          <text:p/>
        </draw:line>
        <draw:frame draw:style-name="gr412" draw:text-style-name="P18" draw:layer="layout" svg:width="15.75cm" svg:height="0.796cm" svg:x="4.236cm" svg:y="17.393cm">
          <draw:text-box>
            <text:p text:style-name="P16"><text:span text:style-name="T9">Вибропитатель</text:span></text:p>
          </draw:text-box>
        </draw:frame>
        <draw:line draw:style-name="gr413" draw:text-style-name="P23" draw:layer="layout" svg:x1="1.486cm" svg:y1="19.192cm" svg:x2="19.486cm" svg:y2="19.192cm">
          <text:p/>
        </draw:line>
        <draw:frame draw:style-name="gr412" draw:text-style-name="P18" draw:layer="layout" svg:width="15.75cm" svg:height="0.796cm" svg:x="4.236cm" svg:y="19.593cm">
          <draw:text-box>
            <text:p text:style-name="P16"><text:span text:style-name="T9">Грохот</text:span></text:p>
          </draw:text-box>
        </draw:frame>
        <draw:g>
          <draw:line draw:style-name="gr747" draw:text-style-name="P29" draw:layer="layout" svg:x1="1.642cm" svg:y1="18.422cm" svg:x2="4.042cm" svg:y2="18.422cm">
            <text:p/>
          </draw:line>
          <draw:line draw:style-name="gr748" draw:text-style-name="P29" draw:layer="layout" svg:x1="1.642cm" svg:y1="17.672cm" svg:x2="4.042cm" svg:y2="18.022cm">
            <text:p/>
          </draw:line>
          <draw:line draw:style-name="gr749" draw:text-style-name="P29" draw:layer="layout" svg:x1="1.638cm" svg:y1="18.422cm" svg:x2="1.638cm" svg:y2="17.7cm">
            <text:p/>
          </draw:line>
          <draw:line draw:style-name="gr750" draw:text-style-name="P29" draw:layer="layout" svg:x1="4.038cm" svg:y1="18.422cm" svg:x2="4.038cm" svg:y2="18.022cm">
            <text:p/>
          </draw:line>
        </draw:g>
        <draw:line draw:style-name="gr751" draw:text-style-name="P29" draw:layer="layout" svg:x1="1.642cm" svg:y1="19.872cm" svg:x2="4.042cm" svg:y2="20.222cm">
          <text:p/>
        </draw:line>
        <draw:line draw:style-name="gr752" draw:text-style-name="P29" draw:layer="layout" svg:x1="4.038cm" svg:y1="21.1cm" svg:x2="4.038cm" svg:y2="20.222cm">
          <text:p/>
        </draw:line>
        <draw:line draw:style-name="gr753" draw:text-style-name="P29" draw:layer="layout" svg:x1="1.642cm" svg:y1="20.802cm" svg:x2="4.042cm" svg:y2="21.152cm">
          <text:p/>
        </draw:line>
        <draw:line draw:style-name="gr754" draw:text-style-name="P29" draw:layer="layout" svg:x1="1.638cm" svg:y1="20.77cm" svg:x2="1.638cm" svg:y2="19.892cm">
          <text:p/>
        </draw:line>
        <draw:line draw:style-name="gr755" draw:text-style-name="P29" draw:layer="layout" svg:x1="1.642cm" svg:y1="20.802cm" svg:x2="2.75cm" svg:y2="21.85cm">
          <text:p/>
        </draw:line>
        <draw:line draw:style-name="gr756" draw:text-style-name="P29" draw:layer="layout" svg:x1="2.75cm" svg:y1="21.85cm" svg:x2="4.042cm" svg:y2="21.152cm">
          <text:p/>
        </draw:line>
        <draw:line draw:style-name="gr757" draw:text-style-name="P29" draw:layer="layout" svg:x1="1.642cm" svg:y1="20.172cm" svg:x2="4.042cm" svg:y2="20.522cm">
          <text:p/>
        </draw:line>
        <draw:line draw:style-name="gr758" draw:text-style-name="P29" draw:layer="layout" svg:x1="1.642cm" svg:y1="20.498cm" svg:x2="4.042cm" svg:y2="20.848cm">
          <text:p/>
        </draw:line>
        <draw:line draw:style-name="gr413" draw:text-style-name="P23" draw:layer="layout" svg:x1="1.486cm" svg:y1="22.599cm" svg:x2="19.486cm" svg:y2="22.599cm">
          <text:p/>
        </draw:line>
        <draw:frame draw:style-name="gr412" draw:text-style-name="P18" draw:layer="layout" svg:width="15.75cm" svg:height="0.796cm" svg:x="4.236cm" svg:y="23cm">
          <draw:text-box>
            <text:p text:style-name="P16"><text:span text:style-name="T9">Дивертер</text:span></text:p>
          </draw:text-box>
        </draw:frame>
        <draw:custom-shape draw:style-name="gr759" draw:text-style-name="P23" draw:layer="layout" svg:width="0.754cm" svg:height="1cm" svg:x="2.186cm" svg:y="23.25cm">
          <text:p/>
          <draw:enhanced-geometry svg:viewBox="0 0 21600 21600" draw:glue-points="?f6 0 10800 ?f8 ?f11 10800 ?f9 21600 10800 ?f10 ?f5 10800" draw:text-areas="?f3 ?f3 ?f4 ?f4" draw:type="parallelogram" draw:modifiers="11043.17880794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0" draw:text-style-name="P23" draw:layer="layout" svg:width="0.754cm" svg:height="1cm" svg:x="2.587cm" svg:y="23.251cm">
          <text:p/>
          <draw:enhanced-geometry svg:viewBox="0 0 21600 21600" draw:mirror-vertical="true" draw:glue-points="?f6 0 10800 ?f8 ?f11 10800 ?f9 21600 10800 ?f10 ?f5 10800" draw:text-areas="?f3 ?f3 ?f4 ?f4" draw:type="parallelogram" draw:modifiers="11043.17880794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1" draw:text-style-name="P26" draw:layer="layout" svg:width="0.6cm" svg:height="0.524cm" svg:x="2.464cm" svg:y="23.048cm">
          <text:p/>
          <draw:enhanced-geometry svg:viewBox="0 0 21600 21600" draw:mirror-horizontal="false" draw:mirror-vertical="false" draw:type="rectangle" draw:enhanced-path="M 0 0 L 21600 0 21600 21600 0 21600 0 0 Z N"/>
        </draw:custom-shape>
      </draw:page>
      <draw:page draw:name="УСЛОВНО-ГРАФИЧЕСКИЕ ОБОЗНАЧЕНИЯ (12)"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486cm" svg:y1="2.671cm" svg:x2="19.486cm" svg:y2="2.671cm">
          <text:p/>
        </draw:line>
        <draw:frame draw:style-name="gr762" draw:text-style-name="P18" draw:layer="layout" svg:width="15.75cm" svg:height="22.051cm" svg:x="4.236cm" svg:y="3.072cm">
          <draw:text-box>
            <text:p text:style-name="P16"><text:span text:style-name="T9">Емкости</text:span></text:p>
            <text:p text:style-name="P16"><text:span text:style-name="T3">бак закрытый</text:span></text:p>
            <text:p text:style-name="P16"><text:span text:style-name="T3"/></text:p>
            <text:p text:style-name="P16"><text:span text:style-name="T3"/></text:p>
            <text:p text:style-name="P16"><text:span text:style-name="T3"/></text:p>
            <text:p text:style-name="P16"><text:span text:style-name="T3"/></text:p>
            <text:p text:style-name="P16"><text:span text:style-name="T3">бак открытый / отстойник</text:span></text:p>
            <text:p text:style-name="P16"><text:span text:style-name="T3"/></text:p>
            <text:p text:style-name="P16"><text:span text:style-name="T3"/></text:p>
            <text:p text:style-name="P16"><text:span text:style-name="T3"/></text:p>
            <text:p text:style-name="P16"><text:span text:style-name="T3"/></text:p>
            <text:p text:style-name="P16"><text:span text:style-name="T3">газовый сосуд</text:span></text:p>
            <text:p text:style-name="P16"><text:span text:style-name="T3"/></text:p>
            <text:p text:style-name="P16"><text:span text:style-name="T3"/></text:p>
            <text:p text:style-name="P16"><text:span text:style-name="T3"/></text:p>
            <text:p text:style-name="P16"><text:span text:style-name="T3"/></text:p>
            <text:p text:style-name="P16"><text:span text:style-name="T3">сосуд вертикальный</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воздухоприемник</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резервуар</text:span></text:p>
            <text:p text:style-name="P16"><text:span text:style-name="T3"/></text:p>
            <text:p text:style-name="P16"><text:span text:style-name="T3"/></text:p>
            <text:p text:style-name="P16"><text:span text:style-name="T3"/></text:p>
            <text:p text:style-name="P16"><text:span text:style-name="T3"/></text:p>
            <text:p text:style-name="P16"><text:span text:style-name="T3">газовый баллон</text:span></text:p>
            <text:p text:style-name="P16"><text:span text:style-name="T3"/></text:p>
            <text:p text:style-name="P16"><text:span text:style-name="T3"/></text:p>
            <text:p text:style-name="P16"><text:span text:style-name="T3">мешок</text:span></text:p>
          </draw:text-box>
        </draw:frame>
        <draw:custom-shape draw:style-name="gr253" draw:text-style-name="P23" draw:layer="layout" svg:width="2.75cm" svg:height="2cm" svg:x="1.5cm" svg:y="3.2cm">
          <text:p/>
          <draw:enhanced-geometry svg:viewBox="0 0 21600 21600" draw:type="rectangle" draw:enhanced-path="M 0 0 L 21600 0 21600 21600 0 21600 0 0 Z N"/>
        </draw:custom-shape>
        <draw:g>
          <draw:line draw:style-name="gr763" draw:text-style-name="P29" draw:layer="layout" svg:x1="1.872cm" svg:y1="7.5cm" svg:x2="3.878cm" svg:y2="7.5cm">
            <text:p/>
          </draw:line>
          <draw:line draw:style-name="gr764" draw:text-style-name="P29" draw:layer="layout" svg:x1="3.878cm" svg:y1="6.3cm" svg:x2="3.878cm" svg:y2="7.5cm">
            <text:p/>
          </draw:line>
          <draw:line draw:style-name="gr765" draw:text-style-name="P29" draw:layer="layout" svg:x1="3.878cm" svg:y1="6.3cm" svg:x2="4.35cm" svg:y2="6.3cm">
            <text:p/>
          </draw:line>
          <draw:line draw:style-name="gr766" draw:text-style-name="P29" draw:layer="layout" svg:x1="1.4cm" svg:y1="6.3cm" svg:x2="1.872cm" svg:y2="6.3cm">
            <text:p/>
          </draw:line>
          <draw:line draw:style-name="gr767" draw:text-style-name="P29" draw:layer="layout" svg:x1="1.872cm" svg:y1="6.3cm" svg:x2="1.872cm" svg:y2="7.5cm">
            <text:p/>
          </draw:line>
        </draw:g>
        <draw:g>
          <draw:custom-shape draw:style-name="gr768" draw:text-style-name="P29" draw:layer="layout" svg:width="0.2cm" svg:height="0.9cm" svg:x="2.35cm" svg:y="9.5cm">
            <text:p/>
            <draw:enhanced-geometry svg:viewBox="0 0 21600 21600" draw:type="rectangle" draw:enhanced-path="M 0 0 L 21600 0 21600 21600 0 21600 0 0 Z N"/>
          </draw:custom-shape>
          <draw:custom-shape draw:style-name="gr769" draw:text-style-name="P29" draw:layer="layout" svg:width="0.2cm" svg:height="0.9cm" svg:x="3.55cm" svg:y="9.5cm">
            <text:p/>
            <draw:enhanced-geometry svg:viewBox="0 0 21600 21600" draw:type="rectangle" draw:enhanced-path="M 0 0 L 21600 0 21600 21600 0 21600 0 0 Z N"/>
          </draw:custom-shape>
          <draw:custom-shape draw:style-name="gr770" draw:text-style-name="P29" draw:layer="layout" svg:width="1.4cm" svg:height="1.4cm" svg:x="2.35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71" draw:text-style-name="P29" draw:layer="layout" svg:width="1.5cm" svg:height="2.459cm" svg:x="2.3cm" svg:y="11.858cm">
            <text:p/>
            <draw:enhanced-geometry svg:viewBox="0 0 21600 21600" draw:type="rectangle" draw:enhanced-path="M 0 0 L 21600 0 21600 21600 0 21600 0 0 Z N"/>
          </draw:custom-shape>
          <draw:path draw:style-name="gr772" draw:text-style-name="P29" draw:layer="layout" svg:width="1.499cm" svg:height="3.319cm" svg:x="2.3cm" svg:y="11.43cm" svg:viewBox="0 0 1500 3320" svg:d="M0 2927v-21-2492-5c0-2 0-2 0-2 2-30 6-56 17-83 9-27 24-55 45-80 18-24 42-48 69-71 27-21 57-40 91-59 66-35 147-64 236-85 90-18 187-29 292-29s203 11 293 29c88 21 169 50 235 85 35 19 65 38 92 59 27 23 51 47 69 71 21 25 36 53 45 80 10 27 15 53 16 83v2 5 2492 21c0 3 0 6-1 10-3 21-8 40-15 59-9 27-24 55-45 80-18 24-42 48-69 71-27 21-57 40-92 59-66 35-147 64-235 85-90 18-188 29-293 29s-202-11-292-29c-89-21-170-50-236-85-34-19-64-38-91-59-27-23-51-47-69-71-21-25-36-53-45-80-8-19-12-38-15-59-2-4-2-7-2-10z">
            <text:p/>
          </draw:path>
        </draw:g>
        <draw:g>
          <draw:custom-shape draw:style-name="gr773" draw:text-style-name="P29" draw:layer="layout" svg:width="1.5cm" svg:height="2.459cm" svg:x="2.3cm" svg:y="15.859cm">
            <text:p/>
            <draw:enhanced-geometry svg:viewBox="0 0 21600 21600" draw:type="rectangle" draw:enhanced-path="M 0 0 L 21600 0 21600 21600 0 21600 0 0 Z N"/>
          </draw:custom-shape>
          <draw:path draw:style-name="gr774" draw:text-style-name="P29" draw:layer="layout" svg:width="1.499cm" svg:height="3.319cm" svg:x="2.3cm" svg:y="15.431cm" svg:viewBox="0 0 1500 3320" svg:d="M0 2927v-21-2492-5c0-2 0-2 0-2 2-30 6-56 17-83 9-27 24-55 45-80 18-24 42-48 69-71 27-21 57-40 91-59 66-35 147-64 236-85 90-18 187-29 292-29s203 11 293 29c88 21 169 50 235 85 35 19 65 38 92 59 27 23 51 47 69 71 21 25 36 53 45 80 10 27 15 53 16 83v2 5 2492 21c0 3 0 6-1 10-3 21-8 40-15 59-9 27-24 55-45 80-18 24-42 48-69 71-27 21-57 40-92 59-66 35-147 64-235 85-90 18-188 29-293 29s-202-11-292-29c-89-21-170-50-236-85-34-19-64-38-91-59-27-23-51-47-69-71-21-25-36-53-45-80-8-19-12-38-15-59-2-4-2-7-2-10z">
            <text:p/>
          </draw:path>
        </draw:g>
        <draw:line draw:style-name="gr775" draw:text-style-name="P29" draw:layer="layout" svg:x1="2.312cm" svg:y1="15.802cm" svg:x2="3.75cm" svg:y2="15.802cm">
          <text:p/>
        </draw:line>
        <draw:line draw:style-name="gr776" draw:text-style-name="P29" draw:layer="layout" svg:x1="2.312cm" svg:y1="18.402cm" svg:x2="3.75cm" svg:y2="18.402cm">
          <text:p/>
        </draw:line>
        <draw:g>
          <draw:line draw:style-name="gr777" draw:text-style-name="P29" draw:layer="layout" svg:x1="2.883cm" svg:y1="23.584cm" svg:x2="2.883cm" svg:y2="22.984cm">
            <text:p/>
          </draw:line>
          <draw:line draw:style-name="gr778" draw:text-style-name="P29" draw:layer="layout" svg:x1="3.283cm" svg:y1="23.584cm" svg:x2="3.283cm" svg:y2="22.984cm">
            <text:p/>
          </draw:line>
          <draw:line draw:style-name="gr779" draw:text-style-name="P29" draw:layer="layout" svg:x1="2.883cm" svg:y1="23.584cm" svg:x2="3.283cm" svg:y2="23.584cm">
            <text:p/>
          </draw:line>
          <draw:circle draw:style-name="gr780" draw:text-style-name="P29" draw:layer="layout" svg:width="0.4cm" svg:height="0.4cm" svg:x="2.883cm" svg:y="22.784cm" draw:kind="arc" draw:start-angle="0" draw:end-angle="180">
            <text:p/>
          </draw:circle>
          <draw:circle draw:style-name="gr781" draw:text-style-name="P29" draw:layer="layout" svg:width="0.2cm" svg:height="0.2cm" svg:x="2.983cm" svg:y="22.61cm" draw:kind="arc" draw:start-angle="0" draw:end-angle="180">
            <text:p/>
          </draw:circle>
          <draw:line draw:style-name="gr782" draw:text-style-name="P29" draw:layer="layout" svg:x1="2.983cm" svg:y1="22.71cm" svg:x2="2.983cm" svg:y2="22.81cm">
            <text:p/>
          </draw:line>
          <draw:line draw:style-name="gr783" draw:text-style-name="P29" draw:layer="layout" svg:x1="3.183cm" svg:y1="22.71cm" svg:x2="3.183cm" svg:y2="22.81cm">
            <text:p/>
          </draw:line>
        </draw:g>
        <draw:g>
          <draw:line draw:style-name="gr784" draw:text-style-name="P29" draw:layer="layout" svg:x1="2.87cm" svg:y1="25.1cm" svg:x2="3.37cm" svg:y2="25.1cm">
            <text:p/>
          </draw:line>
          <draw:line draw:style-name="gr785" draw:text-style-name="P29" draw:layer="layout" svg:x1="2.87cm" svg:y1="25.1cm" svg:x2="2.87cm" svg:y2="24.7cm">
            <text:p/>
          </draw:line>
          <draw:line draw:style-name="gr786" draw:text-style-name="P29" draw:layer="layout" svg:x1="3.37cm" svg:y1="25.1cm" svg:x2="3.37cm" svg:y2="24.7cm">
            <text:p/>
          </draw:line>
          <draw:circle draw:style-name="gr787" draw:text-style-name="P29" draw:layer="layout" svg:width="0.5cm" svg:height="0.5cm" svg:x="2.87cm" svg:y="24.45cm" draw:kind="arc" draw:start-angle="0" draw:end-angle="180">
            <text:p/>
          </draw:circle>
          <draw:line draw:style-name="gr788" draw:text-style-name="P29" draw:layer="layout" svg:x1="3.125cm" svg:y1="24.45cm" svg:x2="3.27cm" svg:y2="24.3cm">
            <text:p/>
          </draw:line>
          <draw:line draw:style-name="gr789" draw:text-style-name="P29" draw:layer="layout" svg:x1="3.126cm" svg:y1="24.45cm" svg:x2="2.97cm" svg:y2="24.3cm">
            <text:p/>
          </draw:line>
          <draw:line draw:style-name="gr790" draw:text-style-name="P29" draw:layer="layout" svg:x1="3.27cm" svg:y1="24.3cm" svg:x2="2.97cm" svg:y2="24.3cm">
            <text:p/>
          </draw:line>
          <draw:line draw:style-name="gr791" draw:text-style-name="P29" draw:layer="layout" svg:x1="3.126cm" svg:y1="24.3cm" svg:x2="3.125cm" svg:y2="24.45cm">
            <text:p/>
          </draw:line>
        </draw:g>
        <draw:g>
          <draw:line draw:style-name="gr792" draw:text-style-name="P29" draw:layer="layout" svg:x1="3.776cm" svg:y1="20.85cm" svg:x2="3.026cm" svg:y2="21.45cm">
            <text:p/>
          </draw:line>
          <draw:line draw:style-name="gr793" draw:text-style-name="P29" draw:layer="layout" svg:x1="2.276cm" svg:y1="20.85cm" svg:x2="3.026cm" svg:y2="21.45cm">
            <text:p/>
          </draw:line>
          <draw:line draw:style-name="gr794" draw:text-style-name="P29" draw:layer="layout" svg:x1="2.276cm" svg:y1="20.85cm" svg:x2="2.276cm" svg:y2="19.65cm">
            <text:p/>
          </draw:line>
          <draw:line draw:style-name="gr795" draw:text-style-name="P29" draw:layer="layout" svg:x1="3.776cm" svg:y1="20.85cm" svg:x2="3.776cm" svg:y2="19.65cm">
            <text:p/>
          </draw:line>
          <draw:line draw:style-name="gr796" draw:text-style-name="P29" draw:layer="layout" svg:x1="2.276cm" svg:y1="19.65cm" svg:x2="3.776cm" svg:y2="19.65cm">
            <text:p/>
          </draw:line>
        </draw:g>
      </draw:page>
      <draw:page draw:name="УСЛОВНО-ГРАФИЧЕСКИЕ ОБОЗНАЧЕНИЯ (13)" draw:style-name="dp1" draw:master-page-name="Обычный">
        <draw:frame draw:style-name="gr3" draw:text-style-name="P11" draw:layer="layout" svg:width="19cm" svg:height="0.725cm" svg:x="1cm" svg:y="28.701cm">
          <draw:text-box>
            <text:p text:style-name="P10"><text:span text:style-name="T6"><text:page-number>&lt;номер&gt;</text:page-number></text:span></text:p>
          </draw:text-box>
        </draw:frame>
        <draw:frame draw:style-name="gr2" draw:text-style-name="P12" draw:layer="layout" svg:width="19cm" svg:height="0.878cm" svg:x="1cm" svg:y="1cm">
          <draw:text-box>
            <text:p text:style-name="P5"><text:span text:style-name="T7"><text:a xlink:href="#СОДЕРЖАНИЕ" xlink:type="simple">УСЛОВНО-ГРАФИЧЕСКИЕ ОБОЗНАЧЕНИЯ</text:a></text:span></text:p>
          </draw:text-box>
        </draw:frame>
        <draw:line draw:style-name="gr413" draw:text-style-name="P23" draw:layer="layout" svg:x1="1.486cm" svg:y1="2.414cm" svg:x2="19.486cm" svg:y2="2.414cm">
          <text:p/>
        </draw:line>
        <draw:frame draw:style-name="gr797" draw:text-style-name="P18" draw:layer="layout" svg:width="15.75cm" svg:height="2.976cm" svg:x="4.236cm" svg:y="2.815cm">
          <draw:text-box>
            <text:p text:style-name="P16"><text:span text:style-name="T9">Бункер насыпной / Хоппер</text:span></text:p>
            <text:p text:style-name="P16"><text:span text:style-name="T3"/></text:p>
            <text:p text:style-name="P16"><text:span text:style-name="T3"/></text:p>
            <text:p text:style-name="P16"><text:span text:style-name="T3"/></text:p>
            <text:p text:style-name="P16"><text:span text:style-name="T3">с вибраторами / пневмомолотами</text:span></text:p>
          </draw:text-box>
        </draw:frame>
        <draw:custom-shape draw:style-name="gr798" draw:text-style-name="P23" draw:layer="layout" svg:width="2cm" svg:height="1.25cm" svg:x="1.8cm" svg:y="2.958cm">
          <text:p/>
          <draw:enhanced-geometry svg:viewBox="0 0 21600 21600" draw:glue-points="?f6 10800 10800 21600 ?f5 10800 10800 0" draw:text-areas="?f3 ?f3 ?f4 ?f4" draw:type="trapezoid" draw:modifiers="6692.653673163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98" draw:text-style-name="P23" draw:layer="layout" svg:width="2cm" svg:height="1.25cm" svg:x="1.801cm" svg:y="4.958cm">
          <text:p/>
          <draw:enhanced-geometry svg:viewBox="0 0 21600 21600" draw:glue-points="?f6 10800 10800 21600 ?f5 10800 10800 0" draw:text-areas="?f3 ?f3 ?f4 ?f4" draw:type="trapezoid" draw:modifiers="6692.653673163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99" draw:text-style-name="P23" draw:layer="layout" svg:width="0.26cm" svg:height="0.25cm" draw:transform="rotate (-1.0471975511966) translate (2.084cm 5.548cm)">
          <text:p/>
          <draw:enhanced-geometry svg:viewBox="0 0 21600 21600" draw:type="rectangle" draw:enhanced-path="M 0 0 L 21600 0 21600 21600 0 21600 0 0 Z N"/>
        </draw:custom-shape>
        <draw:custom-shape draw:style-name="gr799" draw:text-style-name="P23" draw:layer="layout" svg:width="0.26cm" svg:height="0.25cm" draw:transform="rotate (-1.0471975511966) translate (3.628cm 5.521cm)">
          <text:p/>
          <draw:enhanced-geometry svg:viewBox="0 0 21600 21600" draw:mirror-vertical="true" draw:type="rectangle" draw:enhanced-path="M 0 0 L 21600 0 21600 21600 0 21600 0 0 Z N"/>
        </draw:custom-shape>
        <draw:line draw:style-name="gr413" draw:text-style-name="P23" draw:layer="layout" svg:x1="1.486cm" svg:y1="7.122cm" svg:x2="19.486cm" svg:y2="7.122cm">
          <text:p/>
        </draw:line>
        <draw:frame draw:style-name="gr800" draw:text-style-name="P18" draw:layer="layout" svg:width="15.75cm" svg:height="5.156cm" svg:x="4.236cm" svg:y="7.523cm">
          <draw:text-box>
            <text:p text:style-name="P16"><text:span text:style-name="T9">Скруббер</text:span></text:p>
            <text:p text:style-name="P16"><text:span text:style-name="T3">конечный</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Вентури</text:span></text:p>
          </draw:text-box>
        </draw:frame>
        <draw:path draw:style-name="gr801" draw:text-style-name="P29" draw:layer="layout" svg:width="1.488cm" svg:height="3.499cm" svg:x="2.107cm" svg:y="7.5cm" svg:viewBox="0 0 1489 3500" svg:d="M0 3086v-21-2630-4c0-2 0-2 0-2 1-31 6-59 16-87 10-30 24-58 45-86 19-24 42-49 69-74 26-21 56-42 90-62 66-38 146-67 234-89 90-19 186-31 291-31 104 0 200 12 290 31 88 22 168 51 234 89 34 20 64 41 90 62 27 25 50 50 69 74 21 28 35 56 45 86 10 28 15 56 16 87v2 4 2630 21c0 3 0 6-1 10-3 21-8 42-15 62-10 30-24 58-45 86-19 24-42 49-69 74-26 21-56 42-90 62-66 38-146 67-234 89-90 19-186 31-290 31-105 0-201-12-291-31-88-22-168-51-234-89-34-20-64-41-90-62-27-25-50-50-69-74-21-28-35-56-45-86-7-20-12-41-15-62-1-4-1-7-1-10z">
          <text:p/>
        </draw:path>
        <draw:g>
          <draw:custom-shape draw:style-name="gr802" draw:text-style-name="P29" draw:layer="layout" svg:width="1.479cm" svg:height="0.2cm" svg:x="2.114cm" svg:y="8.1cm">
            <text:p/>
            <draw:enhanced-geometry svg:viewBox="0 0 21600 21600" draw:type="rectangle" draw:enhanced-path="M 0 0 L 21600 0 21600 21600 0 21600 0 0 Z N"/>
          </draw:custom-shape>
          <draw:line draw:style-name="gr803" draw:text-style-name="P57" draw:layer="layout" svg:x1="2.114cm" svg:y1="8.3cm" svg:x2="2.406cm" svg:y2="8.1cm">
            <text:p/>
          </draw:line>
          <draw:line draw:style-name="gr804" draw:text-style-name="P57" draw:layer="layout" svg:x1="2.406cm" svg:y1="8.3cm" svg:x2="2.114cm" svg:y2="8.1cm">
            <text:p/>
          </draw:line>
          <draw:line draw:style-name="gr805" draw:text-style-name="P57" draw:layer="layout" svg:x1="2.421cm" svg:y1="8.3cm" svg:x2="2.713cm" svg:y2="8.1cm">
            <text:p/>
          </draw:line>
          <draw:line draw:style-name="gr806" draw:text-style-name="P57" draw:layer="layout" svg:x1="2.713cm" svg:y1="8.3cm" svg:x2="2.421cm" svg:y2="8.1cm">
            <text:p/>
          </draw:line>
          <draw:line draw:style-name="gr807" draw:text-style-name="P57" draw:layer="layout" svg:x1="2.709cm" svg:y1="8.3cm" svg:x2="3.001cm" svg:y2="8.1cm">
            <text:p/>
          </draw:line>
          <draw:line draw:style-name="gr808" draw:text-style-name="P57" draw:layer="layout" svg:x1="3.001cm" svg:y1="8.3cm" svg:x2="2.709cm" svg:y2="8.1cm">
            <text:p/>
          </draw:line>
          <draw:line draw:style-name="gr809" draw:text-style-name="P57" draw:layer="layout" svg:x1="3.023cm" svg:y1="8.3cm" svg:x2="3.315cm" svg:y2="8.1cm">
            <text:p/>
          </draw:line>
          <draw:line draw:style-name="gr810" draw:text-style-name="P57" draw:layer="layout" svg:x1="3.315cm" svg:y1="8.3cm" svg:x2="3.023cm" svg:y2="8.1cm">
            <text:p/>
          </draw:line>
          <draw:line draw:style-name="gr811" draw:text-style-name="P57" draw:layer="layout" svg:x1="3.304cm" svg:y1="8.3cm" svg:x2="3.596cm" svg:y2="8.1cm">
            <text:p/>
          </draw:line>
          <draw:line draw:style-name="gr812" draw:text-style-name="P57" draw:layer="layout" svg:x1="3.596cm" svg:y1="8.3cm" svg:x2="3.304cm" svg:y2="8.1cm">
            <text:p/>
          </draw:line>
        </draw:g>
        <draw:g>
          <draw:custom-shape draw:style-name="gr813" draw:text-style-name="P29" draw:layer="layout" svg:width="1.479cm" svg:height="0.2cm" svg:x="2.114cm" svg:y="8.7cm">
            <text:p/>
            <draw:enhanced-geometry svg:viewBox="0 0 21600 21600" draw:type="rectangle" draw:enhanced-path="M 0 0 L 21600 0 21600 21600 0 21600 0 0 Z N"/>
          </draw:custom-shape>
          <draw:line draw:style-name="gr814" draw:text-style-name="P57" draw:layer="layout" svg:x1="2.114cm" svg:y1="8.9cm" svg:x2="2.406cm" svg:y2="8.7cm">
            <text:p/>
          </draw:line>
          <draw:line draw:style-name="gr815" draw:text-style-name="P57" draw:layer="layout" svg:x1="2.406cm" svg:y1="8.9cm" svg:x2="2.114cm" svg:y2="8.7cm">
            <text:p/>
          </draw:line>
          <draw:line draw:style-name="gr816" draw:text-style-name="P57" draw:layer="layout" svg:x1="2.421cm" svg:y1="8.9cm" svg:x2="2.713cm" svg:y2="8.7cm">
            <text:p/>
          </draw:line>
          <draw:line draw:style-name="gr817" draw:text-style-name="P57" draw:layer="layout" svg:x1="2.713cm" svg:y1="8.9cm" svg:x2="2.421cm" svg:y2="8.7cm">
            <text:p/>
          </draw:line>
          <draw:line draw:style-name="gr818" draw:text-style-name="P57" draw:layer="layout" svg:x1="2.709cm" svg:y1="8.9cm" svg:x2="3.001cm" svg:y2="8.7cm">
            <text:p/>
          </draw:line>
          <draw:line draw:style-name="gr819" draw:text-style-name="P57" draw:layer="layout" svg:x1="3.001cm" svg:y1="8.9cm" svg:x2="2.709cm" svg:y2="8.7cm">
            <text:p/>
          </draw:line>
          <draw:line draw:style-name="gr820" draw:text-style-name="P57" draw:layer="layout" svg:x1="3.023cm" svg:y1="8.9cm" svg:x2="3.315cm" svg:y2="8.7cm">
            <text:p/>
          </draw:line>
          <draw:line draw:style-name="gr821" draw:text-style-name="P57" draw:layer="layout" svg:x1="3.315cm" svg:y1="8.9cm" svg:x2="3.023cm" svg:y2="8.7cm">
            <text:p/>
          </draw:line>
          <draw:line draw:style-name="gr822" draw:text-style-name="P57" draw:layer="layout" svg:x1="3.304cm" svg:y1="8.9cm" svg:x2="3.596cm" svg:y2="8.7cm">
            <text:p/>
          </draw:line>
          <draw:line draw:style-name="gr823" draw:text-style-name="P57" draw:layer="layout" svg:x1="3.596cm" svg:y1="8.9cm" svg:x2="3.304cm" svg:y2="8.7cm">
            <text:p/>
          </draw:line>
        </draw:g>
        <draw:g>
          <draw:custom-shape draw:style-name="gr824" draw:text-style-name="P29" draw:layer="layout" svg:width="1.479cm" svg:height="0.2cm" svg:x="2.114cm" svg:y="9.248cm">
            <text:p/>
            <draw:enhanced-geometry svg:viewBox="0 0 21600 21600" draw:type="rectangle" draw:enhanced-path="M 0 0 L 21600 0 21600 21600 0 21600 0 0 Z N"/>
          </draw:custom-shape>
          <draw:line draw:style-name="gr825" draw:text-style-name="P57" draw:layer="layout" svg:x1="2.114cm" svg:y1="9.448cm" svg:x2="2.406cm" svg:y2="9.248cm">
            <text:p/>
          </draw:line>
          <draw:line draw:style-name="gr826" draw:text-style-name="P57" draw:layer="layout" svg:x1="2.406cm" svg:y1="9.448cm" svg:x2="2.114cm" svg:y2="9.248cm">
            <text:p/>
          </draw:line>
          <draw:line draw:style-name="gr827" draw:text-style-name="P57" draw:layer="layout" svg:x1="2.421cm" svg:y1="9.448cm" svg:x2="2.713cm" svg:y2="9.248cm">
            <text:p/>
          </draw:line>
          <draw:line draw:style-name="gr828" draw:text-style-name="P57" draw:layer="layout" svg:x1="2.713cm" svg:y1="9.448cm" svg:x2="2.421cm" svg:y2="9.248cm">
            <text:p/>
          </draw:line>
          <draw:line draw:style-name="gr829" draw:text-style-name="P57" draw:layer="layout" svg:x1="2.709cm" svg:y1="9.448cm" svg:x2="3.001cm" svg:y2="9.248cm">
            <text:p/>
          </draw:line>
          <draw:line draw:style-name="gr830" draw:text-style-name="P57" draw:layer="layout" svg:x1="3.001cm" svg:y1="9.448cm" svg:x2="2.709cm" svg:y2="9.248cm">
            <text:p/>
          </draw:line>
          <draw:line draw:style-name="gr831" draw:text-style-name="P57" draw:layer="layout" svg:x1="3.023cm" svg:y1="9.448cm" svg:x2="3.315cm" svg:y2="9.248cm">
            <text:p/>
          </draw:line>
          <draw:line draw:style-name="gr832" draw:text-style-name="P57" draw:layer="layout" svg:x1="3.315cm" svg:y1="9.448cm" svg:x2="3.023cm" svg:y2="9.248cm">
            <text:p/>
          </draw:line>
          <draw:line draw:style-name="gr833" draw:text-style-name="P57" draw:layer="layout" svg:x1="3.304cm" svg:y1="9.448cm" svg:x2="3.596cm" svg:y2="9.248cm">
            <text:p/>
          </draw:line>
          <draw:line draw:style-name="gr834" draw:text-style-name="P57" draw:layer="layout" svg:x1="3.596cm" svg:y1="9.448cm" svg:x2="3.304cm" svg:y2="9.248cm">
            <text:p/>
          </draw:line>
        </draw:g>
        <draw:custom-shape draw:style-name="gr835" draw:text-style-name="P29" draw:layer="layout" svg:width="1.7cm" svg:height="0.354cm" svg:x="2.008cm" svg:y="10.646cm">
          <text:p/>
          <draw:enhanced-geometry svg:viewBox="0 0 21600 21600" draw:mirror-horizontal="false" draw:mirror-vertical="false" draw:type="rectangle" draw:enhanced-path="M 0 0 L 21600 0 21600 21600 0 21600 0 0 Z N"/>
        </draw:custom-shape>
        <draw:g>
          <draw:line draw:style-name="gr836" draw:text-style-name="P29" draw:layer="layout" svg:x1="3.45cm" svg:y1="13.3cm" svg:x2="2.85cm" svg:y2="13.9cm">
            <text:p/>
          </draw:line>
          <draw:line draw:style-name="gr837" draw:text-style-name="P29" draw:layer="layout" svg:x1="2.25cm" svg:y1="13.3cm" svg:x2="2.85cm" svg:y2="13.9cm">
            <text:p/>
          </draw:line>
          <draw:line draw:style-name="gr838" draw:text-style-name="P29" draw:layer="layout" svg:x1="2.25cm" svg:y1="13.3cm" svg:x2="2.25cm" svg:y2="12.1cm">
            <text:p/>
          </draw:line>
          <draw:line draw:style-name="gr839" draw:text-style-name="P29" draw:layer="layout" svg:x1="3.45cm" svg:y1="13.3cm" svg:x2="3.45cm" svg:y2="12.1cm">
            <text:p/>
          </draw:line>
          <draw:line draw:style-name="gr840" draw:text-style-name="P29" draw:layer="layout" svg:x1="2.25cm" svg:y1="12.1cm" svg:x2="3.45cm" svg:y2="12.1cm">
            <text:p/>
          </draw:line>
          <draw:line draw:style-name="gr841" draw:text-style-name="P29" draw:layer="layout" svg:x1="2.85cm" svg:y1="12.1cm" svg:x2="2.85cm" svg:y2="12.5cm">
            <text:p/>
          </draw:line>
          <draw:line draw:style-name="gr842" draw:text-style-name="P29" draw:layer="layout" svg:x1="2.85cm" svg:y1="12.1cm" svg:x2="3.2cm" svg:y2="12.5cm">
            <text:p/>
          </draw:line>
          <draw:line draw:style-name="gr843" draw:text-style-name="P29" draw:layer="layout" svg:x1="2.85cm" svg:y1="12.1cm" svg:x2="2.5cm" svg:y2="12.5cm">
            <text:p/>
          </draw:line>
        </draw:g>
        <draw:line draw:style-name="gr413" draw:text-style-name="P23" draw:layer="layout" svg:x1="1.486cm" svg:y1="14.529cm" svg:x2="19.486cm" svg:y2="14.529cm">
          <text:p/>
        </draw:line>
        <draw:frame draw:style-name="gr412" draw:text-style-name="P18" draw:layer="layout" svg:width="15.75cm" svg:height="0.796cm" svg:x="4.236cm" svg:y="14.93cm">
          <draw:text-box>
            <text:p text:style-name="P16"><text:span text:style-name="T9">Циклон</text:span></text:p>
          </draw:text-box>
        </draw:frame>
        <draw:line draw:style-name="gr413" draw:text-style-name="P23" draw:layer="layout" svg:x1="1.479cm" svg:y1="18.137cm" svg:x2="19.479cm" svg:y2="18.137cm">
          <text:p/>
        </draw:line>
        <draw:frame draw:style-name="gr412" draw:text-style-name="P18" draw:layer="layout" svg:width="15.75cm" svg:height="0.796cm" svg:x="4.229cm" svg:y="18.538cm">
          <draw:text-box>
            <text:p text:style-name="P16"><text:span text:style-name="T9">Барабан</text:span></text:p>
          </draw:text-box>
        </draw:frame>
        <draw:custom-shape draw:style-name="gr844" draw:text-style-name="P23" draw:layer="layout" svg:width="2.75cm" svg:height="1.2cm" svg:x="1.467cm" svg:y="18.8cm">
          <text:p/>
          <draw:enhanced-geometry svg:viewBox="0 0 21600 21600" draw:type="rectangle" draw:enhanced-path="M 0 0 L 21600 0 21600 21600 0 21600 0 0 Z N"/>
        </draw:custom-shape>
        <draw:custom-shape draw:style-name="gr845" draw:text-style-name="P26" draw:layer="layout" svg:width="0.25cm" svg:height="1.5cm" svg:x="3.803cm" svg:y="18.644cm">
          <text:p/>
          <draw:enhanced-geometry svg:viewBox="0 0 21600 21600" draw:type="rectangle" draw:enhanced-path="M 0 0 L 21600 0 21600 21600 0 21600 0 0 Z N"/>
        </draw:custom-shape>
        <draw:custom-shape draw:style-name="gr845" draw:text-style-name="P26" draw:layer="layout" svg:width="0.25cm" svg:height="1.5cm" svg:x="1.625cm" svg:y="18.644cm">
          <text:p/>
          <draw:enhanced-geometry svg:viewBox="0 0 21600 21600" draw:type="rectangle" draw:enhanced-path="M 0 0 L 21600 0 21600 21600 0 21600 0 0 Z N"/>
        </draw:custom-shape>
        <draw:custom-shape draw:style-name="gr846" draw:text-style-name="P58" draw:layer="layout" svg:width="0.25cm" svg:height="1.5cm" svg:x="2.725cm" svg:y="18.644cm">
          <text:p/>
          <draw:enhanced-geometry svg:viewBox="0 0 21600 21600" draw:type="rectangle" draw:enhanced-path="M 0 0 L 21600 0 21600 21600 0 21600 0 0 Z N"/>
        </draw:custom-shape>
        <draw:g>
          <draw:custom-shape draw:style-name="gr847" draw:text-style-name="P23" draw:layer="layout" svg:width="0.649cm" svg:height="0.892cm" svg:x="2.501cm" svg:y="16.158cm">
            <text:p/>
            <draw:enhanced-geometry svg:viewBox="0 0 21600 21600" draw:glue-points="?f6 10800 10800 21600 ?f5 10800 10800 0" draw:text-areas="?f3 ?f3 ?f4 ?f4" draw:type="trapezoid" draw:modifiers="6692.653673163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99" draw:text-style-name="P23" draw:layer="layout" svg:width="0.399cm" svg:height="0.124cm" svg:x="2.621cm" svg:y="17.056cm">
            <text:p/>
            <draw:enhanced-geometry svg:viewBox="0 0 21600 21600" draw:mirror-horizontal="false" draw:mirror-vertical="true" draw:glue-points="?f6 10800 10800 21600 ?f5 10800 10800 0" draw:text-areas="?f3 ?f3 ?f4 ?f4" draw:type="trapezoid" draw:modifiers="415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99" draw:text-style-name="P23" draw:layer="layout" svg:width="0.399cm" svg:height="0.124cm" svg:x="2.621cm" svg:y="17.186cm">
            <text:p/>
            <draw:enhanced-geometry svg:viewBox="0 0 21600 21600" draw:mirror-horizontal="false" draw:mirror-vertical="false" draw:glue-points="?f6 10800 10800 21600 ?f5 10800 10800 0" draw:text-areas="?f3 ?f3 ?f4 ?f4" draw:type="trapezoid" draw:modifiers="415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48" draw:text-style-name="P29" draw:layer="layout" svg:width="0.655cm" svg:height="0.854cm" svg:x="2.5cm" svg:y="15.3cm">
            <text:p/>
            <draw:enhanced-geometry svg:viewBox="0 0 21600 21600" draw:mirror-horizontal="false" draw:mirror-vertical="false" draw:type="rectangle" draw:enhanced-path="M 0 0 L 21600 0 21600 21600 0 21600 0 0 Z N"/>
          </draw:custom-shape>
          <draw:custom-shape draw:style-name="gr849" draw:text-style-name="P23" draw:layer="layout" svg:width="0.275cm" svg:height="0.304cm" draw:transform="rotate (-1.5707963267949) translate (2.972cm 15.018cm)">
            <text:p/>
            <draw:enhanced-geometry svg:viewBox="0 0 21600 21600" draw:mirror-vertical="true" draw:text-areas="0 0 21600 21600" draw:type="pentagon-right" draw:modifiers="16121.7391304348" draw:enhanced-path="M 0 0 L ?f0 0 21600 10800 ?f0 21600 0 21600 Z N">
              <draw:equation draw:name="f0" draw:formula="$0 "/>
              <draw:handle draw:handle-position="$0 top" draw:handle-range-x-minimum="0" draw:handle-range-x-maximum="21600"/>
            </draw:enhanced-geometry>
          </draw:custom-shape>
          <draw:custom-shape draw:style-name="gr799" draw:text-style-name="P23" draw:layer="layout" svg:width="0.5cm" svg:height="0.195cm" svg:x="2.976cm" svg:y="15.098cm">
            <text:p/>
            <draw:enhanced-geometry svg:viewBox="0 0 21600 21600" draw:mirror-horizontal="true" draw:mirror-vertical="true" draw:glue-points="10800 2150 0 10800 10800 19890 21600 10800" draw:text-areas="0 4300 21600 21600" draw:type="flowchart-manual-input" draw:enhanced-path="M 0 4300 L 21600 0 21600 21600 0 21600 0 4300 Z N"/>
          </draw:custom-shape>
          <draw:custom-shape draw:style-name="gr799" draw:text-style-name="P23" draw:layer="layout" svg:width="0.5cm" svg:height="0.195cm" svg:x="2.002cm" svg:y="15.293cm">
            <text:p/>
            <draw:enhanced-geometry svg:viewBox="0 0 21600 21600" draw:mirror-horizontal="false" draw:mirror-vertical="true" draw:glue-points="10800 2150 0 10800 10800 19890 21600 10800" draw:text-areas="0 4300 21600 21600" draw:type="flowchart-manual-input" draw:enhanced-path="M 0 4300 L 21600 0 21600 21600 0 21600 0 4300 Z N"/>
          </draw:custom-shape>
          <draw:line draw:style-name="gr85" draw:text-style-name="P23" draw:layer="layout" svg:x1="2.59cm" svg:y1="16.546cm" svg:x2="3.022cm" svg:y2="16.753cm">
            <text:p/>
          </draw:line>
          <draw:line draw:style-name="gr85" draw:text-style-name="P23" draw:layer="layout" svg:x1="2.6cm" svg:y1="16.617cm" svg:x2="3.008cm" svg:y2="16.808cm">
            <text:p/>
          </draw:line>
          <draw:line draw:style-name="gr85" draw:text-style-name="P23" draw:layer="layout" svg:x1="2.611cm" svg:y1="16.688cm" svg:x2="2.998cm" svg:y2="16.866cm">
            <text:p/>
          </draw:line>
          <draw:line draw:style-name="gr85" draw:text-style-name="P23" draw:layer="layout" svg:x1="2.574cm" svg:y1="16.479cm" svg:x2="3.022cm" svg:y2="16.694cm">
            <text:p/>
          </draw:line>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Red_20_90_20_Degrees_20_Crossed_20_3" draw:display-name="Red 90 Degrees Crossed 3" draw:style="double" draw:color="#000000" draw:distance="0.25cm" draw:rotation="450"/>
    <draw:hatch draw:name="Red_20_90_20_Degrees_20_Crossed_20_5" draw:display-name="Red 90 Degrees Crossed 5" draw:style="single" draw:color="#000000" draw:distance="0.1cm" draw:rotation="0"/>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Triangle" svg:viewBox="0 0 1013 1130" svg:d="M1009 1050l-449-1008-22-30-29-12-34 12-21 26-449 1012-5 13v8l5 21 12 21 17 13 21 4h903l21-4 21-13 9-21 4-21v-8z"/>
    <draw:stroke-dash draw:name="Dash" draw:style="rect" draw:dots1="1" draw:dots1-length="300%" draw:distance="100%"/>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draw:stroke-dash draw:name="SOFTWARE" draw:style="rect" draw:dots1="1" draw:dots2="1" draw:dots2-length="0.4cm" draw:distance="0.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3-10-23T14:21:24.979000000</dc:date>
    <meta:editing-duration>P3DT23H57M23S</meta:editing-duration>
    <meta:editing-cycles>1213</meta:editing-cycles>
    <meta:generator>LibreOffice/7.3.2.2$Windows_X86_64 LibreOffice_project/49f2b1bff42cfccbd8f788c8dc32c1c309559be0</meta:generator>
    <meta:print-date>2022-04-28T22:24:58.143458820</meta:print-date>
    <dc:title>АСУТП - СХЕМА АВТОМАТИЗАЦИИ</dc:title>
    <meta:document-statistic meta:object-count="1873"/>
  </office:meta>
</office:document-meta>
</file>